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1.5535in"/>
    </style:style>
    <style:style style:name="co4" style:family="table-column">
      <style:table-column-properties fo:break-before="auto" style:column-width="2.0134in"/>
    </style:style>
    <style:style style:name="co5" style:family="table-column">
      <style:table-column-properties fo:break-before="auto" style:column-width="1.8925in"/>
    </style:style>
    <style:style style:name="co6" style:family="table-column">
      <style:table-column-properties fo:break-before="auto" style:column-width="2.7264in"/>
    </style:style>
    <style:style style:name="co7" style:family="table-column">
      <style:table-column-properties fo:break-before="auto" style:column-width="1.8193in"/>
    </style:style>
    <style:style style:name="co8" style:family="table-column">
      <style:table-column-properties fo:break-before="auto" style:column-width="1.6984in"/>
    </style:style>
    <style:style style:name="co9" style:family="table-column">
      <style:table-column-properties fo:break-before="auto" style:column-width="1.5661in"/>
    </style:style>
    <style:style style:name="co10" style:family="table-column">
      <style:table-column-properties fo:break-before="auto" style:column-width="2.0252in"/>
    </style:style>
    <style:style style:name="co11" style:family="table-column">
      <style:table-column-properties fo:break-before="auto" style:column-width="1.9043in"/>
    </style:style>
    <style:style style:name="co12" style:family="table-column">
      <style:table-column-properties fo:break-before="auto" style:column-width="2.0618in"/>
    </style:style>
    <style:style style:name="co13" style:family="table-column">
      <style:table-column-properties fo:break-before="auto" style:column-width="1.9283in"/>
    </style:style>
    <style:style style:name="co14" style:family="table-column">
      <style:table-column-properties fo:break-before="auto" style:column-width="2.3882in"/>
    </style:style>
    <style:style style:name="co15" style:family="table-column">
      <style:table-column-properties fo:break-before="auto" style:column-width="2.2673in"/>
    </style:style>
    <style:style style:name="co16" style:family="table-column">
      <style:table-column-properties fo:break-before="auto" style:column-width="1.9165in"/>
    </style:style>
    <style:style style:name="co17" style:family="table-column">
      <style:table-column-properties fo:break-before="auto" style:column-width="1.7835in"/>
    </style:style>
    <style:style style:name="co18" style:family="table-column">
      <style:table-column-properties fo:break-before="auto" style:column-width="2.2429in"/>
    </style:style>
    <style:style style:name="co19" style:family="table-column">
      <style:table-column-properties fo:break-before="auto" style:column-width="2.122in"/>
    </style:style>
    <style:style style:name="co20" style:family="table-column">
      <style:table-column-properties fo:break-before="auto" style:column-width="0.211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our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allocate(EnumSet&lt;int&gt;) </text:p>
          </table:table-cell>
          <table:table-cell office:value-type="string">
            <text:p>allocate(std::set&lt;int&gt;) </text:p>
          </table:table-cell>
          <table:table-cell office:value-type="string">
            <text:p>allocate(std::map&lt;int, bool&gt;) </text:p>
          </table:table-cell>
          <table:table-cell office:value-type="string">
            <text:p>allocate(std::bitset&lt;5000&gt;) </text:p>
          </table:table-cell>
          <table:table-cell office:value-type="string">
            <text:p>clear(EnumSet&lt;int&gt;) </text:p>
          </table:table-cell>
          <table:table-cell office:value-type="string">
            <text:p>clear(std::set&lt;int&gt;) </text:p>
          </table:table-cell>
          <table:table-cell office:value-type="string">
            <text:p>clear(std::map&lt;int, bool&gt;) </text:p>
          </table:table-cell>
          <table:table-cell office:value-type="string">
            <text:p>clear(std::bitset&lt;5000&gt;) </text:p>
          </table:table-cell>
          <table:table-cell office:value-type="string">
            <text:p>destruct(EnumSet&lt;int&gt;) </text:p>
          </table:table-cell>
          <table:table-cell office:value-type="string">
            <text:p>destruct(std::set&lt;int&gt;) </text:p>
          </table:table-cell>
          <table:table-cell office:value-type="string">
            <text:p>destruct(std::map&lt;int, bool&gt;) </text:p>
          </table:table-cell>
          <table:table-cell office:value-type="string">
            <text:p>destruct(std::bitset&lt;5000&gt;) </text:p>
          </table:table-cell>
          <table:table-cell office:value-type="string">
            <text:p>orderedInsert(EnumSet&lt;int&gt;) </text:p>
          </table:table-cell>
          <table:table-cell office:value-type="string">
            <text:p>orderedInsert(std::set&lt;int&gt;) </text:p>
          </table:table-cell>
          <table:table-cell office:value-type="string">
            <text:p>orderedInsert(std::map&lt;int, bool&gt;) </text:p>
          </table:table-cell>
          <table:table-cell office:value-type="string">
            <text:p>orderedInsert(std::bitset&lt;5000&gt;) </text:p>
          </table:table-cell>
          <table:table-cell office:value-type="string">
            <text:p>randomGet(EnumSet&lt;int&gt;) </text:p>
          </table:table-cell>
          <table:table-cell office:value-type="string">
            <text:p>randomGet(std::set&lt;int&gt;) </text:p>
          </table:table-cell>
          <table:table-cell office:value-type="string">
            <text:p>randomGet(std::map&lt;int, bool&gt;) </text:p>
          </table:table-cell>
          <table:table-cell office:value-type="string">
            <text:p>randomGet(std::bitset&lt;5000&gt;) </text:p>
          </table:table-cell>
          <table:table-cell office:value-type="string">
            <text:p>randomInsert(EnumSet&lt;int&gt;) </text:p>
          </table:table-cell>
          <table:table-cell office:value-type="string">
            <text:p>randomInsert(std::set&lt;int&gt;) </text:p>
          </table:table-cell>
          <table:table-cell office:value-type="string">
            <text:p>randomInsert(std::map&lt;int, bool&gt;) </text:p>
          </table:table-cell>
          <table:table-cell office:value-type="string">
            <text:p>randomInsert(std::bitset&lt;5000&gt;) 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0703">
            <text:p>0.0000703</text:p>
          </table:table-cell>
          <table:table-cell office:value-type="float" office:value="0.0000573">
            <text:p>0.0000573</text:p>
          </table:table-cell>
          <table:table-cell office:value-type="float" office:value="0.0000475">
            <text:p>0.0000475</text:p>
          </table:table-cell>
          <table:table-cell office:value-type="float" office:value="0.0000674">
            <text:p>0.0000674</text:p>
          </table:table-cell>
          <table:table-cell office:value-type="float" office:value="0.0000007">
            <text:p>0.0000007</text:p>
          </table:table-cell>
          <table:table-cell table:number-columns-repeated="2" office:value-type="float" office:value="0.0000005">
            <text:p>0.0000005</text:p>
          </table:table-cell>
          <table:table-cell office:value-type="float" office:value="0.0000004">
            <text:p>0.0000004</text:p>
          </table:table-cell>
          <table:table-cell office:value-type="float" office:value="0.0000798">
            <text:p>0.0000798</text:p>
          </table:table-cell>
          <table:table-cell office:value-type="float" office:value="0.0000607">
            <text:p>0.0000607</text:p>
          </table:table-cell>
          <table:table-cell office:value-type="float" office:value="0.0000571">
            <text:p>0.0000571</text:p>
          </table:table-cell>
          <table:table-cell office:value-type="float" office:value="0.0000522">
            <text:p>0.0000522</text:p>
          </table:table-cell>
          <table:table-cell office:value-type="float" office:value="0.0000722">
            <text:p>0.0000722</text:p>
          </table:table-cell>
          <table:table-cell office:value-type="float" office:value="0.0000549">
            <text:p>0.0000549</text:p>
          </table:table-cell>
          <table:table-cell office:value-type="float" office:value="0.0000463">
            <text:p>0.0000463</text:p>
          </table:table-cell>
          <table:table-cell office:value-type="float" office:value="0.0000454">
            <text:p>0.0000454</text:p>
          </table:table-cell>
          <table:table-cell office:value-type="float" office:value="0.0000006">
            <text:p>0.0000006</text:p>
          </table:table-cell>
          <table:table-cell office:value-type="float" office:value="0.0000005">
            <text:p>0.0000005</text:p>
          </table:table-cell>
          <table:table-cell office:value-type="float" office:value="0.0000004">
            <text:p>0.0000004</text:p>
          </table:table-cell>
          <table:table-cell office:value-type="float" office:value="0.0000005">
            <text:p>0.0000005</text:p>
          </table:table-cell>
          <table:table-cell office:value-type="float" office:value="0.0000007">
            <text:p>0.0000007</text:p>
          </table:table-cell>
          <table:table-cell table:number-columns-repeated="2" office:value-type="float" office:value="0.0000005">
            <text:p>0.0000005</text:p>
          </table:table-cell>
          <table:table-cell office:value-type="float" office:value="0.0000003">
            <text:p>0.000000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116">
            <text:p>0.000116</text:p>
          </table:table-cell>
          <table:table-cell office:value-type="float" office:value="0.0001076">
            <text:p>0.0001076</text:p>
          </table:table-cell>
          <table:table-cell office:value-type="float" office:value="0.000093">
            <text:p>0.000093</text:p>
          </table:table-cell>
          <table:table-cell office:value-type="float" office:value="0.0001444">
            <text:p>0.0001444</text:p>
          </table:table-cell>
          <table:table-cell office:value-type="float" office:value="0.0000005">
            <text:p>0.0000005</text:p>
          </table:table-cell>
          <table:table-cell office:value-type="float" office:value="0.0000031">
            <text:p>0.0000031</text:p>
          </table:table-cell>
          <table:table-cell office:value-type="float" office:value="0.0000029">
            <text:p>0.0000029</text:p>
          </table:table-cell>
          <table:table-cell office:value-type="float" office:value="0.0000005">
            <text:p>0.0000005</text:p>
          </table:table-cell>
          <table:table-cell office:value-type="float" office:value="0.0001345">
            <text:p>0.0001345</text:p>
          </table:table-cell>
          <table:table-cell office:value-type="float" office:value="0.0002906">
            <text:p>0.0002906</text:p>
          </table:table-cell>
          <table:table-cell office:value-type="float" office:value="0.0002794">
            <text:p>0.0002794</text:p>
          </table:table-cell>
          <table:table-cell office:value-type="float" office:value="0.0001284">
            <text:p>0.0001284</text:p>
          </table:table-cell>
          <table:table-cell office:value-type="float" office:value="0.0002949">
            <text:p>0.0002949</text:p>
          </table:table-cell>
          <table:table-cell office:value-type="float" office:value="0.0008663">
            <text:p>0.0008663</text:p>
          </table:table-cell>
          <table:table-cell office:value-type="float" office:value="0.0008553">
            <text:p>0.0008553</text:p>
          </table:table-cell>
          <table:table-cell office:value-type="float" office:value="0.0001209">
            <text:p>0.0001209</text:p>
          </table:table-cell>
          <table:table-cell office:value-type="float" office:value="0.0000013">
            <text:p>0.0000013</text:p>
          </table:table-cell>
          <table:table-cell office:value-type="float" office:value="0.0000039">
            <text:p>0.0000039</text:p>
          </table:table-cell>
          <table:table-cell office:value-type="float" office:value="0.0000037">
            <text:p>0.0000037</text:p>
          </table:table-cell>
          <table:table-cell office:value-type="float" office:value="0.0000007">
            <text:p>0.0000007</text:p>
          </table:table-cell>
          <table:table-cell office:value-type="float" office:value="0.0000017">
            <text:p>0.0000017</text:p>
          </table:table-cell>
          <table:table-cell office:value-type="float" office:value="0.0000087">
            <text:p>0.0000087</text:p>
          </table:table-cell>
          <table:table-cell office:value-type="float" office:value="0.0000091">
            <text:p>0.0000091</text:p>
          </table:table-cell>
          <table:table-cell office:value-type="float" office:value="0.0000009">
            <text:p>0.000000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1619">
            <text:p>0.0001619</text:p>
          </table:table-cell>
          <table:table-cell office:value-type="float" office:value="0.0001612">
            <text:p>0.0001612</text:p>
          </table:table-cell>
          <table:table-cell office:value-type="float" office:value="0.0001468">
            <text:p>0.0001468</text:p>
          </table:table-cell>
          <table:table-cell office:value-type="float" office:value="0.0002173">
            <text:p>0.0002173</text:p>
          </table:table-cell>
          <table:table-cell office:value-type="float" office:value="0.0000005">
            <text:p>0.0000005</text:p>
          </table:table-cell>
          <table:table-cell office:value-type="float" office:value="0.0000057">
            <text:p>0.0000057</text:p>
          </table:table-cell>
          <table:table-cell office:value-type="float" office:value="0.0000055">
            <text:p>0.0000055</text:p>
          </table:table-cell>
          <table:table-cell office:value-type="float" office:value="0.0000005">
            <text:p>0.0000005</text:p>
          </table:table-cell>
          <table:table-cell office:value-type="float" office:value="0.0001912">
            <text:p>0.0001912</text:p>
          </table:table-cell>
          <table:table-cell office:value-type="float" office:value="0.0006842">
            <text:p>0.0006842</text:p>
          </table:table-cell>
          <table:table-cell office:value-type="float" office:value="0.0006571">
            <text:p>0.0006571</text:p>
          </table:table-cell>
          <table:table-cell office:value-type="float" office:value="0.0001814">
            <text:p>0.0001814</text:p>
          </table:table-cell>
          <table:table-cell office:value-type="float" office:value="0.0007104">
            <text:p>0.0007104</text:p>
          </table:table-cell>
          <table:table-cell office:value-type="float" office:value="0.0026533">
            <text:p>0.0026533</text:p>
          </table:table-cell>
          <table:table-cell office:value-type="float" office:value="0.0026559">
            <text:p>0.0026559</text:p>
          </table:table-cell>
          <table:table-cell office:value-type="float" office:value="0.0002355">
            <text:p>0.0002355</text:p>
          </table:table-cell>
          <table:table-cell office:value-type="float" office:value="0.0000019">
            <text:p>0.0000019</text:p>
          </table:table-cell>
          <table:table-cell office:value-type="float" office:value="0.0000077">
            <text:p>0.0000077</text:p>
          </table:table-cell>
          <table:table-cell office:value-type="float" office:value="0.0000076">
            <text:p>0.0000076</text:p>
          </table:table-cell>
          <table:table-cell office:value-type="float" office:value="0.000001">
            <text:p>0.000001</text:p>
          </table:table-cell>
          <table:table-cell office:value-type="float" office:value="0.0000024">
            <text:p>0.0000024</text:p>
          </table:table-cell>
          <table:table-cell office:value-type="float" office:value="0.0000166">
            <text:p>0.0000166</text:p>
          </table:table-cell>
          <table:table-cell office:value-type="float" office:value="0.0000177">
            <text:p>0.0000177</text:p>
          </table:table-cell>
          <table:table-cell office:value-type="float" office:value="0.0000015">
            <text:p>0.000001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2122">
            <text:p>0.0002122</text:p>
          </table:table-cell>
          <table:table-cell office:value-type="float" office:value="0.000214">
            <text:p>0.000214</text:p>
          </table:table-cell>
          <table:table-cell office:value-type="float" office:value="0.0001978">
            <text:p>0.0001978</text:p>
          </table:table-cell>
          <table:table-cell office:value-type="float" office:value="0.0002887">
            <text:p>0.0002887</text:p>
          </table:table-cell>
          <table:table-cell office:value-type="float" office:value="0.0000004">
            <text:p>0.0000004</text:p>
          </table:table-cell>
          <table:table-cell table:number-columns-repeated="2" office:value-type="float" office:value="0.000008">
            <text:p>0.000008</text:p>
          </table:table-cell>
          <table:table-cell office:value-type="float" office:value="0.0000006">
            <text:p>0.0000006</text:p>
          </table:table-cell>
          <table:table-cell office:value-type="float" office:value="0.0002447">
            <text:p>0.0002447</text:p>
          </table:table-cell>
          <table:table-cell office:value-type="float" office:value="0.0012559">
            <text:p>0.0012559</text:p>
          </table:table-cell>
          <table:table-cell office:value-type="float" office:value="0.0011963">
            <text:p>0.0011963</text:p>
          </table:table-cell>
          <table:table-cell office:value-type="float" office:value="0.0002353">
            <text:p>0.0002353</text:p>
          </table:table-cell>
          <table:table-cell office:value-type="float" office:value="0.0013597">
            <text:p>0.0013597</text:p>
          </table:table-cell>
          <table:table-cell office:value-type="float" office:value="0.0053371">
            <text:p>0.0053371</text:p>
          </table:table-cell>
          <table:table-cell office:value-type="float" office:value="0.0053852">
            <text:p>0.0053852</text:p>
          </table:table-cell>
          <table:table-cell office:value-type="float" office:value="0.0003872">
            <text:p>0.0003872</text:p>
          </table:table-cell>
          <table:table-cell office:value-type="float" office:value="0.0000026">
            <text:p>0.0000026</text:p>
          </table:table-cell>
          <table:table-cell office:value-type="float" office:value="0.0000122">
            <text:p>0.0000122</text:p>
          </table:table-cell>
          <table:table-cell office:value-type="float" office:value="0.0000571">
            <text:p>0.0000571</text:p>
          </table:table-cell>
          <table:table-cell office:value-type="float" office:value="0.0000012">
            <text:p>0.0000012</text:p>
          </table:table-cell>
          <table:table-cell office:value-type="float" office:value="0.0000033">
            <text:p>0.0000033</text:p>
          </table:table-cell>
          <table:table-cell office:value-type="float" office:value="0.0000266">
            <text:p>0.0000266</text:p>
          </table:table-cell>
          <table:table-cell office:value-type="float" office:value="0.0000281">
            <text:p>0.0000281</text:p>
          </table:table-cell>
          <table:table-cell office:value-type="float" office:value="0.0000017">
            <text:p>0.000001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2638">
            <text:p>0.0002638</text:p>
          </table:table-cell>
          <table:table-cell office:value-type="float" office:value="0.0002688">
            <text:p>0.0002688</text:p>
          </table:table-cell>
          <table:table-cell office:value-type="float" office:value="0.0002497">
            <text:p>0.0002497</text:p>
          </table:table-cell>
          <table:table-cell office:value-type="float" office:value="0.000361">
            <text:p>0.000361</text:p>
          </table:table-cell>
          <table:table-cell office:value-type="float" office:value="0.0000004">
            <text:p>0.0000004</text:p>
          </table:table-cell>
          <table:table-cell office:value-type="float" office:value="0.0000109">
            <text:p>0.0000109</text:p>
          </table:table-cell>
          <table:table-cell office:value-type="float" office:value="0.0000103">
            <text:p>0.0000103</text:p>
          </table:table-cell>
          <table:table-cell office:value-type="float" office:value="0.0000005">
            <text:p>0.0000005</text:p>
          </table:table-cell>
          <table:table-cell office:value-type="float" office:value="0.0002986">
            <text:p>0.0002986</text:p>
          </table:table-cell>
          <table:table-cell office:value-type="float" office:value="0.0019983">
            <text:p>0.0019983</text:p>
          </table:table-cell>
          <table:table-cell office:value-type="float" office:value="0.0019029">
            <text:p>0.0019029</text:p>
          </table:table-cell>
          <table:table-cell office:value-type="float" office:value="0.0002881">
            <text:p>0.0002881</text:p>
          </table:table-cell>
          <table:table-cell office:value-type="float" office:value="0.0022543">
            <text:p>0.0022543</text:p>
          </table:table-cell>
          <table:table-cell office:value-type="float" office:value="0.008984">
            <text:p>0.008984</text:p>
          </table:table-cell>
          <table:table-cell office:value-type="float" office:value="0.0091085">
            <text:p>0.0091085</text:p>
          </table:table-cell>
          <table:table-cell office:value-type="float" office:value="0.0005688">
            <text:p>0.0005688</text:p>
          </table:table-cell>
          <table:table-cell office:value-type="float" office:value="0.0000032">
            <text:p>0.0000032</text:p>
          </table:table-cell>
          <table:table-cell office:value-type="float" office:value="0.0000164">
            <text:p>0.0000164</text:p>
          </table:table-cell>
          <table:table-cell office:value-type="float" office:value="0.0000165">
            <text:p>0.0000165</text:p>
          </table:table-cell>
          <table:table-cell office:value-type="float" office:value="0.0000015">
            <text:p>0.0000015</text:p>
          </table:table-cell>
          <table:table-cell office:value-type="float" office:value="0.000004">
            <text:p>0.000004</text:p>
          </table:table-cell>
          <table:table-cell office:value-type="float" office:value="0.0000351">
            <text:p>0.0000351</text:p>
          </table:table-cell>
          <table:table-cell office:value-type="float" office:value="0.0000367">
            <text:p>0.0000367</text:p>
          </table:table-cell>
          <table:table-cell office:value-type="float" office:value="0.0000021">
            <text:p>0.000002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3131">
            <text:p>0.0003131</text:p>
          </table:table-cell>
          <table:table-cell office:value-type="float" office:value="0.0003227">
            <text:p>0.0003227</text:p>
          </table:table-cell>
          <table:table-cell office:value-type="float" office:value="0.0003026">
            <text:p>0.0003026</text:p>
          </table:table-cell>
          <table:table-cell office:value-type="float" office:value="0.0004318">
            <text:p>0.0004318</text:p>
          </table:table-cell>
          <table:table-cell office:value-type="float" office:value="0.0000005">
            <text:p>0.0000005</text:p>
          </table:table-cell>
          <table:table-cell office:value-type="float" office:value="0.0000129">
            <text:p>0.0000129</text:p>
          </table:table-cell>
          <table:table-cell office:value-type="float" office:value="0.0000151">
            <text:p>0.0000151</text:p>
          </table:table-cell>
          <table:table-cell office:value-type="float" office:value="0.0000005">
            <text:p>0.0000005</text:p>
          </table:table-cell>
          <table:table-cell office:value-type="float" office:value="0.0003564">
            <text:p>0.0003564</text:p>
          </table:table-cell>
          <table:table-cell office:value-type="float" office:value="0.0029112">
            <text:p>0.0029112</text:p>
          </table:table-cell>
          <table:table-cell office:value-type="float" office:value="0.0027774">
            <text:p>0.0027774</text:p>
          </table:table-cell>
          <table:table-cell office:value-type="float" office:value="0.0003423">
            <text:p>0.0003423</text:p>
          </table:table-cell>
          <table:table-cell office:value-type="float" office:value="0.0034786">
            <text:p>0.0034786</text:p>
          </table:table-cell>
          <table:table-cell office:value-type="float" office:value="0.0135345">
            <text:p>0.0135345</text:p>
          </table:table-cell>
          <table:table-cell office:value-type="float" office:value="0.013793">
            <text:p>0.013793</text:p>
          </table:table-cell>
          <table:table-cell office:value-type="float" office:value="0.0007835">
            <text:p>0.0007835</text:p>
          </table:table-cell>
          <table:table-cell office:value-type="float" office:value="0.0000041">
            <text:p>0.0000041</text:p>
          </table:table-cell>
          <table:table-cell office:value-type="float" office:value="0.0000218">
            <text:p>0.0000218</text:p>
          </table:table-cell>
          <table:table-cell office:value-type="float" office:value="0.0000211">
            <text:p>0.0000211</text:p>
          </table:table-cell>
          <table:table-cell office:value-type="float" office:value="0.0000018">
            <text:p>0.0000018</text:p>
          </table:table-cell>
          <table:table-cell office:value-type="float" office:value="0.0000048">
            <text:p>0.0000048</text:p>
          </table:table-cell>
          <table:table-cell office:value-type="float" office:value="0.0000451">
            <text:p>0.0000451</text:p>
          </table:table-cell>
          <table:table-cell office:value-type="float" office:value="0.0000482">
            <text:p>0.0000482</text:p>
          </table:table-cell>
          <table:table-cell office:value-type="float" office:value="0.0000024">
            <text:p>0.000002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3625">
            <text:p>0.0003625</text:p>
          </table:table-cell>
          <table:table-cell office:value-type="float" office:value="0.0003763">
            <text:p>0.0003763</text:p>
          </table:table-cell>
          <table:table-cell office:value-type="float" office:value="0.0003587">
            <text:p>0.0003587</text:p>
          </table:table-cell>
          <table:table-cell office:value-type="float" office:value="0.0005002">
            <text:p>0.0005002</text:p>
          </table:table-cell>
          <table:table-cell office:value-type="float" office:value="0.0000005">
            <text:p>0.0000005</text:p>
          </table:table-cell>
          <table:table-cell table:number-columns-repeated="2" office:value-type="float" office:value="0.0000155">
            <text:p>0.0000155</text:p>
          </table:table-cell>
          <table:table-cell office:value-type="float" office:value="0.0000005">
            <text:p>0.0000005</text:p>
          </table:table-cell>
          <table:table-cell office:value-type="float" office:value="0.0004142">
            <text:p>0.0004142</text:p>
          </table:table-cell>
          <table:table-cell office:value-type="float" office:value="0.0039901">
            <text:p>0.0039901</text:p>
          </table:table-cell>
          <table:table-cell office:value-type="float" office:value="0.0038156">
            <text:p>0.0038156</text:p>
          </table:table-cell>
          <table:table-cell office:value-type="float" office:value="0.0003973">
            <text:p>0.0003973</text:p>
          </table:table-cell>
          <table:table-cell office:value-type="float" office:value="0.0050784">
            <text:p>0.0050784</text:p>
          </table:table-cell>
          <table:table-cell office:value-type="float" office:value="0.0190443">
            <text:p>0.0190443</text:p>
          </table:table-cell>
          <table:table-cell office:value-type="float" office:value="0.0194589">
            <text:p>0.0194589</text:p>
          </table:table-cell>
          <table:table-cell office:value-type="float" office:value="0.0010345">
            <text:p>0.0010345</text:p>
          </table:table-cell>
          <table:table-cell office:value-type="float" office:value="0.0000047">
            <text:p>0.0000047</text:p>
          </table:table-cell>
          <table:table-cell office:value-type="float" office:value="0.0000271">
            <text:p>0.0000271</text:p>
          </table:table-cell>
          <table:table-cell office:value-type="float" office:value="0.0000266">
            <text:p>0.0000266</text:p>
          </table:table-cell>
          <table:table-cell office:value-type="float" office:value="0.000002">
            <text:p>0.000002</text:p>
          </table:table-cell>
          <table:table-cell office:value-type="float" office:value="0.0000067">
            <text:p>0.0000067</text:p>
          </table:table-cell>
          <table:table-cell office:value-type="float" office:value="0.0000549">
            <text:p>0.0000549</text:p>
          </table:table-cell>
          <table:table-cell office:value-type="float" office:value="0.0000573">
            <text:p>0.0000573</text:p>
          </table:table-cell>
          <table:table-cell office:value-type="float" office:value="0.000003">
            <text:p>0.00000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412">
            <text:p>0.000412</text:p>
          </table:table-cell>
          <table:table-cell office:value-type="float" office:value="0.0004295">
            <text:p>0.0004295</text:p>
          </table:table-cell>
          <table:table-cell office:value-type="float" office:value="0.0004157">
            <text:p>0.0004157</text:p>
          </table:table-cell>
          <table:table-cell office:value-type="float" office:value="0.0005702">
            <text:p>0.0005702</text:p>
          </table:table-cell>
          <table:table-cell office:value-type="float" office:value="0.0000004">
            <text:p>0.0000004</text:p>
          </table:table-cell>
          <table:table-cell office:value-type="float" office:value="0.0000176">
            <text:p>0.0000176</text:p>
          </table:table-cell>
          <table:table-cell office:value-type="float" office:value="0.0000179">
            <text:p>0.0000179</text:p>
          </table:table-cell>
          <table:table-cell office:value-type="float" office:value="0.0000005">
            <text:p>0.0000005</text:p>
          </table:table-cell>
          <table:table-cell office:value-type="float" office:value="0.0004719">
            <text:p>0.0004719</text:p>
          </table:table-cell>
          <table:table-cell office:value-type="float" office:value="0.0052517">
            <text:p>0.0052517</text:p>
          </table:table-cell>
          <table:table-cell office:value-type="float" office:value="0.0050059">
            <text:p>0.0050059</text:p>
          </table:table-cell>
          <table:table-cell office:value-type="float" office:value="0.0004514">
            <text:p>0.0004514</text:p>
          </table:table-cell>
          <table:table-cell office:value-type="float" office:value="0.0070983">
            <text:p>0.0070983</text:p>
          </table:table-cell>
          <table:table-cell office:value-type="float" office:value="0.0254789">
            <text:p>0.0254789</text:p>
          </table:table-cell>
          <table:table-cell office:value-type="float" office:value="0.0259859">
            <text:p>0.0259859</text:p>
          </table:table-cell>
          <table:table-cell office:value-type="float" office:value="0.0013183">
            <text:p>0.0013183</text:p>
          </table:table-cell>
          <table:table-cell office:value-type="float" office:value="0.0000054">
            <text:p>0.0000054</text:p>
          </table:table-cell>
          <table:table-cell office:value-type="float" office:value="0.0000318">
            <text:p>0.0000318</text:p>
          </table:table-cell>
          <table:table-cell office:value-type="float" office:value="0.0000316">
            <text:p>0.0000316</text:p>
          </table:table-cell>
          <table:table-cell office:value-type="float" office:value="0.0000024">
            <text:p>0.0000024</text:p>
          </table:table-cell>
          <table:table-cell office:value-type="float" office:value="0.0000065">
            <text:p>0.0000065</text:p>
          </table:table-cell>
          <table:table-cell office:value-type="float" office:value="0.0000638">
            <text:p>0.0000638</text:p>
          </table:table-cell>
          <table:table-cell office:value-type="float" office:value="0.0000663">
            <text:p>0.0000663</text:p>
          </table:table-cell>
          <table:table-cell office:value-type="float" office:value="0.0000034">
            <text:p>0.0000034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4616">
            <text:p>0.0004616</text:p>
          </table:table-cell>
          <table:table-cell office:value-type="float" office:value="0.0004836">
            <text:p>0.0004836</text:p>
          </table:table-cell>
          <table:table-cell office:value-type="float" office:value="0.0004718">
            <text:p>0.0004718</text:p>
          </table:table-cell>
          <table:table-cell office:value-type="float" office:value="0.0006423">
            <text:p>0.0006423</text:p>
          </table:table-cell>
          <table:table-cell office:value-type="float" office:value="0.0000005">
            <text:p>0.0000005</text:p>
          </table:table-cell>
          <table:table-cell office:value-type="float" office:value="0.0000203">
            <text:p>0.0000203</text:p>
          </table:table-cell>
          <table:table-cell office:value-type="float" office:value="0.0000198">
            <text:p>0.0000198</text:p>
          </table:table-cell>
          <table:table-cell office:value-type="float" office:value="0.0000004">
            <text:p>0.0000004</text:p>
          </table:table-cell>
          <table:table-cell office:value-type="float" office:value="0.0005303">
            <text:p>0.0005303</text:p>
          </table:table-cell>
          <table:table-cell office:value-type="float" office:value="0.0066888">
            <text:p>0.0066888</text:p>
          </table:table-cell>
          <table:table-cell office:value-type="float" office:value="0.0063682">
            <text:p>0.0063682</text:p>
          </table:table-cell>
          <table:table-cell office:value-type="float" office:value="0.0005061">
            <text:p>0.0005061</text:p>
          </table:table-cell>
          <table:table-cell office:value-type="float" office:value="0.0095557">
            <text:p>0.0095557</text:p>
          </table:table-cell>
          <table:table-cell office:value-type="float" office:value="0.0329797">
            <text:p>0.0329797</text:p>
          </table:table-cell>
          <table:table-cell office:value-type="float" office:value="0.0335069">
            <text:p>0.0335069</text:p>
          </table:table-cell>
          <table:table-cell office:value-type="float" office:value="0.0016363">
            <text:p>0.0016363</text:p>
          </table:table-cell>
          <table:table-cell office:value-type="float" office:value="0.0000062">
            <text:p>0.0000062</text:p>
          </table:table-cell>
          <table:table-cell office:value-type="float" office:value="0.0000366">
            <text:p>0.0000366</text:p>
          </table:table-cell>
          <table:table-cell office:value-type="float" office:value="0.0000365">
            <text:p>0.0000365</text:p>
          </table:table-cell>
          <table:table-cell office:value-type="float" office:value="0.0000047">
            <text:p>0.0000047</text:p>
          </table:table-cell>
          <table:table-cell office:value-type="float" office:value="0.0000075">
            <text:p>0.0000075</text:p>
          </table:table-cell>
          <table:table-cell office:value-type="float" office:value="0.0000743">
            <text:p>0.0000743</text:p>
          </table:table-cell>
          <table:table-cell office:value-type="float" office:value="0.0000783">
            <text:p>0.0000783</text:p>
          </table:table-cell>
          <table:table-cell office:value-type="float" office:value="0.0000035">
            <text:p>0.0000035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0005127">
            <text:p>0.0005127</text:p>
          </table:table-cell>
          <table:table-cell office:value-type="float" office:value="0.0005392">
            <text:p>0.0005392</text:p>
          </table:table-cell>
          <table:table-cell office:value-type="float" office:value="0.000527">
            <text:p>0.000527</text:p>
          </table:table-cell>
          <table:table-cell office:value-type="float" office:value="0.0007131">
            <text:p>0.0007131</text:p>
          </table:table-cell>
          <table:table-cell office:value-type="float" office:value="0.0000006">
            <text:p>0.0000006</text:p>
          </table:table-cell>
          <table:table-cell office:value-type="float" office:value="0.0000234">
            <text:p>0.0000234</text:p>
          </table:table-cell>
          <table:table-cell office:value-type="float" office:value="0.0000223">
            <text:p>0.0000223</text:p>
          </table:table-cell>
          <table:table-cell office:value-type="float" office:value="0.0000005">
            <text:p>0.0000005</text:p>
          </table:table-cell>
          <table:table-cell office:value-type="float" office:value="0.0005877">
            <text:p>0.0005877</text:p>
          </table:table-cell>
          <table:table-cell office:value-type="float" office:value="0.0082847">
            <text:p>0.0082847</text:p>
          </table:table-cell>
          <table:table-cell office:value-type="float" office:value="0.0079327">
            <text:p>0.0079327</text:p>
          </table:table-cell>
          <table:table-cell office:value-type="float" office:value="0.0005609">
            <text:p>0.0005609</text:p>
          </table:table-cell>
          <table:table-cell office:value-type="float" office:value="0.0124981">
            <text:p>0.0124981</text:p>
          </table:table-cell>
          <table:table-cell office:value-type="float" office:value="0.0414137">
            <text:p>0.0414137</text:p>
          </table:table-cell>
          <table:table-cell office:value-type="float" office:value="0.0421519">
            <text:p>0.0421519</text:p>
          </table:table-cell>
          <table:table-cell office:value-type="float" office:value="0.0019885">
            <text:p>0.0019885</text:p>
          </table:table-cell>
          <table:table-cell office:value-type="float" office:value="0.0000069">
            <text:p>0.0000069</text:p>
          </table:table-cell>
          <table:table-cell office:value-type="float" office:value="0.0000421">
            <text:p>0.0000421</text:p>
          </table:table-cell>
          <table:table-cell office:value-type="float" office:value="0.0000416">
            <text:p>0.0000416</text:p>
          </table:table-cell>
          <table:table-cell office:value-type="float" office:value="0.0000028">
            <text:p>0.0000028</text:p>
          </table:table-cell>
          <table:table-cell office:value-type="float" office:value="0.0000086">
            <text:p>0.0000086</text:p>
          </table:table-cell>
          <table:table-cell office:value-type="float" office:value="0.0000829">
            <text:p>0.0000829</text:p>
          </table:table-cell>
          <table:table-cell office:value-type="float" office:value="0.0000875">
            <text:p>0.0000875</text:p>
          </table:table-cell>
          <table:table-cell office:value-type="float" office:value="0.0000044">
            <text:p>0.000004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5625">
            <text:p>0.0005625</text:p>
          </table:table-cell>
          <table:table-cell office:value-type="float" office:value="0.0005933">
            <text:p>0.0005933</text:p>
          </table:table-cell>
          <table:table-cell office:value-type="float" office:value="0.0005827">
            <text:p>0.0005827</text:p>
          </table:table-cell>
          <table:table-cell office:value-type="float" office:value="0.0007841">
            <text:p>0.0007841</text:p>
          </table:table-cell>
          <table:table-cell office:value-type="float" office:value="0.0000005">
            <text:p>0.0000005</text:p>
          </table:table-cell>
          <table:table-cell office:value-type="float" office:value="0.0000282">
            <text:p>0.0000282</text:p>
          </table:table-cell>
          <table:table-cell office:value-type="float" office:value="0.0000248">
            <text:p>0.0000248</text:p>
          </table:table-cell>
          <table:table-cell office:value-type="float" office:value="0.0000005">
            <text:p>0.0000005</text:p>
          </table:table-cell>
          <table:table-cell office:value-type="float" office:value="0.0006448">
            <text:p>0.0006448</text:p>
          </table:table-cell>
          <table:table-cell office:value-type="float" office:value="0.0100635">
            <text:p>0.0100635</text:p>
          </table:table-cell>
          <table:table-cell office:value-type="float" office:value="0.0096414">
            <text:p>0.0096414</text:p>
          </table:table-cell>
          <table:table-cell office:value-type="float" office:value="0.0006147">
            <text:p>0.0006147</text:p>
          </table:table-cell>
          <table:table-cell office:value-type="float" office:value="0.0159201">
            <text:p>0.0159201</text:p>
          </table:table-cell>
          <table:table-cell office:value-type="float" office:value="0.0508128">
            <text:p>0.0508128</text:p>
          </table:table-cell>
          <table:table-cell office:value-type="float" office:value="0.0517112">
            <text:p>0.0517112</text:p>
          </table:table-cell>
          <table:table-cell office:value-type="float" office:value="0.0023712">
            <text:p>0.0023712</text:p>
          </table:table-cell>
          <table:table-cell office:value-type="float" office:value="0.0000076">
            <text:p>0.0000076</text:p>
          </table:table-cell>
          <table:table-cell office:value-type="float" office:value="0.0000477">
            <text:p>0.0000477</text:p>
          </table:table-cell>
          <table:table-cell office:value-type="float" office:value="0.0000473">
            <text:p>0.0000473</text:p>
          </table:table-cell>
          <table:table-cell office:value-type="float" office:value="0.0000031">
            <text:p>0.0000031</text:p>
          </table:table-cell>
          <table:table-cell office:value-type="float" office:value="0.0000096">
            <text:p>0.0000096</text:p>
          </table:table-cell>
          <table:table-cell office:value-type="float" office:value="0.0000939">
            <text:p>0.0000939</text:p>
          </table:table-cell>
          <table:table-cell office:value-type="float" office:value="0.0000975">
            <text:p>0.0000975</text:p>
          </table:table-cell>
          <table:table-cell office:value-type="float" office:value="0.0000048">
            <text:p>0.0000048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0006131">
            <text:p>0.0006131</text:p>
          </table:table-cell>
          <table:table-cell office:value-type="float" office:value="0.0006498">
            <text:p>0.0006498</text:p>
          </table:table-cell>
          <table:table-cell office:value-type="float" office:value="0.0006389">
            <text:p>0.0006389</text:p>
          </table:table-cell>
          <table:table-cell office:value-type="float" office:value="0.0008564">
            <text:p>0.0008564</text:p>
          </table:table-cell>
          <table:table-cell office:value-type="float" office:value="0.0000005">
            <text:p>0.0000005</text:p>
          </table:table-cell>
          <table:table-cell office:value-type="float" office:value="0.0000279">
            <text:p>0.0000279</text:p>
          </table:table-cell>
          <table:table-cell office:value-type="float" office:value="0.000028">
            <text:p>0.000028</text:p>
          </table:table-cell>
          <table:table-cell office:value-type="float" office:value="0.0000005">
            <text:p>0.0000005</text:p>
          </table:table-cell>
          <table:table-cell office:value-type="float" office:value="0.0007022">
            <text:p>0.0007022</text:p>
          </table:table-cell>
          <table:table-cell office:value-type="float" office:value="0.0120044">
            <text:p>0.0120044</text:p>
          </table:table-cell>
          <table:table-cell office:value-type="float" office:value="0.0114705">
            <text:p>0.0114705</text:p>
          </table:table-cell>
          <table:table-cell office:value-type="float" office:value="0.0006685">
            <text:p>0.0006685</text:p>
          </table:table-cell>
          <table:table-cell office:value-type="float" office:value="0.0199301">
            <text:p>0.0199301</text:p>
          </table:table-cell>
          <table:table-cell office:value-type="float" office:value="0.0612048">
            <text:p>0.0612048</text:p>
          </table:table-cell>
          <table:table-cell office:value-type="float" office:value="0.0623193">
            <text:p>0.0623193</text:p>
          </table:table-cell>
          <table:table-cell office:value-type="float" office:value="0.0027934">
            <text:p>0.0027934</text:p>
          </table:table-cell>
          <table:table-cell office:value-type="float" office:value="0.0000081">
            <text:p>0.0000081</text:p>
          </table:table-cell>
          <table:table-cell office:value-type="float" office:value="0.0000531">
            <text:p>0.0000531</text:p>
          </table:table-cell>
          <table:table-cell office:value-type="float" office:value="0.000054">
            <text:p>0.000054</text:p>
          </table:table-cell>
          <table:table-cell office:value-type="float" office:value="0.0000034">
            <text:p>0.0000034</text:p>
          </table:table-cell>
          <table:table-cell office:value-type="float" office:value="0.0000104">
            <text:p>0.0000104</text:p>
          </table:table-cell>
          <table:table-cell office:value-type="float" office:value="0.0001044">
            <text:p>0.0001044</text:p>
          </table:table-cell>
          <table:table-cell office:value-type="float" office:value="0.000108">
            <text:p>0.000108</text:p>
          </table:table-cell>
          <table:table-cell office:value-type="float" office:value="0.0000051">
            <text:p>0.0000051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0006623">
            <text:p>0.0006623</text:p>
          </table:table-cell>
          <table:table-cell office:value-type="float" office:value="0.0007037">
            <text:p>0.0007037</text:p>
          </table:table-cell>
          <table:table-cell office:value-type="float" office:value="0.0006948">
            <text:p>0.0006948</text:p>
          </table:table-cell>
          <table:table-cell office:value-type="float" office:value="0.0009286">
            <text:p>0.0009286</text:p>
          </table:table-cell>
          <table:table-cell office:value-type="float" office:value="0.0000005">
            <text:p>0.0000005</text:p>
          </table:table-cell>
          <table:table-cell office:value-type="float" office:value="0.0000304">
            <text:p>0.0000304</text:p>
          </table:table-cell>
          <table:table-cell office:value-type="float" office:value="0.0000306">
            <text:p>0.0000306</text:p>
          </table:table-cell>
          <table:table-cell office:value-type="float" office:value="0.0000006">
            <text:p>0.0000006</text:p>
          </table:table-cell>
          <table:table-cell office:value-type="float" office:value="0.0007593">
            <text:p>0.0007593</text:p>
          </table:table-cell>
          <table:table-cell office:value-type="float" office:value="0.0141611">
            <text:p>0.0141611</text:p>
          </table:table-cell>
          <table:table-cell office:value-type="float" office:value="0.0134956">
            <text:p>0.0134956</text:p>
          </table:table-cell>
          <table:table-cell office:value-type="float" office:value="0.0007236">
            <text:p>0.0007236</text:p>
          </table:table-cell>
          <table:table-cell office:value-type="float" office:value="0.0244596">
            <text:p>0.0244596</text:p>
          </table:table-cell>
          <table:table-cell office:value-type="float" office:value="0.0727441">
            <text:p>0.0727441</text:p>
          </table:table-cell>
          <table:table-cell office:value-type="float" office:value="0.0739271">
            <text:p>0.0739271</text:p>
          </table:table-cell>
          <table:table-cell office:value-type="float" office:value="0.0032446">
            <text:p>0.0032446</text:p>
          </table:table-cell>
          <table:table-cell office:value-type="float" office:value="0.0000089">
            <text:p>0.0000089</text:p>
          </table:table-cell>
          <table:table-cell office:value-type="float" office:value="0.000058">
            <text:p>0.000058</text:p>
          </table:table-cell>
          <table:table-cell office:value-type="float" office:value="0.0000576">
            <text:p>0.0000576</text:p>
          </table:table-cell>
          <table:table-cell office:value-type="float" office:value="0.0000035">
            <text:p>0.0000035</text:p>
          </table:table-cell>
          <table:table-cell office:value-type="float" office:value="0.0000114">
            <text:p>0.0000114</text:p>
          </table:table-cell>
          <table:table-cell office:value-type="float" office:value="0.0001106">
            <text:p>0.0001106</text:p>
          </table:table-cell>
          <table:table-cell office:value-type="float" office:value="0.0001164">
            <text:p>0.0001164</text:p>
          </table:table-cell>
          <table:table-cell office:value-type="float" office:value="0.0000054">
            <text:p>0.0000054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0007129">
            <text:p>0.0007129</text:p>
          </table:table-cell>
          <table:table-cell office:value-type="float" office:value="0.0007618">
            <text:p>0.0007618</text:p>
          </table:table-cell>
          <table:table-cell office:value-type="float" office:value="0.0007512">
            <text:p>0.0007512</text:p>
          </table:table-cell>
          <table:table-cell office:value-type="float" office:value="0.0010007">
            <text:p>0.0010007</text:p>
          </table:table-cell>
          <table:table-cell office:value-type="float" office:value="0.0000006">
            <text:p>0.0000006</text:p>
          </table:table-cell>
          <table:table-cell office:value-type="float" office:value="0.0000343">
            <text:p>0.0000343</text:p>
          </table:table-cell>
          <table:table-cell office:value-type="float" office:value="0.0000328">
            <text:p>0.0000328</text:p>
          </table:table-cell>
          <table:table-cell office:value-type="float" office:value="0.0000004">
            <text:p>0.0000004</text:p>
          </table:table-cell>
          <table:table-cell office:value-type="float" office:value="0.0008161">
            <text:p>0.0008161</text:p>
          </table:table-cell>
          <table:table-cell office:value-type="float" office:value="0.0164472">
            <text:p>0.0164472</text:p>
          </table:table-cell>
          <table:table-cell office:value-type="float" office:value="0.0156623">
            <text:p>0.0156623</text:p>
          </table:table-cell>
          <table:table-cell office:value-type="float" office:value="0.0007774">
            <text:p>0.0007774</text:p>
          </table:table-cell>
          <table:table-cell office:value-type="float" office:value="0.0295953">
            <text:p>0.0295953</text:p>
          </table:table-cell>
          <table:table-cell office:value-type="float" office:value="0.0852476">
            <text:p>0.0852476</text:p>
          </table:table-cell>
          <table:table-cell office:value-type="float" office:value="0.0865573">
            <text:p>0.0865573</text:p>
          </table:table-cell>
          <table:table-cell office:value-type="float" office:value="0.0037313">
            <text:p>0.0037313</text:p>
          </table:table-cell>
          <table:table-cell office:value-type="float" office:value="0.0000096">
            <text:p>0.0000096</text:p>
          </table:table-cell>
          <table:table-cell office:value-type="float" office:value="0.0000638">
            <text:p>0.0000638</text:p>
          </table:table-cell>
          <table:table-cell office:value-type="float" office:value="0.0000626">
            <text:p>0.0000626</text:p>
          </table:table-cell>
          <table:table-cell office:value-type="float" office:value="0.0000038">
            <text:p>0.0000038</text:p>
          </table:table-cell>
          <table:table-cell office:value-type="float" office:value="0.0000128">
            <text:p>0.0000128</text:p>
          </table:table-cell>
          <table:table-cell office:value-type="float" office:value="0.0001265">
            <text:p>0.0001265</text:p>
          </table:table-cell>
          <table:table-cell office:value-type="float" office:value="0.00013">
            <text:p>0.00013</text:p>
          </table:table-cell>
          <table:table-cell office:value-type="float" office:value="0.0000055">
            <text:p>0.0000055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0007636">
            <text:p>0.0007636</text:p>
          </table:table-cell>
          <table:table-cell office:value-type="float" office:value="0.0008183">
            <text:p>0.0008183</text:p>
          </table:table-cell>
          <table:table-cell office:value-type="float" office:value="0.0008074">
            <text:p>0.0008074</text:p>
          </table:table-cell>
          <table:table-cell office:value-type="float" office:value="0.0010716">
            <text:p>0.0010716</text:p>
          </table:table-cell>
          <table:table-cell office:value-type="float" office:value="0.0000006">
            <text:p>0.0000006</text:p>
          </table:table-cell>
          <table:table-cell office:value-type="float" office:value="0.0000352">
            <text:p>0.0000352</text:p>
          </table:table-cell>
          <table:table-cell office:value-type="float" office:value="0.0000359">
            <text:p>0.0000359</text:p>
          </table:table-cell>
          <table:table-cell office:value-type="float" office:value="0.0000005">
            <text:p>0.0000005</text:p>
          </table:table-cell>
          <table:table-cell office:value-type="float" office:value="0.0008751">
            <text:p>0.0008751</text:p>
          </table:table-cell>
          <table:table-cell office:value-type="float" office:value="0.0189141">
            <text:p>0.0189141</text:p>
          </table:table-cell>
          <table:table-cell office:value-type="float" office:value="0.0180737">
            <text:p>0.0180737</text:p>
          </table:table-cell>
          <table:table-cell office:value-type="float" office:value="0.0008327">
            <text:p>0.0008327</text:p>
          </table:table-cell>
          <table:table-cell office:value-type="float" office:value="0.0353139">
            <text:p>0.0353139</text:p>
          </table:table-cell>
          <table:table-cell office:value-type="float" office:value="0.0987627">
            <text:p>0.0987627</text:p>
          </table:table-cell>
          <table:table-cell office:value-type="float" office:value="0.1001271">
            <text:p>0.1001271</text:p>
          </table:table-cell>
          <table:table-cell office:value-type="float" office:value="0.0042478">
            <text:p>0.0042478</text:p>
          </table:table-cell>
          <table:table-cell office:value-type="float" office:value="0.0000104">
            <text:p>0.0000104</text:p>
          </table:table-cell>
          <table:table-cell office:value-type="float" office:value="0.0000697">
            <text:p>0.0000697</text:p>
          </table:table-cell>
          <table:table-cell office:value-type="float" office:value="0.0000688">
            <text:p>0.0000688</text:p>
          </table:table-cell>
          <table:table-cell office:value-type="float" office:value="0.0000041">
            <text:p>0.0000041</text:p>
          </table:table-cell>
          <table:table-cell office:value-type="float" office:value="0.0000127">
            <text:p>0.0000127</text:p>
          </table:table-cell>
          <table:table-cell office:value-type="float" office:value="0.0001345">
            <text:p>0.0001345</text:p>
          </table:table-cell>
          <table:table-cell office:value-type="float" office:value="0.0001388">
            <text:p>0.0001388</text:p>
          </table:table-cell>
          <table:table-cell office:value-type="float" office:value="0.000006">
            <text:p>0.00000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000814">
            <text:p>0.000814</text:p>
          </table:table-cell>
          <table:table-cell office:value-type="float" office:value="0.0008722">
            <text:p>0.0008722</text:p>
          </table:table-cell>
          <table:table-cell office:value-type="float" office:value="0.0008629">
            <text:p>0.0008629</text:p>
          </table:table-cell>
          <table:table-cell office:value-type="float" office:value="0.0011433">
            <text:p>0.0011433</text:p>
          </table:table-cell>
          <table:table-cell office:value-type="float" office:value="0.0000005">
            <text:p>0.0000005</text:p>
          </table:table-cell>
          <table:table-cell office:value-type="float" office:value="0.0000397">
            <text:p>0.0000397</text:p>
          </table:table-cell>
          <table:table-cell office:value-type="float" office:value="0.0000383">
            <text:p>0.0000383</text:p>
          </table:table-cell>
          <table:table-cell office:value-type="float" office:value="0.0000005">
            <text:p>0.0000005</text:p>
          </table:table-cell>
          <table:table-cell office:value-type="float" office:value="0.0009334">
            <text:p>0.0009334</text:p>
          </table:table-cell>
          <table:table-cell office:value-type="float" office:value="0.0216078">
            <text:p>0.0216078</text:p>
          </table:table-cell>
          <table:table-cell office:value-type="float" office:value="0.0205939">
            <text:p>0.0205939</text:p>
          </table:table-cell>
          <table:table-cell office:value-type="float" office:value="0.0008876">
            <text:p>0.0008876</text:p>
          </table:table-cell>
          <table:table-cell office:value-type="float" office:value="0.0417547">
            <text:p>0.0417547</text:p>
          </table:table-cell>
          <table:table-cell office:value-type="float" office:value="0.1131177">
            <text:p>0.1131177</text:p>
          </table:table-cell>
          <table:table-cell office:value-type="float" office:value="0.1145597">
            <text:p>0.1145597</text:p>
          </table:table-cell>
          <table:table-cell office:value-type="float" office:value="0.0047993">
            <text:p>0.0047993</text:p>
          </table:table-cell>
          <table:table-cell office:value-type="float" office:value="0.000011">
            <text:p>0.000011</text:p>
          </table:table-cell>
          <table:table-cell office:value-type="float" office:value="0.0000759">
            <text:p>0.0000759</text:p>
          </table:table-cell>
          <table:table-cell office:value-type="float" office:value="0.0000749">
            <text:p>0.0000749</text:p>
          </table:table-cell>
          <table:table-cell office:value-type="float" office:value="0.0000043">
            <text:p>0.0000043</text:p>
          </table:table-cell>
          <table:table-cell office:value-type="float" office:value="0.000013">
            <text:p>0.000013</text:p>
          </table:table-cell>
          <table:table-cell office:value-type="float" office:value="0.0001483">
            <text:p>0.0001483</text:p>
          </table:table-cell>
          <table:table-cell office:value-type="float" office:value="0.0001524">
            <text:p>0.0001524</text:p>
          </table:table-cell>
          <table:table-cell office:value-type="float" office:value="0.0000069">
            <text:p>0.0000069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0008636">
            <text:p>0.0008636</text:p>
          </table:table-cell>
          <table:table-cell office:value-type="float" office:value="0.0009278">
            <text:p>0.0009278</text:p>
          </table:table-cell>
          <table:table-cell office:value-type="float" office:value="0.0009196">
            <text:p>0.0009196</text:p>
          </table:table-cell>
          <table:table-cell office:value-type="float" office:value="0.0012179">
            <text:p>0.0012179</text:p>
          </table:table-cell>
          <table:table-cell office:value-type="float" office:value="0.0000006">
            <text:p>0.0000006</text:p>
          </table:table-cell>
          <table:table-cell office:value-type="float" office:value="0.0000405">
            <text:p>0.0000405</text:p>
          </table:table-cell>
          <table:table-cell office:value-type="float" office:value="0.0000398">
            <text:p>0.0000398</text:p>
          </table:table-cell>
          <table:table-cell office:value-type="float" office:value="0.0000005">
            <text:p>0.0000005</text:p>
          </table:table-cell>
          <table:table-cell office:value-type="float" office:value="0.0010396">
            <text:p>0.0010396</text:p>
          </table:table-cell>
          <table:table-cell office:value-type="float" office:value="0.024418">
            <text:p>0.024418</text:p>
          </table:table-cell>
          <table:table-cell office:value-type="float" office:value="0.0233248">
            <text:p>0.0233248</text:p>
          </table:table-cell>
          <table:table-cell office:value-type="float" office:value="0.0009421">
            <text:p>0.0009421</text:p>
          </table:table-cell>
          <table:table-cell office:value-type="float" office:value="0.0488116">
            <text:p>0.0488116</text:p>
          </table:table-cell>
          <table:table-cell office:value-type="float" office:value="0.1286355">
            <text:p>0.1286355</text:p>
          </table:table-cell>
          <table:table-cell office:value-type="float" office:value="0.1299353">
            <text:p>0.1299353</text:p>
          </table:table-cell>
          <table:table-cell office:value-type="float" office:value="0.0053877">
            <text:p>0.0053877</text:p>
          </table:table-cell>
          <table:table-cell office:value-type="float" office:value="0.0000116">
            <text:p>0.0000116</text:p>
          </table:table-cell>
          <table:table-cell office:value-type="float" office:value="0.0000814">
            <text:p>0.0000814</text:p>
          </table:table-cell>
          <table:table-cell office:value-type="float" office:value="0.0000833">
            <text:p>0.0000833</text:p>
          </table:table-cell>
          <table:table-cell office:value-type="float" office:value="0.0000046">
            <text:p>0.0000046</text:p>
          </table:table-cell>
          <table:table-cell office:value-type="float" office:value="0.0000149">
            <text:p>0.0000149</text:p>
          </table:table-cell>
          <table:table-cell office:value-type="float" office:value="0.0001547">
            <text:p>0.0001547</text:p>
          </table:table-cell>
          <table:table-cell office:value-type="float" office:value="0.0001603">
            <text:p>0.0001603</text:p>
          </table:table-cell>
          <table:table-cell office:value-type="float" office:value="0.000007">
            <text:p>0.000007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000912">
            <text:p>0.000912</text:p>
          </table:table-cell>
          <table:table-cell office:value-type="float" office:value="0.0009911">
            <text:p>0.0009911</text:p>
          </table:table-cell>
          <table:table-cell office:value-type="float" office:value="0.0009749">
            <text:p>0.0009749</text:p>
          </table:table-cell>
          <table:table-cell office:value-type="float" office:value="0.0012886">
            <text:p>0.0012886</text:p>
          </table:table-cell>
          <table:table-cell office:value-type="float" office:value="0.0000004">
            <text:p>0.0000004</text:p>
          </table:table-cell>
          <table:table-cell office:value-type="float" office:value="0.0000444">
            <text:p>0.0000444</text:p>
          </table:table-cell>
          <table:table-cell office:value-type="float" office:value="0.0000451">
            <text:p>0.0000451</text:p>
          </table:table-cell>
          <table:table-cell office:value-type="float" office:value="0.0000004">
            <text:p>0.0000004</text:p>
          </table:table-cell>
          <table:table-cell office:value-type="float" office:value="0.0011043">
            <text:p>0.0011043</text:p>
          </table:table-cell>
          <table:table-cell office:value-type="float" office:value="0.0274371">
            <text:p>0.0274371</text:p>
          </table:table-cell>
          <table:table-cell office:value-type="float" office:value="0.0262114">
            <text:p>0.0262114</text:p>
          </table:table-cell>
          <table:table-cell office:value-type="float" office:value="0.0009959">
            <text:p>0.0009959</text:p>
          </table:table-cell>
          <table:table-cell office:value-type="float" office:value="0.0565887">
            <text:p>0.0565887</text:p>
          </table:table-cell>
          <table:table-cell office:value-type="float" office:value="0.1451577">
            <text:p>0.1451577</text:p>
          </table:table-cell>
          <table:table-cell office:value-type="float" office:value="0.1467461">
            <text:p>0.1467461</text:p>
          </table:table-cell>
          <table:table-cell office:value-type="float" office:value="0.0060065">
            <text:p>0.0060065</text:p>
          </table:table-cell>
          <table:table-cell office:value-type="float" office:value="0.0000125">
            <text:p>0.0000125</text:p>
          </table:table-cell>
          <table:table-cell office:value-type="float" office:value="0.0000872">
            <text:p>0.0000872</text:p>
          </table:table-cell>
          <table:table-cell office:value-type="float" office:value="0.0000893">
            <text:p>0.0000893</text:p>
          </table:table-cell>
          <table:table-cell office:value-type="float" office:value="0.0000047">
            <text:p>0.0000047</text:p>
          </table:table-cell>
          <table:table-cell office:value-type="float" office:value="0.000017">
            <text:p>0.000017</text:p>
          </table:table-cell>
          <table:table-cell office:value-type="float" office:value="0.0001642">
            <text:p>0.0001642</text:p>
          </table:table-cell>
          <table:table-cell office:value-type="float" office:value="0.0001714">
            <text:p>0.0001714</text:p>
          </table:table-cell>
          <table:table-cell office:value-type="float" office:value="0.0000073">
            <text:p>0.0000073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0009601">
            <text:p>0.0009601</text:p>
          </table:table-cell>
          <table:table-cell office:value-type="float" office:value="0.001046">
            <text:p>0.001046</text:p>
          </table:table-cell>
          <table:table-cell office:value-type="float" office:value="0.0010318">
            <text:p>0.0010318</text:p>
          </table:table-cell>
          <table:table-cell office:value-type="float" office:value="0.0013634">
            <text:p>0.0013634</text:p>
          </table:table-cell>
          <table:table-cell office:value-type="float" office:value="0.0000006">
            <text:p>0.0000006</text:p>
          </table:table-cell>
          <table:table-cell office:value-type="float" office:value="0.0000453">
            <text:p>0.0000453</text:p>
          </table:table-cell>
          <table:table-cell office:value-type="float" office:value="0.0000449">
            <text:p>0.0000449</text:p>
          </table:table-cell>
          <table:table-cell office:value-type="float" office:value="0.0000005">
            <text:p>0.0000005</text:p>
          </table:table-cell>
          <table:table-cell office:value-type="float" office:value="0.0011738">
            <text:p>0.0011738</text:p>
          </table:table-cell>
          <table:table-cell office:value-type="float" office:value="0.0305902">
            <text:p>0.0305902</text:p>
          </table:table-cell>
          <table:table-cell office:value-type="float" office:value="0.0293146">
            <text:p>0.0293146</text:p>
          </table:table-cell>
          <table:table-cell office:value-type="float" office:value="0.0010494">
            <text:p>0.0010494</text:p>
          </table:table-cell>
          <table:table-cell office:value-type="float" office:value="0.0650743">
            <text:p>0.0650743</text:p>
          </table:table-cell>
          <table:table-cell office:value-type="float" office:value="0.1627248">
            <text:p>0.1627248</text:p>
          </table:table-cell>
          <table:table-cell office:value-type="float" office:value="0.1647254">
            <text:p>0.1647254</text:p>
          </table:table-cell>
          <table:table-cell office:value-type="float" office:value="0.0066564">
            <text:p>0.0066564</text:p>
          </table:table-cell>
          <table:table-cell office:value-type="float" office:value="0.0000132">
            <text:p>0.0000132</text:p>
          </table:table-cell>
          <table:table-cell office:value-type="float" office:value="0.0000937">
            <text:p>0.0000937</text:p>
          </table:table-cell>
          <table:table-cell office:value-type="float" office:value="0.0000936">
            <text:p>0.0000936</text:p>
          </table:table-cell>
          <table:table-cell office:value-type="float" office:value="0.000005">
            <text:p>0.000005</text:p>
          </table:table-cell>
          <table:table-cell office:value-type="float" office:value="0.000015">
            <text:p>0.000015</text:p>
          </table:table-cell>
          <table:table-cell office:value-type="float" office:value="0.000177">
            <text:p>0.000177</text:p>
          </table:table-cell>
          <table:table-cell office:value-type="float" office:value="0.0001825">
            <text:p>0.0001825</text:p>
          </table:table-cell>
          <table:table-cell office:value-type="float" office:value="0.0000077">
            <text:p>0.0000077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0010115">
            <text:p>0.0010115</text:p>
          </table:table-cell>
          <table:table-cell office:value-type="float" office:value="0.0011021">
            <text:p>0.0011021</text:p>
          </table:table-cell>
          <table:table-cell office:value-type="float" office:value="0.0010887">
            <text:p>0.0010887</text:p>
          </table:table-cell>
          <table:table-cell office:value-type="float" office:value="0.0014343">
            <text:p>0.0014343</text:p>
          </table:table-cell>
          <table:table-cell office:value-type="float" office:value="0.0000004">
            <text:p>0.0000004</text:p>
          </table:table-cell>
          <table:table-cell office:value-type="float" office:value="0.0000479">
            <text:p>0.0000479</text:p>
          </table:table-cell>
          <table:table-cell office:value-type="float" office:value="0.0000485">
            <text:p>0.0000485</text:p>
          </table:table-cell>
          <table:table-cell office:value-type="float" office:value="0.0000004">
            <text:p>0.0000004</text:p>
          </table:table-cell>
          <table:table-cell office:value-type="float" office:value="0.0012337">
            <text:p>0.0012337</text:p>
          </table:table-cell>
          <table:table-cell office:value-type="float" office:value="0.0339245">
            <text:p>0.0339245</text:p>
          </table:table-cell>
          <table:table-cell office:value-type="float" office:value="0.0326197">
            <text:p>0.0326197</text:p>
          </table:table-cell>
          <table:table-cell office:value-type="float" office:value="0.0011042">
            <text:p>0.0011042</text:p>
          </table:table-cell>
          <table:table-cell office:value-type="float" office:value="0.0743308">
            <text:p>0.0743308</text:p>
          </table:table-cell>
          <table:table-cell office:value-type="float" office:value="0.1812314">
            <text:p>0.1812314</text:p>
          </table:table-cell>
          <table:table-cell office:value-type="float" office:value="0.1833399">
            <text:p>0.1833399</text:p>
          </table:table-cell>
          <table:table-cell office:value-type="float" office:value="0.0073409">
            <text:p>0.0073409</text:p>
          </table:table-cell>
          <table:table-cell office:value-type="float" office:value="0.0000137">
            <text:p>0.0000137</text:p>
          </table:table-cell>
          <table:table-cell office:value-type="float" office:value="0.0001003">
            <text:p>0.0001003</text:p>
          </table:table-cell>
          <table:table-cell office:value-type="float" office:value="0.0001032">
            <text:p>0.0001032</text:p>
          </table:table-cell>
          <table:table-cell office:value-type="float" office:value="0.0000052">
            <text:p>0.0000052</text:p>
          </table:table-cell>
          <table:table-cell office:value-type="float" office:value="0.0000192">
            <text:p>0.0000192</text:p>
          </table:table-cell>
          <table:table-cell office:value-type="float" office:value="0.0001918">
            <text:p>0.0001918</text:p>
          </table:table-cell>
          <table:table-cell office:value-type="float" office:value="0.0001956">
            <text:p>0.0001956</text:p>
          </table:table-cell>
          <table:table-cell office:value-type="float" office:value="0.0000082">
            <text:p>0.000008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01063">
            <text:p>0.001063</text:p>
          </table:table-cell>
          <table:table-cell office:value-type="float" office:value="0.0011595">
            <text:p>0.0011595</text:p>
          </table:table-cell>
          <table:table-cell office:value-type="float" office:value="0.0011458">
            <text:p>0.0011458</text:p>
          </table:table-cell>
          <table:table-cell office:value-type="float" office:value="0.0015081">
            <text:p>0.0015081</text:p>
          </table:table-cell>
          <table:table-cell office:value-type="float" office:value="0.0000006">
            <text:p>0.0000006</text:p>
          </table:table-cell>
          <table:table-cell office:value-type="float" office:value="0.0000506">
            <text:p>0.0000506</text:p>
          </table:table-cell>
          <table:table-cell office:value-type="float" office:value="0.0000514">
            <text:p>0.0000514</text:p>
          </table:table-cell>
          <table:table-cell office:value-type="float" office:value="0.0000006">
            <text:p>0.0000006</text:p>
          </table:table-cell>
          <table:table-cell office:value-type="float" office:value="0.0012974">
            <text:p>0.0012974</text:p>
          </table:table-cell>
          <table:table-cell office:value-type="float" office:value="0.0374476">
            <text:p>0.0374476</text:p>
          </table:table-cell>
          <table:table-cell office:value-type="float" office:value="0.0361046">
            <text:p>0.0361046</text:p>
          </table:table-cell>
          <table:table-cell office:value-type="float" office:value="0.0011583">
            <text:p>0.0011583</text:p>
          </table:table-cell>
          <table:table-cell office:value-type="float" office:value="0.0843282">
            <text:p>0.0843282</text:p>
          </table:table-cell>
          <table:table-cell office:value-type="float" office:value="0.2019237">
            <text:p>0.2019237</text:p>
          </table:table-cell>
          <table:table-cell office:value-type="float" office:value="0.2031083">
            <text:p>0.2031083</text:p>
          </table:table-cell>
          <table:table-cell office:value-type="float" office:value="0.0080476">
            <text:p>0.0080476</text:p>
          </table:table-cell>
          <table:table-cell office:value-type="float" office:value="0.0000145">
            <text:p>0.0000145</text:p>
          </table:table-cell>
          <table:table-cell office:value-type="float" office:value="0.0001048">
            <text:p>0.0001048</text:p>
          </table:table-cell>
          <table:table-cell office:value-type="float" office:value="0.00011">
            <text:p>0.00011</text:p>
          </table:table-cell>
          <table:table-cell office:value-type="float" office:value="0.0000055">
            <text:p>0.0000055</text:p>
          </table:table-cell>
          <table:table-cell office:value-type="float" office:value="0.0000173">
            <text:p>0.0000173</text:p>
          </table:table-cell>
          <table:table-cell office:value-type="float" office:value="0.0002001">
            <text:p>0.0002001</text:p>
          </table:table-cell>
          <table:table-cell office:value-type="float" office:value="0.0002061">
            <text:p>0.0002061</text:p>
          </table:table-cell>
          <table:table-cell office:value-type="float" office:value="0.0000088">
            <text:p>0.0000088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0.0011147">
            <text:p>0.0011147</text:p>
          </table:table-cell>
          <table:table-cell office:value-type="float" office:value="0.0012149">
            <text:p>0.0012149</text:p>
          </table:table-cell>
          <table:table-cell office:value-type="float" office:value="0.0012007">
            <text:p>0.0012007</text:p>
          </table:table-cell>
          <table:table-cell office:value-type="float" office:value="0.0015798">
            <text:p>0.0015798</text:p>
          </table:table-cell>
          <table:table-cell office:value-type="float" office:value="0.0000005">
            <text:p>0.0000005</text:p>
          </table:table-cell>
          <table:table-cell office:value-type="float" office:value="0.0000557">
            <text:p>0.0000557</text:p>
          </table:table-cell>
          <table:table-cell office:value-type="float" office:value="0.0000532">
            <text:p>0.0000532</text:p>
          </table:table-cell>
          <table:table-cell office:value-type="float" office:value="0.0000005">
            <text:p>0.0000005</text:p>
          </table:table-cell>
          <table:table-cell office:value-type="float" office:value="0.0013549">
            <text:p>0.0013549</text:p>
          </table:table-cell>
          <table:table-cell office:value-type="float" office:value="0.0411481">
            <text:p>0.0411481</text:p>
          </table:table-cell>
          <table:table-cell office:value-type="float" office:value="0.0397344">
            <text:p>0.0397344</text:p>
          </table:table-cell>
          <table:table-cell office:value-type="float" office:value="0.0012133">
            <text:p>0.0012133</text:p>
          </table:table-cell>
          <table:table-cell office:value-type="float" office:value="0.0951658">
            <text:p>0.0951658</text:p>
          </table:table-cell>
          <table:table-cell office:value-type="float" office:value="0.2224102">
            <text:p>0.2224102</text:p>
          </table:table-cell>
          <table:table-cell office:value-type="float" office:value="0.2240004">
            <text:p>0.2240004</text:p>
          </table:table-cell>
          <table:table-cell office:value-type="float" office:value="0.0087932">
            <text:p>0.0087932</text:p>
          </table:table-cell>
          <table:table-cell office:value-type="float" office:value="0.0000152">
            <text:p>0.0000152</text:p>
          </table:table-cell>
          <table:table-cell office:value-type="float" office:value="0.0001121">
            <text:p>0.0001121</text:p>
          </table:table-cell>
          <table:table-cell office:value-type="float" office:value="0.0001163">
            <text:p>0.0001163</text:p>
          </table:table-cell>
          <table:table-cell office:value-type="float" office:value="0.0000058">
            <text:p>0.0000058</text:p>
          </table:table-cell>
          <table:table-cell office:value-type="float" office:value="0.0000202">
            <text:p>0.0000202</text:p>
          </table:table-cell>
          <table:table-cell office:value-type="float" office:value="0.0002068">
            <text:p>0.0002068</text:p>
          </table:table-cell>
          <table:table-cell office:value-type="float" office:value="0.0002167">
            <text:p>0.0002167</text:p>
          </table:table-cell>
          <table:table-cell office:value-type="float" office:value="0.0000095">
            <text:p>0.0000095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0.0011662">
            <text:p>0.0011662</text:p>
          </table:table-cell>
          <table:table-cell office:value-type="float" office:value="0.0012719">
            <text:p>0.0012719</text:p>
          </table:table-cell>
          <table:table-cell office:value-type="float" office:value="0.0012574">
            <text:p>0.0012574</text:p>
          </table:table-cell>
          <table:table-cell office:value-type="float" office:value="0.0016525">
            <text:p>0.0016525</text:p>
          </table:table-cell>
          <table:table-cell office:value-type="float" office:value="0.0000005">
            <text:p>0.0000005</text:p>
          </table:table-cell>
          <table:table-cell office:value-type="float" office:value="0.0000555">
            <text:p>0.0000555</text:p>
          </table:table-cell>
          <table:table-cell office:value-type="float" office:value="0.000055">
            <text:p>0.000055</text:p>
          </table:table-cell>
          <table:table-cell office:value-type="float" office:value="0.0000006">
            <text:p>0.0000006</text:p>
          </table:table-cell>
          <table:table-cell office:value-type="float" office:value="0.0014168">
            <text:p>0.0014168</text:p>
          </table:table-cell>
          <table:table-cell office:value-type="float" office:value="0.0450359">
            <text:p>0.0450359</text:p>
          </table:table-cell>
          <table:table-cell office:value-type="float" office:value="0.0435959">
            <text:p>0.0435959</text:p>
          </table:table-cell>
          <table:table-cell office:value-type="float" office:value="0.001269">
            <text:p>0.001269</text:p>
          </table:table-cell>
          <table:table-cell office:value-type="float" office:value="0.1067904">
            <text:p>0.1067904</text:p>
          </table:table-cell>
          <table:table-cell office:value-type="float" office:value="0.2439999">
            <text:p>0.2439999</text:p>
          </table:table-cell>
          <table:table-cell office:value-type="float" office:value="0.2457426">
            <text:p>0.2457426</text:p>
          </table:table-cell>
          <table:table-cell office:value-type="float" office:value="0.0095795">
            <text:p>0.0095795</text:p>
          </table:table-cell>
          <table:table-cell office:value-type="float" office:value="0.0000156">
            <text:p>0.0000156</text:p>
          </table:table-cell>
          <table:table-cell office:value-type="float" office:value="0.0001181">
            <text:p>0.0001181</text:p>
          </table:table-cell>
          <table:table-cell office:value-type="float" office:value="0.0001202">
            <text:p>0.0001202</text:p>
          </table:table-cell>
          <table:table-cell office:value-type="float" office:value="0.0000064">
            <text:p>0.0000064</text:p>
          </table:table-cell>
          <table:table-cell office:value-type="float" office:value="0.0000197">
            <text:p>0.0000197</text:p>
          </table:table-cell>
          <table:table-cell office:value-type="float" office:value="0.0002231">
            <text:p>0.0002231</text:p>
          </table:table-cell>
          <table:table-cell office:value-type="float" office:value="0.0002278">
            <text:p>0.0002278</text:p>
          </table:table-cell>
          <table:table-cell office:value-type="float" office:value="0.0000106">
            <text:p>0.0000106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0.0012173">
            <text:p>0.0012173</text:p>
          </table:table-cell>
          <table:table-cell office:value-type="float" office:value="0.0013291">
            <text:p>0.0013291</text:p>
          </table:table-cell>
          <table:table-cell office:value-type="float" office:value="0.0013132">
            <text:p>0.0013132</text:p>
          </table:table-cell>
          <table:table-cell office:value-type="float" office:value="0.001723">
            <text:p>0.001723</text:p>
          </table:table-cell>
          <table:table-cell office:value-type="float" office:value="0.0000004">
            <text:p>0.0000004</text:p>
          </table:table-cell>
          <table:table-cell office:value-type="float" office:value="0.0000579">
            <text:p>0.0000579</text:p>
          </table:table-cell>
          <table:table-cell office:value-type="float" office:value="0.0000586">
            <text:p>0.0000586</text:p>
          </table:table-cell>
          <table:table-cell office:value-type="float" office:value="0.0000006">
            <text:p>0.0000006</text:p>
          </table:table-cell>
          <table:table-cell office:value-type="float" office:value="0.0014808">
            <text:p>0.0014808</text:p>
          </table:table-cell>
          <table:table-cell office:value-type="float" office:value="0.0491108">
            <text:p>0.0491108</text:p>
          </table:table-cell>
          <table:table-cell office:value-type="float" office:value="0.0475935">
            <text:p>0.0475935</text:p>
          </table:table-cell>
          <table:table-cell office:value-type="float" office:value="0.0013218">
            <text:p>0.0013218</text:p>
          </table:table-cell>
          <table:table-cell office:value-type="float" office:value="0.1193118">
            <text:p>0.1193118</text:p>
          </table:table-cell>
          <table:table-cell office:value-type="float" office:value="0.2665212">
            <text:p>0.2665212</text:p>
          </table:table-cell>
          <table:table-cell office:value-type="float" office:value="0.2689406">
            <text:p>0.2689406</text:p>
          </table:table-cell>
          <table:table-cell office:value-type="float" office:value="0.0103893">
            <text:p>0.0103893</text:p>
          </table:table-cell>
          <table:table-cell office:value-type="float" office:value="0.0000166">
            <text:p>0.0000166</text:p>
          </table:table-cell>
          <table:table-cell office:value-type="float" office:value="0.0001255">
            <text:p>0.0001255</text:p>
          </table:table-cell>
          <table:table-cell office:value-type="float" office:value="0.0001313">
            <text:p>0.0001313</text:p>
          </table:table-cell>
          <table:table-cell office:value-type="float" office:value="0.0000064">
            <text:p>0.0000064</text:p>
          </table:table-cell>
          <table:table-cell office:value-type="float" office:value="0.0000203">
            <text:p>0.0000203</text:p>
          </table:table-cell>
          <table:table-cell office:value-type="float" office:value="0.000233">
            <text:p>0.000233</text:p>
          </table:table-cell>
          <table:table-cell office:value-type="float" office:value="0.0002379">
            <text:p>0.0002379</text:p>
          </table:table-cell>
          <table:table-cell office:value-type="float" office:value="0.0000097">
            <text:p>0.0000097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0.0012679">
            <text:p>0.0012679</text:p>
          </table:table-cell>
          <table:table-cell office:value-type="float" office:value="0.001386">
            <text:p>0.001386</text:p>
          </table:table-cell>
          <table:table-cell office:value-type="float" office:value="0.0013684">
            <text:p>0.0013684</text:p>
          </table:table-cell>
          <table:table-cell office:value-type="float" office:value="0.0017953">
            <text:p>0.0017953</text:p>
          </table:table-cell>
          <table:table-cell office:value-type="float" office:value="0.0000005">
            <text:p>0.0000005</text:p>
          </table:table-cell>
          <table:table-cell office:value-type="float" office:value="0.0000633">
            <text:p>0.0000633</text:p>
          </table:table-cell>
          <table:table-cell office:value-type="float" office:value="0.0000615">
            <text:p>0.0000615</text:p>
          </table:table-cell>
          <table:table-cell office:value-type="float" office:value="0.0000005">
            <text:p>0.0000005</text:p>
          </table:table-cell>
          <table:table-cell office:value-type="float" office:value="0.0015411">
            <text:p>0.0015411</text:p>
          </table:table-cell>
          <table:table-cell office:value-type="float" office:value="0.0533652">
            <text:p>0.0533652</text:p>
          </table:table-cell>
          <table:table-cell office:value-type="float" office:value="0.0518095">
            <text:p>0.0518095</text:p>
          </table:table-cell>
          <table:table-cell office:value-type="float" office:value="0.0013744">
            <text:p>0.0013744</text:p>
          </table:table-cell>
          <table:table-cell office:value-type="float" office:value="0.1326798">
            <text:p>0.1326798</text:p>
          </table:table-cell>
          <table:table-cell office:value-type="float" office:value="0.2902297">
            <text:p>0.2902297</text:p>
          </table:table-cell>
          <table:table-cell office:value-type="float" office:value="0.2926887">
            <text:p>0.2926887</text:p>
          </table:table-cell>
          <table:table-cell office:value-type="float" office:value="0.0112378">
            <text:p>0.0112378</text:p>
          </table:table-cell>
          <table:table-cell office:value-type="float" office:value="0.0000174">
            <text:p>0.0000174</text:p>
          </table:table-cell>
          <table:table-cell office:value-type="float" office:value="0.0001324">
            <text:p>0.0001324</text:p>
          </table:table-cell>
          <table:table-cell office:value-type="float" office:value="0.0001378">
            <text:p>0.0001378</text:p>
          </table:table-cell>
          <table:table-cell office:value-type="float" office:value="0.0000065">
            <text:p>0.0000065</text:p>
          </table:table-cell>
          <table:table-cell office:value-type="float" office:value="0.0000231">
            <text:p>0.0000231</text:p>
          </table:table-cell>
          <table:table-cell office:value-type="float" office:value="0.0002401">
            <text:p>0.0002401</text:p>
          </table:table-cell>
          <table:table-cell office:value-type="float" office:value="0.0002489">
            <text:p>0.0002489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0013183">
            <text:p>0.0013183</text:p>
          </table:table-cell>
          <table:table-cell office:value-type="float" office:value="0.0014421">
            <text:p>0.0014421</text:p>
          </table:table-cell>
          <table:table-cell office:value-type="float" office:value="0.0014238">
            <text:p>0.0014238</text:p>
          </table:table-cell>
          <table:table-cell office:value-type="float" office:value="0.0018682">
            <text:p>0.0018682</text:p>
          </table:table-cell>
          <table:table-cell office:value-type="float" office:value="0.0000005">
            <text:p>0.0000005</text:p>
          </table:table-cell>
          <table:table-cell office:value-type="float" office:value="0.0000635">
            <text:p>0.0000635</text:p>
          </table:table-cell>
          <table:table-cell office:value-type="float" office:value="0.0000632">
            <text:p>0.0000632</text:p>
          </table:table-cell>
          <table:table-cell office:value-type="float" office:value="0.0000005">
            <text:p>0.0000005</text:p>
          </table:table-cell>
          <table:table-cell office:value-type="float" office:value="0.0016016">
            <text:p>0.0016016</text:p>
          </table:table-cell>
          <table:table-cell office:value-type="float" office:value="0.0578142">
            <text:p>0.0578142</text:p>
          </table:table-cell>
          <table:table-cell office:value-type="float" office:value="0.0562042">
            <text:p>0.0562042</text:p>
          </table:table-cell>
          <table:table-cell office:value-type="float" office:value="0.0014289">
            <text:p>0.0014289</text:p>
          </table:table-cell>
          <table:table-cell office:value-type="float" office:value="0.1469918">
            <text:p>0.1469918</text:p>
          </table:table-cell>
          <table:table-cell office:value-type="float" office:value="0.3149026">
            <text:p>0.3149026</text:p>
          </table:table-cell>
          <table:table-cell office:value-type="float" office:value="0.3176868">
            <text:p>0.3176868</text:p>
          </table:table-cell>
          <table:table-cell office:value-type="float" office:value="0.0121071">
            <text:p>0.0121071</text:p>
          </table:table-cell>
          <table:table-cell office:value-type="float" office:value="0.0000179">
            <text:p>0.0000179</text:p>
          </table:table-cell>
          <table:table-cell office:value-type="float" office:value="0.0001387">
            <text:p>0.0001387</text:p>
          </table:table-cell>
          <table:table-cell office:value-type="float" office:value="0.0001416">
            <text:p>0.0001416</text:p>
          </table:table-cell>
          <table:table-cell office:value-type="float" office:value="0.0000067">
            <text:p>0.0000067</text:p>
          </table:table-cell>
          <table:table-cell office:value-type="float" office:value="0.0000228">
            <text:p>0.0000228</text:p>
          </table:table-cell>
          <table:table-cell office:value-type="float" office:value="0.0002543">
            <text:p>0.0002543</text:p>
          </table:table-cell>
          <table:table-cell office:value-type="float" office:value="0.0002664">
            <text:p>0.0002664</text:p>
          </table:table-cell>
          <table:table-cell office:value-type="float" office:value="0.0000108">
            <text:p>0.0000108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0.0013704">
            <text:p>0.0013704</text:p>
          </table:table-cell>
          <table:table-cell office:value-type="float" office:value="0.0014973">
            <text:p>0.0014973</text:p>
          </table:table-cell>
          <table:table-cell office:value-type="float" office:value="0.0014794">
            <text:p>0.0014794</text:p>
          </table:table-cell>
          <table:table-cell office:value-type="float" office:value="0.0019418">
            <text:p>0.0019418</text:p>
          </table:table-cell>
          <table:table-cell office:value-type="float" office:value="0.0000008">
            <text:p>0.0000008</text:p>
          </table:table-cell>
          <table:table-cell office:value-type="float" office:value="0.0000656">
            <text:p>0.0000656</text:p>
          </table:table-cell>
          <table:table-cell office:value-type="float" office:value="0.0000648">
            <text:p>0.0000648</text:p>
          </table:table-cell>
          <table:table-cell office:value-type="float" office:value="0.0000005">
            <text:p>0.0000005</text:p>
          </table:table-cell>
          <table:table-cell office:value-type="float" office:value="0.0016702">
            <text:p>0.0016702</text:p>
          </table:table-cell>
          <table:table-cell office:value-type="float" office:value="0.0624629">
            <text:p>0.0624629</text:p>
          </table:table-cell>
          <table:table-cell office:value-type="float" office:value="0.0608041">
            <text:p>0.0608041</text:p>
          </table:table-cell>
          <table:table-cell office:value-type="float" office:value="0.0014833">
            <text:p>0.0014833</text:p>
          </table:table-cell>
          <table:table-cell office:value-type="float" office:value="0.1622369">
            <text:p>0.1622369</text:p>
          </table:table-cell>
          <table:table-cell office:value-type="float" office:value="0.3405519">
            <text:p>0.3405519</text:p>
          </table:table-cell>
          <table:table-cell office:value-type="float" office:value="0.343581">
            <text:p>0.343581</text:p>
          </table:table-cell>
          <table:table-cell office:value-type="float" office:value="0.0130174">
            <text:p>0.0130174</text:p>
          </table:table-cell>
          <table:table-cell office:value-type="float" office:value="0.0000187">
            <text:p>0.0000187</text:p>
          </table:table-cell>
          <table:table-cell office:value-type="float" office:value="0.0001496">
            <text:p>0.0001496</text:p>
          </table:table-cell>
          <table:table-cell office:value-type="float" office:value="0.00015">
            <text:p>0.00015</text:p>
          </table:table-cell>
          <table:table-cell office:value-type="float" office:value="0.000007">
            <text:p>0.000007</text:p>
          </table:table-cell>
          <table:table-cell office:value-type="float" office:value="0.000024">
            <text:p>0.000024</text:p>
          </table:table-cell>
          <table:table-cell office:value-type="float" office:value="0.0002629">
            <text:p>0.0002629</text:p>
          </table:table-cell>
          <table:table-cell office:value-type="float" office:value="0.0002743">
            <text:p>0.0002743</text:p>
          </table:table-cell>
          <table:table-cell office:value-type="float" office:value="0.0000109">
            <text:p>0.0000109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0.0014219">
            <text:p>0.0014219</text:p>
          </table:table-cell>
          <table:table-cell office:value-type="float" office:value="0.0015538">
            <text:p>0.0015538</text:p>
          </table:table-cell>
          <table:table-cell office:value-type="float" office:value="0.0015354">
            <text:p>0.0015354</text:p>
          </table:table-cell>
          <table:table-cell office:value-type="float" office:value="0.0020152">
            <text:p>0.0020152</text:p>
          </table:table-cell>
          <table:table-cell office:value-type="float" office:value="0.0000006">
            <text:p>0.0000006</text:p>
          </table:table-cell>
          <table:table-cell office:value-type="float" office:value="0.0000709">
            <text:p>0.0000709</text:p>
          </table:table-cell>
          <table:table-cell office:value-type="float" office:value="0.0000687">
            <text:p>0.0000687</text:p>
          </table:table-cell>
          <table:table-cell office:value-type="float" office:value="0.0000004">
            <text:p>0.0000004</text:p>
          </table:table-cell>
          <table:table-cell office:value-type="float" office:value="0.0017398">
            <text:p>0.0017398</text:p>
          </table:table-cell>
          <table:table-cell office:value-type="float" office:value="0.0673069">
            <text:p>0.0673069</text:p>
          </table:table-cell>
          <table:table-cell office:value-type="float" office:value="0.0655622">
            <text:p>0.0655622</text:p>
          </table:table-cell>
          <table:table-cell office:value-type="float" office:value="0.0015368">
            <text:p>0.0015368</text:p>
          </table:table-cell>
          <table:table-cell office:value-type="float" office:value="0.1784694">
            <text:p>0.1784694</text:p>
          </table:table-cell>
          <table:table-cell office:value-type="float" office:value="0.3674079">
            <text:p>0.3674079</text:p>
          </table:table-cell>
          <table:table-cell office:value-type="float" office:value="0.3705797">
            <text:p>0.3705797</text:p>
          </table:table-cell>
          <table:table-cell office:value-type="float" office:value="0.0139576">
            <text:p>0.0139576</text:p>
          </table:table-cell>
          <table:table-cell office:value-type="float" office:value="0.0000193">
            <text:p>0.0000193</text:p>
          </table:table-cell>
          <table:table-cell office:value-type="float" office:value="0.000155">
            <text:p>0.000155</text:p>
          </table:table-cell>
          <table:table-cell office:value-type="float" office:value="0.0001606">
            <text:p>0.0001606</text:p>
          </table:table-cell>
          <table:table-cell office:value-type="float" office:value="0.0000073">
            <text:p>0.0000073</text:p>
          </table:table-cell>
          <table:table-cell office:value-type="float" office:value="0.0000263">
            <text:p>0.0000263</text:p>
          </table:table-cell>
          <table:table-cell office:value-type="float" office:value="0.0002786">
            <text:p>0.0002786</text:p>
          </table:table-cell>
          <table:table-cell office:value-type="float" office:value="0.0002902">
            <text:p>0.0002902</text:p>
          </table:table-cell>
          <table:table-cell office:value-type="float" office:value="0.0000115">
            <text:p>0.0000115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0.0014722">
            <text:p>0.0014722</text:p>
          </table:table-cell>
          <table:table-cell office:value-type="float" office:value="0.0016101">
            <text:p>0.0016101</text:p>
          </table:table-cell>
          <table:table-cell office:value-type="float" office:value="0.0015929">
            <text:p>0.0015929</text:p>
          </table:table-cell>
          <table:table-cell office:value-type="float" office:value="0.0020869">
            <text:p>0.0020869</text:p>
          </table:table-cell>
          <table:table-cell office:value-type="float" office:value="0.0000004">
            <text:p>0.0000004</text:p>
          </table:table-cell>
          <table:table-cell office:value-type="float" office:value="0.0000738">
            <text:p>0.0000738</text:p>
          </table:table-cell>
          <table:table-cell office:value-type="float" office:value="0.000072">
            <text:p>0.000072</text:p>
          </table:table-cell>
          <table:table-cell office:value-type="float" office:value="0.0000006">
            <text:p>0.0000006</text:p>
          </table:table-cell>
          <table:table-cell office:value-type="float" office:value="0.0018108">
            <text:p>0.0018108</text:p>
          </table:table-cell>
          <table:table-cell office:value-type="float" office:value="0.0723416">
            <text:p>0.0723416</text:p>
          </table:table-cell>
          <table:table-cell office:value-type="float" office:value="0.0705266">
            <text:p>0.0705266</text:p>
          </table:table-cell>
          <table:table-cell office:value-type="float" office:value="0.0015918">
            <text:p>0.0015918</text:p>
          </table:table-cell>
          <table:table-cell office:value-type="float" office:value="0.1956427">
            <text:p>0.1956427</text:p>
          </table:table-cell>
          <table:table-cell office:value-type="float" office:value="0.3952646">
            <text:p>0.3952646</text:p>
          </table:table-cell>
          <table:table-cell office:value-type="float" office:value="0.3986899">
            <text:p>0.3986899</text:p>
          </table:table-cell>
          <table:table-cell office:value-type="float" office:value="0.0149324">
            <text:p>0.0149324</text:p>
          </table:table-cell>
          <table:table-cell office:value-type="float" office:value="0.0000198">
            <text:p>0.0000198</text:p>
          </table:table-cell>
          <table:table-cell office:value-type="float" office:value="0.0001624">
            <text:p>0.0001624</text:p>
          </table:table-cell>
          <table:table-cell office:value-type="float" office:value="0.0001668">
            <text:p>0.0001668</text:p>
          </table:table-cell>
          <table:table-cell office:value-type="float" office:value="0.0000077">
            <text:p>0.0000077</text:p>
          </table:table-cell>
          <table:table-cell office:value-type="float" office:value="0.0000274">
            <text:p>0.0000274</text:p>
          </table:table-cell>
          <table:table-cell office:value-type="float" office:value="0.000291">
            <text:p>0.000291</text:p>
          </table:table-cell>
          <table:table-cell office:value-type="float" office:value="0.0003043">
            <text:p>0.0003043</text:p>
          </table:table-cell>
          <table:table-cell office:value-type="float" office:value="0.000012">
            <text:p>0.000012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0.0015239">
            <text:p>0.0015239</text:p>
          </table:table-cell>
          <table:table-cell office:value-type="float" office:value="0.0016667">
            <text:p>0.0016667</text:p>
          </table:table-cell>
          <table:table-cell office:value-type="float" office:value="0.001651">
            <text:p>0.001651</text:p>
          </table:table-cell>
          <table:table-cell office:value-type="float" office:value="0.0021601">
            <text:p>0.0021601</text:p>
          </table:table-cell>
          <table:table-cell office:value-type="float" office:value="0.0000008">
            <text:p>0.0000008</text:p>
          </table:table-cell>
          <table:table-cell office:value-type="float" office:value="0.000077">
            <text:p>0.000077</text:p>
          </table:table-cell>
          <table:table-cell office:value-type="float" office:value="0.0000736">
            <text:p>0.0000736</text:p>
          </table:table-cell>
          <table:table-cell office:value-type="float" office:value="0.0000005">
            <text:p>0.0000005</text:p>
          </table:table-cell>
          <table:table-cell office:value-type="float" office:value="0.0018789">
            <text:p>0.0018789</text:p>
          </table:table-cell>
          <table:table-cell office:value-type="float" office:value="0.0775539">
            <text:p>0.0775539</text:p>
          </table:table-cell>
          <table:table-cell office:value-type="float" office:value="0.0756376">
            <text:p>0.0756376</text:p>
          </table:table-cell>
          <table:table-cell office:value-type="float" office:value="0.0016462">
            <text:p>0.0016462</text:p>
          </table:table-cell>
          <table:table-cell office:value-type="float" office:value="0.2138705">
            <text:p>0.2138705</text:p>
          </table:table-cell>
          <table:table-cell office:value-type="float" office:value="0.4240993">
            <text:p>0.4240993</text:p>
          </table:table-cell>
          <table:table-cell office:value-type="float" office:value="0.4298997">
            <text:p>0.4298997</text:p>
          </table:table-cell>
          <table:table-cell office:value-type="float" office:value="0.0159425">
            <text:p>0.0159425</text:p>
          </table:table-cell>
          <table:table-cell office:value-type="float" office:value="0.0000208">
            <text:p>0.0000208</text:p>
          </table:table-cell>
          <table:table-cell office:value-type="float" office:value="0.0001678">
            <text:p>0.0001678</text:p>
          </table:table-cell>
          <table:table-cell office:value-type="float" office:value="0.0001756">
            <text:p>0.0001756</text:p>
          </table:table-cell>
          <table:table-cell office:value-type="float" office:value="0.0000079">
            <text:p>0.0000079</text:p>
          </table:table-cell>
          <table:table-cell office:value-type="float" office:value="0.0000258">
            <text:p>0.0000258</text:p>
          </table:table-cell>
          <table:table-cell office:value-type="float" office:value="0.0003015">
            <text:p>0.0003015</text:p>
          </table:table-cell>
          <table:table-cell office:value-type="float" office:value="0.0003092">
            <text:p>0.0003092</text:p>
          </table:table-cell>
          <table:table-cell office:value-type="float" office:value="0.0000117">
            <text:p>0.000011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015775">
            <text:p>0.0015775</text:p>
          </table:table-cell>
          <table:table-cell office:value-type="float" office:value="0.0017253">
            <text:p>0.0017253</text:p>
          </table:table-cell>
          <table:table-cell office:value-type="float" office:value="0.0017075">
            <text:p>0.0017075</text:p>
          </table:table-cell>
          <table:table-cell office:value-type="float" office:value="0.0022317">
            <text:p>0.0022317</text:p>
          </table:table-cell>
          <table:table-cell office:value-type="float" office:value="0.0000007">
            <text:p>0.0000007</text:p>
          </table:table-cell>
          <table:table-cell office:value-type="float" office:value="0.0000756">
            <text:p>0.0000756</text:p>
          </table:table-cell>
          <table:table-cell office:value-type="float" office:value="0.0000773">
            <text:p>0.0000773</text:p>
          </table:table-cell>
          <table:table-cell office:value-type="float" office:value="0.0000004">
            <text:p>0.0000004</text:p>
          </table:table-cell>
          <table:table-cell office:value-type="float" office:value="0.0019467">
            <text:p>0.0019467</text:p>
          </table:table-cell>
          <table:table-cell office:value-type="float" office:value="0.0829893">
            <text:p>0.0829893</text:p>
          </table:table-cell>
          <table:table-cell office:value-type="float" office:value="0.0809853">
            <text:p>0.0809853</text:p>
          </table:table-cell>
          <table:table-cell office:value-type="float" office:value="0.0017014">
            <text:p>0.0017014</text:p>
          </table:table-cell>
          <table:table-cell office:value-type="float" office:value="0.2335462">
            <text:p>0.2335462</text:p>
          </table:table-cell>
          <table:table-cell office:value-type="float" office:value="0.4538351">
            <text:p>0.4538351</text:p>
          </table:table-cell>
          <table:table-cell office:value-type="float" office:value="0.4619333">
            <text:p>0.4619333</text:p>
          </table:table-cell>
          <table:table-cell office:value-type="float" office:value="0.0169855">
            <text:p>0.0169855</text:p>
          </table:table-cell>
          <table:table-cell office:value-type="float" office:value="0.0000239">
            <text:p>0.0000239</text:p>
          </table:table-cell>
          <table:table-cell office:value-type="float" office:value="0.0001759">
            <text:p>0.0001759</text:p>
          </table:table-cell>
          <table:table-cell office:value-type="float" office:value="0.0001797">
            <text:p>0.0001797</text:p>
          </table:table-cell>
          <table:table-cell office:value-type="float" office:value="0.000008">
            <text:p>0.000008</text:p>
          </table:table-cell>
          <table:table-cell office:value-type="float" office:value="0.000032">
            <text:p>0.000032</text:p>
          </table:table-cell>
          <table:table-cell office:value-type="float" office:value="0.0003168">
            <text:p>0.0003168</text:p>
          </table:table-cell>
          <table:table-cell office:value-type="float" office:value="0.0003262">
            <text:p>0.0003262</text:p>
          </table:table-cell>
          <table:table-cell office:value-type="float" office:value="0.0000126">
            <text:p>0.0000126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0.0016281">
            <text:p>0.0016281</text:p>
          </table:table-cell>
          <table:table-cell office:value-type="float" office:value="0.0017834">
            <text:p>0.0017834</text:p>
          </table:table-cell>
          <table:table-cell office:value-type="float" office:value="0.0017644">
            <text:p>0.0017644</text:p>
          </table:table-cell>
          <table:table-cell office:value-type="float" office:value="0.0023038">
            <text:p>0.0023038</text:p>
          </table:table-cell>
          <table:table-cell office:value-type="float" office:value="0.0000006">
            <text:p>0.0000006</text:p>
          </table:table-cell>
          <table:table-cell office:value-type="float" office:value="0.0000817">
            <text:p>0.0000817</text:p>
          </table:table-cell>
          <table:table-cell office:value-type="float" office:value="0.0000794">
            <text:p>0.0000794</text:p>
          </table:table-cell>
          <table:table-cell office:value-type="float" office:value="0.0000005">
            <text:p>0.0000005</text:p>
          </table:table-cell>
          <table:table-cell office:value-type="float" office:value="0.0020181">
            <text:p>0.0020181</text:p>
          </table:table-cell>
          <table:table-cell office:value-type="float" office:value="0.0886054">
            <text:p>0.0886054</text:p>
          </table:table-cell>
          <table:table-cell office:value-type="float" office:value="0.0864924">
            <text:p>0.0864924</text:p>
          </table:table-cell>
          <table:table-cell office:value-type="float" office:value="0.0017562">
            <text:p>0.0017562</text:p>
          </table:table-cell>
          <table:table-cell office:value-type="float" office:value="0.2538844">
            <text:p>0.2538844</text:p>
          </table:table-cell>
          <table:table-cell office:value-type="float" office:value="0.4846813">
            <text:p>0.4846813</text:p>
          </table:table-cell>
          <table:table-cell office:value-type="float" office:value="0.4930794">
            <text:p>0.4930794</text:p>
          </table:table-cell>
          <table:table-cell office:value-type="float" office:value="0.0180611">
            <text:p>0.0180611</text:p>
          </table:table-cell>
          <table:table-cell office:value-type="float" office:value="0.0000221">
            <text:p>0.0000221</text:p>
          </table:table-cell>
          <table:table-cell office:value-type="float" office:value="0.0001835">
            <text:p>0.0001835</text:p>
          </table:table-cell>
          <table:table-cell office:value-type="float" office:value="0.0001918">
            <text:p>0.0001918</text:p>
          </table:table-cell>
          <table:table-cell office:value-type="float" office:value="0.0000084">
            <text:p>0.0000084</text:p>
          </table:table-cell>
          <table:table-cell office:value-type="float" office:value="0.0000299">
            <text:p>0.0000299</text:p>
          </table:table-cell>
          <table:table-cell office:value-type="float" office:value="0.0003208">
            <text:p>0.0003208</text:p>
          </table:table-cell>
          <table:table-cell office:value-type="float" office:value="0.0003428">
            <text:p>0.0003428</text:p>
          </table:table-cell>
          <table:table-cell office:value-type="float" office:value="0.000013">
            <text:p>0.000013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0.0016787">
            <text:p>0.0016787</text:p>
          </table:table-cell>
          <table:table-cell office:value-type="float" office:value="0.0018399">
            <text:p>0.0018399</text:p>
          </table:table-cell>
          <table:table-cell office:value-type="float" office:value="0.0018193">
            <text:p>0.0018193</text:p>
          </table:table-cell>
          <table:table-cell office:value-type="float" office:value="0.0023774">
            <text:p>0.0023774</text:p>
          </table:table-cell>
          <table:table-cell office:value-type="float" office:value="0.0000006">
            <text:p>0.0000006</text:p>
          </table:table-cell>
          <table:table-cell office:value-type="float" office:value="0.0000843">
            <text:p>0.0000843</text:p>
          </table:table-cell>
          <table:table-cell office:value-type="float" office:value="0.0000824">
            <text:p>0.0000824</text:p>
          </table:table-cell>
          <table:table-cell office:value-type="float" office:value="0.0000004">
            <text:p>0.0000004</text:p>
          </table:table-cell>
          <table:table-cell office:value-type="float" office:value="0.0020868">
            <text:p>0.0020868</text:p>
          </table:table-cell>
          <table:table-cell office:value-type="float" office:value="0.0944151">
            <text:p>0.0944151</text:p>
          </table:table-cell>
          <table:table-cell office:value-type="float" office:value="0.092201">
            <text:p>0.092201</text:p>
          </table:table-cell>
          <table:table-cell office:value-type="float" office:value="0.0018117">
            <text:p>0.0018117</text:p>
          </table:table-cell>
          <table:table-cell office:value-type="float" office:value="0.2755007">
            <text:p>0.2755007</text:p>
          </table:table-cell>
          <table:table-cell office:value-type="float" office:value="0.5167828">
            <text:p>0.5167828</text:p>
          </table:table-cell>
          <table:table-cell office:value-type="float" office:value="0.525098">
            <text:p>0.525098</text:p>
          </table:table-cell>
          <table:table-cell office:value-type="float" office:value="0.0191835">
            <text:p>0.0191835</text:p>
          </table:table-cell>
          <table:table-cell office:value-type="float" office:value="0.0000229">
            <text:p>0.0000229</text:p>
          </table:table-cell>
          <table:table-cell office:value-type="float" office:value="0.0001905">
            <text:p>0.0001905</text:p>
          </table:table-cell>
          <table:table-cell office:value-type="float" office:value="0.0001995">
            <text:p>0.0001995</text:p>
          </table:table-cell>
          <table:table-cell office:value-type="float" office:value="0.0000086">
            <text:p>0.0000086</text:p>
          </table:table-cell>
          <table:table-cell office:value-type="float" office:value="0.0000461">
            <text:p>0.0000461</text:p>
          </table:table-cell>
          <table:table-cell office:value-type="float" office:value="0.0003383">
            <text:p>0.0003383</text:p>
          </table:table-cell>
          <table:table-cell office:value-type="float" office:value="0.0003475">
            <text:p>0.0003475</text:p>
          </table:table-cell>
          <table:table-cell office:value-type="float" office:value="0.0000134">
            <text:p>0.0000134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0.0017304">
            <text:p>0.0017304</text:p>
          </table:table-cell>
          <table:table-cell office:value-type="float" office:value="0.001897">
            <text:p>0.001897</text:p>
          </table:table-cell>
          <table:table-cell office:value-type="float" office:value="0.0018793">
            <text:p>0.0018793</text:p>
          </table:table-cell>
          <table:table-cell office:value-type="float" office:value="0.0024482">
            <text:p>0.0024482</text:p>
          </table:table-cell>
          <table:table-cell office:value-type="float" office:value="0.0000007">
            <text:p>0.0000007</text:p>
          </table:table-cell>
          <table:table-cell office:value-type="float" office:value="0.0000877">
            <text:p>0.0000877</text:p>
          </table:table-cell>
          <table:table-cell office:value-type="float" office:value="0.0000835">
            <text:p>0.0000835</text:p>
          </table:table-cell>
          <table:table-cell office:value-type="float" office:value="0.0000006">
            <text:p>0.0000006</text:p>
          </table:table-cell>
          <table:table-cell office:value-type="float" office:value="0.0021568">
            <text:p>0.0021568</text:p>
          </table:table-cell>
          <table:table-cell office:value-type="float" office:value="0.1004368">
            <text:p>0.1004368</text:p>
          </table:table-cell>
          <table:table-cell office:value-type="float" office:value="0.0980571">
            <text:p>0.0980571</text:p>
          </table:table-cell>
          <table:table-cell office:value-type="float" office:value="0.0018667">
            <text:p>0.0018667</text:p>
          </table:table-cell>
          <table:table-cell office:value-type="float" office:value="0.2977806">
            <text:p>0.2977806</text:p>
          </table:table-cell>
          <table:table-cell office:value-type="float" office:value="0.549804">
            <text:p>0.549804</text:p>
          </table:table-cell>
          <table:table-cell office:value-type="float" office:value="0.5619665">
            <text:p>0.5619665</text:p>
          </table:table-cell>
          <table:table-cell office:value-type="float" office:value="0.0203275">
            <text:p>0.0203275</text:p>
          </table:table-cell>
          <table:table-cell office:value-type="float" office:value="0.0000236">
            <text:p>0.0000236</text:p>
          </table:table-cell>
          <table:table-cell office:value-type="float" office:value="0.0002003">
            <text:p>0.0002003</text:p>
          </table:table-cell>
          <table:table-cell office:value-type="float" office:value="0.0002013">
            <text:p>0.0002013</text:p>
          </table:table-cell>
          <table:table-cell office:value-type="float" office:value="0.0000089">
            <text:p>0.0000089</text:p>
          </table:table-cell>
          <table:table-cell office:value-type="float" office:value="0.0000299">
            <text:p>0.0000299</text:p>
          </table:table-cell>
          <table:table-cell office:value-type="float" office:value="0.0003432">
            <text:p>0.0003432</text:p>
          </table:table-cell>
          <table:table-cell office:value-type="float" office:value="0.0003573">
            <text:p>0.0003573</text:p>
          </table:table-cell>
          <table:table-cell office:value-type="float" office:value="0.0000141">
            <text:p>0.0000141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0.0017815">
            <text:p>0.0017815</text:p>
          </table:table-cell>
          <table:table-cell office:value-type="float" office:value="0.0019538">
            <text:p>0.0019538</text:p>
          </table:table-cell>
          <table:table-cell office:value-type="float" office:value="0.0019365">
            <text:p>0.0019365</text:p>
          </table:table-cell>
          <table:table-cell office:value-type="float" office:value="0.0025217">
            <text:p>0.0025217</text:p>
          </table:table-cell>
          <table:table-cell office:value-type="float" office:value="0.0000007">
            <text:p>0.0000007</text:p>
          </table:table-cell>
          <table:table-cell office:value-type="float" office:value="0.0000858">
            <text:p>0.0000858</text:p>
          </table:table-cell>
          <table:table-cell office:value-type="float" office:value="0.0000876">
            <text:p>0.0000876</text:p>
          </table:table-cell>
          <table:table-cell office:value-type="float" office:value="0.0000005">
            <text:p>0.0000005</text:p>
          </table:table-cell>
          <table:table-cell office:value-type="float" office:value="0.002224">
            <text:p>0.002224</text:p>
          </table:table-cell>
          <table:table-cell office:value-type="float" office:value="0.1066122">
            <text:p>0.1066122</text:p>
          </table:table-cell>
          <table:table-cell office:value-type="float" office:value="0.104135">
            <text:p>0.104135</text:p>
          </table:table-cell>
          <table:table-cell office:value-type="float" office:value="0.0019207">
            <text:p>0.0019207</text:p>
          </table:table-cell>
          <table:table-cell office:value-type="float" office:value="0.3216734">
            <text:p>0.3216734</text:p>
          </table:table-cell>
          <table:table-cell office:value-type="float" office:value="0.5838601">
            <text:p>0.5838601</text:p>
          </table:table-cell>
          <table:table-cell office:value-type="float" office:value="0.5967063">
            <text:p>0.5967063</text:p>
          </table:table-cell>
          <table:table-cell office:value-type="float" office:value="0.021506">
            <text:p>0.021506</text:p>
          </table:table-cell>
          <table:table-cell office:value-type="float" office:value="0.0000242">
            <text:p>0.0000242</text:p>
          </table:table-cell>
          <table:table-cell office:value-type="float" office:value="0.0002076">
            <text:p>0.0002076</text:p>
          </table:table-cell>
          <table:table-cell office:value-type="float" office:value="0.0002152">
            <text:p>0.0002152</text:p>
          </table:table-cell>
          <table:table-cell office:value-type="float" office:value="0.0000096">
            <text:p>0.0000096</text:p>
          </table:table-cell>
          <table:table-cell office:value-type="float" office:value="0.000035">
            <text:p>0.000035</text:p>
          </table:table-cell>
          <table:table-cell office:value-type="float" office:value="0.0003644">
            <text:p>0.0003644</text:p>
          </table:table-cell>
          <table:table-cell office:value-type="float" office:value="0.0003742">
            <text:p>0.0003742</text:p>
          </table:table-cell>
          <table:table-cell office:value-type="float" office:value="0.0000154">
            <text:p>0.0000154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0018325">
            <text:p>0.0018325</text:p>
          </table:table-cell>
          <table:table-cell office:value-type="float" office:value="0.002011">
            <text:p>0.002011</text:p>
          </table:table-cell>
          <table:table-cell office:value-type="float" office:value="0.0019942">
            <text:p>0.0019942</text:p>
          </table:table-cell>
          <table:table-cell office:value-type="float" office:value="0.002594">
            <text:p>0.002594</text:p>
          </table:table-cell>
          <table:table-cell office:value-type="float" office:value="0.0000006">
            <text:p>0.0000006</text:p>
          </table:table-cell>
          <table:table-cell office:value-type="float" office:value="0.0000922">
            <text:p>0.0000922</text:p>
          </table:table-cell>
          <table:table-cell office:value-type="float" office:value="0.0000895">
            <text:p>0.0000895</text:p>
          </table:table-cell>
          <table:table-cell office:value-type="float" office:value="0.0000006">
            <text:p>0.0000006</text:p>
          </table:table-cell>
          <table:table-cell office:value-type="float" office:value="0.0022896">
            <text:p>0.0022896</text:p>
          </table:table-cell>
          <table:table-cell office:value-type="float" office:value="0.1130128">
            <text:p>0.1130128</text:p>
          </table:table-cell>
          <table:table-cell office:value-type="float" office:value="0.1103629">
            <text:p>0.1103629</text:p>
          </table:table-cell>
          <table:table-cell office:value-type="float" office:value="0.0019756">
            <text:p>0.0019756</text:p>
          </table:table-cell>
          <table:table-cell office:value-type="float" office:value="0.3463395">
            <text:p>0.3463395</text:p>
          </table:table-cell>
          <table:table-cell office:value-type="float" office:value="0.6190151">
            <text:p>0.6190151</text:p>
          </table:table-cell>
          <table:table-cell office:value-type="float" office:value="0.6329417">
            <text:p>0.6329417</text:p>
          </table:table-cell>
          <table:table-cell office:value-type="float" office:value="0.0227138">
            <text:p>0.0227138</text:p>
          </table:table-cell>
          <table:table-cell office:value-type="float" office:value="0.0000249">
            <text:p>0.0000249</text:p>
          </table:table-cell>
          <table:table-cell office:value-type="float" office:value="0.0002128">
            <text:p>0.0002128</text:p>
          </table:table-cell>
          <table:table-cell office:value-type="float" office:value="0.0002181">
            <text:p>0.0002181</text:p>
          </table:table-cell>
          <table:table-cell office:value-type="float" office:value="0.0000094">
            <text:p>0.0000094</text:p>
          </table:table-cell>
          <table:table-cell office:value-type="float" office:value="0.0000314">
            <text:p>0.0000314</text:p>
          </table:table-cell>
          <table:table-cell office:value-type="float" office:value="0.0003658">
            <text:p>0.0003658</text:p>
          </table:table-cell>
          <table:table-cell office:value-type="float" office:value="0.000384">
            <text:p>0.000384</text:p>
          </table:table-cell>
          <table:table-cell office:value-type="float" office:value="0.000015">
            <text:p>0.000015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0.0018849">
            <text:p>0.0018849</text:p>
          </table:table-cell>
          <table:table-cell office:value-type="float" office:value="0.002068">
            <text:p>0.002068</text:p>
          </table:table-cell>
          <table:table-cell office:value-type="float" office:value="0.0020528">
            <text:p>0.0020528</text:p>
          </table:table-cell>
          <table:table-cell office:value-type="float" office:value="0.0026691">
            <text:p>0.0026691</text:p>
          </table:table-cell>
          <table:table-cell office:value-type="float" office:value="0.0000007">
            <text:p>0.0000007</text:p>
          </table:table-cell>
          <table:table-cell office:value-type="float" office:value="0.0000951">
            <text:p>0.0000951</text:p>
          </table:table-cell>
          <table:table-cell office:value-type="float" office:value="0.0000931">
            <text:p>0.0000931</text:p>
          </table:table-cell>
          <table:table-cell office:value-type="float" office:value="0.0000006">
            <text:p>0.0000006</text:p>
          </table:table-cell>
          <table:table-cell office:value-type="float" office:value="0.0023545">
            <text:p>0.0023545</text:p>
          </table:table-cell>
          <table:table-cell office:value-type="float" office:value="0.1195935">
            <text:p>0.1195935</text:p>
          </table:table-cell>
          <table:table-cell office:value-type="float" office:value="0.1168254">
            <text:p>0.1168254</text:p>
          </table:table-cell>
          <table:table-cell office:value-type="float" office:value="0.0020289">
            <text:p>0.0020289</text:p>
          </table:table-cell>
          <table:table-cell office:value-type="float" office:value="0.3722541">
            <text:p>0.3722541</text:p>
          </table:table-cell>
          <table:table-cell office:value-type="float" office:value="0.6553926">
            <text:p>0.6553926</text:p>
          </table:table-cell>
          <table:table-cell office:value-type="float" office:value="0.6741974">
            <text:p>0.6741974</text:p>
          </table:table-cell>
          <table:table-cell office:value-type="float" office:value="0.0239565">
            <text:p>0.0239565</text:p>
          </table:table-cell>
          <table:table-cell office:value-type="float" office:value="0.0000255">
            <text:p>0.0000255</text:p>
          </table:table-cell>
          <table:table-cell office:value-type="float" office:value="0.0002236">
            <text:p>0.0002236</text:p>
          </table:table-cell>
          <table:table-cell office:value-type="float" office:value="0.000233">
            <text:p>0.000233</text:p>
          </table:table-cell>
          <table:table-cell office:value-type="float" office:value="0.0000103">
            <text:p>0.0000103</text:p>
          </table:table-cell>
          <table:table-cell office:value-type="float" office:value="0.000034">
            <text:p>0.000034</text:p>
          </table:table-cell>
          <table:table-cell office:value-type="float" office:value="0.0003856">
            <text:p>0.0003856</text:p>
          </table:table-cell>
          <table:table-cell office:value-type="float" office:value="0.0003965">
            <text:p>0.0003965</text:p>
          </table:table-cell>
          <table:table-cell office:value-type="float" office:value="0.0000153">
            <text:p>0.0000153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0.0019361">
            <text:p>0.0019361</text:p>
          </table:table-cell>
          <table:table-cell office:value-type="float" office:value="0.0021273">
            <text:p>0.0021273</text:p>
          </table:table-cell>
          <table:table-cell office:value-type="float" office:value="0.0021106">
            <text:p>0.0021106</text:p>
          </table:table-cell>
          <table:table-cell office:value-type="float" office:value="0.0027411">
            <text:p>0.0027411</text:p>
          </table:table-cell>
          <table:table-cell office:value-type="float" office:value="0.0000006">
            <text:p>0.0000006</text:p>
          </table:table-cell>
          <table:table-cell office:value-type="float" office:value="0.0000982">
            <text:p>0.0000982</text:p>
          </table:table-cell>
          <table:table-cell office:value-type="float" office:value="0.0000934">
            <text:p>0.0000934</text:p>
          </table:table-cell>
          <table:table-cell office:value-type="float" office:value="0.0000006">
            <text:p>0.0000006</text:p>
          </table:table-cell>
          <table:table-cell office:value-type="float" office:value="0.0024225">
            <text:p>0.0024225</text:p>
          </table:table-cell>
          <table:table-cell office:value-type="float" office:value="0.1263572">
            <text:p>0.1263572</text:p>
          </table:table-cell>
          <table:table-cell office:value-type="float" office:value="0.123438">
            <text:p>0.123438</text:p>
          </table:table-cell>
          <table:table-cell office:value-type="float" office:value="0.0020852">
            <text:p>0.0020852</text:p>
          </table:table-cell>
          <table:table-cell office:value-type="float" office:value="0.3998718">
            <text:p>0.3998718</text:p>
          </table:table-cell>
          <table:table-cell office:value-type="float" office:value="0.6927595">
            <text:p>0.6927595</text:p>
          </table:table-cell>
          <table:table-cell office:value-type="float" office:value="0.7134495">
            <text:p>0.7134495</text:p>
          </table:table-cell>
          <table:table-cell office:value-type="float" office:value="0.0252337">
            <text:p>0.0252337</text:p>
          </table:table-cell>
          <table:table-cell office:value-type="float" office:value="0.0000265">
            <text:p>0.0000265</text:p>
          </table:table-cell>
          <table:table-cell office:value-type="float" office:value="0.0002296">
            <text:p>0.0002296</text:p>
          </table:table-cell>
          <table:table-cell office:value-type="float" office:value="0.0002347">
            <text:p>0.0002347</text:p>
          </table:table-cell>
          <table:table-cell office:value-type="float" office:value="0.0000104">
            <text:p>0.0000104</text:p>
          </table:table-cell>
          <table:table-cell office:value-type="float" office:value="0.0000351">
            <text:p>0.0000351</text:p>
          </table:table-cell>
          <table:table-cell office:value-type="float" office:value="0.000393">
            <text:p>0.000393</text:p>
          </table:table-cell>
          <table:table-cell office:value-type="float" office:value="0.0004172">
            <text:p>0.0004172</text:p>
          </table:table-cell>
          <table:table-cell office:value-type="float" office:value="0.0000158">
            <text:p>0.000015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0.001987">
            <text:p>0.001987</text:p>
          </table:table-cell>
          <table:table-cell office:value-type="float" office:value="0.0021836">
            <text:p>0.0021836</text:p>
          </table:table-cell>
          <table:table-cell office:value-type="float" office:value="0.0021686">
            <text:p>0.0021686</text:p>
          </table:table-cell>
          <table:table-cell office:value-type="float" office:value="0.0028145">
            <text:p>0.0028145</text:p>
          </table:table-cell>
          <table:table-cell office:value-type="float" office:value="0.0000006">
            <text:p>0.0000006</text:p>
          </table:table-cell>
          <table:table-cell office:value-type="float" office:value="0.000096">
            <text:p>0.000096</text:p>
          </table:table-cell>
          <table:table-cell office:value-type="float" office:value="0.000095">
            <text:p>0.000095</text:p>
          </table:table-cell>
          <table:table-cell office:value-type="float" office:value="0.0000005">
            <text:p>0.0000005</text:p>
          </table:table-cell>
          <table:table-cell office:value-type="float" office:value="0.0024896">
            <text:p>0.0024896</text:p>
          </table:table-cell>
          <table:table-cell office:value-type="float" office:value="0.1333033">
            <text:p>0.1333033</text:p>
          </table:table-cell>
          <table:table-cell office:value-type="float" office:value="0.1302601">
            <text:p>0.1302601</text:p>
          </table:table-cell>
          <table:table-cell office:value-type="float" office:value="0.0021405">
            <text:p>0.0021405</text:p>
          </table:table-cell>
          <table:table-cell office:value-type="float" office:value="0.4287985">
            <text:p>0.4287985</text:p>
          </table:table-cell>
          <table:table-cell office:value-type="float" office:value="0.7311596">
            <text:p>0.7311596</text:p>
          </table:table-cell>
          <table:table-cell office:value-type="float" office:value="0.7537975">
            <text:p>0.7537975</text:p>
          </table:table-cell>
          <table:table-cell office:value-type="float" office:value="0.0265426">
            <text:p>0.0265426</text:p>
          </table:table-cell>
          <table:table-cell office:value-type="float" office:value="0.0000271">
            <text:p>0.0000271</text:p>
          </table:table-cell>
          <table:table-cell office:value-type="float" office:value="0.0002371">
            <text:p>0.0002371</text:p>
          </table:table-cell>
          <table:table-cell office:value-type="float" office:value="0.0002442">
            <text:p>0.0002442</text:p>
          </table:table-cell>
          <table:table-cell office:value-type="float" office:value="0.0000101">
            <text:p>0.0000101</text:p>
          </table:table-cell>
          <table:table-cell office:value-type="float" office:value="0.0000343">
            <text:p>0.0000343</text:p>
          </table:table-cell>
          <table:table-cell office:value-type="float" office:value="0.0004078">
            <text:p>0.0004078</text:p>
          </table:table-cell>
          <table:table-cell office:value-type="float" office:value="0.0004254">
            <text:p>0.0004254</text:p>
          </table:table-cell>
          <table:table-cell office:value-type="float" office:value="0.0000162">
            <text:p>0.0000162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0.0020399">
            <text:p>0.0020399</text:p>
          </table:table-cell>
          <table:table-cell office:value-type="float" office:value="0.0022398">
            <text:p>0.0022398</text:p>
          </table:table-cell>
          <table:table-cell office:value-type="float" office:value="0.0022275">
            <text:p>0.0022275</text:p>
          </table:table-cell>
          <table:table-cell office:value-type="float" office:value="0.0028885">
            <text:p>0.0028885</text:p>
          </table:table-cell>
          <table:table-cell office:value-type="float" office:value="0.0000005">
            <text:p>0.0000005</text:p>
          </table:table-cell>
          <table:table-cell office:value-type="float" office:value="0.0001029">
            <text:p>0.0001029</text:p>
          </table:table-cell>
          <table:table-cell office:value-type="float" office:value="0.0000971">
            <text:p>0.0000971</text:p>
          </table:table-cell>
          <table:table-cell office:value-type="float" office:value="0.0000005">
            <text:p>0.0000005</text:p>
          </table:table-cell>
          <table:table-cell office:value-type="float" office:value="0.0025568">
            <text:p>0.0025568</text:p>
          </table:table-cell>
          <table:table-cell office:value-type="float" office:value="0.1404571">
            <text:p>0.1404571</text:p>
          </table:table-cell>
          <table:table-cell office:value-type="float" office:value="0.1372482">
            <text:p>0.1372482</text:p>
          </table:table-cell>
          <table:table-cell office:value-type="float" office:value="0.0021948">
            <text:p>0.0021948</text:p>
          </table:table-cell>
          <table:table-cell office:value-type="float" office:value="0.458486">
            <text:p>0.458486</text:p>
          </table:table-cell>
          <table:table-cell office:value-type="float" office:value="0.7705022">
            <text:p>0.7705022</text:p>
          </table:table-cell>
          <table:table-cell office:value-type="float" office:value="0.7948892">
            <text:p>0.7948892</text:p>
          </table:table-cell>
          <table:table-cell office:value-type="float" office:value="0.0278852">
            <text:p>0.0278852</text:p>
          </table:table-cell>
          <table:table-cell office:value-type="float" office:value="0.0000278">
            <text:p>0.0000278</text:p>
          </table:table-cell>
          <table:table-cell office:value-type="float" office:value="0.0002439">
            <text:p>0.0002439</text:p>
          </table:table-cell>
          <table:table-cell office:value-type="float" office:value="0.000249">
            <text:p>0.000249</text:p>
          </table:table-cell>
          <table:table-cell office:value-type="float" office:value="0.0000103">
            <text:p>0.0000103</text:p>
          </table:table-cell>
          <table:table-cell office:value-type="float" office:value="0.0000393">
            <text:p>0.0000393</text:p>
          </table:table-cell>
          <table:table-cell office:value-type="float" office:value="0.0004181">
            <text:p>0.0004181</text:p>
          </table:table-cell>
          <table:table-cell office:value-type="float" office:value="0.0004364">
            <text:p>0.0004364</text:p>
          </table:table-cell>
          <table:table-cell office:value-type="float" office:value="0.0000178">
            <text:p>0.0000178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0020944">
            <text:p>0.0020944</text:p>
          </table:table-cell>
          <table:table-cell office:value-type="float" office:value="0.0022966">
            <text:p>0.0022966</text:p>
          </table:table-cell>
          <table:table-cell office:value-type="float" office:value="0.0022872">
            <text:p>0.0022872</text:p>
          </table:table-cell>
          <table:table-cell office:value-type="float" office:value="0.0029629">
            <text:p>0.0029629</text:p>
          </table:table-cell>
          <table:table-cell office:value-type="float" office:value="0.0000005">
            <text:p>0.0000005</text:p>
          </table:table-cell>
          <table:table-cell office:value-type="float" office:value="0.0001055">
            <text:p>0.0001055</text:p>
          </table:table-cell>
          <table:table-cell office:value-type="float" office:value="0.0001038">
            <text:p>0.0001038</text:p>
          </table:table-cell>
          <table:table-cell office:value-type="float" office:value="0.0000005">
            <text:p>0.0000005</text:p>
          </table:table-cell>
          <table:table-cell office:value-type="float" office:value="0.0026243">
            <text:p>0.0026243</text:p>
          </table:table-cell>
          <table:table-cell office:value-type="float" office:value="0.1477919">
            <text:p>0.1477919</text:p>
          </table:table-cell>
          <table:table-cell office:value-type="float" office:value="0.1444422">
            <text:p>0.1444422</text:p>
          </table:table-cell>
          <table:table-cell office:value-type="float" office:value="0.0022501">
            <text:p>0.0022501</text:p>
          </table:table-cell>
          <table:table-cell office:value-type="float" office:value="0.490279">
            <text:p>0.490279</text:p>
          </table:table-cell>
          <table:table-cell office:value-type="float" office:value="0.810866">
            <text:p>0.810866</text:p>
          </table:table-cell>
          <table:table-cell office:value-type="float" office:value="0.8374784">
            <text:p>0.8374784</text:p>
          </table:table-cell>
          <table:table-cell office:value-type="float" office:value="0.0292591">
            <text:p>0.0292591</text:p>
          </table:table-cell>
          <table:table-cell office:value-type="float" office:value="0.0000285">
            <text:p>0.0000285</text:p>
          </table:table-cell>
          <table:table-cell office:value-type="float" office:value="0.0002575">
            <text:p>0.0002575</text:p>
          </table:table-cell>
          <table:table-cell office:value-type="float" office:value="0.0002622">
            <text:p>0.0002622</text:p>
          </table:table-cell>
          <table:table-cell office:value-type="float" office:value="0.0000113">
            <text:p>0.0000113</text:p>
          </table:table-cell>
          <table:table-cell office:value-type="float" office:value="0.0000474">
            <text:p>0.0000474</text:p>
          </table:table-cell>
          <table:table-cell office:value-type="float" office:value="0.0004344">
            <text:p>0.0004344</text:p>
          </table:table-cell>
          <table:table-cell office:value-type="float" office:value="0.0004495">
            <text:p>0.0004495</text:p>
          </table:table-cell>
          <table:table-cell office:value-type="float" office:value="0.0000188">
            <text:p>0.0000188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0.0021455">
            <text:p>0.0021455</text:p>
          </table:table-cell>
          <table:table-cell office:value-type="float" office:value="0.0023537">
            <text:p>0.0023537</text:p>
          </table:table-cell>
          <table:table-cell office:value-type="float" office:value="0.0023446">
            <text:p>0.0023446</text:p>
          </table:table-cell>
          <table:table-cell office:value-type="float" office:value="0.003039">
            <text:p>0.003039</text:p>
          </table:table-cell>
          <table:table-cell office:value-type="float" office:value="0.0000008">
            <text:p>0.0000008</text:p>
          </table:table-cell>
          <table:table-cell office:value-type="float" office:value="0.0001088">
            <text:p>0.0001088</text:p>
          </table:table-cell>
          <table:table-cell office:value-type="float" office:value="0.0001035">
            <text:p>0.0001035</text:p>
          </table:table-cell>
          <table:table-cell office:value-type="float" office:value="0.0000005">
            <text:p>0.0000005</text:p>
          </table:table-cell>
          <table:table-cell office:value-type="float" office:value="0.0026939">
            <text:p>0.0026939</text:p>
          </table:table-cell>
          <table:table-cell office:value-type="float" office:value="0.155333">
            <text:p>0.155333</text:p>
          </table:table-cell>
          <table:table-cell office:value-type="float" office:value="0.1517992">
            <text:p>0.1517992</text:p>
          </table:table-cell>
          <table:table-cell office:value-type="float" office:value="0.002307">
            <text:p>0.002307</text:p>
          </table:table-cell>
          <table:table-cell office:value-type="float" office:value="0.5223857">
            <text:p>0.5223857</text:p>
          </table:table-cell>
          <table:table-cell office:value-type="float" office:value="0.8523276">
            <text:p>0.8523276</text:p>
          </table:table-cell>
          <table:table-cell office:value-type="float" office:value="0.8821096">
            <text:p>0.8821096</text:p>
          </table:table-cell>
          <table:table-cell office:value-type="float" office:value="0.0306667">
            <text:p>0.0306667</text:p>
          </table:table-cell>
          <table:table-cell office:value-type="float" office:value="0.0000292">
            <text:p>0.0000292</text:p>
          </table:table-cell>
          <table:table-cell office:value-type="float" office:value="0.000262">
            <text:p>0.000262</text:p>
          </table:table-cell>
          <table:table-cell office:value-type="float" office:value="0.0002667">
            <text:p>0.0002667</text:p>
          </table:table-cell>
          <table:table-cell office:value-type="float" office:value="0.0000115">
            <text:p>0.0000115</text:p>
          </table:table-cell>
          <table:table-cell office:value-type="float" office:value="0.0000358">
            <text:p>0.0000358</text:p>
          </table:table-cell>
          <table:table-cell office:value-type="float" office:value="0.0004472">
            <text:p>0.0004472</text:p>
          </table:table-cell>
          <table:table-cell office:value-type="float" office:value="0.0004634">
            <text:p>0.0004634</text:p>
          </table:table-cell>
          <table:table-cell office:value-type="float" office:value="0.0000214">
            <text:p>0.0000214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0.0021978">
            <text:p>0.0021978</text:p>
          </table:table-cell>
          <table:table-cell office:value-type="float" office:value="0.0024095">
            <text:p>0.0024095</text:p>
          </table:table-cell>
          <table:table-cell office:value-type="float" office:value="0.0024027">
            <text:p>0.0024027</text:p>
          </table:table-cell>
          <table:table-cell office:value-type="float" office:value="0.0031155">
            <text:p>0.0031155</text:p>
          </table:table-cell>
          <table:table-cell office:value-type="float" office:value="0.0000006">
            <text:p>0.0000006</text:p>
          </table:table-cell>
          <table:table-cell office:value-type="float" office:value="0.0001056">
            <text:p>0.0001056</text:p>
          </table:table-cell>
          <table:table-cell office:value-type="float" office:value="0.0001045">
            <text:p>0.0001045</text:p>
          </table:table-cell>
          <table:table-cell office:value-type="float" office:value="0.0000004">
            <text:p>0.0000004</text:p>
          </table:table-cell>
          <table:table-cell office:value-type="float" office:value="0.0027622">
            <text:p>0.0027622</text:p>
          </table:table-cell>
          <table:table-cell office:value-type="float" office:value="0.1630622">
            <text:p>0.1630622</text:p>
          </table:table-cell>
          <table:table-cell office:value-type="float" office:value="0.15937">
            <text:p>0.15937</text:p>
          </table:table-cell>
          <table:table-cell office:value-type="float" office:value="0.0023604">
            <text:p>0.0023604</text:p>
          </table:table-cell>
          <table:table-cell office:value-type="float" office:value="0.5572974">
            <text:p>0.5572974</text:p>
          </table:table-cell>
          <table:table-cell office:value-type="float" office:value="0.8948164">
            <text:p>0.8948164</text:p>
          </table:table-cell>
          <table:table-cell office:value-type="float" office:value="0.9277272">
            <text:p>0.9277272</text:p>
          </table:table-cell>
          <table:table-cell office:value-type="float" office:value="0.032117">
            <text:p>0.032117</text:p>
          </table:table-cell>
          <table:table-cell office:value-type="float" office:value="0.0000321">
            <text:p>0.0000321</text:p>
          </table:table-cell>
          <table:table-cell office:value-type="float" office:value="0.0002698">
            <text:p>0.0002698</text:p>
          </table:table-cell>
          <table:table-cell office:value-type="float" office:value="0.0002759">
            <text:p>0.0002759</text:p>
          </table:table-cell>
          <table:table-cell office:value-type="float" office:value="0.0000119">
            <text:p>0.0000119</text:p>
          </table:table-cell>
          <table:table-cell office:value-type="float" office:value="0.0000581">
            <text:p>0.0000581</text:p>
          </table:table-cell>
          <table:table-cell office:value-type="float" office:value="0.0004601">
            <text:p>0.0004601</text:p>
          </table:table-cell>
          <table:table-cell office:value-type="float" office:value="0.0004693">
            <text:p>0.0004693</text:p>
          </table:table-cell>
          <table:table-cell office:value-type="float" office:value="0.0000174">
            <text:p>0.0000174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0.0022525">
            <text:p>0.0022525</text:p>
          </table:table-cell>
          <table:table-cell office:value-type="float" office:value="0.0024677">
            <text:p>0.0024677</text:p>
          </table:table-cell>
          <table:table-cell office:value-type="float" office:value="0.0024598">
            <text:p>0.0024598</text:p>
          </table:table-cell>
          <table:table-cell office:value-type="float" office:value="0.0031891">
            <text:p>0.0031891</text:p>
          </table:table-cell>
          <table:table-cell office:value-type="float" office:value="0.0000005">
            <text:p>0.0000005</text:p>
          </table:table-cell>
          <table:table-cell office:value-type="float" office:value="0.0001086">
            <text:p>0.0001086</text:p>
          </table:table-cell>
          <table:table-cell office:value-type="float" office:value="0.0001108">
            <text:p>0.0001108</text:p>
          </table:table-cell>
          <table:table-cell office:value-type="float" office:value="0.0000005">
            <text:p>0.0000005</text:p>
          </table:table-cell>
          <table:table-cell office:value-type="float" office:value="0.0028313">
            <text:p>0.0028313</text:p>
          </table:table-cell>
          <table:table-cell office:value-type="float" office:value="0.170974">
            <text:p>0.170974</text:p>
          </table:table-cell>
          <table:table-cell office:value-type="float" office:value="0.1670958">
            <text:p>0.1670958</text:p>
          </table:table-cell>
          <table:table-cell office:value-type="float" office:value="0.0024145">
            <text:p>0.0024145</text:p>
          </table:table-cell>
          <table:table-cell office:value-type="float" office:value="0.5924941">
            <text:p>0.5924941</text:p>
          </table:table-cell>
          <table:table-cell office:value-type="float" office:value="0.9384361">
            <text:p>0.9384361</text:p>
          </table:table-cell>
          <table:table-cell office:value-type="float" office:value="0.9787912">
            <text:p>0.9787912</text:p>
          </table:table-cell>
          <table:table-cell office:value-type="float" office:value="0.0336061">
            <text:p>0.0336061</text:p>
          </table:table-cell>
          <table:table-cell office:value-type="float" office:value="0.0000301">
            <text:p>0.0000301</text:p>
          </table:table-cell>
          <table:table-cell office:value-type="float" office:value="0.0002792">
            <text:p>0.0002792</text:p>
          </table:table-cell>
          <table:table-cell office:value-type="float" office:value="0.0002907">
            <text:p>0.0002907</text:p>
          </table:table-cell>
          <table:table-cell office:value-type="float" office:value="0.0000114">
            <text:p>0.0000114</text:p>
          </table:table-cell>
          <table:table-cell office:value-type="float" office:value="0.0000365">
            <text:p>0.0000365</text:p>
          </table:table-cell>
          <table:table-cell office:value-type="float" office:value="0.0004699">
            <text:p>0.0004699</text:p>
          </table:table-cell>
          <table:table-cell office:value-type="float" office:value="0.0004929">
            <text:p>0.0004929</text:p>
          </table:table-cell>
          <table:table-cell office:value-type="float" office:value="0.0000188">
            <text:p>0.0000188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0.0023048">
            <text:p>0.0023048</text:p>
          </table:table-cell>
          <table:table-cell office:value-type="float" office:value="0.0025254">
            <text:p>0.0025254</text:p>
          </table:table-cell>
          <table:table-cell office:value-type="float" office:value="0.002519">
            <text:p>0.002519</text:p>
          </table:table-cell>
          <table:table-cell office:value-type="float" office:value="0.0032624">
            <text:p>0.0032624</text:p>
          </table:table-cell>
          <table:table-cell office:value-type="float" office:value="0.0000004">
            <text:p>0.0000004</text:p>
          </table:table-cell>
          <table:table-cell office:value-type="float" office:value="0.0001132">
            <text:p>0.0001132</text:p>
          </table:table-cell>
          <table:table-cell office:value-type="float" office:value="0.00011">
            <text:p>0.00011</text:p>
          </table:table-cell>
          <table:table-cell office:value-type="float" office:value="0.0000004">
            <text:p>0.0000004</text:p>
          </table:table-cell>
          <table:table-cell office:value-type="float" office:value="0.0029035">
            <text:p>0.0029035</text:p>
          </table:table-cell>
          <table:table-cell office:value-type="float" office:value="0.1790827">
            <text:p>0.1790827</text:p>
          </table:table-cell>
          <table:table-cell office:value-type="float" office:value="0.1750288">
            <text:p>0.1750288</text:p>
          </table:table-cell>
          <table:table-cell office:value-type="float" office:value="0.0024708">
            <text:p>0.0024708</text:p>
          </table:table-cell>
          <table:table-cell office:value-type="float" office:value="0.6294128">
            <text:p>0.6294128</text:p>
          </table:table-cell>
          <table:table-cell office:value-type="float" office:value="0.9843958">
            <text:p>0.9843958</text:p>
          </table:table-cell>
          <table:table-cell office:value-type="float" office:value="1.0323716">
            <text:p>1.0323716</text:p>
          </table:table-cell>
          <table:table-cell office:value-type="float" office:value="0.0351292">
            <text:p>0.0351292</text:p>
          </table:table-cell>
          <table:table-cell office:value-type="float" office:value="0.0000307">
            <text:p>0.0000307</text:p>
          </table:table-cell>
          <table:table-cell office:value-type="float" office:value="0.0002876">
            <text:p>0.0002876</text:p>
          </table:table-cell>
          <table:table-cell office:value-type="float" office:value="0.0002961">
            <text:p>0.0002961</text:p>
          </table:table-cell>
          <table:table-cell office:value-type="float" office:value="0.0000117">
            <text:p>0.0000117</text:p>
          </table:table-cell>
          <table:table-cell office:value-type="float" office:value="0.0000413">
            <text:p>0.0000413</text:p>
          </table:table-cell>
          <table:table-cell office:value-type="float" office:value="0.0004835">
            <text:p>0.0004835</text:p>
          </table:table-cell>
          <table:table-cell office:value-type="float" office:value="0.0005017">
            <text:p>0.0005017</text:p>
          </table:table-cell>
          <table:table-cell office:value-type="float" office:value="0.0000186">
            <text:p>0.0000186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0023578">
            <text:p>0.0023578</text:p>
          </table:table-cell>
          <table:table-cell office:value-type="float" office:value="0.0025818">
            <text:p>0.0025818</text:p>
          </table:table-cell>
          <table:table-cell office:value-type="float" office:value="0.002577">
            <text:p>0.002577</text:p>
          </table:table-cell>
          <table:table-cell office:value-type="float" office:value="0.0033373">
            <text:p>0.0033373</text:p>
          </table:table-cell>
          <table:table-cell office:value-type="float" office:value="0.0000008">
            <text:p>0.0000008</text:p>
          </table:table-cell>
          <table:table-cell office:value-type="float" office:value="0.0001199">
            <text:p>0.0001199</text:p>
          </table:table-cell>
          <table:table-cell office:value-type="float" office:value="0.0001134">
            <text:p>0.0001134</text:p>
          </table:table-cell>
          <table:table-cell office:value-type="float" office:value="0.0000004">
            <text:p>0.0000004</text:p>
          </table:table-cell>
          <table:table-cell office:value-type="float" office:value="0.0029717">
            <text:p>0.0029717</text:p>
          </table:table-cell>
          <table:table-cell office:value-type="float" office:value="0.1873917">
            <text:p>0.1873917</text:p>
          </table:table-cell>
          <table:table-cell office:value-type="float" office:value="0.1831128">
            <text:p>0.1831128</text:p>
          </table:table-cell>
          <table:table-cell office:value-type="float" office:value="0.0025258">
            <text:p>0.0025258</text:p>
          </table:table-cell>
          <table:table-cell office:value-type="float" office:value="0.667944">
            <text:p>0.667944</text:p>
          </table:table-cell>
          <table:table-cell office:value-type="float" office:value="1.0301028">
            <text:p>1.0301028</text:p>
          </table:table-cell>
          <table:table-cell office:value-type="float" office:value="1.0830692">
            <text:p>1.0830692</text:p>
          </table:table-cell>
          <table:table-cell office:value-type="float" office:value="0.0366937">
            <text:p>0.0366937</text:p>
          </table:table-cell>
          <table:table-cell office:value-type="float" office:value="0.000032">
            <text:p>0.000032</text:p>
          </table:table-cell>
          <table:table-cell office:value-type="float" office:value="0.0002912">
            <text:p>0.0002912</text:p>
          </table:table-cell>
          <table:table-cell office:value-type="float" office:value="0.0002971">
            <text:p>0.0002971</text:p>
          </table:table-cell>
          <table:table-cell office:value-type="float" office:value="0.000012">
            <text:p>0.000012</text:p>
          </table:table-cell>
          <table:table-cell office:value-type="float" office:value="0.0000427">
            <text:p>0.0000427</text:p>
          </table:table-cell>
          <table:table-cell office:value-type="float" office:value="0.0004882">
            <text:p>0.0004882</text:p>
          </table:table-cell>
          <table:table-cell office:value-type="float" office:value="0.0005158">
            <text:p>0.0005158</text:p>
          </table:table-cell>
          <table:table-cell office:value-type="float" office:value="0.0000184">
            <text:p>0.0000184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0.0024107">
            <text:p>0.0024107</text:p>
          </table:table-cell>
          <table:table-cell office:value-type="float" office:value="0.0026405">
            <text:p>0.0026405</text:p>
          </table:table-cell>
          <table:table-cell office:value-type="float" office:value="0.002635">
            <text:p>0.002635</text:p>
          </table:table-cell>
          <table:table-cell office:value-type="float" office:value="0.0034111">
            <text:p>0.0034111</text:p>
          </table:table-cell>
          <table:table-cell office:value-type="float" office:value="0.0000007">
            <text:p>0.0000007</text:p>
          </table:table-cell>
          <table:table-cell office:value-type="float" office:value="0.0001213">
            <text:p>0.0001213</text:p>
          </table:table-cell>
          <table:table-cell office:value-type="float" office:value="0.0001185">
            <text:p>0.0001185</text:p>
          </table:table-cell>
          <table:table-cell office:value-type="float" office:value="0.0000005">
            <text:p>0.0000005</text:p>
          </table:table-cell>
          <table:table-cell office:value-type="float" office:value="0.0030418">
            <text:p>0.0030418</text:p>
          </table:table-cell>
          <table:table-cell office:value-type="float" office:value="0.1958989">
            <text:p>0.1958989</text:p>
          </table:table-cell>
          <table:table-cell office:value-type="float" office:value="0.1914253">
            <text:p>0.1914253</text:p>
          </table:table-cell>
          <table:table-cell office:value-type="float" office:value="0.0025821">
            <text:p>0.0025821</text:p>
          </table:table-cell>
          <table:table-cell office:value-type="float" office:value="0.7083473">
            <text:p>0.7083473</text:p>
          </table:table-cell>
          <table:table-cell office:value-type="float" office:value="1.0771008">
            <text:p>1.0771008</text:p>
          </table:table-cell>
          <table:table-cell office:value-type="float" office:value="1.1342568">
            <text:p>1.1342568</text:p>
          </table:table-cell>
          <table:table-cell office:value-type="float" office:value="0.0382888">
            <text:p>0.0382888</text:p>
          </table:table-cell>
          <table:table-cell office:value-type="float" office:value="0.0000326">
            <text:p>0.0000326</text:p>
          </table:table-cell>
          <table:table-cell office:value-type="float" office:value="0.0003037">
            <text:p>0.0003037</text:p>
          </table:table-cell>
          <table:table-cell office:value-type="float" office:value="0.0003105">
            <text:p>0.0003105</text:p>
          </table:table-cell>
          <table:table-cell office:value-type="float" office:value="0.0000121">
            <text:p>0.0000121</text:p>
          </table:table-cell>
          <table:table-cell office:value-type="float" office:value="0.000045">
            <text:p>0.000045</text:p>
          </table:table-cell>
          <table:table-cell office:value-type="float" office:value="0.0005056">
            <text:p>0.0005056</text:p>
          </table:table-cell>
          <table:table-cell office:value-type="float" office:value="0.000528">
            <text:p>0.000528</text:p>
          </table:table-cell>
          <table:table-cell office:value-type="float" office:value="0.0000197">
            <text:p>0.0000197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0.002464">
            <text:p>0.002464</text:p>
          </table:table-cell>
          <table:table-cell office:value-type="float" office:value="0.002698">
            <text:p>0.002698</text:p>
          </table:table-cell>
          <table:table-cell office:value-type="float" office:value="0.0026925">
            <text:p>0.0026925</text:p>
          </table:table-cell>
          <table:table-cell office:value-type="float" office:value="0.0034844">
            <text:p>0.0034844</text:p>
          </table:table-cell>
          <table:table-cell office:value-type="float" office:value="0.0000004">
            <text:p>0.0000004</text:p>
          </table:table-cell>
          <table:table-cell office:value-type="float" office:value="0.0001189">
            <text:p>0.0001189</text:p>
          </table:table-cell>
          <table:table-cell office:value-type="float" office:value="0.0001172">
            <text:p>0.0001172</text:p>
          </table:table-cell>
          <table:table-cell office:value-type="float" office:value="0.0000005">
            <text:p>0.0000005</text:p>
          </table:table-cell>
          <table:table-cell office:value-type="float" office:value="0.0031102">
            <text:p>0.0031102</text:p>
          </table:table-cell>
          <table:table-cell office:value-type="float" office:value="0.204587">
            <text:p>0.204587</text:p>
          </table:table-cell>
          <table:table-cell office:value-type="float" office:value="0.1998867">
            <text:p>0.1998867</text:p>
          </table:table-cell>
          <table:table-cell office:value-type="float" office:value="0.0026366">
            <text:p>0.0026366</text:p>
          </table:table-cell>
          <table:table-cell office:value-type="float" office:value="0.7499405">
            <text:p>0.7499405</text:p>
          </table:table-cell>
          <table:table-cell office:value-type="float" office:value="1.1251014">
            <text:p>1.1251014</text:p>
          </table:table-cell>
          <table:table-cell office:value-type="float" office:value="1.1871231">
            <text:p>1.1871231</text:p>
          </table:table-cell>
          <table:table-cell office:value-type="float" office:value="0.0399153">
            <text:p>0.0399153</text:p>
          </table:table-cell>
          <table:table-cell office:value-type="float" office:value="0.0000335">
            <text:p>0.0000335</text:p>
          </table:table-cell>
          <table:table-cell office:value-type="float" office:value="0.0003088">
            <text:p>0.0003088</text:p>
          </table:table-cell>
          <table:table-cell office:value-type="float" office:value="0.0003187">
            <text:p>0.0003187</text:p>
          </table:table-cell>
          <table:table-cell office:value-type="float" office:value="0.0000124">
            <text:p>0.0000124</text:p>
          </table:table-cell>
          <table:table-cell office:value-type="float" office:value="0.0000476">
            <text:p>0.0000476</text:p>
          </table:table-cell>
          <table:table-cell office:value-type="float" office:value="0.0005202">
            <text:p>0.0005202</text:p>
          </table:table-cell>
          <table:table-cell office:value-type="float" office:value="0.0005428">
            <text:p>0.0005428</text:p>
          </table:table-cell>
          <table:table-cell office:value-type="float" office:value="0.0000206">
            <text:p>0.0000206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0.0025197">
            <text:p>0.0025197</text:p>
          </table:table-cell>
          <table:table-cell office:value-type="float" office:value="0.0027546">
            <text:p>0.0027546</text:p>
          </table:table-cell>
          <table:table-cell office:value-type="float" office:value="0.0027516">
            <text:p>0.0027516</text:p>
          </table:table-cell>
          <table:table-cell office:value-type="float" office:value="0.0035578">
            <text:p>0.0035578</text:p>
          </table:table-cell>
          <table:table-cell office:value-type="float" office:value="0.0000004">
            <text:p>0.0000004</text:p>
          </table:table-cell>
          <table:table-cell office:value-type="float" office:value="0.0001267">
            <text:p>0.0001267</text:p>
          </table:table-cell>
          <table:table-cell office:value-type="float" office:value="0.0001239">
            <text:p>0.0001239</text:p>
          </table:table-cell>
          <table:table-cell office:value-type="float" office:value="0.0000004">
            <text:p>0.0000004</text:p>
          </table:table-cell>
          <table:table-cell office:value-type="float" office:value="0.0031811">
            <text:p>0.0031811</text:p>
          </table:table-cell>
          <table:table-cell office:value-type="float" office:value="0.2134686">
            <text:p>0.2134686</text:p>
          </table:table-cell>
          <table:table-cell office:value-type="float" office:value="0.2085702">
            <text:p>0.2085702</text:p>
          </table:table-cell>
          <table:table-cell office:value-type="float" office:value="0.002693">
            <text:p>0.002693</text:p>
          </table:table-cell>
          <table:table-cell office:value-type="float" office:value="0.7930357">
            <text:p>0.7930357</text:p>
          </table:table-cell>
          <table:table-cell office:value-type="float" office:value="1.1744739">
            <text:p>1.1744739</text:p>
          </table:table-cell>
          <table:table-cell office:value-type="float" office:value="1.24557">
            <text:p>1.24557</text:p>
          </table:table-cell>
          <table:table-cell office:value-type="float" office:value="0.0415797">
            <text:p>0.0415797</text:p>
          </table:table-cell>
          <table:table-cell office:value-type="float" office:value="0.0000333">
            <text:p>0.0000333</text:p>
          </table:table-cell>
          <table:table-cell office:value-type="float" office:value="0.0003194">
            <text:p>0.0003194</text:p>
          </table:table-cell>
          <table:table-cell office:value-type="float" office:value="0.000329">
            <text:p>0.000329</text:p>
          </table:table-cell>
          <table:table-cell office:value-type="float" office:value="0.0000135">
            <text:p>0.0000135</text:p>
          </table:table-cell>
          <table:table-cell office:value-type="float" office:value="0.0000435">
            <text:p>0.0000435</text:p>
          </table:table-cell>
          <table:table-cell office:value-type="float" office:value="0.0005317">
            <text:p>0.0005317</text:p>
          </table:table-cell>
          <table:table-cell office:value-type="float" office:value="0.0005472">
            <text:p>0.0005472</text:p>
          </table:table-cell>
          <table:table-cell office:value-type="float" office:value="0.0000196">
            <text:p>0.0000196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0.0025724">
            <text:p>0.0025724</text:p>
          </table:table-cell>
          <table:table-cell office:value-type="float" office:value="0.0028128">
            <text:p>0.0028128</text:p>
          </table:table-cell>
          <table:table-cell office:value-type="float" office:value="0.0028102">
            <text:p>0.0028102</text:p>
          </table:table-cell>
          <table:table-cell office:value-type="float" office:value="0.0036307">
            <text:p>0.0036307</text:p>
          </table:table-cell>
          <table:table-cell office:value-type="float" office:value="0.0000006">
            <text:p>0.0000006</text:p>
          </table:table-cell>
          <table:table-cell office:value-type="float" office:value="0.0001304">
            <text:p>0.0001304</text:p>
          </table:table-cell>
          <table:table-cell office:value-type="float" office:value="0.0001237">
            <text:p>0.0001237</text:p>
          </table:table-cell>
          <table:table-cell office:value-type="float" office:value="0.0000005">
            <text:p>0.0000005</text:p>
          </table:table-cell>
          <table:table-cell office:value-type="float" office:value="0.0032504">
            <text:p>0.0032504</text:p>
          </table:table-cell>
          <table:table-cell office:value-type="float" office:value="0.2225374">
            <text:p>0.2225374</text:p>
          </table:table-cell>
          <table:table-cell office:value-type="float" office:value="0.2174043">
            <text:p>0.2174043</text:p>
          </table:table-cell>
          <table:table-cell office:value-type="float" office:value="0.0027508">
            <text:p>0.0027508</text:p>
          </table:table-cell>
          <table:table-cell office:value-type="float" office:value="0.837852">
            <text:p>0.837852</text:p>
          </table:table-cell>
          <table:table-cell office:value-type="float" office:value="1.2247883">
            <text:p>1.2247883</text:p>
          </table:table-cell>
          <table:table-cell office:value-type="float" office:value="1.3023246">
            <text:p>1.3023246</text:p>
          </table:table-cell>
          <table:table-cell office:value-type="float" office:value="0.043279">
            <text:p>0.043279</text:p>
          </table:table-cell>
          <table:table-cell office:value-type="float" office:value="0.000034">
            <text:p>0.000034</text:p>
          </table:table-cell>
          <table:table-cell office:value-type="float" office:value="0.0003298">
            <text:p>0.0003298</text:p>
          </table:table-cell>
          <table:table-cell office:value-type="float" office:value="0.0003325">
            <text:p>0.0003325</text:p>
          </table:table-cell>
          <table:table-cell office:value-type="float" office:value="0.0000129">
            <text:p>0.0000129</text:p>
          </table:table-cell>
          <table:table-cell office:value-type="float" office:value="0.0000475">
            <text:p>0.0000475</text:p>
          </table:table-cell>
          <table:table-cell office:value-type="float" office:value="0.0005419">
            <text:p>0.0005419</text:p>
          </table:table-cell>
          <table:table-cell office:value-type="float" office:value="0.0005731">
            <text:p>0.0005731</text:p>
          </table:table-cell>
          <table:table-cell office:value-type="float" office:value="0.0000212">
            <text:p>0.0000212</text:p>
          </table:table-cell>
        </table:table-row>
      </table:table>
      <table:table table:name="Graph" table:style-name="ta1">
        <table:shapes>
          <draw:frame draw:z-index="0" draw:style-name="gr1" svg:width="8.7425in" svg:height="2.8681in" svg:x="0.0244in" svg:y="0.0594in">
            <draw:object draw:notify-on-update-of-ranges="Source.A1:Source.A1 Source.A2:Source.A51 Source.B1:Source.B1 Source.B2:Source.B51 Source.C1:Source.C1 Source.C2:Source.C51 Source.D1:Source.D1 Source.D2:Source.D51 Source.E1:Source.E1 Source.E2:Source.E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7425in" svg:height="2.8681in" svg:x="0in" svg:y="2.9992in">
            <draw:object draw:notify-on-update-of-ranges="Source.A2:Source.A51 Source.F1:Source.F1 Source.F2:Source.F51 Source.G1:Source.G1 Source.G2:Source.G51 Source.H1:Source.H1 Source.H2:Source.H51 Source.I1:Source.I1 Source.I2:Source.I5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7425in" svg:height="2.8681in" svg:x="0.0248in" svg:y="6.2465in">
            <draw:object draw:notify-on-update-of-ranges="Source.A2:Source.A51 Source.J1:Source.J1 Source.J2:Source.J51 Source.K1:Source.K1 Source.K2:Source.K51 Source.L1:Source.L1 Source.L2:Source.L51 Source.M1:Source.M1 Source.M2:Source.M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7425in" svg:height="2.8681in" svg:x="0.024in" svg:y="9.2575in">
            <draw:object draw:notify-on-update-of-ranges="Source.A2:Source.A51 Source.R1:Source.R1 Source.R2:Source.R51 Source.S1:Source.S1 Source.S2:Source.S51 Source.T1:Source.T1 Source.T2:Source.T51 Source.U1:Source.U1 Source.U2:Source.U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7425in" svg:height="2.8681in" svg:x="0in" svg:y="12.4929in">
            <draw:object draw:notify-on-update-of-ranges="Source.A2:Source.A51 Source.V1:Source.V1 Source.V2:Source.V51 Source.W1:Source.W1 Source.W2:Source.W51 Source.X1:Source.X1 Source.X2:Source.X51 Source.Y1:Source.Y1 Source.Y2:Source.Y5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8.7425in" svg:height="2.8681in" svg:x="0in" svg:y="15.5622in">
            <draw:object draw:notify-on-update-of-ranges="Source.A2:Source.A51 Source.N1:Source.N1 Source.N2:Source.N51 Source.O1:Source.O1 Source.O2:Source.O51 Source.P1:Source.P1 Source.P2:Source.P51 Source.Q1:Source.Q1 Source.Q2:Source.Q5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8.7425in" svg:height="2.8681in" svg:x="0in" svg:y="18.8335in">
            <draw:object draw:notify-on-update-of-ranges="Source.A2:Source.A51 Source.B1:Source.B1 Source.B2:Source.B51 Source.C1:Source.C1 Source.C2:Source.C51 Source.D1:Source.D1 Source.D2:Source.D51 Source.E1:Source.E1 Source.E2:Source.E51 Source.F1:Source.F1 Source.F2:Source.F51 Source.G1:Source.G1 Source.G2:Source.G51 Source.H1:Source.H1 Source.H2:Source.H51 Source.I1:Source.I1 Source.I2:Source.I51 Source.J1:Source.J1 Source.J2:Source.J51 Source.K1:Source.K1 Source.K2:Source.K51 Source.L1:Source.L1 Source.L2:Source.L51 Source.M1:Source.M1 Source.M2:Source.M51 Source.N1:Source.N1 Source.N2:Source.N51 Source.O1:Source.O1 Source.O2:Source.O51 Source.P1:Source.P1 Source.P2:Source.P51 Source.Q1:Source.Q1 Source.Q2:Source.Q51 Source.R1:Source.R1 Source.R2:Source.R51 Source.S1:Source.S1 Source.S2:Source.S51 Source.T1:Source.T1 Source.T2:Source.T51 Source.U1:Source.U1 Source.U2:Source.U51 Source.V1:Source.V1 Source.V2:Source.V51 Source.W1:Source.W1 Source.W2:Source.W51 Source.X1:Source.X1 Source.X2:Source.X51 Source.Y1:Source.Y1 Source.Y2:Source.Y5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1" table:number-columns-repeated="9" table:default-cell-style-name="Default"/>
        <table:table-row table:style-name="ro1">
          <table:table-cell table:number-columns-repeated="9"/>
        </table:table-row>
        <table:table-row table:style-name="ro2" table:number-rows-repeated="33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Meier</meta:initial-creator>
    <meta:creation-date>2012-12-19T19:23:33</meta:creation-date>
    <dc:date>2012-12-26T16:54:20</dc:date>
    <dc:creator>Gerard Meier</dc:creator>
    <meta:editing-duration>PT3H20S</meta:editing-duration>
    <meta:editing-cycles>8</meta:editing-cycles>
    <meta:generator>LibreOffice/3.5$Linux_x86 LibreOffice_project/350m1$Build-2</meta:generator>
    <meta:document-statistic meta:table-count="2" meta:cell-count="127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legend chart:legend-position="end" svg:x="16.365cm" svg:y="2.597cm" style:legend-expansion="high" chart:style-name="ch2"/>
        <chart:plot-area chart:style-name="ch3" table:cell-range-address="Source.A1:Source.E51" chart:data-source-has-labels="both" svg:x="0.894cm" svg:y="0.715cm" svg:width="14.583cm" svg:height="6.006cm">
          <chartooo:coordinate-region svg:x="2.177cm" svg:y="0.915cm" svg:width="13.192cm" svg:height="4.761cm"/>
          <chart:axis chart:dimension="x" chart:name="primary-x" chart:style-name="ch4" chartooo:axis-type="auto">
            <chartooo:date-scale/>
            <chart:categories table:cell-range-address="Source.A2:Source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urce.B2:Source.B51" chart:label-cell-address="Source.B1:Source.B1" chart:class="chart:line">
            <chart:data-point chart:repeated="50"/>
          </chart:series>
          <chart:series chart:style-name="ch7" chart:values-cell-range-address="Source.C2:Source.C51" chart:label-cell-address="Source.C1:Source.C1" chart:class="chart:line">
            <chart:data-point chart:repeated="50"/>
          </chart:series>
          <chart:series chart:style-name="ch8" chart:values-cell-range-address="Source.D2:Source.D51" chart:label-cell-address="Source.D1:Source.D1" chart:class="chart:line">
            <chart:data-point chart:repeated="50"/>
          </chart:series>
          <chart:series chart:style-name="ch9" chart:values-cell-range-address="Source.E2:Source.E51" chart:label-cell-address="Source.E1:Source.E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ate(EnumSet&lt;int&gt;) </text:p>
                <draw:g>
                  <svg:desc>Source.B1:Source.B1</svg:desc>
                </draw:g>
              </table:table-cell>
              <table:table-cell office:value-type="string">
                <text:p>allocate(std::set&lt;int&gt;) </text:p>
                <draw:g>
                  <svg:desc>Source.C1:Source.C1</svg:desc>
                </draw:g>
              </table:table-cell>
              <table:table-cell office:value-type="string">
                <text:p>allocate(std::map&lt;int, bool&gt;) </text:p>
                <draw:g>
                  <svg:desc>Source.D1:Source.D1</svg:desc>
                </draw:g>
              </table:table-cell>
              <table:table-cell office:value-type="string">
                <text:p>allocate(std::bitset&lt;5000&gt;) </text:p>
                <draw:g>
                  <svg:desc>Source.E1:Source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703">
                <text:p>0.0000703</text:p>
                <draw:g>
                  <svg:desc>Source.B2:Source.B51</svg:desc>
                </draw:g>
              </table:table-cell>
              <table:table-cell office:value-type="float" office:value="0.0000573">
                <text:p>0.0000573</text:p>
                <draw:g>
                  <svg:desc>Source.C2:Source.C51</svg:desc>
                </draw:g>
              </table:table-cell>
              <table:table-cell office:value-type="float" office:value="0.0000475">
                <text:p>0.0000475</text:p>
                <draw:g>
                  <svg:desc>Source.D2:Source.D51</svg:desc>
                </draw:g>
              </table:table-cell>
              <table:table-cell office:value-type="float" office:value="0.0000674">
                <text:p>0.0000674</text:p>
                <draw:g>
                  <svg:desc>Source.E2:Source.E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16">
                <text:p>0.000116</text:p>
              </table:table-cell>
              <table:table-cell office:value-type="float" office:value="0.0001076">
                <text:p>0.0001076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1444">
                <text:p>0.00014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1619">
                <text:p>0.0001619</text:p>
              </table:table-cell>
              <table:table-cell office:value-type="float" office:value="0.0001612">
                <text:p>0.0001612</text:p>
              </table:table-cell>
              <table:table-cell office:value-type="float" office:value="0.0001468">
                <text:p>0.0001468</text:p>
              </table:table-cell>
              <table:table-cell office:value-type="float" office:value="0.0002173">
                <text:p>0.000217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2122">
                <text:p>0.0002122</text:p>
              </table:table-cell>
              <table:table-cell office:value-type="float" office:value="0.000214">
                <text:p>0.000214</text:p>
              </table:table-cell>
              <table:table-cell office:value-type="float" office:value="0.0001978">
                <text:p>0.0001978</text:p>
              </table:table-cell>
              <table:table-cell office:value-type="float" office:value="0.0002887">
                <text:p>0.000288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2638">
                <text:p>0.0002638</text:p>
              </table:table-cell>
              <table:table-cell office:value-type="float" office:value="0.0002688">
                <text:p>0.0002688</text:p>
              </table:table-cell>
              <table:table-cell office:value-type="float" office:value="0.0002497">
                <text:p>0.0002497</text:p>
              </table:table-cell>
              <table:table-cell office:value-type="float" office:value="0.000361">
                <text:p>0.0003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3131">
                <text:p>0.0003131</text:p>
              </table:table-cell>
              <table:table-cell office:value-type="float" office:value="0.0003227">
                <text:p>0.0003227</text:p>
              </table:table-cell>
              <table:table-cell office:value-type="float" office:value="0.0003026">
                <text:p>0.0003026</text:p>
              </table:table-cell>
              <table:table-cell office:value-type="float" office:value="0.0004318">
                <text:p>0.000431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3625">
                <text:p>0.0003625</text:p>
              </table:table-cell>
              <table:table-cell office:value-type="float" office:value="0.0003763">
                <text:p>0.0003763</text:p>
              </table:table-cell>
              <table:table-cell office:value-type="float" office:value="0.0003587">
                <text:p>0.0003587</text:p>
              </table:table-cell>
              <table:table-cell office:value-type="float" office:value="0.0005002">
                <text:p>0.000500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412">
                <text:p>0.000412</text:p>
              </table:table-cell>
              <table:table-cell office:value-type="float" office:value="0.0004295">
                <text:p>0.0004295</text:p>
              </table:table-cell>
              <table:table-cell office:value-type="float" office:value="0.0004157">
                <text:p>0.0004157</text:p>
              </table:table-cell>
              <table:table-cell office:value-type="float" office:value="0.0005702">
                <text:p>0.000570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4616">
                <text:p>0.0004616</text:p>
              </table:table-cell>
              <table:table-cell office:value-type="float" office:value="0.0004836">
                <text:p>0.0004836</text:p>
              </table:table-cell>
              <table:table-cell office:value-type="float" office:value="0.0004718">
                <text:p>0.0004718</text:p>
              </table:table-cell>
              <table:table-cell office:value-type="float" office:value="0.0006423">
                <text:p>0.000642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5127">
                <text:p>0.0005127</text:p>
              </table:table-cell>
              <table:table-cell office:value-type="float" office:value="0.0005392">
                <text:p>0.0005392</text:p>
              </table:table-cell>
              <table:table-cell office:value-type="float" office:value="0.000527">
                <text:p>0.000527</text:p>
              </table:table-cell>
              <table:table-cell office:value-type="float" office:value="0.0007131">
                <text:p>0.00071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5625">
                <text:p>0.0005625</text:p>
              </table:table-cell>
              <table:table-cell office:value-type="float" office:value="0.0005933">
                <text:p>0.0005933</text:p>
              </table:table-cell>
              <table:table-cell office:value-type="float" office:value="0.0005827">
                <text:p>0.0005827</text:p>
              </table:table-cell>
              <table:table-cell office:value-type="float" office:value="0.0007841">
                <text:p>0.000784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6131">
                <text:p>0.0006131</text:p>
              </table:table-cell>
              <table:table-cell office:value-type="float" office:value="0.0006498">
                <text:p>0.0006498</text:p>
              </table:table-cell>
              <table:table-cell office:value-type="float" office:value="0.0006389">
                <text:p>0.0006389</text:p>
              </table:table-cell>
              <table:table-cell office:value-type="float" office:value="0.0008564">
                <text:p>0.000856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6623">
                <text:p>0.0006623</text:p>
              </table:table-cell>
              <table:table-cell office:value-type="float" office:value="0.0007037">
                <text:p>0.0007037</text:p>
              </table:table-cell>
              <table:table-cell office:value-type="float" office:value="0.0006948">
                <text:p>0.0006948</text:p>
              </table:table-cell>
              <table:table-cell office:value-type="float" office:value="0.0009286">
                <text:p>0.000928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7129">
                <text:p>0.0007129</text:p>
              </table:table-cell>
              <table:table-cell office:value-type="float" office:value="0.0007618">
                <text:p>0.0007618</text:p>
              </table:table-cell>
              <table:table-cell office:value-type="float" office:value="0.0007512">
                <text:p>0.0007512</text:p>
              </table:table-cell>
              <table:table-cell office:value-type="float" office:value="0.0010007">
                <text:p>0.001000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7636">
                <text:p>0.0007636</text:p>
              </table:table-cell>
              <table:table-cell office:value-type="float" office:value="0.0008183">
                <text:p>0.0008183</text:p>
              </table:table-cell>
              <table:table-cell office:value-type="float" office:value="0.0008074">
                <text:p>0.0008074</text:p>
              </table:table-cell>
              <table:table-cell office:value-type="float" office:value="0.0010716">
                <text:p>0.001071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814">
                <text:p>0.000814</text:p>
              </table:table-cell>
              <table:table-cell office:value-type="float" office:value="0.0008722">
                <text:p>0.0008722</text:p>
              </table:table-cell>
              <table:table-cell office:value-type="float" office:value="0.0008629">
                <text:p>0.0008629</text:p>
              </table:table-cell>
              <table:table-cell office:value-type="float" office:value="0.0011433">
                <text:p>0.001143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8636">
                <text:p>0.0008636</text:p>
              </table:table-cell>
              <table:table-cell office:value-type="float" office:value="0.0009278">
                <text:p>0.0009278</text:p>
              </table:table-cell>
              <table:table-cell office:value-type="float" office:value="0.0009196">
                <text:p>0.0009196</text:p>
              </table:table-cell>
              <table:table-cell office:value-type="float" office:value="0.0012179">
                <text:p>0.001217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912">
                <text:p>0.000912</text:p>
              </table:table-cell>
              <table:table-cell office:value-type="float" office:value="0.0009911">
                <text:p>0.0009911</text:p>
              </table:table-cell>
              <table:table-cell office:value-type="float" office:value="0.0009749">
                <text:p>0.0009749</text:p>
              </table:table-cell>
              <table:table-cell office:value-type="float" office:value="0.0012886">
                <text:p>0.001288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9601">
                <text:p>0.0009601</text:p>
              </table:table-cell>
              <table:table-cell office:value-type="float" office:value="0.001046">
                <text:p>0.001046</text:p>
              </table:table-cell>
              <table:table-cell office:value-type="float" office:value="0.0010318">
                <text:p>0.0010318</text:p>
              </table:table-cell>
              <table:table-cell office:value-type="float" office:value="0.0013634">
                <text:p>0.001363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10115">
                <text:p>0.0010115</text:p>
              </table:table-cell>
              <table:table-cell office:value-type="float" office:value="0.0011021">
                <text:p>0.0011021</text:p>
              </table:table-cell>
              <table:table-cell office:value-type="float" office:value="0.0010887">
                <text:p>0.0010887</text:p>
              </table:table-cell>
              <table:table-cell office:value-type="float" office:value="0.0014343">
                <text:p>0.001434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063">
                <text:p>0.001063</text:p>
              </table:table-cell>
              <table:table-cell office:value-type="float" office:value="0.0011595">
                <text:p>0.0011595</text:p>
              </table:table-cell>
              <table:table-cell office:value-type="float" office:value="0.0011458">
                <text:p>0.0011458</text:p>
              </table:table-cell>
              <table:table-cell office:value-type="float" office:value="0.0015081">
                <text:p>0.001508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11147">
                <text:p>0.0011147</text:p>
              </table:table-cell>
              <table:table-cell office:value-type="float" office:value="0.0012149">
                <text:p>0.0012149</text:p>
              </table:table-cell>
              <table:table-cell office:value-type="float" office:value="0.0012007">
                <text:p>0.0012007</text:p>
              </table:table-cell>
              <table:table-cell office:value-type="float" office:value="0.0015798">
                <text:p>0.001579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11662">
                <text:p>0.0011662</text:p>
              </table:table-cell>
              <table:table-cell office:value-type="float" office:value="0.0012719">
                <text:p>0.0012719</text:p>
              </table:table-cell>
              <table:table-cell office:value-type="float" office:value="0.0012574">
                <text:p>0.0012574</text:p>
              </table:table-cell>
              <table:table-cell office:value-type="float" office:value="0.0016525">
                <text:p>0.001652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12173">
                <text:p>0.0012173</text:p>
              </table:table-cell>
              <table:table-cell office:value-type="float" office:value="0.0013291">
                <text:p>0.0013291</text:p>
              </table:table-cell>
              <table:table-cell office:value-type="float" office:value="0.0013132">
                <text:p>0.0013132</text:p>
              </table:table-cell>
              <table:table-cell office:value-type="float" office:value="0.001723">
                <text:p>0.00172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12679">
                <text:p>0.0012679</text:p>
              </table:table-cell>
              <table:table-cell office:value-type="float" office:value="0.001386">
                <text:p>0.001386</text:p>
              </table:table-cell>
              <table:table-cell office:value-type="float" office:value="0.0013684">
                <text:p>0.0013684</text:p>
              </table:table-cell>
              <table:table-cell office:value-type="float" office:value="0.0017953">
                <text:p>0.001795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13183">
                <text:p>0.0013183</text:p>
              </table:table-cell>
              <table:table-cell office:value-type="float" office:value="0.0014421">
                <text:p>0.0014421</text:p>
              </table:table-cell>
              <table:table-cell office:value-type="float" office:value="0.0014238">
                <text:p>0.0014238</text:p>
              </table:table-cell>
              <table:table-cell office:value-type="float" office:value="0.0018682">
                <text:p>0.001868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13704">
                <text:p>0.0013704</text:p>
              </table:table-cell>
              <table:table-cell office:value-type="float" office:value="0.0014973">
                <text:p>0.0014973</text:p>
              </table:table-cell>
              <table:table-cell office:value-type="float" office:value="0.0014794">
                <text:p>0.0014794</text:p>
              </table:table-cell>
              <table:table-cell office:value-type="float" office:value="0.0019418">
                <text:p>0.001941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14219">
                <text:p>0.0014219</text:p>
              </table:table-cell>
              <table:table-cell office:value-type="float" office:value="0.0015538">
                <text:p>0.0015538</text:p>
              </table:table-cell>
              <table:table-cell office:value-type="float" office:value="0.0015354">
                <text:p>0.0015354</text:p>
              </table:table-cell>
              <table:table-cell office:value-type="float" office:value="0.0020152">
                <text:p>0.002015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14722">
                <text:p>0.0014722</text:p>
              </table:table-cell>
              <table:table-cell office:value-type="float" office:value="0.0016101">
                <text:p>0.0016101</text:p>
              </table:table-cell>
              <table:table-cell office:value-type="float" office:value="0.0015929">
                <text:p>0.0015929</text:p>
              </table:table-cell>
              <table:table-cell office:value-type="float" office:value="0.0020869">
                <text:p>0.002086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15239">
                <text:p>0.0015239</text:p>
              </table:table-cell>
              <table:table-cell office:value-type="float" office:value="0.0016667">
                <text:p>0.0016667</text:p>
              </table:table-cell>
              <table:table-cell office:value-type="float" office:value="0.001651">
                <text:p>0.001651</text:p>
              </table:table-cell>
              <table:table-cell office:value-type="float" office:value="0.0021601">
                <text:p>0.002160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5775">
                <text:p>0.0015775</text:p>
              </table:table-cell>
              <table:table-cell office:value-type="float" office:value="0.0017253">
                <text:p>0.0017253</text:p>
              </table:table-cell>
              <table:table-cell office:value-type="float" office:value="0.0017075">
                <text:p>0.0017075</text:p>
              </table:table-cell>
              <table:table-cell office:value-type="float" office:value="0.0022317">
                <text:p>0.0022317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16281">
                <text:p>0.0016281</text:p>
              </table:table-cell>
              <table:table-cell office:value-type="float" office:value="0.0017834">
                <text:p>0.0017834</text:p>
              </table:table-cell>
              <table:table-cell office:value-type="float" office:value="0.0017644">
                <text:p>0.0017644</text:p>
              </table:table-cell>
              <table:table-cell office:value-type="float" office:value="0.0023038">
                <text:p>0.002303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16787">
                <text:p>0.0016787</text:p>
              </table:table-cell>
              <table:table-cell office:value-type="float" office:value="0.0018399">
                <text:p>0.0018399</text:p>
              </table:table-cell>
              <table:table-cell office:value-type="float" office:value="0.0018193">
                <text:p>0.0018193</text:p>
              </table:table-cell>
              <table:table-cell office:value-type="float" office:value="0.0023774">
                <text:p>0.002377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17304">
                <text:p>0.0017304</text:p>
              </table:table-cell>
              <table:table-cell office:value-type="float" office:value="0.001897">
                <text:p>0.001897</text:p>
              </table:table-cell>
              <table:table-cell office:value-type="float" office:value="0.0018793">
                <text:p>0.0018793</text:p>
              </table:table-cell>
              <table:table-cell office:value-type="float" office:value="0.0024482">
                <text:p>0.002448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17815">
                <text:p>0.0017815</text:p>
              </table:table-cell>
              <table:table-cell office:value-type="float" office:value="0.0019538">
                <text:p>0.0019538</text:p>
              </table:table-cell>
              <table:table-cell office:value-type="float" office:value="0.0019365">
                <text:p>0.0019365</text:p>
              </table:table-cell>
              <table:table-cell office:value-type="float" office:value="0.0025217">
                <text:p>0.002521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18325">
                <text:p>0.0018325</text:p>
              </table:table-cell>
              <table:table-cell office:value-type="float" office:value="0.002011">
                <text:p>0.002011</text:p>
              </table:table-cell>
              <table:table-cell office:value-type="float" office:value="0.0019942">
                <text:p>0.0019942</text:p>
              </table:table-cell>
              <table:table-cell office:value-type="float" office:value="0.002594">
                <text:p>0.00259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18849">
                <text:p>0.0018849</text:p>
              </table:table-cell>
              <table:table-cell office:value-type="float" office:value="0.002068">
                <text:p>0.002068</text:p>
              </table:table-cell>
              <table:table-cell office:value-type="float" office:value="0.0020528">
                <text:p>0.0020528</text:p>
              </table:table-cell>
              <table:table-cell office:value-type="float" office:value="0.0026691">
                <text:p>0.002669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19361">
                <text:p>0.0019361</text:p>
              </table:table-cell>
              <table:table-cell office:value-type="float" office:value="0.0021273">
                <text:p>0.0021273</text:p>
              </table:table-cell>
              <table:table-cell office:value-type="float" office:value="0.0021106">
                <text:p>0.0021106</text:p>
              </table:table-cell>
              <table:table-cell office:value-type="float" office:value="0.0027411">
                <text:p>0.002741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1987">
                <text:p>0.001987</text:p>
              </table:table-cell>
              <table:table-cell office:value-type="float" office:value="0.0021836">
                <text:p>0.0021836</text:p>
              </table:table-cell>
              <table:table-cell office:value-type="float" office:value="0.0021686">
                <text:p>0.0021686</text:p>
              </table:table-cell>
              <table:table-cell office:value-type="float" office:value="0.0028145">
                <text:p>0.0028145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20399">
                <text:p>0.0020399</text:p>
              </table:table-cell>
              <table:table-cell office:value-type="float" office:value="0.0022398">
                <text:p>0.0022398</text:p>
              </table:table-cell>
              <table:table-cell office:value-type="float" office:value="0.0022275">
                <text:p>0.0022275</text:p>
              </table:table-cell>
              <table:table-cell office:value-type="float" office:value="0.0028885">
                <text:p>0.002888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20944">
                <text:p>0.0020944</text:p>
              </table:table-cell>
              <table:table-cell office:value-type="float" office:value="0.0022966">
                <text:p>0.0022966</text:p>
              </table:table-cell>
              <table:table-cell office:value-type="float" office:value="0.0022872">
                <text:p>0.0022872</text:p>
              </table:table-cell>
              <table:table-cell office:value-type="float" office:value="0.0029629">
                <text:p>0.002962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21455">
                <text:p>0.0021455</text:p>
              </table:table-cell>
              <table:table-cell office:value-type="float" office:value="0.0023537">
                <text:p>0.0023537</text:p>
              </table:table-cell>
              <table:table-cell office:value-type="float" office:value="0.0023446">
                <text:p>0.0023446</text:p>
              </table:table-cell>
              <table:table-cell office:value-type="float" office:value="0.003039">
                <text:p>0.00303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21978">
                <text:p>0.0021978</text:p>
              </table:table-cell>
              <table:table-cell office:value-type="float" office:value="0.0024095">
                <text:p>0.0024095</text:p>
              </table:table-cell>
              <table:table-cell office:value-type="float" office:value="0.0024027">
                <text:p>0.0024027</text:p>
              </table:table-cell>
              <table:table-cell office:value-type="float" office:value="0.0031155">
                <text:p>0.003115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22525">
                <text:p>0.0022525</text:p>
              </table:table-cell>
              <table:table-cell office:value-type="float" office:value="0.0024677">
                <text:p>0.0024677</text:p>
              </table:table-cell>
              <table:table-cell office:value-type="float" office:value="0.0024598">
                <text:p>0.0024598</text:p>
              </table:table-cell>
              <table:table-cell office:value-type="float" office:value="0.0031891">
                <text:p>0.003189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23048">
                <text:p>0.0023048</text:p>
              </table:table-cell>
              <table:table-cell office:value-type="float" office:value="0.0025254">
                <text:p>0.0025254</text:p>
              </table:table-cell>
              <table:table-cell office:value-type="float" office:value="0.002519">
                <text:p>0.002519</text:p>
              </table:table-cell>
              <table:table-cell office:value-type="float" office:value="0.0032624">
                <text:p>0.003262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23578">
                <text:p>0.0023578</text:p>
              </table:table-cell>
              <table:table-cell office:value-type="float" office:value="0.0025818">
                <text:p>0.0025818</text:p>
              </table:table-cell>
              <table:table-cell office:value-type="float" office:value="0.002577">
                <text:p>0.002577</text:p>
              </table:table-cell>
              <table:table-cell office:value-type="float" office:value="0.0033373">
                <text:p>0.003337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24107">
                <text:p>0.0024107</text:p>
              </table:table-cell>
              <table:table-cell office:value-type="float" office:value="0.0026405">
                <text:p>0.0026405</text:p>
              </table:table-cell>
              <table:table-cell office:value-type="float" office:value="0.002635">
                <text:p>0.002635</text:p>
              </table:table-cell>
              <table:table-cell office:value-type="float" office:value="0.0034111">
                <text:p>0.003411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2464">
                <text:p>0.002464</text:p>
              </table:table-cell>
              <table:table-cell office:value-type="float" office:value="0.002698">
                <text:p>0.002698</text:p>
              </table:table-cell>
              <table:table-cell office:value-type="float" office:value="0.0026925">
                <text:p>0.0026925</text:p>
              </table:table-cell>
              <table:table-cell office:value-type="float" office:value="0.0034844">
                <text:p>0.003484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25197">
                <text:p>0.0025197</text:p>
              </table:table-cell>
              <table:table-cell office:value-type="float" office:value="0.0027546">
                <text:p>0.0027546</text:p>
              </table:table-cell>
              <table:table-cell office:value-type="float" office:value="0.0027516">
                <text:p>0.0027516</text:p>
              </table:table-cell>
              <table:table-cell office:value-type="float" office:value="0.0035578">
                <text:p>0.003557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25724">
                <text:p>0.0025724</text:p>
              </table:table-cell>
              <table:table-cell office:value-type="float" office:value="0.0028128">
                <text:p>0.0028128</text:p>
              </table:table-cell>
              <table:table-cell office:value-type="float" office:value="0.0028102">
                <text:p>0.0028102</text:p>
              </table:table-cell>
              <table:table-cell office:value-type="float" office:value="0.0036307">
                <text:p>0.0036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legend chart:legend-position="end" svg:x="16.815cm" svg:y="2.597cm" style:legend-expansion="high" chart:style-name="ch2"/>
        <chart:plot-area chart:style-name="ch3" table:cell-range-address="Source.A2:Source.A51 Source.F1:Source.I51" chart:data-source-has-labels="both" svg:x="0.894cm" svg:y="0.715cm" svg:width="15.033cm" svg:height="6.006cm">
          <chartooo:coordinate-region svg:x="2.362cm" svg:y="0.914cm" svg:width="13.463cm" svg:height="4.762cm"/>
          <chart:axis chart:dimension="x" chart:name="primary-x" chart:style-name="ch4" chartooo:axis-type="auto">
            <chartooo:date-scale/>
            <chart:categories table:cell-range-address="Source.A2:Source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urce.F2:Source.F51" chart:label-cell-address="Source.F1:Source.F1" chart:class="chart:line">
            <chart:data-point chart:repeated="50"/>
          </chart:series>
          <chart:series chart:style-name="ch7" chart:values-cell-range-address="Source.G2:Source.G51" chart:label-cell-address="Source.G1:Source.G1" chart:class="chart:line">
            <chart:data-point chart:repeated="50"/>
          </chart:series>
          <chart:series chart:style-name="ch8" chart:values-cell-range-address="Source.H2:Source.H51" chart:label-cell-address="Source.H1:Source.H1" chart:class="chart:line">
            <chart:data-point chart:repeated="50"/>
          </chart:series>
          <chart:series chart:style-name="ch9" chart:values-cell-range-address="Source.I2:Source.I51" chart:label-cell-address="Source.I1:Source.I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ear(EnumSet&lt;int&gt;) </text:p>
                <draw:g>
                  <svg:desc>Source.F1:Source.F1</svg:desc>
                </draw:g>
              </table:table-cell>
              <table:table-cell office:value-type="string">
                <text:p>clear(std::set&lt;int&gt;) </text:p>
                <draw:g>
                  <svg:desc>Source.G1:Source.G1</svg:desc>
                </draw:g>
              </table:table-cell>
              <table:table-cell office:value-type="string">
                <text:p>clear(std::map&lt;int, bool&gt;) </text:p>
                <draw:g>
                  <svg:desc>Source.H1:Source.H1</svg:desc>
                </draw:g>
              </table:table-cell>
              <table:table-cell office:value-type="string">
                <text:p>clear(std::bitset&lt;5000&gt;) </text:p>
                <draw:g>
                  <svg:desc>Source.I1:Source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007">
                <text:p>0.0000007</text:p>
                <draw:g>
                  <svg:desc>Source.F2:Source.F51</svg:desc>
                </draw:g>
              </table:table-cell>
              <table:table-cell office:value-type="float" office:value="0.0000005">
                <text:p>0.0000005</text:p>
                <draw:g>
                  <svg:desc>Source.G2:Source.G51</svg:desc>
                </draw:g>
              </table:table-cell>
              <table:table-cell office:value-type="float" office:value="0.0000005">
                <text:p>0.0000005</text:p>
                <draw:g>
                  <svg:desc>Source.H2:Source.H51</svg:desc>
                </draw:g>
              </table:table-cell>
              <table:table-cell office:value-type="float" office:value="0.0000004">
                <text:p>0.0000004</text:p>
                <draw:g>
                  <svg:desc>Source.I2:Source.I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031">
                <text:p>0.0000031</text:p>
              </table:table-cell>
              <table:table-cell office:value-type="float" office:value="0.0000029">
                <text:p>0.0000029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057">
                <text:p>0.0000057</text:p>
              </table:table-cell>
              <table:table-cell office:value-type="float" office:value="0.0000055">
                <text:p>0.0000055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109">
                <text:p>0.0000109</text:p>
              </table:table-cell>
              <table:table-cell office:value-type="float" office:value="0.0000103">
                <text:p>0.0000103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0151">
                <text:p>0.0000151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155">
                <text:p>0.0000155</text:p>
              </table:table-cell>
              <table:table-cell office:value-type="float" office:value="0.0000155">
                <text:p>0.0000155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176">
                <text:p>0.0000176</text:p>
              </table:table-cell>
              <table:table-cell office:value-type="float" office:value="0.0000179">
                <text:p>0.0000179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203">
                <text:p>0.0000203</text:p>
              </table:table-cell>
              <table:table-cell office:value-type="float" office:value="0.0000198">
                <text:p>0.0000198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234">
                <text:p>0.0000234</text:p>
              </table:table-cell>
              <table:table-cell office:value-type="float" office:value="0.0000223">
                <text:p>0.0000223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282">
                <text:p>0.0000282</text:p>
              </table:table-cell>
              <table:table-cell office:value-type="float" office:value="0.0000248">
                <text:p>0.0000248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279">
                <text:p>0.0000279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304">
                <text:p>0.0000304</text:p>
              </table:table-cell>
              <table:table-cell office:value-type="float" office:value="0.0000306">
                <text:p>0.0000306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343">
                <text:p>0.0000343</text:p>
              </table:table-cell>
              <table:table-cell office:value-type="float" office:value="0.0000328">
                <text:p>0.0000328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352">
                <text:p>0.0000352</text:p>
              </table:table-cell>
              <table:table-cell office:value-type="float" office:value="0.0000359">
                <text:p>0.0000359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397">
                <text:p>0.0000397</text:p>
              </table:table-cell>
              <table:table-cell office:value-type="float" office:value="0.0000383">
                <text:p>0.0000383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405">
                <text:p>0.0000405</text:p>
              </table:table-cell>
              <table:table-cell office:value-type="float" office:value="0.0000398">
                <text:p>0.0000398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444">
                <text:p>0.0000444</text:p>
              </table:table-cell>
              <table:table-cell office:value-type="float" office:value="0.0000451">
                <text:p>0.0000451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453">
                <text:p>0.0000453</text:p>
              </table:table-cell>
              <table:table-cell office:value-type="float" office:value="0.0000449">
                <text:p>0.0000449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479">
                <text:p>0.0000479</text:p>
              </table:table-cell>
              <table:table-cell office:value-type="float" office:value="0.0000485">
                <text:p>0.0000485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506">
                <text:p>0.0000506</text:p>
              </table:table-cell>
              <table:table-cell office:value-type="float" office:value="0.0000514">
                <text:p>0.0000514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557">
                <text:p>0.0000557</text:p>
              </table:table-cell>
              <table:table-cell office:value-type="float" office:value="0.0000532">
                <text:p>0.0000532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555">
                <text:p>0.0000555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579">
                <text:p>0.0000579</text:p>
              </table:table-cell>
              <table:table-cell office:value-type="float" office:value="0.0000586">
                <text:p>0.0000586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633">
                <text:p>0.0000633</text:p>
              </table:table-cell>
              <table:table-cell office:value-type="float" office:value="0.0000615">
                <text:p>0.0000615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635">
                <text:p>0.0000635</text:p>
              </table:table-cell>
              <table:table-cell office:value-type="float" office:value="0.0000632">
                <text:p>0.0000632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656">
                <text:p>0.0000656</text:p>
              </table:table-cell>
              <table:table-cell office:value-type="float" office:value="0.0000648">
                <text:p>0.0000648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709">
                <text:p>0.0000709</text:p>
              </table:table-cell>
              <table:table-cell office:value-type="float" office:value="0.0000687">
                <text:p>0.0000687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738">
                <text:p>0.0000738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736">
                <text:p>0.0000736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756">
                <text:p>0.0000756</text:p>
              </table:table-cell>
              <table:table-cell office:value-type="float" office:value="0.0000773">
                <text:p>0.0000773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817">
                <text:p>0.0000817</text:p>
              </table:table-cell>
              <table:table-cell office:value-type="float" office:value="0.0000794">
                <text:p>0.0000794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843">
                <text:p>0.0000843</text:p>
              </table:table-cell>
              <table:table-cell office:value-type="float" office:value="0.0000824">
                <text:p>0.0000824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877">
                <text:p>0.0000877</text:p>
              </table:table-cell>
              <table:table-cell office:value-type="float" office:value="0.0000835">
                <text:p>0.0000835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858">
                <text:p>0.0000858</text:p>
              </table:table-cell>
              <table:table-cell office:value-type="float" office:value="0.0000876">
                <text:p>0.0000876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922">
                <text:p>0.0000922</text:p>
              </table:table-cell>
              <table:table-cell office:value-type="float" office:value="0.0000895">
                <text:p>0.0000895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951">
                <text:p>0.0000951</text:p>
              </table:table-cell>
              <table:table-cell office:value-type="float" office:value="0.0000931">
                <text:p>0.0000931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982">
                <text:p>0.0000982</text:p>
              </table:table-cell>
              <table:table-cell office:value-type="float" office:value="0.0000934">
                <text:p>0.0000934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029">
                <text:p>0.0001029</text:p>
              </table:table-cell>
              <table:table-cell office:value-type="float" office:value="0.0000971">
                <text:p>0.0000971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055">
                <text:p>0.0001055</text:p>
              </table:table-cell>
              <table:table-cell office:value-type="float" office:value="0.0001038">
                <text:p>0.0001038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1088">
                <text:p>0.0001088</text:p>
              </table:table-cell>
              <table:table-cell office:value-type="float" office:value="0.0001035">
                <text:p>0.0001035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1056">
                <text:p>0.0001056</text:p>
              </table:table-cell>
              <table:table-cell office:value-type="float" office:value="0.0001045">
                <text:p>0.0001045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086">
                <text:p>0.0001086</text:p>
              </table:table-cell>
              <table:table-cell office:value-type="float" office:value="0.0001108">
                <text:p>0.0001108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1132">
                <text:p>0.0001132</text:p>
              </table:table-cell>
              <table:table-cell office:value-type="float" office:value="0.00011">
                <text:p>0.00011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1199">
                <text:p>0.0001199</text:p>
              </table:table-cell>
              <table:table-cell office:value-type="float" office:value="0.0001134">
                <text:p>0.0001134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1213">
                <text:p>0.0001213</text:p>
              </table:table-cell>
              <table:table-cell office:value-type="float" office:value="0.0001185">
                <text:p>0.0001185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1189">
                <text:p>0.0001189</text:p>
              </table:table-cell>
              <table:table-cell office:value-type="float" office:value="0.0001172">
                <text:p>0.0001172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1267">
                <text:p>0.0001267</text:p>
              </table:table-cell>
              <table:table-cell office:value-type="float" office:value="0.0001239">
                <text:p>0.0001239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1304">
                <text:p>0.0001304</text:p>
              </table:table-cell>
              <table:table-cell office:value-type="float" office:value="0.0001237">
                <text:p>0.0001237</text:p>
              </table:table-cell>
              <table:table-cell office:value-type="float" office:value="0.0000005">
                <text:p>0.0000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legend chart:legend-position="end" svg:x="16.312cm" svg:y="2.597cm" style:legend-expansion="high" chart:style-name="ch2"/>
        <chart:plot-area chart:style-name="ch3" table:cell-range-address="Source.A2:Source.A51 Source.J1:Source.M51" chart:data-source-has-labels="both" svg:x="0.894cm" svg:y="0.715cm" svg:width="14.53cm" svg:height="6.006cm">
          <chartooo:coordinate-region svg:x="1.806cm" svg:y="0.914cm" svg:width="13.517cm" svg:height="4.762cm"/>
          <chart:axis chart:dimension="x" chart:name="primary-x" chart:style-name="ch4" chartooo:axis-type="auto">
            <chartooo:date-scale/>
            <chart:categories table:cell-range-address="Source.A2:Source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urce.J2:Source.J51" chart:label-cell-address="Source.J1:Source.J1" chart:class="chart:line">
            <chart:data-point chart:repeated="50"/>
          </chart:series>
          <chart:series chart:style-name="ch7" chart:values-cell-range-address="Source.K2:Source.K51" chart:label-cell-address="Source.K1:Source.K1" chart:class="chart:line">
            <chart:data-point chart:repeated="50"/>
          </chart:series>
          <chart:series chart:style-name="ch8" chart:values-cell-range-address="Source.L2:Source.L51" chart:label-cell-address="Source.L1:Source.L1" chart:class="chart:line">
            <chart:data-point chart:repeated="50"/>
          </chart:series>
          <chart:series chart:style-name="ch9" chart:values-cell-range-address="Source.M2:Source.M51" chart:label-cell-address="Source.M1:Source.M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truct(EnumSet&lt;int&gt;) </text:p>
                <draw:g>
                  <svg:desc>Source.J1:Source.J1</svg:desc>
                </draw:g>
              </table:table-cell>
              <table:table-cell office:value-type="string">
                <text:p>destruct(std::set&lt;int&gt;) </text:p>
                <draw:g>
                  <svg:desc>Source.K1:Source.K1</svg:desc>
                </draw:g>
              </table:table-cell>
              <table:table-cell office:value-type="string">
                <text:p>destruct(std::map&lt;int, bool&gt;) </text:p>
                <draw:g>
                  <svg:desc>Source.L1:Source.L1</svg:desc>
                </draw:g>
              </table:table-cell>
              <table:table-cell office:value-type="string">
                <text:p>destruct(std::bitset&lt;5000&gt;) </text:p>
                <draw:g>
                  <svg:desc>Source.M1:Source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798">
                <text:p>0.0000798</text:p>
                <draw:g>
                  <svg:desc>Source.J2:Source.J51</svg:desc>
                </draw:g>
              </table:table-cell>
              <table:table-cell office:value-type="float" office:value="0.0000607">
                <text:p>0.0000607</text:p>
                <draw:g>
                  <svg:desc>Source.K2:Source.K51</svg:desc>
                </draw:g>
              </table:table-cell>
              <table:table-cell office:value-type="float" office:value="0.0000571">
                <text:p>0.0000571</text:p>
                <draw:g>
                  <svg:desc>Source.L2:Source.L51</svg:desc>
                </draw:g>
              </table:table-cell>
              <table:table-cell office:value-type="float" office:value="0.0000522">
                <text:p>0.0000522</text:p>
                <draw:g>
                  <svg:desc>Source.M2:Source.M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345">
                <text:p>0.0001345</text:p>
              </table:table-cell>
              <table:table-cell office:value-type="float" office:value="0.0002906">
                <text:p>0.0002906</text:p>
              </table:table-cell>
              <table:table-cell office:value-type="float" office:value="0.0002794">
                <text:p>0.0002794</text:p>
              </table:table-cell>
              <table:table-cell office:value-type="float" office:value="0.0001284">
                <text:p>0.00012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1912">
                <text:p>0.0001912</text:p>
              </table:table-cell>
              <table:table-cell office:value-type="float" office:value="0.0006842">
                <text:p>0.0006842</text:p>
              </table:table-cell>
              <table:table-cell office:value-type="float" office:value="0.0006571">
                <text:p>0.0006571</text:p>
              </table:table-cell>
              <table:table-cell office:value-type="float" office:value="0.0001814">
                <text:p>0.000181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2447">
                <text:p>0.0002447</text:p>
              </table:table-cell>
              <table:table-cell office:value-type="float" office:value="0.0012559">
                <text:p>0.0012559</text:p>
              </table:table-cell>
              <table:table-cell office:value-type="float" office:value="0.0011963">
                <text:p>0.0011963</text:p>
              </table:table-cell>
              <table:table-cell office:value-type="float" office:value="0.0002353">
                <text:p>0.000235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2986">
                <text:p>0.0002986</text:p>
              </table:table-cell>
              <table:table-cell office:value-type="float" office:value="0.0019983">
                <text:p>0.0019983</text:p>
              </table:table-cell>
              <table:table-cell office:value-type="float" office:value="0.0019029">
                <text:p>0.0019029</text:p>
              </table:table-cell>
              <table:table-cell office:value-type="float" office:value="0.0002881">
                <text:p>0.000288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3564">
                <text:p>0.0003564</text:p>
              </table:table-cell>
              <table:table-cell office:value-type="float" office:value="0.0029112">
                <text:p>0.0029112</text:p>
              </table:table-cell>
              <table:table-cell office:value-type="float" office:value="0.0027774">
                <text:p>0.0027774</text:p>
              </table:table-cell>
              <table:table-cell office:value-type="float" office:value="0.0003423">
                <text:p>0.000342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4142">
                <text:p>0.0004142</text:p>
              </table:table-cell>
              <table:table-cell office:value-type="float" office:value="0.0039901">
                <text:p>0.0039901</text:p>
              </table:table-cell>
              <table:table-cell office:value-type="float" office:value="0.0038156">
                <text:p>0.0038156</text:p>
              </table:table-cell>
              <table:table-cell office:value-type="float" office:value="0.0003973">
                <text:p>0.000397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4719">
                <text:p>0.0004719</text:p>
              </table:table-cell>
              <table:table-cell office:value-type="float" office:value="0.0052517">
                <text:p>0.0052517</text:p>
              </table:table-cell>
              <table:table-cell office:value-type="float" office:value="0.0050059">
                <text:p>0.0050059</text:p>
              </table:table-cell>
              <table:table-cell office:value-type="float" office:value="0.0004514">
                <text:p>0.000451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5303">
                <text:p>0.0005303</text:p>
              </table:table-cell>
              <table:table-cell office:value-type="float" office:value="0.0066888">
                <text:p>0.0066888</text:p>
              </table:table-cell>
              <table:table-cell office:value-type="float" office:value="0.0063682">
                <text:p>0.0063682</text:p>
              </table:table-cell>
              <table:table-cell office:value-type="float" office:value="0.0005061">
                <text:p>0.000506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5877">
                <text:p>0.0005877</text:p>
              </table:table-cell>
              <table:table-cell office:value-type="float" office:value="0.0082847">
                <text:p>0.0082847</text:p>
              </table:table-cell>
              <table:table-cell office:value-type="float" office:value="0.0079327">
                <text:p>0.0079327</text:p>
              </table:table-cell>
              <table:table-cell office:value-type="float" office:value="0.0005609">
                <text:p>0.00056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6448">
                <text:p>0.0006448</text:p>
              </table:table-cell>
              <table:table-cell office:value-type="float" office:value="0.0100635">
                <text:p>0.0100635</text:p>
              </table:table-cell>
              <table:table-cell office:value-type="float" office:value="0.0096414">
                <text:p>0.0096414</text:p>
              </table:table-cell>
              <table:table-cell office:value-type="float" office:value="0.0006147">
                <text:p>0.000614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7022">
                <text:p>0.0007022</text:p>
              </table:table-cell>
              <table:table-cell office:value-type="float" office:value="0.0120044">
                <text:p>0.0120044</text:p>
              </table:table-cell>
              <table:table-cell office:value-type="float" office:value="0.0114705">
                <text:p>0.0114705</text:p>
              </table:table-cell>
              <table:table-cell office:value-type="float" office:value="0.0006685">
                <text:p>0.000668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7593">
                <text:p>0.0007593</text:p>
              </table:table-cell>
              <table:table-cell office:value-type="float" office:value="0.0141611">
                <text:p>0.0141611</text:p>
              </table:table-cell>
              <table:table-cell office:value-type="float" office:value="0.0134956">
                <text:p>0.0134956</text:p>
              </table:table-cell>
              <table:table-cell office:value-type="float" office:value="0.0007236">
                <text:p>0.000723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8161">
                <text:p>0.0008161</text:p>
              </table:table-cell>
              <table:table-cell office:value-type="float" office:value="0.0164472">
                <text:p>0.0164472</text:p>
              </table:table-cell>
              <table:table-cell office:value-type="float" office:value="0.0156623">
                <text:p>0.0156623</text:p>
              </table:table-cell>
              <table:table-cell office:value-type="float" office:value="0.0007774">
                <text:p>0.000777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8751">
                <text:p>0.0008751</text:p>
              </table:table-cell>
              <table:table-cell office:value-type="float" office:value="0.0189141">
                <text:p>0.0189141</text:p>
              </table:table-cell>
              <table:table-cell office:value-type="float" office:value="0.0180737">
                <text:p>0.0180737</text:p>
              </table:table-cell>
              <table:table-cell office:value-type="float" office:value="0.0008327">
                <text:p>0.000832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9334">
                <text:p>0.0009334</text:p>
              </table:table-cell>
              <table:table-cell office:value-type="float" office:value="0.0216078">
                <text:p>0.0216078</text:p>
              </table:table-cell>
              <table:table-cell office:value-type="float" office:value="0.0205939">
                <text:p>0.0205939</text:p>
              </table:table-cell>
              <table:table-cell office:value-type="float" office:value="0.0008876">
                <text:p>0.000887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10396">
                <text:p>0.0010396</text:p>
              </table:table-cell>
              <table:table-cell office:value-type="float" office:value="0.024418">
                <text:p>0.024418</text:p>
              </table:table-cell>
              <table:table-cell office:value-type="float" office:value="0.0233248">
                <text:p>0.0233248</text:p>
              </table:table-cell>
              <table:table-cell office:value-type="float" office:value="0.0009421">
                <text:p>0.000942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11043">
                <text:p>0.0011043</text:p>
              </table:table-cell>
              <table:table-cell office:value-type="float" office:value="0.0274371">
                <text:p>0.0274371</text:p>
              </table:table-cell>
              <table:table-cell office:value-type="float" office:value="0.0262114">
                <text:p>0.0262114</text:p>
              </table:table-cell>
              <table:table-cell office:value-type="float" office:value="0.0009959">
                <text:p>0.000995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11738">
                <text:p>0.0011738</text:p>
              </table:table-cell>
              <table:table-cell office:value-type="float" office:value="0.0305902">
                <text:p>0.0305902</text:p>
              </table:table-cell>
              <table:table-cell office:value-type="float" office:value="0.0293146">
                <text:p>0.0293146</text:p>
              </table:table-cell>
              <table:table-cell office:value-type="float" office:value="0.0010494">
                <text:p>0.001049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12337">
                <text:p>0.0012337</text:p>
              </table:table-cell>
              <table:table-cell office:value-type="float" office:value="0.0339245">
                <text:p>0.0339245</text:p>
              </table:table-cell>
              <table:table-cell office:value-type="float" office:value="0.0326197">
                <text:p>0.0326197</text:p>
              </table:table-cell>
              <table:table-cell office:value-type="float" office:value="0.0011042">
                <text:p>0.001104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2974">
                <text:p>0.0012974</text:p>
              </table:table-cell>
              <table:table-cell office:value-type="float" office:value="0.0374476">
                <text:p>0.0374476</text:p>
              </table:table-cell>
              <table:table-cell office:value-type="float" office:value="0.0361046">
                <text:p>0.0361046</text:p>
              </table:table-cell>
              <table:table-cell office:value-type="float" office:value="0.0011583">
                <text:p>0.001158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13549">
                <text:p>0.0013549</text:p>
              </table:table-cell>
              <table:table-cell office:value-type="float" office:value="0.0411481">
                <text:p>0.0411481</text:p>
              </table:table-cell>
              <table:table-cell office:value-type="float" office:value="0.0397344">
                <text:p>0.0397344</text:p>
              </table:table-cell>
              <table:table-cell office:value-type="float" office:value="0.0012133">
                <text:p>0.001213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14168">
                <text:p>0.0014168</text:p>
              </table:table-cell>
              <table:table-cell office:value-type="float" office:value="0.0450359">
                <text:p>0.0450359</text:p>
              </table:table-cell>
              <table:table-cell office:value-type="float" office:value="0.0435959">
                <text:p>0.0435959</text:p>
              </table:table-cell>
              <table:table-cell office:value-type="float" office:value="0.001269">
                <text:p>0.00126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14808">
                <text:p>0.0014808</text:p>
              </table:table-cell>
              <table:table-cell office:value-type="float" office:value="0.0491108">
                <text:p>0.0491108</text:p>
              </table:table-cell>
              <table:table-cell office:value-type="float" office:value="0.0475935">
                <text:p>0.0475935</text:p>
              </table:table-cell>
              <table:table-cell office:value-type="float" office:value="0.0013218">
                <text:p>0.001321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15411">
                <text:p>0.0015411</text:p>
              </table:table-cell>
              <table:table-cell office:value-type="float" office:value="0.0533652">
                <text:p>0.0533652</text:p>
              </table:table-cell>
              <table:table-cell office:value-type="float" office:value="0.0518095">
                <text:p>0.0518095</text:p>
              </table:table-cell>
              <table:table-cell office:value-type="float" office:value="0.0013744">
                <text:p>0.001374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16016">
                <text:p>0.0016016</text:p>
              </table:table-cell>
              <table:table-cell office:value-type="float" office:value="0.0578142">
                <text:p>0.0578142</text:p>
              </table:table-cell>
              <table:table-cell office:value-type="float" office:value="0.0562042">
                <text:p>0.0562042</text:p>
              </table:table-cell>
              <table:table-cell office:value-type="float" office:value="0.0014289">
                <text:p>0.001428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16702">
                <text:p>0.0016702</text:p>
              </table:table-cell>
              <table:table-cell office:value-type="float" office:value="0.0624629">
                <text:p>0.0624629</text:p>
              </table:table-cell>
              <table:table-cell office:value-type="float" office:value="0.0608041">
                <text:p>0.0608041</text:p>
              </table:table-cell>
              <table:table-cell office:value-type="float" office:value="0.0014833">
                <text:p>0.0014833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17398">
                <text:p>0.0017398</text:p>
              </table:table-cell>
              <table:table-cell office:value-type="float" office:value="0.0673069">
                <text:p>0.0673069</text:p>
              </table:table-cell>
              <table:table-cell office:value-type="float" office:value="0.0655622">
                <text:p>0.0655622</text:p>
              </table:table-cell>
              <table:table-cell office:value-type="float" office:value="0.0015368">
                <text:p>0.001536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18108">
                <text:p>0.0018108</text:p>
              </table:table-cell>
              <table:table-cell office:value-type="float" office:value="0.0723416">
                <text:p>0.0723416</text:p>
              </table:table-cell>
              <table:table-cell office:value-type="float" office:value="0.0705266">
                <text:p>0.0705266</text:p>
              </table:table-cell>
              <table:table-cell office:value-type="float" office:value="0.0015918">
                <text:p>0.001591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18789">
                <text:p>0.0018789</text:p>
              </table:table-cell>
              <table:table-cell office:value-type="float" office:value="0.0775539">
                <text:p>0.0775539</text:p>
              </table:table-cell>
              <table:table-cell office:value-type="float" office:value="0.0756376">
                <text:p>0.0756376</text:p>
              </table:table-cell>
              <table:table-cell office:value-type="float" office:value="0.0016462">
                <text:p>0.001646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9467">
                <text:p>0.0019467</text:p>
              </table:table-cell>
              <table:table-cell office:value-type="float" office:value="0.0829893">
                <text:p>0.0829893</text:p>
              </table:table-cell>
              <table:table-cell office:value-type="float" office:value="0.0809853">
                <text:p>0.0809853</text:p>
              </table:table-cell>
              <table:table-cell office:value-type="float" office:value="0.0017014">
                <text:p>0.0017014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20181">
                <text:p>0.0020181</text:p>
              </table:table-cell>
              <table:table-cell office:value-type="float" office:value="0.0886054">
                <text:p>0.0886054</text:p>
              </table:table-cell>
              <table:table-cell office:value-type="float" office:value="0.0864924">
                <text:p>0.0864924</text:p>
              </table:table-cell>
              <table:table-cell office:value-type="float" office:value="0.0017562">
                <text:p>0.001756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20868">
                <text:p>0.0020868</text:p>
              </table:table-cell>
              <table:table-cell office:value-type="float" office:value="0.0944151">
                <text:p>0.0944151</text:p>
              </table:table-cell>
              <table:table-cell office:value-type="float" office:value="0.092201">
                <text:p>0.092201</text:p>
              </table:table-cell>
              <table:table-cell office:value-type="float" office:value="0.0018117">
                <text:p>0.0018117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21568">
                <text:p>0.0021568</text:p>
              </table:table-cell>
              <table:table-cell office:value-type="float" office:value="0.1004368">
                <text:p>0.1004368</text:p>
              </table:table-cell>
              <table:table-cell office:value-type="float" office:value="0.0980571">
                <text:p>0.0980571</text:p>
              </table:table-cell>
              <table:table-cell office:value-type="float" office:value="0.0018667">
                <text:p>0.001866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2224">
                <text:p>0.002224</text:p>
              </table:table-cell>
              <table:table-cell office:value-type="float" office:value="0.1066122">
                <text:p>0.1066122</text:p>
              </table:table-cell>
              <table:table-cell office:value-type="float" office:value="0.104135">
                <text:p>0.104135</text:p>
              </table:table-cell>
              <table:table-cell office:value-type="float" office:value="0.0019207">
                <text:p>0.001920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22896">
                <text:p>0.0022896</text:p>
              </table:table-cell>
              <table:table-cell office:value-type="float" office:value="0.1130128">
                <text:p>0.1130128</text:p>
              </table:table-cell>
              <table:table-cell office:value-type="float" office:value="0.1103629">
                <text:p>0.1103629</text:p>
              </table:table-cell>
              <table:table-cell office:value-type="float" office:value="0.0019756">
                <text:p>0.001975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23545">
                <text:p>0.0023545</text:p>
              </table:table-cell>
              <table:table-cell office:value-type="float" office:value="0.1195935">
                <text:p>0.1195935</text:p>
              </table:table-cell>
              <table:table-cell office:value-type="float" office:value="0.1168254">
                <text:p>0.1168254</text:p>
              </table:table-cell>
              <table:table-cell office:value-type="float" office:value="0.0020289">
                <text:p>0.0020289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24225">
                <text:p>0.0024225</text:p>
              </table:table-cell>
              <table:table-cell office:value-type="float" office:value="0.1263572">
                <text:p>0.1263572</text:p>
              </table:table-cell>
              <table:table-cell office:value-type="float" office:value="0.123438">
                <text:p>0.123438</text:p>
              </table:table-cell>
              <table:table-cell office:value-type="float" office:value="0.0020852">
                <text:p>0.002085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24896">
                <text:p>0.0024896</text:p>
              </table:table-cell>
              <table:table-cell office:value-type="float" office:value="0.1333033">
                <text:p>0.1333033</text:p>
              </table:table-cell>
              <table:table-cell office:value-type="float" office:value="0.1302601">
                <text:p>0.1302601</text:p>
              </table:table-cell>
              <table:table-cell office:value-type="float" office:value="0.0021405">
                <text:p>0.0021405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25568">
                <text:p>0.0025568</text:p>
              </table:table-cell>
              <table:table-cell office:value-type="float" office:value="0.1404571">
                <text:p>0.1404571</text:p>
              </table:table-cell>
              <table:table-cell office:value-type="float" office:value="0.1372482">
                <text:p>0.1372482</text:p>
              </table:table-cell>
              <table:table-cell office:value-type="float" office:value="0.0021948">
                <text:p>0.002194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26243">
                <text:p>0.0026243</text:p>
              </table:table-cell>
              <table:table-cell office:value-type="float" office:value="0.1477919">
                <text:p>0.1477919</text:p>
              </table:table-cell>
              <table:table-cell office:value-type="float" office:value="0.1444422">
                <text:p>0.1444422</text:p>
              </table:table-cell>
              <table:table-cell office:value-type="float" office:value="0.0022501">
                <text:p>0.002250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26939">
                <text:p>0.0026939</text:p>
              </table:table-cell>
              <table:table-cell office:value-type="float" office:value="0.155333">
                <text:p>0.155333</text:p>
              </table:table-cell>
              <table:table-cell office:value-type="float" office:value="0.1517992">
                <text:p>0.1517992</text:p>
              </table:table-cell>
              <table:table-cell office:value-type="float" office:value="0.002307">
                <text:p>0.00230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27622">
                <text:p>0.0027622</text:p>
              </table:table-cell>
              <table:table-cell office:value-type="float" office:value="0.1630622">
                <text:p>0.1630622</text:p>
              </table:table-cell>
              <table:table-cell office:value-type="float" office:value="0.15937">
                <text:p>0.15937</text:p>
              </table:table-cell>
              <table:table-cell office:value-type="float" office:value="0.0023604">
                <text:p>0.002360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28313">
                <text:p>0.0028313</text:p>
              </table:table-cell>
              <table:table-cell office:value-type="float" office:value="0.170974">
                <text:p>0.170974</text:p>
              </table:table-cell>
              <table:table-cell office:value-type="float" office:value="0.1670958">
                <text:p>0.1670958</text:p>
              </table:table-cell>
              <table:table-cell office:value-type="float" office:value="0.0024145">
                <text:p>0.002414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29035">
                <text:p>0.0029035</text:p>
              </table:table-cell>
              <table:table-cell office:value-type="float" office:value="0.1790827">
                <text:p>0.1790827</text:p>
              </table:table-cell>
              <table:table-cell office:value-type="float" office:value="0.1750288">
                <text:p>0.1750288</text:p>
              </table:table-cell>
              <table:table-cell office:value-type="float" office:value="0.0024708">
                <text:p>0.002470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29717">
                <text:p>0.0029717</text:p>
              </table:table-cell>
              <table:table-cell office:value-type="float" office:value="0.1873917">
                <text:p>0.1873917</text:p>
              </table:table-cell>
              <table:table-cell office:value-type="float" office:value="0.1831128">
                <text:p>0.1831128</text:p>
              </table:table-cell>
              <table:table-cell office:value-type="float" office:value="0.0025258">
                <text:p>0.002525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30418">
                <text:p>0.0030418</text:p>
              </table:table-cell>
              <table:table-cell office:value-type="float" office:value="0.1958989">
                <text:p>0.1958989</text:p>
              </table:table-cell>
              <table:table-cell office:value-type="float" office:value="0.1914253">
                <text:p>0.1914253</text:p>
              </table:table-cell>
              <table:table-cell office:value-type="float" office:value="0.0025821">
                <text:p>0.002582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31102">
                <text:p>0.0031102</text:p>
              </table:table-cell>
              <table:table-cell office:value-type="float" office:value="0.204587">
                <text:p>0.204587</text:p>
              </table:table-cell>
              <table:table-cell office:value-type="float" office:value="0.1998867">
                <text:p>0.1998867</text:p>
              </table:table-cell>
              <table:table-cell office:value-type="float" office:value="0.0026366">
                <text:p>0.002636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31811">
                <text:p>0.0031811</text:p>
              </table:table-cell>
              <table:table-cell office:value-type="float" office:value="0.2134686">
                <text:p>0.2134686</text:p>
              </table:table-cell>
              <table:table-cell office:value-type="float" office:value="0.2085702">
                <text:p>0.2085702</text:p>
              </table:table-cell>
              <table:table-cell office:value-type="float" office:value="0.002693">
                <text:p>0.002693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32504">
                <text:p>0.0032504</text:p>
              </table:table-cell>
              <table:table-cell office:value-type="float" office:value="0.2225374">
                <text:p>0.2225374</text:p>
              </table:table-cell>
              <table:table-cell office:value-type="float" office:value="0.2174043">
                <text:p>0.2174043</text:p>
              </table:table-cell>
              <table:table-cell office:value-type="float" office:value="0.0027508">
                <text:p>0.00275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legend chart:legend-position="end" svg:x="15.862cm" svg:y="2.597cm" style:legend-expansion="high" chart:style-name="ch2"/>
        <chart:plot-area chart:style-name="ch3" table:cell-range-address="Source.A2:Source.A51 Source.R1:Source.U51" chart:data-source-has-labels="both" svg:x="0.894cm" svg:y="0.715cm" svg:width="14.08cm" svg:height="6.006cm">
          <chartooo:coordinate-region svg:x="2.362cm" svg:y="0.915cm" svg:width="12.49cm" svg:height="4.761cm"/>
          <chart:axis chart:dimension="x" chart:name="primary-x" chart:style-name="ch4" chartooo:axis-type="auto">
            <chartooo:date-scale/>
            <chart:categories table:cell-range-address="Source.A2:Source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urce.R2:Source.R51" chart:label-cell-address="Source.R1:Source.R1" chart:class="chart:line">
            <chart:data-point chart:repeated="50"/>
          </chart:series>
          <chart:series chart:style-name="ch7" chart:values-cell-range-address="Source.S2:Source.S51" chart:label-cell-address="Source.S1:Source.S1" chart:class="chart:line">
            <chart:data-point chart:repeated="50"/>
          </chart:series>
          <chart:series chart:style-name="ch8" chart:values-cell-range-address="Source.T2:Source.T51" chart:label-cell-address="Source.T1:Source.T1" chart:class="chart:line">
            <chart:data-point chart:repeated="50"/>
          </chart:series>
          <chart:series chart:style-name="ch9" chart:values-cell-range-address="Source.U2:Source.U51" chart:label-cell-address="Source.U1:Source.U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Get(EnumSet&lt;int&gt;) </text:p>
                <draw:g>
                  <svg:desc>Source.R1:Source.R1</svg:desc>
                </draw:g>
              </table:table-cell>
              <table:table-cell office:value-type="string">
                <text:p>randomGet(std::set&lt;int&gt;) </text:p>
                <draw:g>
                  <svg:desc>Source.S1:Source.S1</svg:desc>
                </draw:g>
              </table:table-cell>
              <table:table-cell office:value-type="string">
                <text:p>randomGet(std::map&lt;int, bool&gt;) </text:p>
                <draw:g>
                  <svg:desc>Source.T1:Source.T1</svg:desc>
                </draw:g>
              </table:table-cell>
              <table:table-cell office:value-type="string">
                <text:p>randomGet(std::bitset&lt;5000&gt;) </text:p>
                <draw:g>
                  <svg:desc>Source.U1:Source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006">
                <text:p>0.0000006</text:p>
                <draw:g>
                  <svg:desc>Source.R2:Source.R51</svg:desc>
                </draw:g>
              </table:table-cell>
              <table:table-cell office:value-type="float" office:value="0.0000005">
                <text:p>0.0000005</text:p>
                <draw:g>
                  <svg:desc>Source.S2:Source.S51</svg:desc>
                </draw:g>
              </table:table-cell>
              <table:table-cell office:value-type="float" office:value="0.0000004">
                <text:p>0.0000004</text:p>
                <draw:g>
                  <svg:desc>Source.T2:Source.T51</svg:desc>
                </draw:g>
              </table:table-cell>
              <table:table-cell office:value-type="float" office:value="0.0000005">
                <text:p>0.0000005</text:p>
                <draw:g>
                  <svg:desc>Source.U2:Source.U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13">
                <text:p>0.0000013</text:p>
              </table:table-cell>
              <table:table-cell office:value-type="float" office:value="0.0000039">
                <text:p>0.0000039</text:p>
              </table:table-cell>
              <table:table-cell office:value-type="float" office:value="0.0000037">
                <text:p>0.0000037</text:p>
              </table:table-cell>
              <table:table-cell office:value-type="float" office:value="0.0000007">
                <text:p>0.000000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19">
                <text:p>0.0000019</text:p>
              </table:table-cell>
              <table:table-cell office:value-type="float" office:value="0.0000077">
                <text:p>0.0000077</text:p>
              </table:table-cell>
              <table:table-cell office:value-type="float" office:value="0.0000076">
                <text:p>0.000007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26">
                <text:p>0.0000026</text:p>
              </table:table-cell>
              <table:table-cell office:value-type="float" office:value="0.0000122">
                <text:p>0.0000122</text:p>
              </table:table-cell>
              <table:table-cell office:value-type="float" office:value="0.0000571">
                <text:p>0.0000571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32">
                <text:p>0.0000032</text:p>
              </table:table-cell>
              <table:table-cell office:value-type="float" office:value="0.0000164">
                <text:p>0.0000164</text:p>
              </table:table-cell>
              <table:table-cell office:value-type="float" office:value="0.0000165">
                <text:p>0.0000165</text:p>
              </table:table-cell>
              <table:table-cell office:value-type="float" office:value="0.0000015">
                <text:p>0.00000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41">
                <text:p>0.0000041</text:p>
              </table:table-cell>
              <table:table-cell office:value-type="float" office:value="0.0000218">
                <text:p>0.0000218</text:p>
              </table:table-cell>
              <table:table-cell office:value-type="float" office:value="0.0000211">
                <text:p>0.0000211</text:p>
              </table:table-cell>
              <table:table-cell office:value-type="float" office:value="0.0000018">
                <text:p>0.000001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47">
                <text:p>0.0000047</text:p>
              </table:table-cell>
              <table:table-cell office:value-type="float" office:value="0.0000271">
                <text:p>0.0000271</text:p>
              </table:table-cell>
              <table:table-cell office:value-type="float" office:value="0.0000266">
                <text:p>0.000026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54">
                <text:p>0.0000054</text:p>
              </table:table-cell>
              <table:table-cell office:value-type="float" office:value="0.0000318">
                <text:p>0.0000318</text:p>
              </table:table-cell>
              <table:table-cell office:value-type="float" office:value="0.0000316">
                <text:p>0.0000316</text:p>
              </table:table-cell>
              <table:table-cell office:value-type="float" office:value="0.0000024">
                <text:p>0.000002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62">
                <text:p>0.0000062</text:p>
              </table:table-cell>
              <table:table-cell office:value-type="float" office:value="0.0000366">
                <text:p>0.0000366</text:p>
              </table:table-cell>
              <table:table-cell office:value-type="float" office:value="0.0000365">
                <text:p>0.0000365</text:p>
              </table:table-cell>
              <table:table-cell office:value-type="float" office:value="0.0000047">
                <text:p>0.000004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69">
                <text:p>0.0000069</text:p>
              </table:table-cell>
              <table:table-cell office:value-type="float" office:value="0.0000421">
                <text:p>0.0000421</text:p>
              </table:table-cell>
              <table:table-cell office:value-type="float" office:value="0.0000416">
                <text:p>0.0000416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76">
                <text:p>0.0000076</text:p>
              </table:table-cell>
              <table:table-cell office:value-type="float" office:value="0.0000477">
                <text:p>0.0000477</text:p>
              </table:table-cell>
              <table:table-cell office:value-type="float" office:value="0.0000473">
                <text:p>0.0000473</text:p>
              </table:table-cell>
              <table:table-cell office:value-type="float" office:value="0.0000031">
                <text:p>0.000003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531">
                <text:p>0.0000531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034">
                <text:p>0.000003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089">
                <text:p>0.0000089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0576">
                <text:p>0.0000576</text:p>
              </table:table-cell>
              <table:table-cell office:value-type="float" office:value="0.0000035">
                <text:p>0.000003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096">
                <text:p>0.0000096</text:p>
              </table:table-cell>
              <table:table-cell office:value-type="float" office:value="0.0000638">
                <text:p>0.0000638</text:p>
              </table:table-cell>
              <table:table-cell office:value-type="float" office:value="0.0000626">
                <text:p>0.0000626</text:p>
              </table:table-cell>
              <table:table-cell office:value-type="float" office:value="0.0000038">
                <text:p>0.000003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104">
                <text:p>0.0000104</text:p>
              </table:table-cell>
              <table:table-cell office:value-type="float" office:value="0.0000697">
                <text:p>0.0000697</text:p>
              </table:table-cell>
              <table:table-cell office:value-type="float" office:value="0.0000688">
                <text:p>0.0000688</text:p>
              </table:table-cell>
              <table:table-cell office:value-type="float" office:value="0.0000041">
                <text:p>0.000004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759">
                <text:p>0.0000759</text:p>
              </table:table-cell>
              <table:table-cell office:value-type="float" office:value="0.0000749">
                <text:p>0.0000749</text:p>
              </table:table-cell>
              <table:table-cell office:value-type="float" office:value="0.0000043">
                <text:p>0.00000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116">
                <text:p>0.0000116</text:p>
              </table:table-cell>
              <table:table-cell office:value-type="float" office:value="0.0000814">
                <text:p>0.0000814</text:p>
              </table:table-cell>
              <table:table-cell office:value-type="float" office:value="0.0000833">
                <text:p>0.0000833</text:p>
              </table:table-cell>
              <table:table-cell office:value-type="float" office:value="0.0000046">
                <text:p>0.000004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125">
                <text:p>0.0000125</text:p>
              </table:table-cell>
              <table:table-cell office:value-type="float" office:value="0.0000872">
                <text:p>0.0000872</text:p>
              </table:table-cell>
              <table:table-cell office:value-type="float" office:value="0.0000893">
                <text:p>0.0000893</text:p>
              </table:table-cell>
              <table:table-cell office:value-type="float" office:value="0.0000047">
                <text:p>0.000004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132">
                <text:p>0.0000132</text:p>
              </table:table-cell>
              <table:table-cell office:value-type="float" office:value="0.0000937">
                <text:p>0.0000937</text:p>
              </table:table-cell>
              <table:table-cell office:value-type="float" office:value="0.0000936">
                <text:p>0.000093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137">
                <text:p>0.0000137</text:p>
              </table:table-cell>
              <table:table-cell office:value-type="float" office:value="0.0001003">
                <text:p>0.0001003</text:p>
              </table:table-cell>
              <table:table-cell office:value-type="float" office:value="0.0001032">
                <text:p>0.0001032</text:p>
              </table:table-cell>
              <table:table-cell office:value-type="float" office:value="0.0000052">
                <text:p>0.00000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145">
                <text:p>0.0000145</text:p>
              </table:table-cell>
              <table:table-cell office:value-type="float" office:value="0.0001048">
                <text:p>0.0001048</text:p>
              </table:table-cell>
              <table:table-cell office:value-type="float" office:value="0.00011">
                <text:p>0.00011</text:p>
              </table:table-cell>
              <table:table-cell office:value-type="float" office:value="0.0000055">
                <text:p>0.000005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152">
                <text:p>0.0000152</text:p>
              </table:table-cell>
              <table:table-cell office:value-type="float" office:value="0.0001121">
                <text:p>0.0001121</text:p>
              </table:table-cell>
              <table:table-cell office:value-type="float" office:value="0.0001163">
                <text:p>0.0001163</text:p>
              </table:table-cell>
              <table:table-cell office:value-type="float" office:value="0.0000058">
                <text:p>0.000005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156">
                <text:p>0.0000156</text:p>
              </table:table-cell>
              <table:table-cell office:value-type="float" office:value="0.0001181">
                <text:p>0.0001181</text:p>
              </table:table-cell>
              <table:table-cell office:value-type="float" office:value="0.0001202">
                <text:p>0.0001202</text:p>
              </table:table-cell>
              <table:table-cell office:value-type="float" office:value="0.0000064">
                <text:p>0.000006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166">
                <text:p>0.0000166</text:p>
              </table:table-cell>
              <table:table-cell office:value-type="float" office:value="0.0001255">
                <text:p>0.0001255</text:p>
              </table:table-cell>
              <table:table-cell office:value-type="float" office:value="0.0001313">
                <text:p>0.0001313</text:p>
              </table:table-cell>
              <table:table-cell office:value-type="float" office:value="0.0000064">
                <text:p>0.000006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174">
                <text:p>0.0000174</text:p>
              </table:table-cell>
              <table:table-cell office:value-type="float" office:value="0.0001324">
                <text:p>0.0001324</text:p>
              </table:table-cell>
              <table:table-cell office:value-type="float" office:value="0.0001378">
                <text:p>0.0001378</text:p>
              </table:table-cell>
              <table:table-cell office:value-type="float" office:value="0.0000065">
                <text:p>0.000006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179">
                <text:p>0.0000179</text:p>
              </table:table-cell>
              <table:table-cell office:value-type="float" office:value="0.0001387">
                <text:p>0.0001387</text:p>
              </table:table-cell>
              <table:table-cell office:value-type="float" office:value="0.0001416">
                <text:p>0.0001416</text:p>
              </table:table-cell>
              <table:table-cell office:value-type="float" office:value="0.0000067">
                <text:p>0.000006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0187">
                <text:p>0.0000187</text:p>
              </table:table-cell>
              <table:table-cell office:value-type="float" office:value="0.0001496">
                <text:p>0.0001496</text:p>
              </table:table-cell>
              <table:table-cell office:value-type="float" office:value="0.00015">
                <text:p>0.0001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193">
                <text:p>0.0000193</text:p>
              </table:table-cell>
              <table:table-cell office:value-type="float" office:value="0.000155">
                <text:p>0.000155</text:p>
              </table:table-cell>
              <table:table-cell office:value-type="float" office:value="0.0001606">
                <text:p>0.0001606</text:p>
              </table:table-cell>
              <table:table-cell office:value-type="float" office:value="0.0000073">
                <text:p>0.000007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0198">
                <text:p>0.0000198</text:p>
              </table:table-cell>
              <table:table-cell office:value-type="float" office:value="0.0001624">
                <text:p>0.0001624</text:p>
              </table:table-cell>
              <table:table-cell office:value-type="float" office:value="0.0001668">
                <text:p>0.0001668</text:p>
              </table:table-cell>
              <table:table-cell office:value-type="float" office:value="0.0000077">
                <text:p>0.0000077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0208">
                <text:p>0.0000208</text:p>
              </table:table-cell>
              <table:table-cell office:value-type="float" office:value="0.0001678">
                <text:p>0.0001678</text:p>
              </table:table-cell>
              <table:table-cell office:value-type="float" office:value="0.0001756">
                <text:p>0.0001756</text:p>
              </table:table-cell>
              <table:table-cell office:value-type="float" office:value="0.0000079">
                <text:p>0.000007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239">
                <text:p>0.0000239</text:p>
              </table:table-cell>
              <table:table-cell office:value-type="float" office:value="0.0001759">
                <text:p>0.0001759</text:p>
              </table:table-cell>
              <table:table-cell office:value-type="float" office:value="0.0001797">
                <text:p>0.000179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221">
                <text:p>0.0000221</text:p>
              </table:table-cell>
              <table:table-cell office:value-type="float" office:value="0.0001835">
                <text:p>0.0001835</text:p>
              </table:table-cell>
              <table:table-cell office:value-type="float" office:value="0.0001918">
                <text:p>0.0001918</text:p>
              </table:table-cell>
              <table:table-cell office:value-type="float" office:value="0.0000084">
                <text:p>0.000008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229">
                <text:p>0.0000229</text:p>
              </table:table-cell>
              <table:table-cell office:value-type="float" office:value="0.0001905">
                <text:p>0.0001905</text:p>
              </table:table-cell>
              <table:table-cell office:value-type="float" office:value="0.0001995">
                <text:p>0.0001995</text:p>
              </table:table-cell>
              <table:table-cell office:value-type="float" office:value="0.0000086">
                <text:p>0.000008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0236">
                <text:p>0.0000236</text:p>
              </table:table-cell>
              <table:table-cell office:value-type="float" office:value="0.0002003">
                <text:p>0.0002003</text:p>
              </table:table-cell>
              <table:table-cell office:value-type="float" office:value="0.0002013">
                <text:p>0.0002013</text:p>
              </table:table-cell>
              <table:table-cell office:value-type="float" office:value="0.0000089">
                <text:p>0.000008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0242">
                <text:p>0.0000242</text:p>
              </table:table-cell>
              <table:table-cell office:value-type="float" office:value="0.0002076">
                <text:p>0.0002076</text:p>
              </table:table-cell>
              <table:table-cell office:value-type="float" office:value="0.0002152">
                <text:p>0.0002152</text:p>
              </table:table-cell>
              <table:table-cell office:value-type="float" office:value="0.0000096">
                <text:p>0.000009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0249">
                <text:p>0.0000249</text:p>
              </table:table-cell>
              <table:table-cell office:value-type="float" office:value="0.0002128">
                <text:p>0.0002128</text:p>
              </table:table-cell>
              <table:table-cell office:value-type="float" office:value="0.0002181">
                <text:p>0.0002181</text:p>
              </table:table-cell>
              <table:table-cell office:value-type="float" office:value="0.0000094">
                <text:p>0.000009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0255">
                <text:p>0.0000255</text:p>
              </table:table-cell>
              <table:table-cell office:value-type="float" office:value="0.0002236">
                <text:p>0.0002236</text:p>
              </table:table-cell>
              <table:table-cell office:value-type="float" office:value="0.000233">
                <text:p>0.000233</text:p>
              </table:table-cell>
              <table:table-cell office:value-type="float" office:value="0.0000103">
                <text:p>0.000010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265">
                <text:p>0.0000265</text:p>
              </table:table-cell>
              <table:table-cell office:value-type="float" office:value="0.0002296">
                <text:p>0.0002296</text:p>
              </table:table-cell>
              <table:table-cell office:value-type="float" office:value="0.0002347">
                <text:p>0.0002347</text:p>
              </table:table-cell>
              <table:table-cell office:value-type="float" office:value="0.0000104">
                <text:p>0.000010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271">
                <text:p>0.0000271</text:p>
              </table:table-cell>
              <table:table-cell office:value-type="float" office:value="0.0002371">
                <text:p>0.0002371</text:p>
              </table:table-cell>
              <table:table-cell office:value-type="float" office:value="0.0002442">
                <text:p>0.0002442</text:p>
              </table:table-cell>
              <table:table-cell office:value-type="float" office:value="0.0000101">
                <text:p>0.000010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0278">
                <text:p>0.0000278</text:p>
              </table:table-cell>
              <table:table-cell office:value-type="float" office:value="0.0002439">
                <text:p>0.0002439</text:p>
              </table:table-cell>
              <table:table-cell office:value-type="float" office:value="0.000249">
                <text:p>0.000249</text:p>
              </table:table-cell>
              <table:table-cell office:value-type="float" office:value="0.0000103">
                <text:p>0.000010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285">
                <text:p>0.0000285</text:p>
              </table:table-cell>
              <table:table-cell office:value-type="float" office:value="0.0002575">
                <text:p>0.0002575</text:p>
              </table:table-cell>
              <table:table-cell office:value-type="float" office:value="0.0002622">
                <text:p>0.0002622</text:p>
              </table:table-cell>
              <table:table-cell office:value-type="float" office:value="0.0000113">
                <text:p>0.0000113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0292">
                <text:p>0.0000292</text:p>
              </table:table-cell>
              <table:table-cell office:value-type="float" office:value="0.000262">
                <text:p>0.000262</text:p>
              </table:table-cell>
              <table:table-cell office:value-type="float" office:value="0.0002667">
                <text:p>0.0002667</text:p>
              </table:table-cell>
              <table:table-cell office:value-type="float" office:value="0.0000115">
                <text:p>0.000011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321">
                <text:p>0.0000321</text:p>
              </table:table-cell>
              <table:table-cell office:value-type="float" office:value="0.0002698">
                <text:p>0.0002698</text:p>
              </table:table-cell>
              <table:table-cell office:value-type="float" office:value="0.0002759">
                <text:p>0.0002759</text:p>
              </table:table-cell>
              <table:table-cell office:value-type="float" office:value="0.0000119">
                <text:p>0.0000119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301">
                <text:p>0.0000301</text:p>
              </table:table-cell>
              <table:table-cell office:value-type="float" office:value="0.0002792">
                <text:p>0.0002792</text:p>
              </table:table-cell>
              <table:table-cell office:value-type="float" office:value="0.0002907">
                <text:p>0.0002907</text:p>
              </table:table-cell>
              <table:table-cell office:value-type="float" office:value="0.0000114">
                <text:p>0.000011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0307">
                <text:p>0.0000307</text:p>
              </table:table-cell>
              <table:table-cell office:value-type="float" office:value="0.0002876">
                <text:p>0.0002876</text:p>
              </table:table-cell>
              <table:table-cell office:value-type="float" office:value="0.0002961">
                <text:p>0.0002961</text:p>
              </table:table-cell>
              <table:table-cell office:value-type="float" office:value="0.0000117">
                <text:p>0.000011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2912">
                <text:p>0.0002912</text:p>
              </table:table-cell>
              <table:table-cell office:value-type="float" office:value="0.0002971">
                <text:p>0.0002971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326">
                <text:p>0.0000326</text:p>
              </table:table-cell>
              <table:table-cell office:value-type="float" office:value="0.0003037">
                <text:p>0.0003037</text:p>
              </table:table-cell>
              <table:table-cell office:value-type="float" office:value="0.0003105">
                <text:p>0.0003105</text:p>
              </table:table-cell>
              <table:table-cell office:value-type="float" office:value="0.0000121">
                <text:p>0.000012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335">
                <text:p>0.0000335</text:p>
              </table:table-cell>
              <table:table-cell office:value-type="float" office:value="0.0003088">
                <text:p>0.0003088</text:p>
              </table:table-cell>
              <table:table-cell office:value-type="float" office:value="0.0003187">
                <text:p>0.0003187</text:p>
              </table:table-cell>
              <table:table-cell office:value-type="float" office:value="0.0000124">
                <text:p>0.000012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0333">
                <text:p>0.0000333</text:p>
              </table:table-cell>
              <table:table-cell office:value-type="float" office:value="0.0003194">
                <text:p>0.0003194</text:p>
              </table:table-cell>
              <table:table-cell office:value-type="float" office:value="0.000329">
                <text:p>0.000329</text:p>
              </table:table-cell>
              <table:table-cell office:value-type="float" office:value="0.0000135">
                <text:p>0.000013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3298">
                <text:p>0.0003298</text:p>
              </table:table-cell>
              <table:table-cell office:value-type="float" office:value="0.0003325">
                <text:p>0.0003325</text:p>
              </table:table-cell>
              <table:table-cell office:value-type="float" office:value="0.0000129">
                <text:p>0.0000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legend chart:legend-position="end" svg:x="15.571cm" svg:y="2.597cm" style:legend-expansion="high" chart:style-name="ch2"/>
        <chart:plot-area chart:style-name="ch3" table:cell-range-address="Source.A2:Source.A51 Source.V1:Source.Y51" chart:data-source-has-labels="both" svg:x="0.894cm" svg:y="0.715cm" svg:width="13.789cm" svg:height="6.006cm">
          <chartooo:coordinate-region svg:x="2.177cm" svg:y="0.915cm" svg:width="12.382cm" svg:height="4.761cm"/>
          <chart:axis chart:dimension="x" chart:name="primary-x" chart:style-name="ch4" chartooo:axis-type="auto">
            <chartooo:date-scale/>
            <chart:categories table:cell-range-address="Source.A2:Source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urce.V2:Source.V51" chart:label-cell-address="Source.V1:Source.V1" chart:class="chart:line">
            <chart:data-point chart:repeated="50"/>
          </chart:series>
          <chart:series chart:style-name="ch7" chart:values-cell-range-address="Source.W2:Source.W51" chart:label-cell-address="Source.W1:Source.W1" chart:class="chart:line">
            <chart:data-point chart:repeated="50"/>
          </chart:series>
          <chart:series chart:style-name="ch8" chart:values-cell-range-address="Source.X2:Source.X51" chart:label-cell-address="Source.X1:Source.X1" chart:class="chart:line">
            <chart:data-point chart:repeated="50"/>
          </chart:series>
          <chart:series chart:style-name="ch9" chart:values-cell-range-address="Source.Y2:Source.Y51" chart:label-cell-address="Source.Y1:Source.Y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Insert(EnumSet&lt;int&gt;) </text:p>
                <draw:g>
                  <svg:desc>Source.V1:Source.V1</svg:desc>
                </draw:g>
              </table:table-cell>
              <table:table-cell office:value-type="string">
                <text:p>randomInsert(std::set&lt;int&gt;) </text:p>
                <draw:g>
                  <svg:desc>Source.W1:Source.W1</svg:desc>
                </draw:g>
              </table:table-cell>
              <table:table-cell office:value-type="string">
                <text:p>randomInsert(std::map&lt;int, bool&gt;) </text:p>
                <draw:g>
                  <svg:desc>Source.X1:Source.X1</svg:desc>
                </draw:g>
              </table:table-cell>
              <table:table-cell office:value-type="string">
                <text:p>randomInsert(std::bitset&lt;5000&gt;) </text:p>
                <draw:g>
                  <svg:desc>Source.Y1:Source.Y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007">
                <text:p>0.0000007</text:p>
                <draw:g>
                  <svg:desc>Source.V2:Source.V51</svg:desc>
                </draw:g>
              </table:table-cell>
              <table:table-cell office:value-type="float" office:value="0.0000005">
                <text:p>0.0000005</text:p>
                <draw:g>
                  <svg:desc>Source.W2:Source.W51</svg:desc>
                </draw:g>
              </table:table-cell>
              <table:table-cell office:value-type="float" office:value="0.0000005">
                <text:p>0.0000005</text:p>
                <draw:g>
                  <svg:desc>Source.X2:Source.X51</svg:desc>
                </draw:g>
              </table:table-cell>
              <table:table-cell office:value-type="float" office:value="0.0000003">
                <text:p>0.0000003</text:p>
                <draw:g>
                  <svg:desc>Source.Y2:Source.Y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17">
                <text:p>0.0000017</text:p>
              </table:table-cell>
              <table:table-cell office:value-type="float" office:value="0.0000087">
                <text:p>0.0000087</text:p>
              </table:table-cell>
              <table:table-cell office:value-type="float" office:value="0.0000091">
                <text:p>0.0000091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24">
                <text:p>0.0000024</text:p>
              </table:table-cell>
              <table:table-cell office:value-type="float" office:value="0.0000166">
                <text:p>0.0000166</text:p>
              </table:table-cell>
              <table:table-cell office:value-type="float" office:value="0.0000177">
                <text:p>0.0000177</text:p>
              </table:table-cell>
              <table:table-cell office:value-type="float" office:value="0.0000015">
                <text:p>0.000001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33">
                <text:p>0.0000033</text:p>
              </table:table-cell>
              <table:table-cell office:value-type="float" office:value="0.0000266">
                <text:p>0.0000266</text:p>
              </table:table-cell>
              <table:table-cell office:value-type="float" office:value="0.0000281">
                <text:p>0.0000281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351">
                <text:p>0.0000351</text:p>
              </table:table-cell>
              <table:table-cell office:value-type="float" office:value="0.0000367">
                <text:p>0.0000367</text:p>
              </table:table-cell>
              <table:table-cell office:value-type="float" office:value="0.0000021">
                <text:p>0.00000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48">
                <text:p>0.0000048</text:p>
              </table:table-cell>
              <table:table-cell office:value-type="float" office:value="0.0000451">
                <text:p>0.0000451</text:p>
              </table:table-cell>
              <table:table-cell office:value-type="float" office:value="0.0000482">
                <text:p>0.0000482</text:p>
              </table:table-cell>
              <table:table-cell office:value-type="float" office:value="0.0000024">
                <text:p>0.000002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67">
                <text:p>0.0000067</text:p>
              </table:table-cell>
              <table:table-cell office:value-type="float" office:value="0.0000549">
                <text:p>0.0000549</text:p>
              </table:table-cell>
              <table:table-cell office:value-type="float" office:value="0.0000573">
                <text:p>0.000057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65">
                <text:p>0.0000065</text:p>
              </table:table-cell>
              <table:table-cell office:value-type="float" office:value="0.0000638">
                <text:p>0.0000638</text:p>
              </table:table-cell>
              <table:table-cell office:value-type="float" office:value="0.0000663">
                <text:p>0.0000663</text:p>
              </table:table-cell>
              <table:table-cell office:value-type="float" office:value="0.0000034">
                <text:p>0.000003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75">
                <text:p>0.0000075</text:p>
              </table:table-cell>
              <table:table-cell office:value-type="float" office:value="0.0000743">
                <text:p>0.0000743</text:p>
              </table:table-cell>
              <table:table-cell office:value-type="float" office:value="0.0000783">
                <text:p>0.0000783</text:p>
              </table:table-cell>
              <table:table-cell office:value-type="float" office:value="0.0000035">
                <text:p>0.000003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86">
                <text:p>0.0000086</text:p>
              </table:table-cell>
              <table:table-cell office:value-type="float" office:value="0.0000829">
                <text:p>0.0000829</text:p>
              </table:table-cell>
              <table:table-cell office:value-type="float" office:value="0.0000875">
                <text:p>0.0000875</text:p>
              </table:table-cell>
              <table:table-cell office:value-type="float" office:value="0.0000044">
                <text:p>0.00000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96">
                <text:p>0.0000096</text:p>
              </table:table-cell>
              <table:table-cell office:value-type="float" office:value="0.0000939">
                <text:p>0.0000939</text:p>
              </table:table-cell>
              <table:table-cell office:value-type="float" office:value="0.0000975">
                <text:p>0.0000975</text:p>
              </table:table-cell>
              <table:table-cell office:value-type="float" office:value="0.0000048">
                <text:p>0.000004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104">
                <text:p>0.0000104</text:p>
              </table:table-cell>
              <table:table-cell office:value-type="float" office:value="0.0001044">
                <text:p>0.0001044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0051">
                <text:p>0.000005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114">
                <text:p>0.0000114</text:p>
              </table:table-cell>
              <table:table-cell office:value-type="float" office:value="0.0001106">
                <text:p>0.0001106</text:p>
              </table:table-cell>
              <table:table-cell office:value-type="float" office:value="0.0001164">
                <text:p>0.0001164</text:p>
              </table:table-cell>
              <table:table-cell office:value-type="float" office:value="0.0000054">
                <text:p>0.000005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128">
                <text:p>0.0000128</text:p>
              </table:table-cell>
              <table:table-cell office:value-type="float" office:value="0.0001265">
                <text:p>0.0001265</text:p>
              </table:table-cell>
              <table:table-cell office:value-type="float" office:value="0.00013">
                <text:p>0.00013</text:p>
              </table:table-cell>
              <table:table-cell office:value-type="float" office:value="0.0000055">
                <text:p>0.000005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127">
                <text:p>0.0000127</text:p>
              </table:table-cell>
              <table:table-cell office:value-type="float" office:value="0.0001345">
                <text:p>0.0001345</text:p>
              </table:table-cell>
              <table:table-cell office:value-type="float" office:value="0.0001388">
                <text:p>0.000138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1483">
                <text:p>0.0001483</text:p>
              </table:table-cell>
              <table:table-cell office:value-type="float" office:value="0.0001524">
                <text:p>0.0001524</text:p>
              </table:table-cell>
              <table:table-cell office:value-type="float" office:value="0.0000069">
                <text:p>0.00000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149">
                <text:p>0.0000149</text:p>
              </table:table-cell>
              <table:table-cell office:value-type="float" office:value="0.0001547">
                <text:p>0.0001547</text:p>
              </table:table-cell>
              <table:table-cell office:value-type="float" office:value="0.0001603">
                <text:p>0.00016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1642">
                <text:p>0.0001642</text:p>
              </table:table-cell>
              <table:table-cell office:value-type="float" office:value="0.0001714">
                <text:p>0.0001714</text:p>
              </table:table-cell>
              <table:table-cell office:value-type="float" office:value="0.0000073">
                <text:p>0.000007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177">
                <text:p>0.000177</text:p>
              </table:table-cell>
              <table:table-cell office:value-type="float" office:value="0.0001825">
                <text:p>0.0001825</text:p>
              </table:table-cell>
              <table:table-cell office:value-type="float" office:value="0.0000077">
                <text:p>0.000007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192">
                <text:p>0.0000192</text:p>
              </table:table-cell>
              <table:table-cell office:value-type="float" office:value="0.0001918">
                <text:p>0.0001918</text:p>
              </table:table-cell>
              <table:table-cell office:value-type="float" office:value="0.0001956">
                <text:p>0.0001956</text:p>
              </table:table-cell>
              <table:table-cell office:value-type="float" office:value="0.0000082">
                <text:p>0.000008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173">
                <text:p>0.0000173</text:p>
              </table:table-cell>
              <table:table-cell office:value-type="float" office:value="0.0002001">
                <text:p>0.0002001</text:p>
              </table:table-cell>
              <table:table-cell office:value-type="float" office:value="0.0002061">
                <text:p>0.0002061</text:p>
              </table:table-cell>
              <table:table-cell office:value-type="float" office:value="0.0000088">
                <text:p>0.000008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202">
                <text:p>0.0000202</text:p>
              </table:table-cell>
              <table:table-cell office:value-type="float" office:value="0.0002068">
                <text:p>0.0002068</text:p>
              </table:table-cell>
              <table:table-cell office:value-type="float" office:value="0.0002167">
                <text:p>0.0002167</text:p>
              </table:table-cell>
              <table:table-cell office:value-type="float" office:value="0.0000095">
                <text:p>0.000009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197">
                <text:p>0.0000197</text:p>
              </table:table-cell>
              <table:table-cell office:value-type="float" office:value="0.0002231">
                <text:p>0.0002231</text:p>
              </table:table-cell>
              <table:table-cell office:value-type="float" office:value="0.0002278">
                <text:p>0.0002278</text:p>
              </table:table-cell>
              <table:table-cell office:value-type="float" office:value="0.0000106">
                <text:p>0.000010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203">
                <text:p>0.0000203</text:p>
              </table:table-cell>
              <table:table-cell office:value-type="float" office:value="0.000233">
                <text:p>0.000233</text:p>
              </table:table-cell>
              <table:table-cell office:value-type="float" office:value="0.0002379">
                <text:p>0.0002379</text:p>
              </table:table-cell>
              <table:table-cell office:value-type="float" office:value="0.0000097">
                <text:p>0.000009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231">
                <text:p>0.0000231</text:p>
              </table:table-cell>
              <table:table-cell office:value-type="float" office:value="0.0002401">
                <text:p>0.0002401</text:p>
              </table:table-cell>
              <table:table-cell office:value-type="float" office:value="0.0002489">
                <text:p>0.000248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228">
                <text:p>0.0000228</text:p>
              </table:table-cell>
              <table:table-cell office:value-type="float" office:value="0.0002543">
                <text:p>0.0002543</text:p>
              </table:table-cell>
              <table:table-cell office:value-type="float" office:value="0.0002664">
                <text:p>0.0002664</text:p>
              </table:table-cell>
              <table:table-cell office:value-type="float" office:value="0.0000108">
                <text:p>0.000010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2629">
                <text:p>0.0002629</text:p>
              </table:table-cell>
              <table:table-cell office:value-type="float" office:value="0.0002743">
                <text:p>0.0002743</text:p>
              </table:table-cell>
              <table:table-cell office:value-type="float" office:value="0.0000109">
                <text:p>0.000010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263">
                <text:p>0.0000263</text:p>
              </table:table-cell>
              <table:table-cell office:value-type="float" office:value="0.0002786">
                <text:p>0.0002786</text:p>
              </table:table-cell>
              <table:table-cell office:value-type="float" office:value="0.0002902">
                <text:p>0.0002902</text:p>
              </table:table-cell>
              <table:table-cell office:value-type="float" office:value="0.0000115">
                <text:p>0.000011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0274">
                <text:p>0.0000274</text:p>
              </table:table-cell>
              <table:table-cell office:value-type="float" office:value="0.000291">
                <text:p>0.000291</text:p>
              </table:table-cell>
              <table:table-cell office:value-type="float" office:value="0.0003043">
                <text:p>0.0003043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0258">
                <text:p>0.0000258</text:p>
              </table:table-cell>
              <table:table-cell office:value-type="float" office:value="0.0003015">
                <text:p>0.0003015</text:p>
              </table:table-cell>
              <table:table-cell office:value-type="float" office:value="0.0003092">
                <text:p>0.0003092</text:p>
              </table:table-cell>
              <table:table-cell office:value-type="float" office:value="0.0000117">
                <text:p>0.000011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3168">
                <text:p>0.0003168</text:p>
              </table:table-cell>
              <table:table-cell office:value-type="float" office:value="0.0003262">
                <text:p>0.0003262</text:p>
              </table:table-cell>
              <table:table-cell office:value-type="float" office:value="0.0000126">
                <text:p>0.000012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299">
                <text:p>0.0000299</text:p>
              </table:table-cell>
              <table:table-cell office:value-type="float" office:value="0.0003208">
                <text:p>0.0003208</text:p>
              </table:table-cell>
              <table:table-cell office:value-type="float" office:value="0.0003428">
                <text:p>0.000342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461">
                <text:p>0.0000461</text:p>
              </table:table-cell>
              <table:table-cell office:value-type="float" office:value="0.0003383">
                <text:p>0.0003383</text:p>
              </table:table-cell>
              <table:table-cell office:value-type="float" office:value="0.0003475">
                <text:p>0.0003475</text:p>
              </table:table-cell>
              <table:table-cell office:value-type="float" office:value="0.0000134">
                <text:p>0.000013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0299">
                <text:p>0.0000299</text:p>
              </table:table-cell>
              <table:table-cell office:value-type="float" office:value="0.0003432">
                <text:p>0.0003432</text:p>
              </table:table-cell>
              <table:table-cell office:value-type="float" office:value="0.0003573">
                <text:p>0.0003573</text:p>
              </table:table-cell>
              <table:table-cell office:value-type="float" office:value="0.0000141">
                <text:p>0.000014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3644">
                <text:p>0.0003644</text:p>
              </table:table-cell>
              <table:table-cell office:value-type="float" office:value="0.0003742">
                <text:p>0.0003742</text:p>
              </table:table-cell>
              <table:table-cell office:value-type="float" office:value="0.0000154">
                <text:p>0.000015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0314">
                <text:p>0.0000314</text:p>
              </table:table-cell>
              <table:table-cell office:value-type="float" office:value="0.0003658">
                <text:p>0.0003658</text:p>
              </table:table-cell>
              <table:table-cell office:value-type="float" office:value="0.000384">
                <text:p>0.00038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3856">
                <text:p>0.0003856</text:p>
              </table:table-cell>
              <table:table-cell office:value-type="float" office:value="0.0003965">
                <text:p>0.0003965</text:p>
              </table:table-cell>
              <table:table-cell office:value-type="float" office:value="0.0000153">
                <text:p>0.000015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351">
                <text:p>0.0000351</text:p>
              </table:table-cell>
              <table:table-cell office:value-type="float" office:value="0.000393">
                <text:p>0.000393</text:p>
              </table:table-cell>
              <table:table-cell office:value-type="float" office:value="0.0004172">
                <text:p>0.0004172</text:p>
              </table:table-cell>
              <table:table-cell office:value-type="float" office:value="0.0000158">
                <text:p>0.000015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343">
                <text:p>0.0000343</text:p>
              </table:table-cell>
              <table:table-cell office:value-type="float" office:value="0.0004078">
                <text:p>0.0004078</text:p>
              </table:table-cell>
              <table:table-cell office:value-type="float" office:value="0.0004254">
                <text:p>0.0004254</text:p>
              </table:table-cell>
              <table:table-cell office:value-type="float" office:value="0.0000162">
                <text:p>0.000016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0393">
                <text:p>0.0000393</text:p>
              </table:table-cell>
              <table:table-cell office:value-type="float" office:value="0.0004181">
                <text:p>0.0004181</text:p>
              </table:table-cell>
              <table:table-cell office:value-type="float" office:value="0.0004364">
                <text:p>0.0004364</text:p>
              </table:table-cell>
              <table:table-cell office:value-type="float" office:value="0.0000178">
                <text:p>0.000017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474">
                <text:p>0.0000474</text:p>
              </table:table-cell>
              <table:table-cell office:value-type="float" office:value="0.0004344">
                <text:p>0.0004344</text:p>
              </table:table-cell>
              <table:table-cell office:value-type="float" office:value="0.0004495">
                <text:p>0.0004495</text:p>
              </table:table-cell>
              <table:table-cell office:value-type="float" office:value="0.0000188">
                <text:p>0.000018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0358">
                <text:p>0.0000358</text:p>
              </table:table-cell>
              <table:table-cell office:value-type="float" office:value="0.0004472">
                <text:p>0.0004472</text:p>
              </table:table-cell>
              <table:table-cell office:value-type="float" office:value="0.0004634">
                <text:p>0.0004634</text:p>
              </table:table-cell>
              <table:table-cell office:value-type="float" office:value="0.0000214">
                <text:p>0.000021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581">
                <text:p>0.0000581</text:p>
              </table:table-cell>
              <table:table-cell office:value-type="float" office:value="0.0004601">
                <text:p>0.0004601</text:p>
              </table:table-cell>
              <table:table-cell office:value-type="float" office:value="0.0004693">
                <text:p>0.0004693</text:p>
              </table:table-cell>
              <table:table-cell office:value-type="float" office:value="0.0000174">
                <text:p>0.000017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365">
                <text:p>0.0000365</text:p>
              </table:table-cell>
              <table:table-cell office:value-type="float" office:value="0.0004699">
                <text:p>0.0004699</text:p>
              </table:table-cell>
              <table:table-cell office:value-type="float" office:value="0.0004929">
                <text:p>0.0004929</text:p>
              </table:table-cell>
              <table:table-cell office:value-type="float" office:value="0.0000188">
                <text:p>0.000018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0413">
                <text:p>0.0000413</text:p>
              </table:table-cell>
              <table:table-cell office:value-type="float" office:value="0.0004835">
                <text:p>0.0004835</text:p>
              </table:table-cell>
              <table:table-cell office:value-type="float" office:value="0.0005017">
                <text:p>0.0005017</text:p>
              </table:table-cell>
              <table:table-cell office:value-type="float" office:value="0.0000186">
                <text:p>0.000018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0427">
                <text:p>0.0000427</text:p>
              </table:table-cell>
              <table:table-cell office:value-type="float" office:value="0.0004882">
                <text:p>0.0004882</text:p>
              </table:table-cell>
              <table:table-cell office:value-type="float" office:value="0.0005158">
                <text:p>0.0005158</text:p>
              </table:table-cell>
              <table:table-cell office:value-type="float" office:value="0.0000184">
                <text:p>0.000018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5056">
                <text:p>0.0005056</text:p>
              </table:table-cell>
              <table:table-cell office:value-type="float" office:value="0.000528">
                <text:p>0.000528</text:p>
              </table:table-cell>
              <table:table-cell office:value-type="float" office:value="0.0000197">
                <text:p>0.0000197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476">
                <text:p>0.0000476</text:p>
              </table:table-cell>
              <table:table-cell office:value-type="float" office:value="0.0005202">
                <text:p>0.0005202</text:p>
              </table:table-cell>
              <table:table-cell office:value-type="float" office:value="0.0005428">
                <text:p>0.0005428</text:p>
              </table:table-cell>
              <table:table-cell office:value-type="float" office:value="0.0000206">
                <text:p>0.000020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0435">
                <text:p>0.0000435</text:p>
              </table:table-cell>
              <table:table-cell office:value-type="float" office:value="0.0005317">
                <text:p>0.0005317</text:p>
              </table:table-cell>
              <table:table-cell office:value-type="float" office:value="0.0005472">
                <text:p>0.0005472</text:p>
              </table:table-cell>
              <table:table-cell office:value-type="float" office:value="0.0000196">
                <text:p>0.000019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0475">
                <text:p>0.0000475</text:p>
              </table:table-cell>
              <table:table-cell office:value-type="float" office:value="0.0005419">
                <text:p>0.0005419</text:p>
              </table:table-cell>
              <table:table-cell office:value-type="float" office:value="0.0005731">
                <text:p>0.0005731</text:p>
              </table:table-cell>
              <table:table-cell office:value-type="float" office:value="0.0000212">
                <text:p>0.00002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legend chart:legend-position="end" svg:x="15.571cm" svg:y="2.597cm" style:legend-expansion="high" chart:style-name="ch2"/>
        <chart:plot-area chart:style-name="ch3" table:cell-range-address="Source.A2:Source.A51 Source.N1:Source.Q51" chart:data-source-has-labels="both" svg:x="0.894cm" svg:y="0.715cm" svg:width="13.789cm" svg:height="6.006cm">
          <chartooo:coordinate-region svg:x="1.621cm" svg:y="0.914cm" svg:width="12.949cm" svg:height="4.762cm"/>
          <chart:axis chart:dimension="x" chart:name="primary-x" chart:style-name="ch4" chartooo:axis-type="auto">
            <chartooo:date-scale/>
            <chart:categories table:cell-range-address="Source.A2:Source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urce.N2:Source.N51" chart:label-cell-address="Source.N1:Source.N1" chart:class="chart:line">
            <chart:data-point chart:repeated="50"/>
          </chart:series>
          <chart:series chart:style-name="ch7" chart:values-cell-range-address="Source.O2:Source.O51" chart:label-cell-address="Source.O1:Source.O1" chart:class="chart:line">
            <chart:data-point chart:repeated="50"/>
          </chart:series>
          <chart:series chart:style-name="ch8" chart:values-cell-range-address="Source.P2:Source.P51" chart:label-cell-address="Source.P1:Source.P1" chart:class="chart:line">
            <chart:data-point chart:repeated="50"/>
          </chart:series>
          <chart:series chart:style-name="ch9" chart:values-cell-range-address="Source.Q2:Source.Q51" chart:label-cell-address="Source.Q1:Source.Q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redInsert(EnumSet&lt;int&gt;) </text:p>
                <draw:g>
                  <svg:desc>Source.N1:Source.N1</svg:desc>
                </draw:g>
              </table:table-cell>
              <table:table-cell office:value-type="string">
                <text:p>orderedInsert(std::set&lt;int&gt;) </text:p>
                <draw:g>
                  <svg:desc>Source.O1:Source.O1</svg:desc>
                </draw:g>
              </table:table-cell>
              <table:table-cell office:value-type="string">
                <text:p>orderedInsert(std::map&lt;int, bool&gt;) </text:p>
                <draw:g>
                  <svg:desc>Source.P1:Source.P1</svg:desc>
                </draw:g>
              </table:table-cell>
              <table:table-cell office:value-type="string">
                <text:p>orderedInsert(std::bitset&lt;5000&gt;) </text:p>
                <draw:g>
                  <svg:desc>Source.Q1:Source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722">
                <text:p>0.0000722</text:p>
                <draw:g>
                  <svg:desc>Source.N2:Source.N51</svg:desc>
                </draw:g>
              </table:table-cell>
              <table:table-cell office:value-type="float" office:value="0.0000549">
                <text:p>0.0000549</text:p>
                <draw:g>
                  <svg:desc>Source.O2:Source.O51</svg:desc>
                </draw:g>
              </table:table-cell>
              <table:table-cell office:value-type="float" office:value="0.0000463">
                <text:p>0.0000463</text:p>
                <draw:g>
                  <svg:desc>Source.P2:Source.P51</svg:desc>
                </draw:g>
              </table:table-cell>
              <table:table-cell office:value-type="float" office:value="0.0000454">
                <text:p>0.0000454</text:p>
                <draw:g>
                  <svg:desc>Source.Q2:Source.Q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2949">
                <text:p>0.0002949</text:p>
              </table:table-cell>
              <table:table-cell office:value-type="float" office:value="0.0008663">
                <text:p>0.0008663</text:p>
              </table:table-cell>
              <table:table-cell office:value-type="float" office:value="0.0008553">
                <text:p>0.0008553</text:p>
              </table:table-cell>
              <table:table-cell office:value-type="float" office:value="0.0001209">
                <text:p>0.000120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7104">
                <text:p>0.0007104</text:p>
              </table:table-cell>
              <table:table-cell office:value-type="float" office:value="0.0026533">
                <text:p>0.0026533</text:p>
              </table:table-cell>
              <table:table-cell office:value-type="float" office:value="0.0026559">
                <text:p>0.0026559</text:p>
              </table:table-cell>
              <table:table-cell office:value-type="float" office:value="0.0002355">
                <text:p>0.00023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13597">
                <text:p>0.0013597</text:p>
              </table:table-cell>
              <table:table-cell office:value-type="float" office:value="0.0053371">
                <text:p>0.0053371</text:p>
              </table:table-cell>
              <table:table-cell office:value-type="float" office:value="0.0053852">
                <text:p>0.0053852</text:p>
              </table:table-cell>
              <table:table-cell office:value-type="float" office:value="0.0003872">
                <text:p>0.000387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22543">
                <text:p>0.0022543</text:p>
              </table:table-cell>
              <table:table-cell office:value-type="float" office:value="0.008984">
                <text:p>0.008984</text:p>
              </table:table-cell>
              <table:table-cell office:value-type="float" office:value="0.0091085">
                <text:p>0.0091085</text:p>
              </table:table-cell>
              <table:table-cell office:value-type="float" office:value="0.0005688">
                <text:p>0.00056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34786">
                <text:p>0.0034786</text:p>
              </table:table-cell>
              <table:table-cell office:value-type="float" office:value="0.0135345">
                <text:p>0.0135345</text:p>
              </table:table-cell>
              <table:table-cell office:value-type="float" office:value="0.013793">
                <text:p>0.013793</text:p>
              </table:table-cell>
              <table:table-cell office:value-type="float" office:value="0.0007835">
                <text:p>0.000783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50784">
                <text:p>0.0050784</text:p>
              </table:table-cell>
              <table:table-cell office:value-type="float" office:value="0.0190443">
                <text:p>0.0190443</text:p>
              </table:table-cell>
              <table:table-cell office:value-type="float" office:value="0.0194589">
                <text:p>0.0194589</text:p>
              </table:table-cell>
              <table:table-cell office:value-type="float" office:value="0.0010345">
                <text:p>0.001034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70983">
                <text:p>0.0070983</text:p>
              </table:table-cell>
              <table:table-cell office:value-type="float" office:value="0.0254789">
                <text:p>0.0254789</text:p>
              </table:table-cell>
              <table:table-cell office:value-type="float" office:value="0.0259859">
                <text:p>0.0259859</text:p>
              </table:table-cell>
              <table:table-cell office:value-type="float" office:value="0.0013183">
                <text:p>0.001318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95557">
                <text:p>0.0095557</text:p>
              </table:table-cell>
              <table:table-cell office:value-type="float" office:value="0.0329797">
                <text:p>0.0329797</text:p>
              </table:table-cell>
              <table:table-cell office:value-type="float" office:value="0.0335069">
                <text:p>0.0335069</text:p>
              </table:table-cell>
              <table:table-cell office:value-type="float" office:value="0.0016363">
                <text:p>0.001636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124981">
                <text:p>0.0124981</text:p>
              </table:table-cell>
              <table:table-cell office:value-type="float" office:value="0.0414137">
                <text:p>0.0414137</text:p>
              </table:table-cell>
              <table:table-cell office:value-type="float" office:value="0.0421519">
                <text:p>0.0421519</text:p>
              </table:table-cell>
              <table:table-cell office:value-type="float" office:value="0.0019885">
                <text:p>0.00198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59201">
                <text:p>0.0159201</text:p>
              </table:table-cell>
              <table:table-cell office:value-type="float" office:value="0.0508128">
                <text:p>0.0508128</text:p>
              </table:table-cell>
              <table:table-cell office:value-type="float" office:value="0.0517112">
                <text:p>0.0517112</text:p>
              </table:table-cell>
              <table:table-cell office:value-type="float" office:value="0.0023712">
                <text:p>0.002371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199301">
                <text:p>0.0199301</text:p>
              </table:table-cell>
              <table:table-cell office:value-type="float" office:value="0.0612048">
                <text:p>0.0612048</text:p>
              </table:table-cell>
              <table:table-cell office:value-type="float" office:value="0.0623193">
                <text:p>0.0623193</text:p>
              </table:table-cell>
              <table:table-cell office:value-type="float" office:value="0.0027934">
                <text:p>0.002793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244596">
                <text:p>0.0244596</text:p>
              </table:table-cell>
              <table:table-cell office:value-type="float" office:value="0.0727441">
                <text:p>0.0727441</text:p>
              </table:table-cell>
              <table:table-cell office:value-type="float" office:value="0.0739271">
                <text:p>0.0739271</text:p>
              </table:table-cell>
              <table:table-cell office:value-type="float" office:value="0.0032446">
                <text:p>0.003244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295953">
                <text:p>0.0295953</text:p>
              </table:table-cell>
              <table:table-cell office:value-type="float" office:value="0.0852476">
                <text:p>0.0852476</text:p>
              </table:table-cell>
              <table:table-cell office:value-type="float" office:value="0.0865573">
                <text:p>0.0865573</text:p>
              </table:table-cell>
              <table:table-cell office:value-type="float" office:value="0.0037313">
                <text:p>0.003731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353139">
                <text:p>0.0353139</text:p>
              </table:table-cell>
              <table:table-cell office:value-type="float" office:value="0.0987627">
                <text:p>0.0987627</text:p>
              </table:table-cell>
              <table:table-cell office:value-type="float" office:value="0.1001271">
                <text:p>0.1001271</text:p>
              </table:table-cell>
              <table:table-cell office:value-type="float" office:value="0.0042478">
                <text:p>0.004247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417547">
                <text:p>0.0417547</text:p>
              </table:table-cell>
              <table:table-cell office:value-type="float" office:value="0.1131177">
                <text:p>0.1131177</text:p>
              </table:table-cell>
              <table:table-cell office:value-type="float" office:value="0.1145597">
                <text:p>0.1145597</text:p>
              </table:table-cell>
              <table:table-cell office:value-type="float" office:value="0.0047993">
                <text:p>0.004799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488116">
                <text:p>0.0488116</text:p>
              </table:table-cell>
              <table:table-cell office:value-type="float" office:value="0.1286355">
                <text:p>0.1286355</text:p>
              </table:table-cell>
              <table:table-cell office:value-type="float" office:value="0.1299353">
                <text:p>0.1299353</text:p>
              </table:table-cell>
              <table:table-cell office:value-type="float" office:value="0.0053877">
                <text:p>0.005387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565887">
                <text:p>0.0565887</text:p>
              </table:table-cell>
              <table:table-cell office:value-type="float" office:value="0.1451577">
                <text:p>0.1451577</text:p>
              </table:table-cell>
              <table:table-cell office:value-type="float" office:value="0.1467461">
                <text:p>0.1467461</text:p>
              </table:table-cell>
              <table:table-cell office:value-type="float" office:value="0.0060065">
                <text:p>0.006006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650743">
                <text:p>0.0650743</text:p>
              </table:table-cell>
              <table:table-cell office:value-type="float" office:value="0.1627248">
                <text:p>0.1627248</text:p>
              </table:table-cell>
              <table:table-cell office:value-type="float" office:value="0.1647254">
                <text:p>0.1647254</text:p>
              </table:table-cell>
              <table:table-cell office:value-type="float" office:value="0.0066564">
                <text:p>0.006656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743308">
                <text:p>0.0743308</text:p>
              </table:table-cell>
              <table:table-cell office:value-type="float" office:value="0.1812314">
                <text:p>0.1812314</text:p>
              </table:table-cell>
              <table:table-cell office:value-type="float" office:value="0.1833399">
                <text:p>0.1833399</text:p>
              </table:table-cell>
              <table:table-cell office:value-type="float" office:value="0.0073409">
                <text:p>0.007340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843282">
                <text:p>0.0843282</text:p>
              </table:table-cell>
              <table:table-cell office:value-type="float" office:value="0.2019237">
                <text:p>0.2019237</text:p>
              </table:table-cell>
              <table:table-cell office:value-type="float" office:value="0.2031083">
                <text:p>0.2031083</text:p>
              </table:table-cell>
              <table:table-cell office:value-type="float" office:value="0.0080476">
                <text:p>0.008047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951658">
                <text:p>0.0951658</text:p>
              </table:table-cell>
              <table:table-cell office:value-type="float" office:value="0.2224102">
                <text:p>0.2224102</text:p>
              </table:table-cell>
              <table:table-cell office:value-type="float" office:value="0.2240004">
                <text:p>0.2240004</text:p>
              </table:table-cell>
              <table:table-cell office:value-type="float" office:value="0.0087932">
                <text:p>0.008793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1067904">
                <text:p>0.1067904</text:p>
              </table:table-cell>
              <table:table-cell office:value-type="float" office:value="0.2439999">
                <text:p>0.2439999</text:p>
              </table:table-cell>
              <table:table-cell office:value-type="float" office:value="0.2457426">
                <text:p>0.2457426</text:p>
              </table:table-cell>
              <table:table-cell office:value-type="float" office:value="0.0095795">
                <text:p>0.009579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1193118">
                <text:p>0.1193118</text:p>
              </table:table-cell>
              <table:table-cell office:value-type="float" office:value="0.2665212">
                <text:p>0.2665212</text:p>
              </table:table-cell>
              <table:table-cell office:value-type="float" office:value="0.2689406">
                <text:p>0.2689406</text:p>
              </table:table-cell>
              <table:table-cell office:value-type="float" office:value="0.0103893">
                <text:p>0.010389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1326798">
                <text:p>0.1326798</text:p>
              </table:table-cell>
              <table:table-cell office:value-type="float" office:value="0.2902297">
                <text:p>0.2902297</text:p>
              </table:table-cell>
              <table:table-cell office:value-type="float" office:value="0.2926887">
                <text:p>0.2926887</text:p>
              </table:table-cell>
              <table:table-cell office:value-type="float" office:value="0.0112378">
                <text:p>0.011237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469918">
                <text:p>0.1469918</text:p>
              </table:table-cell>
              <table:table-cell office:value-type="float" office:value="0.3149026">
                <text:p>0.3149026</text:p>
              </table:table-cell>
              <table:table-cell office:value-type="float" office:value="0.3176868">
                <text:p>0.3176868</text:p>
              </table:table-cell>
              <table:table-cell office:value-type="float" office:value="0.0121071">
                <text:p>0.012107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1622369">
                <text:p>0.1622369</text:p>
              </table:table-cell>
              <table:table-cell office:value-type="float" office:value="0.3405519">
                <text:p>0.3405519</text:p>
              </table:table-cell>
              <table:table-cell office:value-type="float" office:value="0.343581">
                <text:p>0.343581</text:p>
              </table:table-cell>
              <table:table-cell office:value-type="float" office:value="0.0130174">
                <text:p>0.013017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784694">
                <text:p>0.1784694</text:p>
              </table:table-cell>
              <table:table-cell office:value-type="float" office:value="0.3674079">
                <text:p>0.3674079</text:p>
              </table:table-cell>
              <table:table-cell office:value-type="float" office:value="0.3705797">
                <text:p>0.3705797</text:p>
              </table:table-cell>
              <table:table-cell office:value-type="float" office:value="0.0139576">
                <text:p>0.013957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956427">
                <text:p>0.1956427</text:p>
              </table:table-cell>
              <table:table-cell office:value-type="float" office:value="0.3952646">
                <text:p>0.3952646</text:p>
              </table:table-cell>
              <table:table-cell office:value-type="float" office:value="0.3986899">
                <text:p>0.3986899</text:p>
              </table:table-cell>
              <table:table-cell office:value-type="float" office:value="0.0149324">
                <text:p>0.014932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2138705">
                <text:p>0.2138705</text:p>
              </table:table-cell>
              <table:table-cell office:value-type="float" office:value="0.4240993">
                <text:p>0.4240993</text:p>
              </table:table-cell>
              <table:table-cell office:value-type="float" office:value="0.4298997">
                <text:p>0.4298997</text:p>
              </table:table-cell>
              <table:table-cell office:value-type="float" office:value="0.0159425">
                <text:p>0.01594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2335462">
                <text:p>0.2335462</text:p>
              </table:table-cell>
              <table:table-cell office:value-type="float" office:value="0.4538351">
                <text:p>0.4538351</text:p>
              </table:table-cell>
              <table:table-cell office:value-type="float" office:value="0.4619333">
                <text:p>0.4619333</text:p>
              </table:table-cell>
              <table:table-cell office:value-type="float" office:value="0.0169855">
                <text:p>0.016985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2538844">
                <text:p>0.2538844</text:p>
              </table:table-cell>
              <table:table-cell office:value-type="float" office:value="0.4846813">
                <text:p>0.4846813</text:p>
              </table:table-cell>
              <table:table-cell office:value-type="float" office:value="0.4930794">
                <text:p>0.4930794</text:p>
              </table:table-cell>
              <table:table-cell office:value-type="float" office:value="0.0180611">
                <text:p>0.018061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2755007">
                <text:p>0.2755007</text:p>
              </table:table-cell>
              <table:table-cell office:value-type="float" office:value="0.5167828">
                <text:p>0.5167828</text:p>
              </table:table-cell>
              <table:table-cell office:value-type="float" office:value="0.525098">
                <text:p>0.525098</text:p>
              </table:table-cell>
              <table:table-cell office:value-type="float" office:value="0.0191835">
                <text:p>0.019183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2977806">
                <text:p>0.2977806</text:p>
              </table:table-cell>
              <table:table-cell office:value-type="float" office:value="0.549804">
                <text:p>0.549804</text:p>
              </table:table-cell>
              <table:table-cell office:value-type="float" office:value="0.5619665">
                <text:p>0.5619665</text:p>
              </table:table-cell>
              <table:table-cell office:value-type="float" office:value="0.0203275">
                <text:p>0.020327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3216734">
                <text:p>0.3216734</text:p>
              </table:table-cell>
              <table:table-cell office:value-type="float" office:value="0.5838601">
                <text:p>0.5838601</text:p>
              </table:table-cell>
              <table:table-cell office:value-type="float" office:value="0.5967063">
                <text:p>0.5967063</text:p>
              </table:table-cell>
              <table:table-cell office:value-type="float" office:value="0.021506">
                <text:p>0.02150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3463395">
                <text:p>0.3463395</text:p>
              </table:table-cell>
              <table:table-cell office:value-type="float" office:value="0.6190151">
                <text:p>0.6190151</text:p>
              </table:table-cell>
              <table:table-cell office:value-type="float" office:value="0.6329417">
                <text:p>0.6329417</text:p>
              </table:table-cell>
              <table:table-cell office:value-type="float" office:value="0.0227138">
                <text:p>0.022713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3722541">
                <text:p>0.3722541</text:p>
              </table:table-cell>
              <table:table-cell office:value-type="float" office:value="0.6553926">
                <text:p>0.6553926</text:p>
              </table:table-cell>
              <table:table-cell office:value-type="float" office:value="0.6741974">
                <text:p>0.6741974</text:p>
              </table:table-cell>
              <table:table-cell office:value-type="float" office:value="0.0239565">
                <text:p>0.0239565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3998718">
                <text:p>0.3998718</text:p>
              </table:table-cell>
              <table:table-cell office:value-type="float" office:value="0.6927595">
                <text:p>0.6927595</text:p>
              </table:table-cell>
              <table:table-cell office:value-type="float" office:value="0.7134495">
                <text:p>0.7134495</text:p>
              </table:table-cell>
              <table:table-cell office:value-type="float" office:value="0.0252337">
                <text:p>0.025233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4287985">
                <text:p>0.4287985</text:p>
              </table:table-cell>
              <table:table-cell office:value-type="float" office:value="0.7311596">
                <text:p>0.7311596</text:p>
              </table:table-cell>
              <table:table-cell office:value-type="float" office:value="0.7537975">
                <text:p>0.7537975</text:p>
              </table:table-cell>
              <table:table-cell office:value-type="float" office:value="0.0265426">
                <text:p>0.0265426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458486">
                <text:p>0.458486</text:p>
              </table:table-cell>
              <table:table-cell office:value-type="float" office:value="0.7705022">
                <text:p>0.7705022</text:p>
              </table:table-cell>
              <table:table-cell office:value-type="float" office:value="0.7948892">
                <text:p>0.7948892</text:p>
              </table:table-cell>
              <table:table-cell office:value-type="float" office:value="0.0278852">
                <text:p>0.027885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490279">
                <text:p>0.490279</text:p>
              </table:table-cell>
              <table:table-cell office:value-type="float" office:value="0.810866">
                <text:p>0.810866</text:p>
              </table:table-cell>
              <table:table-cell office:value-type="float" office:value="0.8374784">
                <text:p>0.8374784</text:p>
              </table:table-cell>
              <table:table-cell office:value-type="float" office:value="0.0292591">
                <text:p>0.029259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5223857">
                <text:p>0.5223857</text:p>
              </table:table-cell>
              <table:table-cell office:value-type="float" office:value="0.8523276">
                <text:p>0.8523276</text:p>
              </table:table-cell>
              <table:table-cell office:value-type="float" office:value="0.8821096">
                <text:p>0.8821096</text:p>
              </table:table-cell>
              <table:table-cell office:value-type="float" office:value="0.0306667">
                <text:p>0.030666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5572974">
                <text:p>0.5572974</text:p>
              </table:table-cell>
              <table:table-cell office:value-type="float" office:value="0.8948164">
                <text:p>0.8948164</text:p>
              </table:table-cell>
              <table:table-cell office:value-type="float" office:value="0.9277272">
                <text:p>0.9277272</text:p>
              </table:table-cell>
              <table:table-cell office:value-type="float" office:value="0.032117">
                <text:p>0.032117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5924941">
                <text:p>0.5924941</text:p>
              </table:table-cell>
              <table:table-cell office:value-type="float" office:value="0.9384361">
                <text:p>0.9384361</text:p>
              </table:table-cell>
              <table:table-cell office:value-type="float" office:value="0.9787912">
                <text:p>0.9787912</text:p>
              </table:table-cell>
              <table:table-cell office:value-type="float" office:value="0.0336061">
                <text:p>0.033606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6294128">
                <text:p>0.6294128</text:p>
              </table:table-cell>
              <table:table-cell office:value-type="float" office:value="0.9843958">
                <text:p>0.9843958</text:p>
              </table:table-cell>
              <table:table-cell office:value-type="float" office:value="1.0323716">
                <text:p>1.0323716</text:p>
              </table:table-cell>
              <table:table-cell office:value-type="float" office:value="0.0351292">
                <text:p>0.035129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667944">
                <text:p>0.667944</text:p>
              </table:table-cell>
              <table:table-cell office:value-type="float" office:value="1.0301028">
                <text:p>1.0301028</text:p>
              </table:table-cell>
              <table:table-cell office:value-type="float" office:value="1.0830692">
                <text:p>1.0830692</text:p>
              </table:table-cell>
              <table:table-cell office:value-type="float" office:value="0.0366937">
                <text:p>0.036693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7083473">
                <text:p>0.7083473</text:p>
              </table:table-cell>
              <table:table-cell office:value-type="float" office:value="1.0771008">
                <text:p>1.0771008</text:p>
              </table:table-cell>
              <table:table-cell office:value-type="float" office:value="1.1342568">
                <text:p>1.1342568</text:p>
              </table:table-cell>
              <table:table-cell office:value-type="float" office:value="0.0382888">
                <text:p>0.0382888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7499405">
                <text:p>0.7499405</text:p>
              </table:table-cell>
              <table:table-cell office:value-type="float" office:value="1.1251014">
                <text:p>1.1251014</text:p>
              </table:table-cell>
              <table:table-cell office:value-type="float" office:value="1.1871231">
                <text:p>1.1871231</text:p>
              </table:table-cell>
              <table:table-cell office:value-type="float" office:value="0.0399153">
                <text:p>0.039915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7930357">
                <text:p>0.7930357</text:p>
              </table:table-cell>
              <table:table-cell office:value-type="float" office:value="1.1744739">
                <text:p>1.1744739</text:p>
              </table:table-cell>
              <table:table-cell office:value-type="float" office:value="1.24557">
                <text:p>1.24557</text:p>
              </table:table-cell>
              <table:table-cell office:value-type="float" office:value="0.0415797">
                <text:p>0.041579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837852">
                <text:p>0.837852</text:p>
              </table:table-cell>
              <table:table-cell office:value-type="float" office:value="1.2247883">
                <text:p>1.2247883</text:p>
              </table:table-cell>
              <table:table-cell office:value-type="float" office:value="1.3023246">
                <text:p>1.3023246</text:p>
              </table:table-cell>
              <table:table-cell office:value-type="float" office:value="0.043279">
                <text:p>0.0432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legend chart:legend-position="end" svg:x="9.436cm" svg:y="0.605cm" style:legend-expansion="high" chart:style-name="ch2"/>
        <chart:plot-area chart:style-name="ch3" table:cell-range-address="Source.A1:Source.Y51" chart:data-source-has-labels="both" svg:x="0.894cm" svg:y="0.715cm" svg:width="7.654cm" svg:height="6.006cm">
          <chartooo:coordinate-region svg:x="1.621cm" svg:y="0.914cm" svg:width="6.689cm" svg:height="4.762cm"/>
          <chart:axis chart:dimension="x" chart:name="primary-x" chart:style-name="ch4" chartooo:axis-type="auto">
            <chartooo:date-scale/>
            <chart:categories table:cell-range-address="Source.A2:Source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urce.B2:Source.B51" chart:label-cell-address="Source.B1:Source.B1" chart:class="chart:line">
            <chart:data-point chart:repeated="50"/>
          </chart:series>
          <chart:series chart:style-name="ch7" chart:values-cell-range-address="Source.C2:Source.C51" chart:label-cell-address="Source.C1:Source.C1" chart:class="chart:line">
            <chart:data-point chart:repeated="50"/>
          </chart:series>
          <chart:series chart:style-name="ch8" chart:values-cell-range-address="Source.D2:Source.D51" chart:label-cell-address="Source.D1:Source.D1" chart:class="chart:line">
            <chart:data-point chart:repeated="50"/>
          </chart:series>
          <chart:series chart:style-name="ch9" chart:values-cell-range-address="Source.E2:Source.E51" chart:label-cell-address="Source.E1:Source.E1" chart:class="chart:line">
            <chart:data-point chart:repeated="50"/>
          </chart:series>
          <chart:series chart:style-name="ch10" chart:values-cell-range-address="Source.F2:Source.F51" chart:label-cell-address="Source.F1:Source.F1" chart:class="chart:line">
            <chart:data-point chart:repeated="50"/>
          </chart:series>
          <chart:series chart:style-name="ch11" chart:values-cell-range-address="Source.G2:Source.G51" chart:label-cell-address="Source.G1:Source.G1" chart:class="chart:line">
            <chart:data-point chart:repeated="50"/>
          </chart:series>
          <chart:series chart:style-name="ch12" chart:values-cell-range-address="Source.H2:Source.H51" chart:label-cell-address="Source.H1:Source.H1" chart:class="chart:line">
            <chart:data-point chart:repeated="50"/>
          </chart:series>
          <chart:series chart:style-name="ch13" chart:values-cell-range-address="Source.I2:Source.I51" chart:label-cell-address="Source.I1:Source.I1" chart:class="chart:line">
            <chart:data-point chart:repeated="50"/>
          </chart:series>
          <chart:series chart:style-name="ch14" chart:values-cell-range-address="Source.J2:Source.J51" chart:label-cell-address="Source.J1:Source.J1" chart:class="chart:line">
            <chart:data-point chart:repeated="50"/>
          </chart:series>
          <chart:series chart:style-name="ch15" chart:values-cell-range-address="Source.K2:Source.K51" chart:label-cell-address="Source.K1:Source.K1" chart:class="chart:line">
            <chart:data-point chart:repeated="50"/>
          </chart:series>
          <chart:series chart:style-name="ch16" chart:values-cell-range-address="Source.L2:Source.L51" chart:label-cell-address="Source.L1:Source.L1" chart:class="chart:line">
            <chart:data-point chart:repeated="50"/>
          </chart:series>
          <chart:series chart:style-name="ch17" chart:values-cell-range-address="Source.M2:Source.M51" chart:label-cell-address="Source.M1:Source.M1" chart:class="chart:line">
            <chart:data-point chart:repeated="50"/>
          </chart:series>
          <chart:series chart:style-name="ch6" chart:values-cell-range-address="Source.N2:Source.N51" chart:label-cell-address="Source.N1:Source.N1" chart:class="chart:line">
            <chart:data-point chart:repeated="50"/>
          </chart:series>
          <chart:series chart:style-name="ch7" chart:values-cell-range-address="Source.O2:Source.O51" chart:label-cell-address="Source.O1:Source.O1" chart:class="chart:line">
            <chart:data-point chart:repeated="50"/>
          </chart:series>
          <chart:series chart:style-name="ch8" chart:values-cell-range-address="Source.P2:Source.P51" chart:label-cell-address="Source.P1:Source.P1" chart:class="chart:line">
            <chart:data-point chart:repeated="50"/>
          </chart:series>
          <chart:series chart:style-name="ch9" chart:values-cell-range-address="Source.Q2:Source.Q51" chart:label-cell-address="Source.Q1:Source.Q1" chart:class="chart:line">
            <chart:data-point chart:repeated="50"/>
          </chart:series>
          <chart:series chart:style-name="ch10" chart:values-cell-range-address="Source.R2:Source.R51" chart:label-cell-address="Source.R1:Source.R1" chart:class="chart:line">
            <chart:data-point chart:repeated="50"/>
          </chart:series>
          <chart:series chart:style-name="ch11" chart:values-cell-range-address="Source.S2:Source.S51" chart:label-cell-address="Source.S1:Source.S1" chart:class="chart:line">
            <chart:data-point chart:repeated="50"/>
          </chart:series>
          <chart:series chart:style-name="ch12" chart:values-cell-range-address="Source.T2:Source.T51" chart:label-cell-address="Source.T1:Source.T1" chart:class="chart:line">
            <chart:data-point chart:repeated="50"/>
          </chart:series>
          <chart:series chart:style-name="ch13" chart:values-cell-range-address="Source.U2:Source.U51" chart:label-cell-address="Source.U1:Source.U1" chart:class="chart:line">
            <chart:data-point chart:repeated="50"/>
          </chart:series>
          <chart:series chart:style-name="ch14" chart:values-cell-range-address="Source.V2:Source.V51" chart:label-cell-address="Source.V1:Source.V1" chart:class="chart:line">
            <chart:data-point chart:repeated="50"/>
          </chart:series>
          <chart:series chart:style-name="ch15" chart:values-cell-range-address="Source.W2:Source.W51" chart:label-cell-address="Source.W1:Source.W1" chart:class="chart:line">
            <chart:data-point chart:repeated="50"/>
          </chart:series>
          <chart:series chart:style-name="ch16" chart:values-cell-range-address="Source.X2:Source.X51" chart:label-cell-address="Source.X1:Source.X1" chart:class="chart:line">
            <chart:data-point chart:repeated="50"/>
          </chart:series>
          <chart:series chart:style-name="ch17" chart:values-cell-range-address="Source.Y2:Source.Y51" chart:label-cell-address="Source.Y1:Source.Y1" chart:class="chart:line">
            <chart:data-point chart:repeated="5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ate(EnumSet&lt;int&gt;) </text:p>
                <draw:g>
                  <svg:desc>Source.B1:Source.B1</svg:desc>
                </draw:g>
              </table:table-cell>
              <table:table-cell office:value-type="string">
                <text:p>allocate(std::set&lt;int&gt;) </text:p>
                <draw:g>
                  <svg:desc>Source.C1:Source.C1</svg:desc>
                </draw:g>
              </table:table-cell>
              <table:table-cell office:value-type="string">
                <text:p>allocate(std::map&lt;int, bool&gt;) </text:p>
                <draw:g>
                  <svg:desc>Source.D1:Source.D1</svg:desc>
                </draw:g>
              </table:table-cell>
              <table:table-cell office:value-type="string">
                <text:p>allocate(std::bitset&lt;5000&gt;) </text:p>
                <draw:g>
                  <svg:desc>Source.E1:Source.E1</svg:desc>
                </draw:g>
              </table:table-cell>
              <table:table-cell office:value-type="string">
                <text:p>clear(EnumSet&lt;int&gt;) </text:p>
                <draw:g>
                  <svg:desc>Source.F1:Source.F1</svg:desc>
                </draw:g>
              </table:table-cell>
              <table:table-cell office:value-type="string">
                <text:p>clear(std::set&lt;int&gt;) </text:p>
                <draw:g>
                  <svg:desc>Source.G1:Source.G1</svg:desc>
                </draw:g>
              </table:table-cell>
              <table:table-cell office:value-type="string">
                <text:p>clear(std::map&lt;int, bool&gt;) </text:p>
                <draw:g>
                  <svg:desc>Source.H1:Source.H1</svg:desc>
                </draw:g>
              </table:table-cell>
              <table:table-cell office:value-type="string">
                <text:p>clear(std::bitset&lt;5000&gt;) </text:p>
                <draw:g>
                  <svg:desc>Source.I1:Source.I1</svg:desc>
                </draw:g>
              </table:table-cell>
              <table:table-cell office:value-type="string">
                <text:p>destruct(EnumSet&lt;int&gt;) </text:p>
                <draw:g>
                  <svg:desc>Source.J1:Source.J1</svg:desc>
                </draw:g>
              </table:table-cell>
              <table:table-cell office:value-type="string">
                <text:p>destruct(std::set&lt;int&gt;) </text:p>
                <draw:g>
                  <svg:desc>Source.K1:Source.K1</svg:desc>
                </draw:g>
              </table:table-cell>
              <table:table-cell office:value-type="string">
                <text:p>destruct(std::map&lt;int, bool&gt;) </text:p>
                <draw:g>
                  <svg:desc>Source.L1:Source.L1</svg:desc>
                </draw:g>
              </table:table-cell>
              <table:table-cell office:value-type="string">
                <text:p>destruct(std::bitset&lt;5000&gt;) </text:p>
                <draw:g>
                  <svg:desc>Source.M1:Source.M1</svg:desc>
                </draw:g>
              </table:table-cell>
              <table:table-cell office:value-type="string">
                <text:p>orderedInsert(EnumSet&lt;int&gt;) </text:p>
                <draw:g>
                  <svg:desc>Source.N1:Source.N1</svg:desc>
                </draw:g>
              </table:table-cell>
              <table:table-cell office:value-type="string">
                <text:p>orderedInsert(std::set&lt;int&gt;) </text:p>
                <draw:g>
                  <svg:desc>Source.O1:Source.O1</svg:desc>
                </draw:g>
              </table:table-cell>
              <table:table-cell office:value-type="string">
                <text:p>orderedInsert(std::map&lt;int, bool&gt;) </text:p>
                <draw:g>
                  <svg:desc>Source.P1:Source.P1</svg:desc>
                </draw:g>
              </table:table-cell>
              <table:table-cell office:value-type="string">
                <text:p>orderedInsert(std::bitset&lt;5000&gt;) </text:p>
                <draw:g>
                  <svg:desc>Source.Q1:Source.Q1</svg:desc>
                </draw:g>
              </table:table-cell>
              <table:table-cell office:value-type="string">
                <text:p>randomGet(EnumSet&lt;int&gt;) </text:p>
                <draw:g>
                  <svg:desc>Source.R1:Source.R1</svg:desc>
                </draw:g>
              </table:table-cell>
              <table:table-cell office:value-type="string">
                <text:p>randomGet(std::set&lt;int&gt;) </text:p>
                <draw:g>
                  <svg:desc>Source.S1:Source.S1</svg:desc>
                </draw:g>
              </table:table-cell>
              <table:table-cell office:value-type="string">
                <text:p>randomGet(std::map&lt;int, bool&gt;) </text:p>
                <draw:g>
                  <svg:desc>Source.T1:Source.T1</svg:desc>
                </draw:g>
              </table:table-cell>
              <table:table-cell office:value-type="string">
                <text:p>randomGet(std::bitset&lt;5000&gt;) </text:p>
                <draw:g>
                  <svg:desc>Source.U1:Source.U1</svg:desc>
                </draw:g>
              </table:table-cell>
              <table:table-cell office:value-type="string">
                <text:p>randomInsert(EnumSet&lt;int&gt;) </text:p>
                <draw:g>
                  <svg:desc>Source.V1:Source.V1</svg:desc>
                </draw:g>
              </table:table-cell>
              <table:table-cell office:value-type="string">
                <text:p>randomInsert(std::set&lt;int&gt;) </text:p>
                <draw:g>
                  <svg:desc>Source.W1:Source.W1</svg:desc>
                </draw:g>
              </table:table-cell>
              <table:table-cell office:value-type="string">
                <text:p>randomInsert(std::map&lt;int, bool&gt;) </text:p>
                <draw:g>
                  <svg:desc>Source.X1:Source.X1</svg:desc>
                </draw:g>
              </table:table-cell>
              <table:table-cell office:value-type="string">
                <text:p>randomInsert(std::bitset&lt;5000&gt;) </text:p>
                <draw:g>
                  <svg:desc>Source.Y1:Source.Y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703">
                <text:p>0.0000703</text:p>
                <draw:g>
                  <svg:desc>Source.B2:Source.B51</svg:desc>
                </draw:g>
              </table:table-cell>
              <table:table-cell office:value-type="float" office:value="0.0000573">
                <text:p>0.0000573</text:p>
                <draw:g>
                  <svg:desc>Source.C2:Source.C51</svg:desc>
                </draw:g>
              </table:table-cell>
              <table:table-cell office:value-type="float" office:value="0.0000475">
                <text:p>0.0000475</text:p>
                <draw:g>
                  <svg:desc>Source.D2:Source.D51</svg:desc>
                </draw:g>
              </table:table-cell>
              <table:table-cell office:value-type="float" office:value="0.0000674">
                <text:p>0.0000674</text:p>
                <draw:g>
                  <svg:desc>Source.E2:Source.E51</svg:desc>
                </draw:g>
              </table:table-cell>
              <table:table-cell office:value-type="float" office:value="0.0000007">
                <text:p>0.0000007</text:p>
                <draw:g>
                  <svg:desc>Source.F2:Source.F51</svg:desc>
                </draw:g>
              </table:table-cell>
              <table:table-cell office:value-type="float" office:value="0.0000005">
                <text:p>0.0000005</text:p>
                <draw:g>
                  <svg:desc>Source.G2:Source.G51</svg:desc>
                </draw:g>
              </table:table-cell>
              <table:table-cell office:value-type="float" office:value="0.0000005">
                <text:p>0.0000005</text:p>
                <draw:g>
                  <svg:desc>Source.H2:Source.H51</svg:desc>
                </draw:g>
              </table:table-cell>
              <table:table-cell office:value-type="float" office:value="0.0000004">
                <text:p>0.0000004</text:p>
                <draw:g>
                  <svg:desc>Source.I2:Source.I51</svg:desc>
                </draw:g>
              </table:table-cell>
              <table:table-cell office:value-type="float" office:value="0.0000798">
                <text:p>0.0000798</text:p>
                <draw:g>
                  <svg:desc>Source.J2:Source.J51</svg:desc>
                </draw:g>
              </table:table-cell>
              <table:table-cell office:value-type="float" office:value="0.0000607">
                <text:p>0.0000607</text:p>
                <draw:g>
                  <svg:desc>Source.K2:Source.K51</svg:desc>
                </draw:g>
              </table:table-cell>
              <table:table-cell office:value-type="float" office:value="0.0000571">
                <text:p>0.0000571</text:p>
                <draw:g>
                  <svg:desc>Source.L2:Source.L51</svg:desc>
                </draw:g>
              </table:table-cell>
              <table:table-cell office:value-type="float" office:value="0.0000522">
                <text:p>0.0000522</text:p>
                <draw:g>
                  <svg:desc>Source.M2:Source.M51</svg:desc>
                </draw:g>
              </table:table-cell>
              <table:table-cell office:value-type="float" office:value="0.0000722">
                <text:p>0.0000722</text:p>
                <draw:g>
                  <svg:desc>Source.N2:Source.N51</svg:desc>
                </draw:g>
              </table:table-cell>
              <table:table-cell office:value-type="float" office:value="0.0000549">
                <text:p>0.0000549</text:p>
                <draw:g>
                  <svg:desc>Source.O2:Source.O51</svg:desc>
                </draw:g>
              </table:table-cell>
              <table:table-cell office:value-type="float" office:value="0.0000463">
                <text:p>0.0000463</text:p>
                <draw:g>
                  <svg:desc>Source.P2:Source.P51</svg:desc>
                </draw:g>
              </table:table-cell>
              <table:table-cell office:value-type="float" office:value="0.0000454">
                <text:p>0.0000454</text:p>
                <draw:g>
                  <svg:desc>Source.Q2:Source.Q51</svg:desc>
                </draw:g>
              </table:table-cell>
              <table:table-cell office:value-type="float" office:value="0.0000006">
                <text:p>0.0000006</text:p>
                <draw:g>
                  <svg:desc>Source.R2:Source.R51</svg:desc>
                </draw:g>
              </table:table-cell>
              <table:table-cell office:value-type="float" office:value="0.0000005">
                <text:p>0.0000005</text:p>
                <draw:g>
                  <svg:desc>Source.S2:Source.S51</svg:desc>
                </draw:g>
              </table:table-cell>
              <table:table-cell office:value-type="float" office:value="0.0000004">
                <text:p>0.0000004</text:p>
                <draw:g>
                  <svg:desc>Source.T2:Source.T51</svg:desc>
                </draw:g>
              </table:table-cell>
              <table:table-cell office:value-type="float" office:value="0.0000005">
                <text:p>0.0000005</text:p>
                <draw:g>
                  <svg:desc>Source.U2:Source.U51</svg:desc>
                </draw:g>
              </table:table-cell>
              <table:table-cell office:value-type="float" office:value="0.0000007">
                <text:p>0.0000007</text:p>
                <draw:g>
                  <svg:desc>Source.V2:Source.V51</svg:desc>
                </draw:g>
              </table:table-cell>
              <table:table-cell office:value-type="float" office:value="0.0000005">
                <text:p>0.0000005</text:p>
                <draw:g>
                  <svg:desc>Source.W2:Source.W51</svg:desc>
                </draw:g>
              </table:table-cell>
              <table:table-cell office:value-type="float" office:value="0.0000005">
                <text:p>0.0000005</text:p>
                <draw:g>
                  <svg:desc>Source.X2:Source.X51</svg:desc>
                </draw:g>
              </table:table-cell>
              <table:table-cell office:value-type="float" office:value="0.0000003">
                <text:p>0.0000003</text:p>
                <draw:g>
                  <svg:desc>Source.Y2:Source.Y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16">
                <text:p>0.000116</text:p>
              </table:table-cell>
              <table:table-cell office:value-type="float" office:value="0.0001076">
                <text:p>0.0001076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1444">
                <text:p>0.0001444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031">
                <text:p>0.0000031</text:p>
              </table:table-cell>
              <table:table-cell office:value-type="float" office:value="0.0000029">
                <text:p>0.0000029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345">
                <text:p>0.0001345</text:p>
              </table:table-cell>
              <table:table-cell office:value-type="float" office:value="0.0002906">
                <text:p>0.0002906</text:p>
              </table:table-cell>
              <table:table-cell office:value-type="float" office:value="0.0002794">
                <text:p>0.0002794</text:p>
              </table:table-cell>
              <table:table-cell office:value-type="float" office:value="0.0001284">
                <text:p>0.0001284</text:p>
              </table:table-cell>
              <table:table-cell office:value-type="float" office:value="0.0002949">
                <text:p>0.0002949</text:p>
              </table:table-cell>
              <table:table-cell office:value-type="float" office:value="0.0008663">
                <text:p>0.0008663</text:p>
              </table:table-cell>
              <table:table-cell office:value-type="float" office:value="0.0008553">
                <text:p>0.0008553</text:p>
              </table:table-cell>
              <table:table-cell office:value-type="float" office:value="0.0001209">
                <text:p>0.0001209</text:p>
              </table:table-cell>
              <table:table-cell office:value-type="float" office:value="0.0000013">
                <text:p>0.0000013</text:p>
              </table:table-cell>
              <table:table-cell office:value-type="float" office:value="0.0000039">
                <text:p>0.0000039</text:p>
              </table:table-cell>
              <table:table-cell office:value-type="float" office:value="0.0000037">
                <text:p>0.0000037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017">
                <text:p>0.0000017</text:p>
              </table:table-cell>
              <table:table-cell office:value-type="float" office:value="0.0000087">
                <text:p>0.0000087</text:p>
              </table:table-cell>
              <table:table-cell office:value-type="float" office:value="0.0000091">
                <text:p>0.0000091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1619">
                <text:p>0.0001619</text:p>
              </table:table-cell>
              <table:table-cell office:value-type="float" office:value="0.0001612">
                <text:p>0.0001612</text:p>
              </table:table-cell>
              <table:table-cell office:value-type="float" office:value="0.0001468">
                <text:p>0.0001468</text:p>
              </table:table-cell>
              <table:table-cell office:value-type="float" office:value="0.0002173">
                <text:p>0.0002173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057">
                <text:p>0.0000057</text:p>
              </table:table-cell>
              <table:table-cell office:value-type="float" office:value="0.0000055">
                <text:p>0.0000055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912">
                <text:p>0.0001912</text:p>
              </table:table-cell>
              <table:table-cell office:value-type="float" office:value="0.0006842">
                <text:p>0.0006842</text:p>
              </table:table-cell>
              <table:table-cell office:value-type="float" office:value="0.0006571">
                <text:p>0.0006571</text:p>
              </table:table-cell>
              <table:table-cell office:value-type="float" office:value="0.0001814">
                <text:p>0.0001814</text:p>
              </table:table-cell>
              <table:table-cell office:value-type="float" office:value="0.0007104">
                <text:p>0.0007104</text:p>
              </table:table-cell>
              <table:table-cell office:value-type="float" office:value="0.0026533">
                <text:p>0.0026533</text:p>
              </table:table-cell>
              <table:table-cell office:value-type="float" office:value="0.0026559">
                <text:p>0.0026559</text:p>
              </table:table-cell>
              <table:table-cell office:value-type="float" office:value="0.0002355">
                <text:p>0.0002355</text:p>
              </table:table-cell>
              <table:table-cell office:value-type="float" office:value="0.0000019">
                <text:p>0.0000019</text:p>
              </table:table-cell>
              <table:table-cell office:value-type="float" office:value="0.0000077">
                <text:p>0.0000077</text:p>
              </table:table-cell>
              <table:table-cell office:value-type="float" office:value="0.0000076">
                <text:p>0.000007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4">
                <text:p>0.0000024</text:p>
              </table:table-cell>
              <table:table-cell office:value-type="float" office:value="0.0000166">
                <text:p>0.0000166</text:p>
              </table:table-cell>
              <table:table-cell office:value-type="float" office:value="0.0000177">
                <text:p>0.0000177</text:p>
              </table:table-cell>
              <table:table-cell office:value-type="float" office:value="0.0000015">
                <text:p>0.000001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2122">
                <text:p>0.0002122</text:p>
              </table:table-cell>
              <table:table-cell office:value-type="float" office:value="0.000214">
                <text:p>0.000214</text:p>
              </table:table-cell>
              <table:table-cell office:value-type="float" office:value="0.0001978">
                <text:p>0.0001978</text:p>
              </table:table-cell>
              <table:table-cell office:value-type="float" office:value="0.0002887">
                <text:p>0.0002887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2447">
                <text:p>0.0002447</text:p>
              </table:table-cell>
              <table:table-cell office:value-type="float" office:value="0.0012559">
                <text:p>0.0012559</text:p>
              </table:table-cell>
              <table:table-cell office:value-type="float" office:value="0.0011963">
                <text:p>0.0011963</text:p>
              </table:table-cell>
              <table:table-cell office:value-type="float" office:value="0.0002353">
                <text:p>0.0002353</text:p>
              </table:table-cell>
              <table:table-cell office:value-type="float" office:value="0.0013597">
                <text:p>0.0013597</text:p>
              </table:table-cell>
              <table:table-cell office:value-type="float" office:value="0.0053371">
                <text:p>0.0053371</text:p>
              </table:table-cell>
              <table:table-cell office:value-type="float" office:value="0.0053852">
                <text:p>0.0053852</text:p>
              </table:table-cell>
              <table:table-cell office:value-type="float" office:value="0.0003872">
                <text:p>0.0003872</text:p>
              </table:table-cell>
              <table:table-cell office:value-type="float" office:value="0.0000026">
                <text:p>0.0000026</text:p>
              </table:table-cell>
              <table:table-cell office:value-type="float" office:value="0.0000122">
                <text:p>0.0000122</text:p>
              </table:table-cell>
              <table:table-cell office:value-type="float" office:value="0.0000571">
                <text:p>0.0000571</text:p>
              </table:table-cell>
              <table:table-cell office:value-type="float" office:value="0.0000012">
                <text:p>0.0000012</text:p>
              </table:table-cell>
              <table:table-cell office:value-type="float" office:value="0.0000033">
                <text:p>0.0000033</text:p>
              </table:table-cell>
              <table:table-cell office:value-type="float" office:value="0.0000266">
                <text:p>0.0000266</text:p>
              </table:table-cell>
              <table:table-cell office:value-type="float" office:value="0.0000281">
                <text:p>0.0000281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2638">
                <text:p>0.0002638</text:p>
              </table:table-cell>
              <table:table-cell office:value-type="float" office:value="0.0002688">
                <text:p>0.0002688</text:p>
              </table:table-cell>
              <table:table-cell office:value-type="float" office:value="0.0002497">
                <text:p>0.0002497</text:p>
              </table:table-cell>
              <table:table-cell office:value-type="float" office:value="0.000361">
                <text:p>0.000361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109">
                <text:p>0.0000109</text:p>
              </table:table-cell>
              <table:table-cell office:value-type="float" office:value="0.0000103">
                <text:p>0.0000103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2986">
                <text:p>0.0002986</text:p>
              </table:table-cell>
              <table:table-cell office:value-type="float" office:value="0.0019983">
                <text:p>0.0019983</text:p>
              </table:table-cell>
              <table:table-cell office:value-type="float" office:value="0.0019029">
                <text:p>0.0019029</text:p>
              </table:table-cell>
              <table:table-cell office:value-type="float" office:value="0.0002881">
                <text:p>0.0002881</text:p>
              </table:table-cell>
              <table:table-cell office:value-type="float" office:value="0.0022543">
                <text:p>0.0022543</text:p>
              </table:table-cell>
              <table:table-cell office:value-type="float" office:value="0.008984">
                <text:p>0.008984</text:p>
              </table:table-cell>
              <table:table-cell office:value-type="float" office:value="0.0091085">
                <text:p>0.0091085</text:p>
              </table:table-cell>
              <table:table-cell office:value-type="float" office:value="0.0005688">
                <text:p>0.0005688</text:p>
              </table:table-cell>
              <table:table-cell office:value-type="float" office:value="0.0000032">
                <text:p>0.0000032</text:p>
              </table:table-cell>
              <table:table-cell office:value-type="float" office:value="0.0000164">
                <text:p>0.0000164</text:p>
              </table:table-cell>
              <table:table-cell office:value-type="float" office:value="0.0000165">
                <text:p>0.0000165</text:p>
              </table:table-cell>
              <table:table-cell office:value-type="float" office:value="0.0000015">
                <text:p>0.000001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351">
                <text:p>0.0000351</text:p>
              </table:table-cell>
              <table:table-cell office:value-type="float" office:value="0.0000367">
                <text:p>0.0000367</text:p>
              </table:table-cell>
              <table:table-cell office:value-type="float" office:value="0.0000021">
                <text:p>0.00000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3131">
                <text:p>0.0003131</text:p>
              </table:table-cell>
              <table:table-cell office:value-type="float" office:value="0.0003227">
                <text:p>0.0003227</text:p>
              </table:table-cell>
              <table:table-cell office:value-type="float" office:value="0.0003026">
                <text:p>0.0003026</text:p>
              </table:table-cell>
              <table:table-cell office:value-type="float" office:value="0.0004318">
                <text:p>0.0004318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0151">
                <text:p>0.0000151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3564">
                <text:p>0.0003564</text:p>
              </table:table-cell>
              <table:table-cell office:value-type="float" office:value="0.0029112">
                <text:p>0.0029112</text:p>
              </table:table-cell>
              <table:table-cell office:value-type="float" office:value="0.0027774">
                <text:p>0.0027774</text:p>
              </table:table-cell>
              <table:table-cell office:value-type="float" office:value="0.0003423">
                <text:p>0.0003423</text:p>
              </table:table-cell>
              <table:table-cell office:value-type="float" office:value="0.0034786">
                <text:p>0.0034786</text:p>
              </table:table-cell>
              <table:table-cell office:value-type="float" office:value="0.0135345">
                <text:p>0.0135345</text:p>
              </table:table-cell>
              <table:table-cell office:value-type="float" office:value="0.013793">
                <text:p>0.013793</text:p>
              </table:table-cell>
              <table:table-cell office:value-type="float" office:value="0.0007835">
                <text:p>0.0007835</text:p>
              </table:table-cell>
              <table:table-cell office:value-type="float" office:value="0.0000041">
                <text:p>0.0000041</text:p>
              </table:table-cell>
              <table:table-cell office:value-type="float" office:value="0.0000218">
                <text:p>0.0000218</text:p>
              </table:table-cell>
              <table:table-cell office:value-type="float" office:value="0.0000211">
                <text:p>0.0000211</text:p>
              </table:table-cell>
              <table:table-cell office:value-type="float" office:value="0.0000018">
                <text:p>0.0000018</text:p>
              </table:table-cell>
              <table:table-cell office:value-type="float" office:value="0.0000048">
                <text:p>0.0000048</text:p>
              </table:table-cell>
              <table:table-cell office:value-type="float" office:value="0.0000451">
                <text:p>0.0000451</text:p>
              </table:table-cell>
              <table:table-cell office:value-type="float" office:value="0.0000482">
                <text:p>0.0000482</text:p>
              </table:table-cell>
              <table:table-cell office:value-type="float" office:value="0.0000024">
                <text:p>0.000002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3625">
                <text:p>0.0003625</text:p>
              </table:table-cell>
              <table:table-cell office:value-type="float" office:value="0.0003763">
                <text:p>0.0003763</text:p>
              </table:table-cell>
              <table:table-cell office:value-type="float" office:value="0.0003587">
                <text:p>0.0003587</text:p>
              </table:table-cell>
              <table:table-cell office:value-type="float" office:value="0.0005002">
                <text:p>0.0005002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155">
                <text:p>0.0000155</text:p>
              </table:table-cell>
              <table:table-cell office:value-type="float" office:value="0.0000155">
                <text:p>0.0000155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4142">
                <text:p>0.0004142</text:p>
              </table:table-cell>
              <table:table-cell office:value-type="float" office:value="0.0039901">
                <text:p>0.0039901</text:p>
              </table:table-cell>
              <table:table-cell office:value-type="float" office:value="0.0038156">
                <text:p>0.0038156</text:p>
              </table:table-cell>
              <table:table-cell office:value-type="float" office:value="0.0003973">
                <text:p>0.0003973</text:p>
              </table:table-cell>
              <table:table-cell office:value-type="float" office:value="0.0050784">
                <text:p>0.0050784</text:p>
              </table:table-cell>
              <table:table-cell office:value-type="float" office:value="0.0190443">
                <text:p>0.0190443</text:p>
              </table:table-cell>
              <table:table-cell office:value-type="float" office:value="0.0194589">
                <text:p>0.0194589</text:p>
              </table:table-cell>
              <table:table-cell office:value-type="float" office:value="0.0010345">
                <text:p>0.0010345</text:p>
              </table:table-cell>
              <table:table-cell office:value-type="float" office:value="0.0000047">
                <text:p>0.0000047</text:p>
              </table:table-cell>
              <table:table-cell office:value-type="float" office:value="0.0000271">
                <text:p>0.0000271</text:p>
              </table:table-cell>
              <table:table-cell office:value-type="float" office:value="0.0000266">
                <text:p>0.000026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67">
                <text:p>0.0000067</text:p>
              </table:table-cell>
              <table:table-cell office:value-type="float" office:value="0.0000549">
                <text:p>0.0000549</text:p>
              </table:table-cell>
              <table:table-cell office:value-type="float" office:value="0.0000573">
                <text:p>0.000057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412">
                <text:p>0.000412</text:p>
              </table:table-cell>
              <table:table-cell office:value-type="float" office:value="0.0004295">
                <text:p>0.0004295</text:p>
              </table:table-cell>
              <table:table-cell office:value-type="float" office:value="0.0004157">
                <text:p>0.0004157</text:p>
              </table:table-cell>
              <table:table-cell office:value-type="float" office:value="0.0005702">
                <text:p>0.0005702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176">
                <text:p>0.0000176</text:p>
              </table:table-cell>
              <table:table-cell office:value-type="float" office:value="0.0000179">
                <text:p>0.0000179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4719">
                <text:p>0.0004719</text:p>
              </table:table-cell>
              <table:table-cell office:value-type="float" office:value="0.0052517">
                <text:p>0.0052517</text:p>
              </table:table-cell>
              <table:table-cell office:value-type="float" office:value="0.0050059">
                <text:p>0.0050059</text:p>
              </table:table-cell>
              <table:table-cell office:value-type="float" office:value="0.0004514">
                <text:p>0.0004514</text:p>
              </table:table-cell>
              <table:table-cell office:value-type="float" office:value="0.0070983">
                <text:p>0.0070983</text:p>
              </table:table-cell>
              <table:table-cell office:value-type="float" office:value="0.0254789">
                <text:p>0.0254789</text:p>
              </table:table-cell>
              <table:table-cell office:value-type="float" office:value="0.0259859">
                <text:p>0.0259859</text:p>
              </table:table-cell>
              <table:table-cell office:value-type="float" office:value="0.0013183">
                <text:p>0.0013183</text:p>
              </table:table-cell>
              <table:table-cell office:value-type="float" office:value="0.0000054">
                <text:p>0.0000054</text:p>
              </table:table-cell>
              <table:table-cell office:value-type="float" office:value="0.0000318">
                <text:p>0.0000318</text:p>
              </table:table-cell>
              <table:table-cell office:value-type="float" office:value="0.0000316">
                <text:p>0.0000316</text:p>
              </table:table-cell>
              <table:table-cell office:value-type="float" office:value="0.0000024">
                <text:p>0.0000024</text:p>
              </table:table-cell>
              <table:table-cell office:value-type="float" office:value="0.0000065">
                <text:p>0.0000065</text:p>
              </table:table-cell>
              <table:table-cell office:value-type="float" office:value="0.0000638">
                <text:p>0.0000638</text:p>
              </table:table-cell>
              <table:table-cell office:value-type="float" office:value="0.0000663">
                <text:p>0.0000663</text:p>
              </table:table-cell>
              <table:table-cell office:value-type="float" office:value="0.0000034">
                <text:p>0.000003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4616">
                <text:p>0.0004616</text:p>
              </table:table-cell>
              <table:table-cell office:value-type="float" office:value="0.0004836">
                <text:p>0.0004836</text:p>
              </table:table-cell>
              <table:table-cell office:value-type="float" office:value="0.0004718">
                <text:p>0.0004718</text:p>
              </table:table-cell>
              <table:table-cell office:value-type="float" office:value="0.0006423">
                <text:p>0.0006423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203">
                <text:p>0.0000203</text:p>
              </table:table-cell>
              <table:table-cell office:value-type="float" office:value="0.0000198">
                <text:p>0.0000198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5303">
                <text:p>0.0005303</text:p>
              </table:table-cell>
              <table:table-cell office:value-type="float" office:value="0.0066888">
                <text:p>0.0066888</text:p>
              </table:table-cell>
              <table:table-cell office:value-type="float" office:value="0.0063682">
                <text:p>0.0063682</text:p>
              </table:table-cell>
              <table:table-cell office:value-type="float" office:value="0.0005061">
                <text:p>0.0005061</text:p>
              </table:table-cell>
              <table:table-cell office:value-type="float" office:value="0.0095557">
                <text:p>0.0095557</text:p>
              </table:table-cell>
              <table:table-cell office:value-type="float" office:value="0.0329797">
                <text:p>0.0329797</text:p>
              </table:table-cell>
              <table:table-cell office:value-type="float" office:value="0.0335069">
                <text:p>0.0335069</text:p>
              </table:table-cell>
              <table:table-cell office:value-type="float" office:value="0.0016363">
                <text:p>0.0016363</text:p>
              </table:table-cell>
              <table:table-cell office:value-type="float" office:value="0.0000062">
                <text:p>0.0000062</text:p>
              </table:table-cell>
              <table:table-cell office:value-type="float" office:value="0.0000366">
                <text:p>0.0000366</text:p>
              </table:table-cell>
              <table:table-cell office:value-type="float" office:value="0.0000365">
                <text:p>0.0000365</text:p>
              </table:table-cell>
              <table:table-cell office:value-type="float" office:value="0.0000047">
                <text:p>0.0000047</text:p>
              </table:table-cell>
              <table:table-cell office:value-type="float" office:value="0.0000075">
                <text:p>0.0000075</text:p>
              </table:table-cell>
              <table:table-cell office:value-type="float" office:value="0.0000743">
                <text:p>0.0000743</text:p>
              </table:table-cell>
              <table:table-cell office:value-type="float" office:value="0.0000783">
                <text:p>0.0000783</text:p>
              </table:table-cell>
              <table:table-cell office:value-type="float" office:value="0.0000035">
                <text:p>0.000003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5127">
                <text:p>0.0005127</text:p>
              </table:table-cell>
              <table:table-cell office:value-type="float" office:value="0.0005392">
                <text:p>0.0005392</text:p>
              </table:table-cell>
              <table:table-cell office:value-type="float" office:value="0.000527">
                <text:p>0.000527</text:p>
              </table:table-cell>
              <table:table-cell office:value-type="float" office:value="0.0007131">
                <text:p>0.0007131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234">
                <text:p>0.0000234</text:p>
              </table:table-cell>
              <table:table-cell office:value-type="float" office:value="0.0000223">
                <text:p>0.0000223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5877">
                <text:p>0.0005877</text:p>
              </table:table-cell>
              <table:table-cell office:value-type="float" office:value="0.0082847">
                <text:p>0.0082847</text:p>
              </table:table-cell>
              <table:table-cell office:value-type="float" office:value="0.0079327">
                <text:p>0.0079327</text:p>
              </table:table-cell>
              <table:table-cell office:value-type="float" office:value="0.0005609">
                <text:p>0.0005609</text:p>
              </table:table-cell>
              <table:table-cell office:value-type="float" office:value="0.0124981">
                <text:p>0.0124981</text:p>
              </table:table-cell>
              <table:table-cell office:value-type="float" office:value="0.0414137">
                <text:p>0.0414137</text:p>
              </table:table-cell>
              <table:table-cell office:value-type="float" office:value="0.0421519">
                <text:p>0.0421519</text:p>
              </table:table-cell>
              <table:table-cell office:value-type="float" office:value="0.0019885">
                <text:p>0.0019885</text:p>
              </table:table-cell>
              <table:table-cell office:value-type="float" office:value="0.0000069">
                <text:p>0.0000069</text:p>
              </table:table-cell>
              <table:table-cell office:value-type="float" office:value="0.0000421">
                <text:p>0.0000421</text:p>
              </table:table-cell>
              <table:table-cell office:value-type="float" office:value="0.0000416">
                <text:p>0.0000416</text:p>
              </table:table-cell>
              <table:table-cell office:value-type="float" office:value="0.0000028">
                <text:p>0.0000028</text:p>
              </table:table-cell>
              <table:table-cell office:value-type="float" office:value="0.0000086">
                <text:p>0.0000086</text:p>
              </table:table-cell>
              <table:table-cell office:value-type="float" office:value="0.0000829">
                <text:p>0.0000829</text:p>
              </table:table-cell>
              <table:table-cell office:value-type="float" office:value="0.0000875">
                <text:p>0.0000875</text:p>
              </table:table-cell>
              <table:table-cell office:value-type="float" office:value="0.0000044">
                <text:p>0.00000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5625">
                <text:p>0.0005625</text:p>
              </table:table-cell>
              <table:table-cell office:value-type="float" office:value="0.0005933">
                <text:p>0.0005933</text:p>
              </table:table-cell>
              <table:table-cell office:value-type="float" office:value="0.0005827">
                <text:p>0.0005827</text:p>
              </table:table-cell>
              <table:table-cell office:value-type="float" office:value="0.0007841">
                <text:p>0.0007841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282">
                <text:p>0.0000282</text:p>
              </table:table-cell>
              <table:table-cell office:value-type="float" office:value="0.0000248">
                <text:p>0.0000248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6448">
                <text:p>0.0006448</text:p>
              </table:table-cell>
              <table:table-cell office:value-type="float" office:value="0.0100635">
                <text:p>0.0100635</text:p>
              </table:table-cell>
              <table:table-cell office:value-type="float" office:value="0.0096414">
                <text:p>0.0096414</text:p>
              </table:table-cell>
              <table:table-cell office:value-type="float" office:value="0.0006147">
                <text:p>0.0006147</text:p>
              </table:table-cell>
              <table:table-cell office:value-type="float" office:value="0.0159201">
                <text:p>0.0159201</text:p>
              </table:table-cell>
              <table:table-cell office:value-type="float" office:value="0.0508128">
                <text:p>0.0508128</text:p>
              </table:table-cell>
              <table:table-cell office:value-type="float" office:value="0.0517112">
                <text:p>0.0517112</text:p>
              </table:table-cell>
              <table:table-cell office:value-type="float" office:value="0.0023712">
                <text:p>0.0023712</text:p>
              </table:table-cell>
              <table:table-cell office:value-type="float" office:value="0.0000076">
                <text:p>0.0000076</text:p>
              </table:table-cell>
              <table:table-cell office:value-type="float" office:value="0.0000477">
                <text:p>0.0000477</text:p>
              </table:table-cell>
              <table:table-cell office:value-type="float" office:value="0.0000473">
                <text:p>0.0000473</text:p>
              </table:table-cell>
              <table:table-cell office:value-type="float" office:value="0.0000031">
                <text:p>0.0000031</text:p>
              </table:table-cell>
              <table:table-cell office:value-type="float" office:value="0.0000096">
                <text:p>0.0000096</text:p>
              </table:table-cell>
              <table:table-cell office:value-type="float" office:value="0.0000939">
                <text:p>0.0000939</text:p>
              </table:table-cell>
              <table:table-cell office:value-type="float" office:value="0.0000975">
                <text:p>0.0000975</text:p>
              </table:table-cell>
              <table:table-cell office:value-type="float" office:value="0.0000048">
                <text:p>0.000004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6131">
                <text:p>0.0006131</text:p>
              </table:table-cell>
              <table:table-cell office:value-type="float" office:value="0.0006498">
                <text:p>0.0006498</text:p>
              </table:table-cell>
              <table:table-cell office:value-type="float" office:value="0.0006389">
                <text:p>0.0006389</text:p>
              </table:table-cell>
              <table:table-cell office:value-type="float" office:value="0.0008564">
                <text:p>0.0008564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279">
                <text:p>0.0000279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7022">
                <text:p>0.0007022</text:p>
              </table:table-cell>
              <table:table-cell office:value-type="float" office:value="0.0120044">
                <text:p>0.0120044</text:p>
              </table:table-cell>
              <table:table-cell office:value-type="float" office:value="0.0114705">
                <text:p>0.0114705</text:p>
              </table:table-cell>
              <table:table-cell office:value-type="float" office:value="0.0006685">
                <text:p>0.0006685</text:p>
              </table:table-cell>
              <table:table-cell office:value-type="float" office:value="0.0199301">
                <text:p>0.0199301</text:p>
              </table:table-cell>
              <table:table-cell office:value-type="float" office:value="0.0612048">
                <text:p>0.0612048</text:p>
              </table:table-cell>
              <table:table-cell office:value-type="float" office:value="0.0623193">
                <text:p>0.0623193</text:p>
              </table:table-cell>
              <table:table-cell office:value-type="float" office:value="0.0027934">
                <text:p>0.0027934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531">
                <text:p>0.0000531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034">
                <text:p>0.0000034</text:p>
              </table:table-cell>
              <table:table-cell office:value-type="float" office:value="0.0000104">
                <text:p>0.0000104</text:p>
              </table:table-cell>
              <table:table-cell office:value-type="float" office:value="0.0001044">
                <text:p>0.0001044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0051">
                <text:p>0.000005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6623">
                <text:p>0.0006623</text:p>
              </table:table-cell>
              <table:table-cell office:value-type="float" office:value="0.0007037">
                <text:p>0.0007037</text:p>
              </table:table-cell>
              <table:table-cell office:value-type="float" office:value="0.0006948">
                <text:p>0.0006948</text:p>
              </table:table-cell>
              <table:table-cell office:value-type="float" office:value="0.0009286">
                <text:p>0.0009286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304">
                <text:p>0.0000304</text:p>
              </table:table-cell>
              <table:table-cell office:value-type="float" office:value="0.0000306">
                <text:p>0.0000306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7593">
                <text:p>0.0007593</text:p>
              </table:table-cell>
              <table:table-cell office:value-type="float" office:value="0.0141611">
                <text:p>0.0141611</text:p>
              </table:table-cell>
              <table:table-cell office:value-type="float" office:value="0.0134956">
                <text:p>0.0134956</text:p>
              </table:table-cell>
              <table:table-cell office:value-type="float" office:value="0.0007236">
                <text:p>0.0007236</text:p>
              </table:table-cell>
              <table:table-cell office:value-type="float" office:value="0.0244596">
                <text:p>0.0244596</text:p>
              </table:table-cell>
              <table:table-cell office:value-type="float" office:value="0.0727441">
                <text:p>0.0727441</text:p>
              </table:table-cell>
              <table:table-cell office:value-type="float" office:value="0.0739271">
                <text:p>0.0739271</text:p>
              </table:table-cell>
              <table:table-cell office:value-type="float" office:value="0.0032446">
                <text:p>0.0032446</text:p>
              </table:table-cell>
              <table:table-cell office:value-type="float" office:value="0.0000089">
                <text:p>0.0000089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0576">
                <text:p>0.0000576</text:p>
              </table:table-cell>
              <table:table-cell office:value-type="float" office:value="0.0000035">
                <text:p>0.0000035</text:p>
              </table:table-cell>
              <table:table-cell office:value-type="float" office:value="0.0000114">
                <text:p>0.0000114</text:p>
              </table:table-cell>
              <table:table-cell office:value-type="float" office:value="0.0001106">
                <text:p>0.0001106</text:p>
              </table:table-cell>
              <table:table-cell office:value-type="float" office:value="0.0001164">
                <text:p>0.0001164</text:p>
              </table:table-cell>
              <table:table-cell office:value-type="float" office:value="0.0000054">
                <text:p>0.000005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7129">
                <text:p>0.0007129</text:p>
              </table:table-cell>
              <table:table-cell office:value-type="float" office:value="0.0007618">
                <text:p>0.0007618</text:p>
              </table:table-cell>
              <table:table-cell office:value-type="float" office:value="0.0007512">
                <text:p>0.0007512</text:p>
              </table:table-cell>
              <table:table-cell office:value-type="float" office:value="0.0010007">
                <text:p>0.0010007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343">
                <text:p>0.0000343</text:p>
              </table:table-cell>
              <table:table-cell office:value-type="float" office:value="0.0000328">
                <text:p>0.0000328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8161">
                <text:p>0.0008161</text:p>
              </table:table-cell>
              <table:table-cell office:value-type="float" office:value="0.0164472">
                <text:p>0.0164472</text:p>
              </table:table-cell>
              <table:table-cell office:value-type="float" office:value="0.0156623">
                <text:p>0.0156623</text:p>
              </table:table-cell>
              <table:table-cell office:value-type="float" office:value="0.0007774">
                <text:p>0.0007774</text:p>
              </table:table-cell>
              <table:table-cell office:value-type="float" office:value="0.0295953">
                <text:p>0.0295953</text:p>
              </table:table-cell>
              <table:table-cell office:value-type="float" office:value="0.0852476">
                <text:p>0.0852476</text:p>
              </table:table-cell>
              <table:table-cell office:value-type="float" office:value="0.0865573">
                <text:p>0.0865573</text:p>
              </table:table-cell>
              <table:table-cell office:value-type="float" office:value="0.0037313">
                <text:p>0.0037313</text:p>
              </table:table-cell>
              <table:table-cell office:value-type="float" office:value="0.0000096">
                <text:p>0.0000096</text:p>
              </table:table-cell>
              <table:table-cell office:value-type="float" office:value="0.0000638">
                <text:p>0.0000638</text:p>
              </table:table-cell>
              <table:table-cell office:value-type="float" office:value="0.0000626">
                <text:p>0.0000626</text:p>
              </table:table-cell>
              <table:table-cell office:value-type="float" office:value="0.0000038">
                <text:p>0.0000038</text:p>
              </table:table-cell>
              <table:table-cell office:value-type="float" office:value="0.0000128">
                <text:p>0.0000128</text:p>
              </table:table-cell>
              <table:table-cell office:value-type="float" office:value="0.0001265">
                <text:p>0.0001265</text:p>
              </table:table-cell>
              <table:table-cell office:value-type="float" office:value="0.00013">
                <text:p>0.00013</text:p>
              </table:table-cell>
              <table:table-cell office:value-type="float" office:value="0.0000055">
                <text:p>0.000005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7636">
                <text:p>0.0007636</text:p>
              </table:table-cell>
              <table:table-cell office:value-type="float" office:value="0.0008183">
                <text:p>0.0008183</text:p>
              </table:table-cell>
              <table:table-cell office:value-type="float" office:value="0.0008074">
                <text:p>0.0008074</text:p>
              </table:table-cell>
              <table:table-cell office:value-type="float" office:value="0.0010716">
                <text:p>0.0010716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352">
                <text:p>0.0000352</text:p>
              </table:table-cell>
              <table:table-cell office:value-type="float" office:value="0.0000359">
                <text:p>0.0000359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8751">
                <text:p>0.0008751</text:p>
              </table:table-cell>
              <table:table-cell office:value-type="float" office:value="0.0189141">
                <text:p>0.0189141</text:p>
              </table:table-cell>
              <table:table-cell office:value-type="float" office:value="0.0180737">
                <text:p>0.0180737</text:p>
              </table:table-cell>
              <table:table-cell office:value-type="float" office:value="0.0008327">
                <text:p>0.0008327</text:p>
              </table:table-cell>
              <table:table-cell office:value-type="float" office:value="0.0353139">
                <text:p>0.0353139</text:p>
              </table:table-cell>
              <table:table-cell office:value-type="float" office:value="0.0987627">
                <text:p>0.0987627</text:p>
              </table:table-cell>
              <table:table-cell office:value-type="float" office:value="0.1001271">
                <text:p>0.1001271</text:p>
              </table:table-cell>
              <table:table-cell office:value-type="float" office:value="0.0042478">
                <text:p>0.0042478</text:p>
              </table:table-cell>
              <table:table-cell office:value-type="float" office:value="0.0000104">
                <text:p>0.0000104</text:p>
              </table:table-cell>
              <table:table-cell office:value-type="float" office:value="0.0000697">
                <text:p>0.0000697</text:p>
              </table:table-cell>
              <table:table-cell office:value-type="float" office:value="0.0000688">
                <text:p>0.0000688</text:p>
              </table:table-cell>
              <table:table-cell office:value-type="float" office:value="0.0000041">
                <text:p>0.0000041</text:p>
              </table:table-cell>
              <table:table-cell office:value-type="float" office:value="0.0000127">
                <text:p>0.0000127</text:p>
              </table:table-cell>
              <table:table-cell office:value-type="float" office:value="0.0001345">
                <text:p>0.0001345</text:p>
              </table:table-cell>
              <table:table-cell office:value-type="float" office:value="0.0001388">
                <text:p>0.000138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814">
                <text:p>0.000814</text:p>
              </table:table-cell>
              <table:table-cell office:value-type="float" office:value="0.0008722">
                <text:p>0.0008722</text:p>
              </table:table-cell>
              <table:table-cell office:value-type="float" office:value="0.0008629">
                <text:p>0.0008629</text:p>
              </table:table-cell>
              <table:table-cell office:value-type="float" office:value="0.0011433">
                <text:p>0.0011433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397">
                <text:p>0.0000397</text:p>
              </table:table-cell>
              <table:table-cell office:value-type="float" office:value="0.0000383">
                <text:p>0.0000383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9334">
                <text:p>0.0009334</text:p>
              </table:table-cell>
              <table:table-cell office:value-type="float" office:value="0.0216078">
                <text:p>0.0216078</text:p>
              </table:table-cell>
              <table:table-cell office:value-type="float" office:value="0.0205939">
                <text:p>0.0205939</text:p>
              </table:table-cell>
              <table:table-cell office:value-type="float" office:value="0.0008876">
                <text:p>0.0008876</text:p>
              </table:table-cell>
              <table:table-cell office:value-type="float" office:value="0.0417547">
                <text:p>0.0417547</text:p>
              </table:table-cell>
              <table:table-cell office:value-type="float" office:value="0.1131177">
                <text:p>0.1131177</text:p>
              </table:table-cell>
              <table:table-cell office:value-type="float" office:value="0.1145597">
                <text:p>0.1145597</text:p>
              </table:table-cell>
              <table:table-cell office:value-type="float" office:value="0.0047993">
                <text:p>0.004799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759">
                <text:p>0.0000759</text:p>
              </table:table-cell>
              <table:table-cell office:value-type="float" office:value="0.0000749">
                <text:p>0.0000749</text:p>
              </table:table-cell>
              <table:table-cell office:value-type="float" office:value="0.0000043">
                <text:p>0.000004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1483">
                <text:p>0.0001483</text:p>
              </table:table-cell>
              <table:table-cell office:value-type="float" office:value="0.0001524">
                <text:p>0.0001524</text:p>
              </table:table-cell>
              <table:table-cell office:value-type="float" office:value="0.0000069">
                <text:p>0.00000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8636">
                <text:p>0.0008636</text:p>
              </table:table-cell>
              <table:table-cell office:value-type="float" office:value="0.0009278">
                <text:p>0.0009278</text:p>
              </table:table-cell>
              <table:table-cell office:value-type="float" office:value="0.0009196">
                <text:p>0.0009196</text:p>
              </table:table-cell>
              <table:table-cell office:value-type="float" office:value="0.0012179">
                <text:p>0.0012179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405">
                <text:p>0.0000405</text:p>
              </table:table-cell>
              <table:table-cell office:value-type="float" office:value="0.0000398">
                <text:p>0.0000398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10396">
                <text:p>0.0010396</text:p>
              </table:table-cell>
              <table:table-cell office:value-type="float" office:value="0.024418">
                <text:p>0.024418</text:p>
              </table:table-cell>
              <table:table-cell office:value-type="float" office:value="0.0233248">
                <text:p>0.0233248</text:p>
              </table:table-cell>
              <table:table-cell office:value-type="float" office:value="0.0009421">
                <text:p>0.0009421</text:p>
              </table:table-cell>
              <table:table-cell office:value-type="float" office:value="0.0488116">
                <text:p>0.0488116</text:p>
              </table:table-cell>
              <table:table-cell office:value-type="float" office:value="0.1286355">
                <text:p>0.1286355</text:p>
              </table:table-cell>
              <table:table-cell office:value-type="float" office:value="0.1299353">
                <text:p>0.1299353</text:p>
              </table:table-cell>
              <table:table-cell office:value-type="float" office:value="0.0053877">
                <text:p>0.0053877</text:p>
              </table:table-cell>
              <table:table-cell office:value-type="float" office:value="0.0000116">
                <text:p>0.0000116</text:p>
              </table:table-cell>
              <table:table-cell office:value-type="float" office:value="0.0000814">
                <text:p>0.0000814</text:p>
              </table:table-cell>
              <table:table-cell office:value-type="float" office:value="0.0000833">
                <text:p>0.0000833</text:p>
              </table:table-cell>
              <table:table-cell office:value-type="float" office:value="0.0000046">
                <text:p>0.0000046</text:p>
              </table:table-cell>
              <table:table-cell office:value-type="float" office:value="0.0000149">
                <text:p>0.0000149</text:p>
              </table:table-cell>
              <table:table-cell office:value-type="float" office:value="0.0001547">
                <text:p>0.0001547</text:p>
              </table:table-cell>
              <table:table-cell office:value-type="float" office:value="0.0001603">
                <text:p>0.00016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912">
                <text:p>0.000912</text:p>
              </table:table-cell>
              <table:table-cell office:value-type="float" office:value="0.0009911">
                <text:p>0.0009911</text:p>
              </table:table-cell>
              <table:table-cell office:value-type="float" office:value="0.0009749">
                <text:p>0.0009749</text:p>
              </table:table-cell>
              <table:table-cell office:value-type="float" office:value="0.0012886">
                <text:p>0.0012886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444">
                <text:p>0.0000444</text:p>
              </table:table-cell>
              <table:table-cell office:value-type="float" office:value="0.0000451">
                <text:p>0.0000451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11043">
                <text:p>0.0011043</text:p>
              </table:table-cell>
              <table:table-cell office:value-type="float" office:value="0.0274371">
                <text:p>0.0274371</text:p>
              </table:table-cell>
              <table:table-cell office:value-type="float" office:value="0.0262114">
                <text:p>0.0262114</text:p>
              </table:table-cell>
              <table:table-cell office:value-type="float" office:value="0.0009959">
                <text:p>0.0009959</text:p>
              </table:table-cell>
              <table:table-cell office:value-type="float" office:value="0.0565887">
                <text:p>0.0565887</text:p>
              </table:table-cell>
              <table:table-cell office:value-type="float" office:value="0.1451577">
                <text:p>0.1451577</text:p>
              </table:table-cell>
              <table:table-cell office:value-type="float" office:value="0.1467461">
                <text:p>0.1467461</text:p>
              </table:table-cell>
              <table:table-cell office:value-type="float" office:value="0.0060065">
                <text:p>0.0060065</text:p>
              </table:table-cell>
              <table:table-cell office:value-type="float" office:value="0.0000125">
                <text:p>0.0000125</text:p>
              </table:table-cell>
              <table:table-cell office:value-type="float" office:value="0.0000872">
                <text:p>0.0000872</text:p>
              </table:table-cell>
              <table:table-cell office:value-type="float" office:value="0.0000893">
                <text:p>0.0000893</text:p>
              </table:table-cell>
              <table:table-cell office:value-type="float" office:value="0.0000047">
                <text:p>0.0000047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1642">
                <text:p>0.0001642</text:p>
              </table:table-cell>
              <table:table-cell office:value-type="float" office:value="0.0001714">
                <text:p>0.0001714</text:p>
              </table:table-cell>
              <table:table-cell office:value-type="float" office:value="0.0000073">
                <text:p>0.000007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9601">
                <text:p>0.0009601</text:p>
              </table:table-cell>
              <table:table-cell office:value-type="float" office:value="0.001046">
                <text:p>0.001046</text:p>
              </table:table-cell>
              <table:table-cell office:value-type="float" office:value="0.0010318">
                <text:p>0.0010318</text:p>
              </table:table-cell>
              <table:table-cell office:value-type="float" office:value="0.0013634">
                <text:p>0.0013634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453">
                <text:p>0.0000453</text:p>
              </table:table-cell>
              <table:table-cell office:value-type="float" office:value="0.0000449">
                <text:p>0.0000449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11738">
                <text:p>0.0011738</text:p>
              </table:table-cell>
              <table:table-cell office:value-type="float" office:value="0.0305902">
                <text:p>0.0305902</text:p>
              </table:table-cell>
              <table:table-cell office:value-type="float" office:value="0.0293146">
                <text:p>0.0293146</text:p>
              </table:table-cell>
              <table:table-cell office:value-type="float" office:value="0.0010494">
                <text:p>0.0010494</text:p>
              </table:table-cell>
              <table:table-cell office:value-type="float" office:value="0.0650743">
                <text:p>0.0650743</text:p>
              </table:table-cell>
              <table:table-cell office:value-type="float" office:value="0.1627248">
                <text:p>0.1627248</text:p>
              </table:table-cell>
              <table:table-cell office:value-type="float" office:value="0.1647254">
                <text:p>0.1647254</text:p>
              </table:table-cell>
              <table:table-cell office:value-type="float" office:value="0.0066564">
                <text:p>0.0066564</text:p>
              </table:table-cell>
              <table:table-cell office:value-type="float" office:value="0.0000132">
                <text:p>0.0000132</text:p>
              </table:table-cell>
              <table:table-cell office:value-type="float" office:value="0.0000937">
                <text:p>0.0000937</text:p>
              </table:table-cell>
              <table:table-cell office:value-type="float" office:value="0.0000936">
                <text:p>0.000093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177">
                <text:p>0.000177</text:p>
              </table:table-cell>
              <table:table-cell office:value-type="float" office:value="0.0001825">
                <text:p>0.0001825</text:p>
              </table:table-cell>
              <table:table-cell office:value-type="float" office:value="0.0000077">
                <text:p>0.000007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10115">
                <text:p>0.0010115</text:p>
              </table:table-cell>
              <table:table-cell office:value-type="float" office:value="0.0011021">
                <text:p>0.0011021</text:p>
              </table:table-cell>
              <table:table-cell office:value-type="float" office:value="0.0010887">
                <text:p>0.0010887</text:p>
              </table:table-cell>
              <table:table-cell office:value-type="float" office:value="0.0014343">
                <text:p>0.0014343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479">
                <text:p>0.0000479</text:p>
              </table:table-cell>
              <table:table-cell office:value-type="float" office:value="0.0000485">
                <text:p>0.0000485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12337">
                <text:p>0.0012337</text:p>
              </table:table-cell>
              <table:table-cell office:value-type="float" office:value="0.0339245">
                <text:p>0.0339245</text:p>
              </table:table-cell>
              <table:table-cell office:value-type="float" office:value="0.0326197">
                <text:p>0.0326197</text:p>
              </table:table-cell>
              <table:table-cell office:value-type="float" office:value="0.0011042">
                <text:p>0.0011042</text:p>
              </table:table-cell>
              <table:table-cell office:value-type="float" office:value="0.0743308">
                <text:p>0.0743308</text:p>
              </table:table-cell>
              <table:table-cell office:value-type="float" office:value="0.1812314">
                <text:p>0.1812314</text:p>
              </table:table-cell>
              <table:table-cell office:value-type="float" office:value="0.1833399">
                <text:p>0.1833399</text:p>
              </table:table-cell>
              <table:table-cell office:value-type="float" office:value="0.0073409">
                <text:p>0.0073409</text:p>
              </table:table-cell>
              <table:table-cell office:value-type="float" office:value="0.0000137">
                <text:p>0.0000137</text:p>
              </table:table-cell>
              <table:table-cell office:value-type="float" office:value="0.0001003">
                <text:p>0.0001003</text:p>
              </table:table-cell>
              <table:table-cell office:value-type="float" office:value="0.0001032">
                <text:p>0.0001032</text:p>
              </table:table-cell>
              <table:table-cell office:value-type="float" office:value="0.0000052">
                <text:p>0.0000052</text:p>
              </table:table-cell>
              <table:table-cell office:value-type="float" office:value="0.0000192">
                <text:p>0.0000192</text:p>
              </table:table-cell>
              <table:table-cell office:value-type="float" office:value="0.0001918">
                <text:p>0.0001918</text:p>
              </table:table-cell>
              <table:table-cell office:value-type="float" office:value="0.0001956">
                <text:p>0.0001956</text:p>
              </table:table-cell>
              <table:table-cell office:value-type="float" office:value="0.0000082">
                <text:p>0.000008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063">
                <text:p>0.001063</text:p>
              </table:table-cell>
              <table:table-cell office:value-type="float" office:value="0.0011595">
                <text:p>0.0011595</text:p>
              </table:table-cell>
              <table:table-cell office:value-type="float" office:value="0.0011458">
                <text:p>0.0011458</text:p>
              </table:table-cell>
              <table:table-cell office:value-type="float" office:value="0.0015081">
                <text:p>0.0015081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506">
                <text:p>0.0000506</text:p>
              </table:table-cell>
              <table:table-cell office:value-type="float" office:value="0.0000514">
                <text:p>0.0000514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12974">
                <text:p>0.0012974</text:p>
              </table:table-cell>
              <table:table-cell office:value-type="float" office:value="0.0374476">
                <text:p>0.0374476</text:p>
              </table:table-cell>
              <table:table-cell office:value-type="float" office:value="0.0361046">
                <text:p>0.0361046</text:p>
              </table:table-cell>
              <table:table-cell office:value-type="float" office:value="0.0011583">
                <text:p>0.0011583</text:p>
              </table:table-cell>
              <table:table-cell office:value-type="float" office:value="0.0843282">
                <text:p>0.0843282</text:p>
              </table:table-cell>
              <table:table-cell office:value-type="float" office:value="0.2019237">
                <text:p>0.2019237</text:p>
              </table:table-cell>
              <table:table-cell office:value-type="float" office:value="0.2031083">
                <text:p>0.2031083</text:p>
              </table:table-cell>
              <table:table-cell office:value-type="float" office:value="0.0080476">
                <text:p>0.0080476</text:p>
              </table:table-cell>
              <table:table-cell office:value-type="float" office:value="0.0000145">
                <text:p>0.0000145</text:p>
              </table:table-cell>
              <table:table-cell office:value-type="float" office:value="0.0001048">
                <text:p>0.0001048</text:p>
              </table:table-cell>
              <table:table-cell office:value-type="float" office:value="0.00011">
                <text:p>0.00011</text:p>
              </table:table-cell>
              <table:table-cell office:value-type="float" office:value="0.0000055">
                <text:p>0.0000055</text:p>
              </table:table-cell>
              <table:table-cell office:value-type="float" office:value="0.0000173">
                <text:p>0.0000173</text:p>
              </table:table-cell>
              <table:table-cell office:value-type="float" office:value="0.0002001">
                <text:p>0.0002001</text:p>
              </table:table-cell>
              <table:table-cell office:value-type="float" office:value="0.0002061">
                <text:p>0.0002061</text:p>
              </table:table-cell>
              <table:table-cell office:value-type="float" office:value="0.0000088">
                <text:p>0.000008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11147">
                <text:p>0.0011147</text:p>
              </table:table-cell>
              <table:table-cell office:value-type="float" office:value="0.0012149">
                <text:p>0.0012149</text:p>
              </table:table-cell>
              <table:table-cell office:value-type="float" office:value="0.0012007">
                <text:p>0.0012007</text:p>
              </table:table-cell>
              <table:table-cell office:value-type="float" office:value="0.0015798">
                <text:p>0.0015798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557">
                <text:p>0.0000557</text:p>
              </table:table-cell>
              <table:table-cell office:value-type="float" office:value="0.0000532">
                <text:p>0.0000532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13549">
                <text:p>0.0013549</text:p>
              </table:table-cell>
              <table:table-cell office:value-type="float" office:value="0.0411481">
                <text:p>0.0411481</text:p>
              </table:table-cell>
              <table:table-cell office:value-type="float" office:value="0.0397344">
                <text:p>0.0397344</text:p>
              </table:table-cell>
              <table:table-cell office:value-type="float" office:value="0.0012133">
                <text:p>0.0012133</text:p>
              </table:table-cell>
              <table:table-cell office:value-type="float" office:value="0.0951658">
                <text:p>0.0951658</text:p>
              </table:table-cell>
              <table:table-cell office:value-type="float" office:value="0.2224102">
                <text:p>0.2224102</text:p>
              </table:table-cell>
              <table:table-cell office:value-type="float" office:value="0.2240004">
                <text:p>0.2240004</text:p>
              </table:table-cell>
              <table:table-cell office:value-type="float" office:value="0.0087932">
                <text:p>0.0087932</text:p>
              </table:table-cell>
              <table:table-cell office:value-type="float" office:value="0.0000152">
                <text:p>0.0000152</text:p>
              </table:table-cell>
              <table:table-cell office:value-type="float" office:value="0.0001121">
                <text:p>0.0001121</text:p>
              </table:table-cell>
              <table:table-cell office:value-type="float" office:value="0.0001163">
                <text:p>0.0001163</text:p>
              </table:table-cell>
              <table:table-cell office:value-type="float" office:value="0.0000058">
                <text:p>0.0000058</text:p>
              </table:table-cell>
              <table:table-cell office:value-type="float" office:value="0.0000202">
                <text:p>0.0000202</text:p>
              </table:table-cell>
              <table:table-cell office:value-type="float" office:value="0.0002068">
                <text:p>0.0002068</text:p>
              </table:table-cell>
              <table:table-cell office:value-type="float" office:value="0.0002167">
                <text:p>0.0002167</text:p>
              </table:table-cell>
              <table:table-cell office:value-type="float" office:value="0.0000095">
                <text:p>0.000009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11662">
                <text:p>0.0011662</text:p>
              </table:table-cell>
              <table:table-cell office:value-type="float" office:value="0.0012719">
                <text:p>0.0012719</text:p>
              </table:table-cell>
              <table:table-cell office:value-type="float" office:value="0.0012574">
                <text:p>0.0012574</text:p>
              </table:table-cell>
              <table:table-cell office:value-type="float" office:value="0.0016525">
                <text:p>0.0016525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555">
                <text:p>0.0000555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14168">
                <text:p>0.0014168</text:p>
              </table:table-cell>
              <table:table-cell office:value-type="float" office:value="0.0450359">
                <text:p>0.0450359</text:p>
              </table:table-cell>
              <table:table-cell office:value-type="float" office:value="0.0435959">
                <text:p>0.0435959</text:p>
              </table:table-cell>
              <table:table-cell office:value-type="float" office:value="0.001269">
                <text:p>0.001269</text:p>
              </table:table-cell>
              <table:table-cell office:value-type="float" office:value="0.1067904">
                <text:p>0.1067904</text:p>
              </table:table-cell>
              <table:table-cell office:value-type="float" office:value="0.2439999">
                <text:p>0.2439999</text:p>
              </table:table-cell>
              <table:table-cell office:value-type="float" office:value="0.2457426">
                <text:p>0.2457426</text:p>
              </table:table-cell>
              <table:table-cell office:value-type="float" office:value="0.0095795">
                <text:p>0.0095795</text:p>
              </table:table-cell>
              <table:table-cell office:value-type="float" office:value="0.0000156">
                <text:p>0.0000156</text:p>
              </table:table-cell>
              <table:table-cell office:value-type="float" office:value="0.0001181">
                <text:p>0.0001181</text:p>
              </table:table-cell>
              <table:table-cell office:value-type="float" office:value="0.0001202">
                <text:p>0.0001202</text:p>
              </table:table-cell>
              <table:table-cell office:value-type="float" office:value="0.0000064">
                <text:p>0.0000064</text:p>
              </table:table-cell>
              <table:table-cell office:value-type="float" office:value="0.0000197">
                <text:p>0.0000197</text:p>
              </table:table-cell>
              <table:table-cell office:value-type="float" office:value="0.0002231">
                <text:p>0.0002231</text:p>
              </table:table-cell>
              <table:table-cell office:value-type="float" office:value="0.0002278">
                <text:p>0.0002278</text:p>
              </table:table-cell>
              <table:table-cell office:value-type="float" office:value="0.0000106">
                <text:p>0.000010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12173">
                <text:p>0.0012173</text:p>
              </table:table-cell>
              <table:table-cell office:value-type="float" office:value="0.0013291">
                <text:p>0.0013291</text:p>
              </table:table-cell>
              <table:table-cell office:value-type="float" office:value="0.0013132">
                <text:p>0.0013132</text:p>
              </table:table-cell>
              <table:table-cell office:value-type="float" office:value="0.001723">
                <text:p>0.001723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579">
                <text:p>0.0000579</text:p>
              </table:table-cell>
              <table:table-cell office:value-type="float" office:value="0.0000586">
                <text:p>0.0000586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14808">
                <text:p>0.0014808</text:p>
              </table:table-cell>
              <table:table-cell office:value-type="float" office:value="0.0491108">
                <text:p>0.0491108</text:p>
              </table:table-cell>
              <table:table-cell office:value-type="float" office:value="0.0475935">
                <text:p>0.0475935</text:p>
              </table:table-cell>
              <table:table-cell office:value-type="float" office:value="0.0013218">
                <text:p>0.0013218</text:p>
              </table:table-cell>
              <table:table-cell office:value-type="float" office:value="0.1193118">
                <text:p>0.1193118</text:p>
              </table:table-cell>
              <table:table-cell office:value-type="float" office:value="0.2665212">
                <text:p>0.2665212</text:p>
              </table:table-cell>
              <table:table-cell office:value-type="float" office:value="0.2689406">
                <text:p>0.2689406</text:p>
              </table:table-cell>
              <table:table-cell office:value-type="float" office:value="0.0103893">
                <text:p>0.0103893</text:p>
              </table:table-cell>
              <table:table-cell office:value-type="float" office:value="0.0000166">
                <text:p>0.0000166</text:p>
              </table:table-cell>
              <table:table-cell office:value-type="float" office:value="0.0001255">
                <text:p>0.0001255</text:p>
              </table:table-cell>
              <table:table-cell office:value-type="float" office:value="0.0001313">
                <text:p>0.0001313</text:p>
              </table:table-cell>
              <table:table-cell office:value-type="float" office:value="0.0000064">
                <text:p>0.0000064</text:p>
              </table:table-cell>
              <table:table-cell office:value-type="float" office:value="0.0000203">
                <text:p>0.0000203</text:p>
              </table:table-cell>
              <table:table-cell office:value-type="float" office:value="0.000233">
                <text:p>0.000233</text:p>
              </table:table-cell>
              <table:table-cell office:value-type="float" office:value="0.0002379">
                <text:p>0.0002379</text:p>
              </table:table-cell>
              <table:table-cell office:value-type="float" office:value="0.0000097">
                <text:p>0.000009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12679">
                <text:p>0.0012679</text:p>
              </table:table-cell>
              <table:table-cell office:value-type="float" office:value="0.001386">
                <text:p>0.001386</text:p>
              </table:table-cell>
              <table:table-cell office:value-type="float" office:value="0.0013684">
                <text:p>0.0013684</text:p>
              </table:table-cell>
              <table:table-cell office:value-type="float" office:value="0.0017953">
                <text:p>0.0017953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633">
                <text:p>0.0000633</text:p>
              </table:table-cell>
              <table:table-cell office:value-type="float" office:value="0.0000615">
                <text:p>0.0000615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15411">
                <text:p>0.0015411</text:p>
              </table:table-cell>
              <table:table-cell office:value-type="float" office:value="0.0533652">
                <text:p>0.0533652</text:p>
              </table:table-cell>
              <table:table-cell office:value-type="float" office:value="0.0518095">
                <text:p>0.0518095</text:p>
              </table:table-cell>
              <table:table-cell office:value-type="float" office:value="0.0013744">
                <text:p>0.0013744</text:p>
              </table:table-cell>
              <table:table-cell office:value-type="float" office:value="0.1326798">
                <text:p>0.1326798</text:p>
              </table:table-cell>
              <table:table-cell office:value-type="float" office:value="0.2902297">
                <text:p>0.2902297</text:p>
              </table:table-cell>
              <table:table-cell office:value-type="float" office:value="0.2926887">
                <text:p>0.2926887</text:p>
              </table:table-cell>
              <table:table-cell office:value-type="float" office:value="0.0112378">
                <text:p>0.0112378</text:p>
              </table:table-cell>
              <table:table-cell office:value-type="float" office:value="0.0000174">
                <text:p>0.0000174</text:p>
              </table:table-cell>
              <table:table-cell office:value-type="float" office:value="0.0001324">
                <text:p>0.0001324</text:p>
              </table:table-cell>
              <table:table-cell office:value-type="float" office:value="0.0001378">
                <text:p>0.0001378</text:p>
              </table:table-cell>
              <table:table-cell office:value-type="float" office:value="0.0000065">
                <text:p>0.0000065</text:p>
              </table:table-cell>
              <table:table-cell office:value-type="float" office:value="0.0000231">
                <text:p>0.0000231</text:p>
              </table:table-cell>
              <table:table-cell office:value-type="float" office:value="0.0002401">
                <text:p>0.0002401</text:p>
              </table:table-cell>
              <table:table-cell office:value-type="float" office:value="0.0002489">
                <text:p>0.000248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13183">
                <text:p>0.0013183</text:p>
              </table:table-cell>
              <table:table-cell office:value-type="float" office:value="0.0014421">
                <text:p>0.0014421</text:p>
              </table:table-cell>
              <table:table-cell office:value-type="float" office:value="0.0014238">
                <text:p>0.0014238</text:p>
              </table:table-cell>
              <table:table-cell office:value-type="float" office:value="0.0018682">
                <text:p>0.0018682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635">
                <text:p>0.0000635</text:p>
              </table:table-cell>
              <table:table-cell office:value-type="float" office:value="0.0000632">
                <text:p>0.0000632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16016">
                <text:p>0.0016016</text:p>
              </table:table-cell>
              <table:table-cell office:value-type="float" office:value="0.0578142">
                <text:p>0.0578142</text:p>
              </table:table-cell>
              <table:table-cell office:value-type="float" office:value="0.0562042">
                <text:p>0.0562042</text:p>
              </table:table-cell>
              <table:table-cell office:value-type="float" office:value="0.0014289">
                <text:p>0.0014289</text:p>
              </table:table-cell>
              <table:table-cell office:value-type="float" office:value="0.1469918">
                <text:p>0.1469918</text:p>
              </table:table-cell>
              <table:table-cell office:value-type="float" office:value="0.3149026">
                <text:p>0.3149026</text:p>
              </table:table-cell>
              <table:table-cell office:value-type="float" office:value="0.3176868">
                <text:p>0.3176868</text:p>
              </table:table-cell>
              <table:table-cell office:value-type="float" office:value="0.0121071">
                <text:p>0.0121071</text:p>
              </table:table-cell>
              <table:table-cell office:value-type="float" office:value="0.0000179">
                <text:p>0.0000179</text:p>
              </table:table-cell>
              <table:table-cell office:value-type="float" office:value="0.0001387">
                <text:p>0.0001387</text:p>
              </table:table-cell>
              <table:table-cell office:value-type="float" office:value="0.0001416">
                <text:p>0.0001416</text:p>
              </table:table-cell>
              <table:table-cell office:value-type="float" office:value="0.0000067">
                <text:p>0.0000067</text:p>
              </table:table-cell>
              <table:table-cell office:value-type="float" office:value="0.0000228">
                <text:p>0.0000228</text:p>
              </table:table-cell>
              <table:table-cell office:value-type="float" office:value="0.0002543">
                <text:p>0.0002543</text:p>
              </table:table-cell>
              <table:table-cell office:value-type="float" office:value="0.0002664">
                <text:p>0.0002664</text:p>
              </table:table-cell>
              <table:table-cell office:value-type="float" office:value="0.0000108">
                <text:p>0.000010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13704">
                <text:p>0.0013704</text:p>
              </table:table-cell>
              <table:table-cell office:value-type="float" office:value="0.0014973">
                <text:p>0.0014973</text:p>
              </table:table-cell>
              <table:table-cell office:value-type="float" office:value="0.0014794">
                <text:p>0.0014794</text:p>
              </table:table-cell>
              <table:table-cell office:value-type="float" office:value="0.0019418">
                <text:p>0.0019418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656">
                <text:p>0.0000656</text:p>
              </table:table-cell>
              <table:table-cell office:value-type="float" office:value="0.0000648">
                <text:p>0.0000648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16702">
                <text:p>0.0016702</text:p>
              </table:table-cell>
              <table:table-cell office:value-type="float" office:value="0.0624629">
                <text:p>0.0624629</text:p>
              </table:table-cell>
              <table:table-cell office:value-type="float" office:value="0.0608041">
                <text:p>0.0608041</text:p>
              </table:table-cell>
              <table:table-cell office:value-type="float" office:value="0.0014833">
                <text:p>0.0014833</text:p>
              </table:table-cell>
              <table:table-cell office:value-type="float" office:value="0.1622369">
                <text:p>0.1622369</text:p>
              </table:table-cell>
              <table:table-cell office:value-type="float" office:value="0.3405519">
                <text:p>0.3405519</text:p>
              </table:table-cell>
              <table:table-cell office:value-type="float" office:value="0.343581">
                <text:p>0.343581</text:p>
              </table:table-cell>
              <table:table-cell office:value-type="float" office:value="0.0130174">
                <text:p>0.0130174</text:p>
              </table:table-cell>
              <table:table-cell office:value-type="float" office:value="0.0000187">
                <text:p>0.0000187</text:p>
              </table:table-cell>
              <table:table-cell office:value-type="float" office:value="0.0001496">
                <text:p>0.0001496</text:p>
              </table:table-cell>
              <table:table-cell office:value-type="float" office:value="0.00015">
                <text:p>0.0001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2629">
                <text:p>0.0002629</text:p>
              </table:table-cell>
              <table:table-cell office:value-type="float" office:value="0.0002743">
                <text:p>0.0002743</text:p>
              </table:table-cell>
              <table:table-cell office:value-type="float" office:value="0.0000109">
                <text:p>0.000010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14219">
                <text:p>0.0014219</text:p>
              </table:table-cell>
              <table:table-cell office:value-type="float" office:value="0.0015538">
                <text:p>0.0015538</text:p>
              </table:table-cell>
              <table:table-cell office:value-type="float" office:value="0.0015354">
                <text:p>0.0015354</text:p>
              </table:table-cell>
              <table:table-cell office:value-type="float" office:value="0.0020152">
                <text:p>0.0020152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709">
                <text:p>0.0000709</text:p>
              </table:table-cell>
              <table:table-cell office:value-type="float" office:value="0.0000687">
                <text:p>0.0000687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17398">
                <text:p>0.0017398</text:p>
              </table:table-cell>
              <table:table-cell office:value-type="float" office:value="0.0673069">
                <text:p>0.0673069</text:p>
              </table:table-cell>
              <table:table-cell office:value-type="float" office:value="0.0655622">
                <text:p>0.0655622</text:p>
              </table:table-cell>
              <table:table-cell office:value-type="float" office:value="0.0015368">
                <text:p>0.0015368</text:p>
              </table:table-cell>
              <table:table-cell office:value-type="float" office:value="0.1784694">
                <text:p>0.1784694</text:p>
              </table:table-cell>
              <table:table-cell office:value-type="float" office:value="0.3674079">
                <text:p>0.3674079</text:p>
              </table:table-cell>
              <table:table-cell office:value-type="float" office:value="0.3705797">
                <text:p>0.3705797</text:p>
              </table:table-cell>
              <table:table-cell office:value-type="float" office:value="0.0139576">
                <text:p>0.0139576</text:p>
              </table:table-cell>
              <table:table-cell office:value-type="float" office:value="0.0000193">
                <text:p>0.0000193</text:p>
              </table:table-cell>
              <table:table-cell office:value-type="float" office:value="0.000155">
                <text:p>0.000155</text:p>
              </table:table-cell>
              <table:table-cell office:value-type="float" office:value="0.0001606">
                <text:p>0.0001606</text:p>
              </table:table-cell>
              <table:table-cell office:value-type="float" office:value="0.0000073">
                <text:p>0.0000073</text:p>
              </table:table-cell>
              <table:table-cell office:value-type="float" office:value="0.0000263">
                <text:p>0.0000263</text:p>
              </table:table-cell>
              <table:table-cell office:value-type="float" office:value="0.0002786">
                <text:p>0.0002786</text:p>
              </table:table-cell>
              <table:table-cell office:value-type="float" office:value="0.0002902">
                <text:p>0.0002902</text:p>
              </table:table-cell>
              <table:table-cell office:value-type="float" office:value="0.0000115">
                <text:p>0.000011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14722">
                <text:p>0.0014722</text:p>
              </table:table-cell>
              <table:table-cell office:value-type="float" office:value="0.0016101">
                <text:p>0.0016101</text:p>
              </table:table-cell>
              <table:table-cell office:value-type="float" office:value="0.0015929">
                <text:p>0.0015929</text:p>
              </table:table-cell>
              <table:table-cell office:value-type="float" office:value="0.0020869">
                <text:p>0.0020869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738">
                <text:p>0.0000738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18108">
                <text:p>0.0018108</text:p>
              </table:table-cell>
              <table:table-cell office:value-type="float" office:value="0.0723416">
                <text:p>0.0723416</text:p>
              </table:table-cell>
              <table:table-cell office:value-type="float" office:value="0.0705266">
                <text:p>0.0705266</text:p>
              </table:table-cell>
              <table:table-cell office:value-type="float" office:value="0.0015918">
                <text:p>0.0015918</text:p>
              </table:table-cell>
              <table:table-cell office:value-type="float" office:value="0.1956427">
                <text:p>0.1956427</text:p>
              </table:table-cell>
              <table:table-cell office:value-type="float" office:value="0.3952646">
                <text:p>0.3952646</text:p>
              </table:table-cell>
              <table:table-cell office:value-type="float" office:value="0.3986899">
                <text:p>0.3986899</text:p>
              </table:table-cell>
              <table:table-cell office:value-type="float" office:value="0.0149324">
                <text:p>0.0149324</text:p>
              </table:table-cell>
              <table:table-cell office:value-type="float" office:value="0.0000198">
                <text:p>0.0000198</text:p>
              </table:table-cell>
              <table:table-cell office:value-type="float" office:value="0.0001624">
                <text:p>0.0001624</text:p>
              </table:table-cell>
              <table:table-cell office:value-type="float" office:value="0.0001668">
                <text:p>0.0001668</text:p>
              </table:table-cell>
              <table:table-cell office:value-type="float" office:value="0.0000077">
                <text:p>0.0000077</text:p>
              </table:table-cell>
              <table:table-cell office:value-type="float" office:value="0.0000274">
                <text:p>0.0000274</text:p>
              </table:table-cell>
              <table:table-cell office:value-type="float" office:value="0.000291">
                <text:p>0.000291</text:p>
              </table:table-cell>
              <table:table-cell office:value-type="float" office:value="0.0003043">
                <text:p>0.0003043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15239">
                <text:p>0.0015239</text:p>
              </table:table-cell>
              <table:table-cell office:value-type="float" office:value="0.0016667">
                <text:p>0.0016667</text:p>
              </table:table-cell>
              <table:table-cell office:value-type="float" office:value="0.001651">
                <text:p>0.001651</text:p>
              </table:table-cell>
              <table:table-cell office:value-type="float" office:value="0.0021601">
                <text:p>0.0021601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736">
                <text:p>0.0000736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18789">
                <text:p>0.0018789</text:p>
              </table:table-cell>
              <table:table-cell office:value-type="float" office:value="0.0775539">
                <text:p>0.0775539</text:p>
              </table:table-cell>
              <table:table-cell office:value-type="float" office:value="0.0756376">
                <text:p>0.0756376</text:p>
              </table:table-cell>
              <table:table-cell office:value-type="float" office:value="0.0016462">
                <text:p>0.0016462</text:p>
              </table:table-cell>
              <table:table-cell office:value-type="float" office:value="0.2138705">
                <text:p>0.2138705</text:p>
              </table:table-cell>
              <table:table-cell office:value-type="float" office:value="0.4240993">
                <text:p>0.4240993</text:p>
              </table:table-cell>
              <table:table-cell office:value-type="float" office:value="0.4298997">
                <text:p>0.4298997</text:p>
              </table:table-cell>
              <table:table-cell office:value-type="float" office:value="0.0159425">
                <text:p>0.0159425</text:p>
              </table:table-cell>
              <table:table-cell office:value-type="float" office:value="0.0000208">
                <text:p>0.0000208</text:p>
              </table:table-cell>
              <table:table-cell office:value-type="float" office:value="0.0001678">
                <text:p>0.0001678</text:p>
              </table:table-cell>
              <table:table-cell office:value-type="float" office:value="0.0001756">
                <text:p>0.0001756</text:p>
              </table:table-cell>
              <table:table-cell office:value-type="float" office:value="0.0000079">
                <text:p>0.0000079</text:p>
              </table:table-cell>
              <table:table-cell office:value-type="float" office:value="0.0000258">
                <text:p>0.0000258</text:p>
              </table:table-cell>
              <table:table-cell office:value-type="float" office:value="0.0003015">
                <text:p>0.0003015</text:p>
              </table:table-cell>
              <table:table-cell office:value-type="float" office:value="0.0003092">
                <text:p>0.0003092</text:p>
              </table:table-cell>
              <table:table-cell office:value-type="float" office:value="0.0000117">
                <text:p>0.000011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5775">
                <text:p>0.0015775</text:p>
              </table:table-cell>
              <table:table-cell office:value-type="float" office:value="0.0017253">
                <text:p>0.0017253</text:p>
              </table:table-cell>
              <table:table-cell office:value-type="float" office:value="0.0017075">
                <text:p>0.0017075</text:p>
              </table:table-cell>
              <table:table-cell office:value-type="float" office:value="0.0022317">
                <text:p>0.0022317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756">
                <text:p>0.0000756</text:p>
              </table:table-cell>
              <table:table-cell office:value-type="float" office:value="0.0000773">
                <text:p>0.0000773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19467">
                <text:p>0.0019467</text:p>
              </table:table-cell>
              <table:table-cell office:value-type="float" office:value="0.0829893">
                <text:p>0.0829893</text:p>
              </table:table-cell>
              <table:table-cell office:value-type="float" office:value="0.0809853">
                <text:p>0.0809853</text:p>
              </table:table-cell>
              <table:table-cell office:value-type="float" office:value="0.0017014">
                <text:p>0.0017014</text:p>
              </table:table-cell>
              <table:table-cell office:value-type="float" office:value="0.2335462">
                <text:p>0.2335462</text:p>
              </table:table-cell>
              <table:table-cell office:value-type="float" office:value="0.4538351">
                <text:p>0.4538351</text:p>
              </table:table-cell>
              <table:table-cell office:value-type="float" office:value="0.4619333">
                <text:p>0.4619333</text:p>
              </table:table-cell>
              <table:table-cell office:value-type="float" office:value="0.0169855">
                <text:p>0.0169855</text:p>
              </table:table-cell>
              <table:table-cell office:value-type="float" office:value="0.0000239">
                <text:p>0.0000239</text:p>
              </table:table-cell>
              <table:table-cell office:value-type="float" office:value="0.0001759">
                <text:p>0.0001759</text:p>
              </table:table-cell>
              <table:table-cell office:value-type="float" office:value="0.0001797">
                <text:p>0.0001797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3168">
                <text:p>0.0003168</text:p>
              </table:table-cell>
              <table:table-cell office:value-type="float" office:value="0.0003262">
                <text:p>0.0003262</text:p>
              </table:table-cell>
              <table:table-cell office:value-type="float" office:value="0.0000126">
                <text:p>0.000012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16281">
                <text:p>0.0016281</text:p>
              </table:table-cell>
              <table:table-cell office:value-type="float" office:value="0.0017834">
                <text:p>0.0017834</text:p>
              </table:table-cell>
              <table:table-cell office:value-type="float" office:value="0.0017644">
                <text:p>0.0017644</text:p>
              </table:table-cell>
              <table:table-cell office:value-type="float" office:value="0.0023038">
                <text:p>0.0023038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817">
                <text:p>0.0000817</text:p>
              </table:table-cell>
              <table:table-cell office:value-type="float" office:value="0.0000794">
                <text:p>0.0000794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20181">
                <text:p>0.0020181</text:p>
              </table:table-cell>
              <table:table-cell office:value-type="float" office:value="0.0886054">
                <text:p>0.0886054</text:p>
              </table:table-cell>
              <table:table-cell office:value-type="float" office:value="0.0864924">
                <text:p>0.0864924</text:p>
              </table:table-cell>
              <table:table-cell office:value-type="float" office:value="0.0017562">
                <text:p>0.0017562</text:p>
              </table:table-cell>
              <table:table-cell office:value-type="float" office:value="0.2538844">
                <text:p>0.2538844</text:p>
              </table:table-cell>
              <table:table-cell office:value-type="float" office:value="0.4846813">
                <text:p>0.4846813</text:p>
              </table:table-cell>
              <table:table-cell office:value-type="float" office:value="0.4930794">
                <text:p>0.4930794</text:p>
              </table:table-cell>
              <table:table-cell office:value-type="float" office:value="0.0180611">
                <text:p>0.0180611</text:p>
              </table:table-cell>
              <table:table-cell office:value-type="float" office:value="0.0000221">
                <text:p>0.0000221</text:p>
              </table:table-cell>
              <table:table-cell office:value-type="float" office:value="0.0001835">
                <text:p>0.0001835</text:p>
              </table:table-cell>
              <table:table-cell office:value-type="float" office:value="0.0001918">
                <text:p>0.0001918</text:p>
              </table:table-cell>
              <table:table-cell office:value-type="float" office:value="0.0000084">
                <text:p>0.0000084</text:p>
              </table:table-cell>
              <table:table-cell office:value-type="float" office:value="0.0000299">
                <text:p>0.0000299</text:p>
              </table:table-cell>
              <table:table-cell office:value-type="float" office:value="0.0003208">
                <text:p>0.0003208</text:p>
              </table:table-cell>
              <table:table-cell office:value-type="float" office:value="0.0003428">
                <text:p>0.000342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16787">
                <text:p>0.0016787</text:p>
              </table:table-cell>
              <table:table-cell office:value-type="float" office:value="0.0018399">
                <text:p>0.0018399</text:p>
              </table:table-cell>
              <table:table-cell office:value-type="float" office:value="0.0018193">
                <text:p>0.0018193</text:p>
              </table:table-cell>
              <table:table-cell office:value-type="float" office:value="0.0023774">
                <text:p>0.0023774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843">
                <text:p>0.0000843</text:p>
              </table:table-cell>
              <table:table-cell office:value-type="float" office:value="0.0000824">
                <text:p>0.0000824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20868">
                <text:p>0.0020868</text:p>
              </table:table-cell>
              <table:table-cell office:value-type="float" office:value="0.0944151">
                <text:p>0.0944151</text:p>
              </table:table-cell>
              <table:table-cell office:value-type="float" office:value="0.092201">
                <text:p>0.092201</text:p>
              </table:table-cell>
              <table:table-cell office:value-type="float" office:value="0.0018117">
                <text:p>0.0018117</text:p>
              </table:table-cell>
              <table:table-cell office:value-type="float" office:value="0.2755007">
                <text:p>0.2755007</text:p>
              </table:table-cell>
              <table:table-cell office:value-type="float" office:value="0.5167828">
                <text:p>0.5167828</text:p>
              </table:table-cell>
              <table:table-cell office:value-type="float" office:value="0.525098">
                <text:p>0.525098</text:p>
              </table:table-cell>
              <table:table-cell office:value-type="float" office:value="0.0191835">
                <text:p>0.0191835</text:p>
              </table:table-cell>
              <table:table-cell office:value-type="float" office:value="0.0000229">
                <text:p>0.0000229</text:p>
              </table:table-cell>
              <table:table-cell office:value-type="float" office:value="0.0001905">
                <text:p>0.0001905</text:p>
              </table:table-cell>
              <table:table-cell office:value-type="float" office:value="0.0001995">
                <text:p>0.0001995</text:p>
              </table:table-cell>
              <table:table-cell office:value-type="float" office:value="0.0000086">
                <text:p>0.0000086</text:p>
              </table:table-cell>
              <table:table-cell office:value-type="float" office:value="0.0000461">
                <text:p>0.0000461</text:p>
              </table:table-cell>
              <table:table-cell office:value-type="float" office:value="0.0003383">
                <text:p>0.0003383</text:p>
              </table:table-cell>
              <table:table-cell office:value-type="float" office:value="0.0003475">
                <text:p>0.0003475</text:p>
              </table:table-cell>
              <table:table-cell office:value-type="float" office:value="0.0000134">
                <text:p>0.000013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17304">
                <text:p>0.0017304</text:p>
              </table:table-cell>
              <table:table-cell office:value-type="float" office:value="0.001897">
                <text:p>0.001897</text:p>
              </table:table-cell>
              <table:table-cell office:value-type="float" office:value="0.0018793">
                <text:p>0.0018793</text:p>
              </table:table-cell>
              <table:table-cell office:value-type="float" office:value="0.0024482">
                <text:p>0.0024482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877">
                <text:p>0.0000877</text:p>
              </table:table-cell>
              <table:table-cell office:value-type="float" office:value="0.0000835">
                <text:p>0.0000835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21568">
                <text:p>0.0021568</text:p>
              </table:table-cell>
              <table:table-cell office:value-type="float" office:value="0.1004368">
                <text:p>0.1004368</text:p>
              </table:table-cell>
              <table:table-cell office:value-type="float" office:value="0.0980571">
                <text:p>0.0980571</text:p>
              </table:table-cell>
              <table:table-cell office:value-type="float" office:value="0.0018667">
                <text:p>0.0018667</text:p>
              </table:table-cell>
              <table:table-cell office:value-type="float" office:value="0.2977806">
                <text:p>0.2977806</text:p>
              </table:table-cell>
              <table:table-cell office:value-type="float" office:value="0.549804">
                <text:p>0.549804</text:p>
              </table:table-cell>
              <table:table-cell office:value-type="float" office:value="0.5619665">
                <text:p>0.5619665</text:p>
              </table:table-cell>
              <table:table-cell office:value-type="float" office:value="0.0203275">
                <text:p>0.0203275</text:p>
              </table:table-cell>
              <table:table-cell office:value-type="float" office:value="0.0000236">
                <text:p>0.0000236</text:p>
              </table:table-cell>
              <table:table-cell office:value-type="float" office:value="0.0002003">
                <text:p>0.0002003</text:p>
              </table:table-cell>
              <table:table-cell office:value-type="float" office:value="0.0002013">
                <text:p>0.0002013</text:p>
              </table:table-cell>
              <table:table-cell office:value-type="float" office:value="0.0000089">
                <text:p>0.0000089</text:p>
              </table:table-cell>
              <table:table-cell office:value-type="float" office:value="0.0000299">
                <text:p>0.0000299</text:p>
              </table:table-cell>
              <table:table-cell office:value-type="float" office:value="0.0003432">
                <text:p>0.0003432</text:p>
              </table:table-cell>
              <table:table-cell office:value-type="float" office:value="0.0003573">
                <text:p>0.0003573</text:p>
              </table:table-cell>
              <table:table-cell office:value-type="float" office:value="0.0000141">
                <text:p>0.000014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17815">
                <text:p>0.0017815</text:p>
              </table:table-cell>
              <table:table-cell office:value-type="float" office:value="0.0019538">
                <text:p>0.0019538</text:p>
              </table:table-cell>
              <table:table-cell office:value-type="float" office:value="0.0019365">
                <text:p>0.0019365</text:p>
              </table:table-cell>
              <table:table-cell office:value-type="float" office:value="0.0025217">
                <text:p>0.0025217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858">
                <text:p>0.0000858</text:p>
              </table:table-cell>
              <table:table-cell office:value-type="float" office:value="0.0000876">
                <text:p>0.0000876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2224">
                <text:p>0.002224</text:p>
              </table:table-cell>
              <table:table-cell office:value-type="float" office:value="0.1066122">
                <text:p>0.1066122</text:p>
              </table:table-cell>
              <table:table-cell office:value-type="float" office:value="0.104135">
                <text:p>0.104135</text:p>
              </table:table-cell>
              <table:table-cell office:value-type="float" office:value="0.0019207">
                <text:p>0.0019207</text:p>
              </table:table-cell>
              <table:table-cell office:value-type="float" office:value="0.3216734">
                <text:p>0.3216734</text:p>
              </table:table-cell>
              <table:table-cell office:value-type="float" office:value="0.5838601">
                <text:p>0.5838601</text:p>
              </table:table-cell>
              <table:table-cell office:value-type="float" office:value="0.5967063">
                <text:p>0.5967063</text:p>
              </table:table-cell>
              <table:table-cell office:value-type="float" office:value="0.021506">
                <text:p>0.021506</text:p>
              </table:table-cell>
              <table:table-cell office:value-type="float" office:value="0.0000242">
                <text:p>0.0000242</text:p>
              </table:table-cell>
              <table:table-cell office:value-type="float" office:value="0.0002076">
                <text:p>0.0002076</text:p>
              </table:table-cell>
              <table:table-cell office:value-type="float" office:value="0.0002152">
                <text:p>0.0002152</text:p>
              </table:table-cell>
              <table:table-cell office:value-type="float" office:value="0.0000096">
                <text:p>0.0000096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3644">
                <text:p>0.0003644</text:p>
              </table:table-cell>
              <table:table-cell office:value-type="float" office:value="0.0003742">
                <text:p>0.0003742</text:p>
              </table:table-cell>
              <table:table-cell office:value-type="float" office:value="0.0000154">
                <text:p>0.000015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18325">
                <text:p>0.0018325</text:p>
              </table:table-cell>
              <table:table-cell office:value-type="float" office:value="0.002011">
                <text:p>0.002011</text:p>
              </table:table-cell>
              <table:table-cell office:value-type="float" office:value="0.0019942">
                <text:p>0.0019942</text:p>
              </table:table-cell>
              <table:table-cell office:value-type="float" office:value="0.002594">
                <text:p>0.002594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922">
                <text:p>0.0000922</text:p>
              </table:table-cell>
              <table:table-cell office:value-type="float" office:value="0.0000895">
                <text:p>0.0000895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22896">
                <text:p>0.0022896</text:p>
              </table:table-cell>
              <table:table-cell office:value-type="float" office:value="0.1130128">
                <text:p>0.1130128</text:p>
              </table:table-cell>
              <table:table-cell office:value-type="float" office:value="0.1103629">
                <text:p>0.1103629</text:p>
              </table:table-cell>
              <table:table-cell office:value-type="float" office:value="0.0019756">
                <text:p>0.0019756</text:p>
              </table:table-cell>
              <table:table-cell office:value-type="float" office:value="0.3463395">
                <text:p>0.3463395</text:p>
              </table:table-cell>
              <table:table-cell office:value-type="float" office:value="0.6190151">
                <text:p>0.6190151</text:p>
              </table:table-cell>
              <table:table-cell office:value-type="float" office:value="0.6329417">
                <text:p>0.6329417</text:p>
              </table:table-cell>
              <table:table-cell office:value-type="float" office:value="0.0227138">
                <text:p>0.0227138</text:p>
              </table:table-cell>
              <table:table-cell office:value-type="float" office:value="0.0000249">
                <text:p>0.0000249</text:p>
              </table:table-cell>
              <table:table-cell office:value-type="float" office:value="0.0002128">
                <text:p>0.0002128</text:p>
              </table:table-cell>
              <table:table-cell office:value-type="float" office:value="0.0002181">
                <text:p>0.0002181</text:p>
              </table:table-cell>
              <table:table-cell office:value-type="float" office:value="0.0000094">
                <text:p>0.0000094</text:p>
              </table:table-cell>
              <table:table-cell office:value-type="float" office:value="0.0000314">
                <text:p>0.0000314</text:p>
              </table:table-cell>
              <table:table-cell office:value-type="float" office:value="0.0003658">
                <text:p>0.0003658</text:p>
              </table:table-cell>
              <table:table-cell office:value-type="float" office:value="0.000384">
                <text:p>0.00038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18849">
                <text:p>0.0018849</text:p>
              </table:table-cell>
              <table:table-cell office:value-type="float" office:value="0.002068">
                <text:p>0.002068</text:p>
              </table:table-cell>
              <table:table-cell office:value-type="float" office:value="0.0020528">
                <text:p>0.0020528</text:p>
              </table:table-cell>
              <table:table-cell office:value-type="float" office:value="0.0026691">
                <text:p>0.0026691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951">
                <text:p>0.0000951</text:p>
              </table:table-cell>
              <table:table-cell office:value-type="float" office:value="0.0000931">
                <text:p>0.0000931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23545">
                <text:p>0.0023545</text:p>
              </table:table-cell>
              <table:table-cell office:value-type="float" office:value="0.1195935">
                <text:p>0.1195935</text:p>
              </table:table-cell>
              <table:table-cell office:value-type="float" office:value="0.1168254">
                <text:p>0.1168254</text:p>
              </table:table-cell>
              <table:table-cell office:value-type="float" office:value="0.0020289">
                <text:p>0.0020289</text:p>
              </table:table-cell>
              <table:table-cell office:value-type="float" office:value="0.3722541">
                <text:p>0.3722541</text:p>
              </table:table-cell>
              <table:table-cell office:value-type="float" office:value="0.6553926">
                <text:p>0.6553926</text:p>
              </table:table-cell>
              <table:table-cell office:value-type="float" office:value="0.6741974">
                <text:p>0.6741974</text:p>
              </table:table-cell>
              <table:table-cell office:value-type="float" office:value="0.0239565">
                <text:p>0.0239565</text:p>
              </table:table-cell>
              <table:table-cell office:value-type="float" office:value="0.0000255">
                <text:p>0.0000255</text:p>
              </table:table-cell>
              <table:table-cell office:value-type="float" office:value="0.0002236">
                <text:p>0.0002236</text:p>
              </table:table-cell>
              <table:table-cell office:value-type="float" office:value="0.000233">
                <text:p>0.000233</text:p>
              </table:table-cell>
              <table:table-cell office:value-type="float" office:value="0.0000103">
                <text:p>0.000010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3856">
                <text:p>0.0003856</text:p>
              </table:table-cell>
              <table:table-cell office:value-type="float" office:value="0.0003965">
                <text:p>0.0003965</text:p>
              </table:table-cell>
              <table:table-cell office:value-type="float" office:value="0.0000153">
                <text:p>0.000015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19361">
                <text:p>0.0019361</text:p>
              </table:table-cell>
              <table:table-cell office:value-type="float" office:value="0.0021273">
                <text:p>0.0021273</text:p>
              </table:table-cell>
              <table:table-cell office:value-type="float" office:value="0.0021106">
                <text:p>0.0021106</text:p>
              </table:table-cell>
              <table:table-cell office:value-type="float" office:value="0.0027411">
                <text:p>0.0027411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982">
                <text:p>0.0000982</text:p>
              </table:table-cell>
              <table:table-cell office:value-type="float" office:value="0.0000934">
                <text:p>0.0000934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24225">
                <text:p>0.0024225</text:p>
              </table:table-cell>
              <table:table-cell office:value-type="float" office:value="0.1263572">
                <text:p>0.1263572</text:p>
              </table:table-cell>
              <table:table-cell office:value-type="float" office:value="0.123438">
                <text:p>0.123438</text:p>
              </table:table-cell>
              <table:table-cell office:value-type="float" office:value="0.0020852">
                <text:p>0.0020852</text:p>
              </table:table-cell>
              <table:table-cell office:value-type="float" office:value="0.3998718">
                <text:p>0.3998718</text:p>
              </table:table-cell>
              <table:table-cell office:value-type="float" office:value="0.6927595">
                <text:p>0.6927595</text:p>
              </table:table-cell>
              <table:table-cell office:value-type="float" office:value="0.7134495">
                <text:p>0.7134495</text:p>
              </table:table-cell>
              <table:table-cell office:value-type="float" office:value="0.0252337">
                <text:p>0.0252337</text:p>
              </table:table-cell>
              <table:table-cell office:value-type="float" office:value="0.0000265">
                <text:p>0.0000265</text:p>
              </table:table-cell>
              <table:table-cell office:value-type="float" office:value="0.0002296">
                <text:p>0.0002296</text:p>
              </table:table-cell>
              <table:table-cell office:value-type="float" office:value="0.0002347">
                <text:p>0.0002347</text:p>
              </table:table-cell>
              <table:table-cell office:value-type="float" office:value="0.0000104">
                <text:p>0.0000104</text:p>
              </table:table-cell>
              <table:table-cell office:value-type="float" office:value="0.0000351">
                <text:p>0.0000351</text:p>
              </table:table-cell>
              <table:table-cell office:value-type="float" office:value="0.000393">
                <text:p>0.000393</text:p>
              </table:table-cell>
              <table:table-cell office:value-type="float" office:value="0.0004172">
                <text:p>0.0004172</text:p>
              </table:table-cell>
              <table:table-cell office:value-type="float" office:value="0.0000158">
                <text:p>0.000015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1987">
                <text:p>0.001987</text:p>
              </table:table-cell>
              <table:table-cell office:value-type="float" office:value="0.0021836">
                <text:p>0.0021836</text:p>
              </table:table-cell>
              <table:table-cell office:value-type="float" office:value="0.0021686">
                <text:p>0.0021686</text:p>
              </table:table-cell>
              <table:table-cell office:value-type="float" office:value="0.0028145">
                <text:p>0.0028145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24896">
                <text:p>0.0024896</text:p>
              </table:table-cell>
              <table:table-cell office:value-type="float" office:value="0.1333033">
                <text:p>0.1333033</text:p>
              </table:table-cell>
              <table:table-cell office:value-type="float" office:value="0.1302601">
                <text:p>0.1302601</text:p>
              </table:table-cell>
              <table:table-cell office:value-type="float" office:value="0.0021405">
                <text:p>0.0021405</text:p>
              </table:table-cell>
              <table:table-cell office:value-type="float" office:value="0.4287985">
                <text:p>0.4287985</text:p>
              </table:table-cell>
              <table:table-cell office:value-type="float" office:value="0.7311596">
                <text:p>0.7311596</text:p>
              </table:table-cell>
              <table:table-cell office:value-type="float" office:value="0.7537975">
                <text:p>0.7537975</text:p>
              </table:table-cell>
              <table:table-cell office:value-type="float" office:value="0.0265426">
                <text:p>0.0265426</text:p>
              </table:table-cell>
              <table:table-cell office:value-type="float" office:value="0.0000271">
                <text:p>0.0000271</text:p>
              </table:table-cell>
              <table:table-cell office:value-type="float" office:value="0.0002371">
                <text:p>0.0002371</text:p>
              </table:table-cell>
              <table:table-cell office:value-type="float" office:value="0.0002442">
                <text:p>0.0002442</text:p>
              </table:table-cell>
              <table:table-cell office:value-type="float" office:value="0.0000101">
                <text:p>0.0000101</text:p>
              </table:table-cell>
              <table:table-cell office:value-type="float" office:value="0.0000343">
                <text:p>0.0000343</text:p>
              </table:table-cell>
              <table:table-cell office:value-type="float" office:value="0.0004078">
                <text:p>0.0004078</text:p>
              </table:table-cell>
              <table:table-cell office:value-type="float" office:value="0.0004254">
                <text:p>0.0004254</text:p>
              </table:table-cell>
              <table:table-cell office:value-type="float" office:value="0.0000162">
                <text:p>0.000016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20399">
                <text:p>0.0020399</text:p>
              </table:table-cell>
              <table:table-cell office:value-type="float" office:value="0.0022398">
                <text:p>0.0022398</text:p>
              </table:table-cell>
              <table:table-cell office:value-type="float" office:value="0.0022275">
                <text:p>0.0022275</text:p>
              </table:table-cell>
              <table:table-cell office:value-type="float" office:value="0.0028885">
                <text:p>0.0028885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029">
                <text:p>0.0001029</text:p>
              </table:table-cell>
              <table:table-cell office:value-type="float" office:value="0.0000971">
                <text:p>0.0000971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25568">
                <text:p>0.0025568</text:p>
              </table:table-cell>
              <table:table-cell office:value-type="float" office:value="0.1404571">
                <text:p>0.1404571</text:p>
              </table:table-cell>
              <table:table-cell office:value-type="float" office:value="0.1372482">
                <text:p>0.1372482</text:p>
              </table:table-cell>
              <table:table-cell office:value-type="float" office:value="0.0021948">
                <text:p>0.0021948</text:p>
              </table:table-cell>
              <table:table-cell office:value-type="float" office:value="0.458486">
                <text:p>0.458486</text:p>
              </table:table-cell>
              <table:table-cell office:value-type="float" office:value="0.7705022">
                <text:p>0.7705022</text:p>
              </table:table-cell>
              <table:table-cell office:value-type="float" office:value="0.7948892">
                <text:p>0.7948892</text:p>
              </table:table-cell>
              <table:table-cell office:value-type="float" office:value="0.0278852">
                <text:p>0.0278852</text:p>
              </table:table-cell>
              <table:table-cell office:value-type="float" office:value="0.0000278">
                <text:p>0.0000278</text:p>
              </table:table-cell>
              <table:table-cell office:value-type="float" office:value="0.0002439">
                <text:p>0.0002439</text:p>
              </table:table-cell>
              <table:table-cell office:value-type="float" office:value="0.000249">
                <text:p>0.000249</text:p>
              </table:table-cell>
              <table:table-cell office:value-type="float" office:value="0.0000103">
                <text:p>0.0000103</text:p>
              </table:table-cell>
              <table:table-cell office:value-type="float" office:value="0.0000393">
                <text:p>0.0000393</text:p>
              </table:table-cell>
              <table:table-cell office:value-type="float" office:value="0.0004181">
                <text:p>0.0004181</text:p>
              </table:table-cell>
              <table:table-cell office:value-type="float" office:value="0.0004364">
                <text:p>0.0004364</text:p>
              </table:table-cell>
              <table:table-cell office:value-type="float" office:value="0.0000178">
                <text:p>0.000017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20944">
                <text:p>0.0020944</text:p>
              </table:table-cell>
              <table:table-cell office:value-type="float" office:value="0.0022966">
                <text:p>0.0022966</text:p>
              </table:table-cell>
              <table:table-cell office:value-type="float" office:value="0.0022872">
                <text:p>0.0022872</text:p>
              </table:table-cell>
              <table:table-cell office:value-type="float" office:value="0.0029629">
                <text:p>0.0029629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055">
                <text:p>0.0001055</text:p>
              </table:table-cell>
              <table:table-cell office:value-type="float" office:value="0.0001038">
                <text:p>0.0001038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26243">
                <text:p>0.0026243</text:p>
              </table:table-cell>
              <table:table-cell office:value-type="float" office:value="0.1477919">
                <text:p>0.1477919</text:p>
              </table:table-cell>
              <table:table-cell office:value-type="float" office:value="0.1444422">
                <text:p>0.1444422</text:p>
              </table:table-cell>
              <table:table-cell office:value-type="float" office:value="0.0022501">
                <text:p>0.0022501</text:p>
              </table:table-cell>
              <table:table-cell office:value-type="float" office:value="0.490279">
                <text:p>0.490279</text:p>
              </table:table-cell>
              <table:table-cell office:value-type="float" office:value="0.810866">
                <text:p>0.810866</text:p>
              </table:table-cell>
              <table:table-cell office:value-type="float" office:value="0.8374784">
                <text:p>0.8374784</text:p>
              </table:table-cell>
              <table:table-cell office:value-type="float" office:value="0.0292591">
                <text:p>0.0292591</text:p>
              </table:table-cell>
              <table:table-cell office:value-type="float" office:value="0.0000285">
                <text:p>0.0000285</text:p>
              </table:table-cell>
              <table:table-cell office:value-type="float" office:value="0.0002575">
                <text:p>0.0002575</text:p>
              </table:table-cell>
              <table:table-cell office:value-type="float" office:value="0.0002622">
                <text:p>0.0002622</text:p>
              </table:table-cell>
              <table:table-cell office:value-type="float" office:value="0.0000113">
                <text:p>0.0000113</text:p>
              </table:table-cell>
              <table:table-cell office:value-type="float" office:value="0.0000474">
                <text:p>0.0000474</text:p>
              </table:table-cell>
              <table:table-cell office:value-type="float" office:value="0.0004344">
                <text:p>0.0004344</text:p>
              </table:table-cell>
              <table:table-cell office:value-type="float" office:value="0.0004495">
                <text:p>0.0004495</text:p>
              </table:table-cell>
              <table:table-cell office:value-type="float" office:value="0.0000188">
                <text:p>0.000018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21455">
                <text:p>0.0021455</text:p>
              </table:table-cell>
              <table:table-cell office:value-type="float" office:value="0.0023537">
                <text:p>0.0023537</text:p>
              </table:table-cell>
              <table:table-cell office:value-type="float" office:value="0.0023446">
                <text:p>0.0023446</text:p>
              </table:table-cell>
              <table:table-cell office:value-type="float" office:value="0.003039">
                <text:p>0.003039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1088">
                <text:p>0.0001088</text:p>
              </table:table-cell>
              <table:table-cell office:value-type="float" office:value="0.0001035">
                <text:p>0.0001035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26939">
                <text:p>0.0026939</text:p>
              </table:table-cell>
              <table:table-cell office:value-type="float" office:value="0.155333">
                <text:p>0.155333</text:p>
              </table:table-cell>
              <table:table-cell office:value-type="float" office:value="0.1517992">
                <text:p>0.1517992</text:p>
              </table:table-cell>
              <table:table-cell office:value-type="float" office:value="0.002307">
                <text:p>0.002307</text:p>
              </table:table-cell>
              <table:table-cell office:value-type="float" office:value="0.5223857">
                <text:p>0.5223857</text:p>
              </table:table-cell>
              <table:table-cell office:value-type="float" office:value="0.8523276">
                <text:p>0.8523276</text:p>
              </table:table-cell>
              <table:table-cell office:value-type="float" office:value="0.8821096">
                <text:p>0.8821096</text:p>
              </table:table-cell>
              <table:table-cell office:value-type="float" office:value="0.0306667">
                <text:p>0.0306667</text:p>
              </table:table-cell>
              <table:table-cell office:value-type="float" office:value="0.0000292">
                <text:p>0.0000292</text:p>
              </table:table-cell>
              <table:table-cell office:value-type="float" office:value="0.000262">
                <text:p>0.000262</text:p>
              </table:table-cell>
              <table:table-cell office:value-type="float" office:value="0.0002667">
                <text:p>0.0002667</text:p>
              </table:table-cell>
              <table:table-cell office:value-type="float" office:value="0.0000115">
                <text:p>0.0000115</text:p>
              </table:table-cell>
              <table:table-cell office:value-type="float" office:value="0.0000358">
                <text:p>0.0000358</text:p>
              </table:table-cell>
              <table:table-cell office:value-type="float" office:value="0.0004472">
                <text:p>0.0004472</text:p>
              </table:table-cell>
              <table:table-cell office:value-type="float" office:value="0.0004634">
                <text:p>0.0004634</text:p>
              </table:table-cell>
              <table:table-cell office:value-type="float" office:value="0.0000214">
                <text:p>0.000021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21978">
                <text:p>0.0021978</text:p>
              </table:table-cell>
              <table:table-cell office:value-type="float" office:value="0.0024095">
                <text:p>0.0024095</text:p>
              </table:table-cell>
              <table:table-cell office:value-type="float" office:value="0.0024027">
                <text:p>0.0024027</text:p>
              </table:table-cell>
              <table:table-cell office:value-type="float" office:value="0.0031155">
                <text:p>0.0031155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1056">
                <text:p>0.0001056</text:p>
              </table:table-cell>
              <table:table-cell office:value-type="float" office:value="0.0001045">
                <text:p>0.0001045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27622">
                <text:p>0.0027622</text:p>
              </table:table-cell>
              <table:table-cell office:value-type="float" office:value="0.1630622">
                <text:p>0.1630622</text:p>
              </table:table-cell>
              <table:table-cell office:value-type="float" office:value="0.15937">
                <text:p>0.15937</text:p>
              </table:table-cell>
              <table:table-cell office:value-type="float" office:value="0.0023604">
                <text:p>0.0023604</text:p>
              </table:table-cell>
              <table:table-cell office:value-type="float" office:value="0.5572974">
                <text:p>0.5572974</text:p>
              </table:table-cell>
              <table:table-cell office:value-type="float" office:value="0.8948164">
                <text:p>0.8948164</text:p>
              </table:table-cell>
              <table:table-cell office:value-type="float" office:value="0.9277272">
                <text:p>0.9277272</text:p>
              </table:table-cell>
              <table:table-cell office:value-type="float" office:value="0.032117">
                <text:p>0.032117</text:p>
              </table:table-cell>
              <table:table-cell office:value-type="float" office:value="0.0000321">
                <text:p>0.0000321</text:p>
              </table:table-cell>
              <table:table-cell office:value-type="float" office:value="0.0002698">
                <text:p>0.0002698</text:p>
              </table:table-cell>
              <table:table-cell office:value-type="float" office:value="0.0002759">
                <text:p>0.0002759</text:p>
              </table:table-cell>
              <table:table-cell office:value-type="float" office:value="0.0000119">
                <text:p>0.0000119</text:p>
              </table:table-cell>
              <table:table-cell office:value-type="float" office:value="0.0000581">
                <text:p>0.0000581</text:p>
              </table:table-cell>
              <table:table-cell office:value-type="float" office:value="0.0004601">
                <text:p>0.0004601</text:p>
              </table:table-cell>
              <table:table-cell office:value-type="float" office:value="0.0004693">
                <text:p>0.0004693</text:p>
              </table:table-cell>
              <table:table-cell office:value-type="float" office:value="0.0000174">
                <text:p>0.000017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22525">
                <text:p>0.0022525</text:p>
              </table:table-cell>
              <table:table-cell office:value-type="float" office:value="0.0024677">
                <text:p>0.0024677</text:p>
              </table:table-cell>
              <table:table-cell office:value-type="float" office:value="0.0024598">
                <text:p>0.0024598</text:p>
              </table:table-cell>
              <table:table-cell office:value-type="float" office:value="0.0031891">
                <text:p>0.0031891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1086">
                <text:p>0.0001086</text:p>
              </table:table-cell>
              <table:table-cell office:value-type="float" office:value="0.0001108">
                <text:p>0.0001108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28313">
                <text:p>0.0028313</text:p>
              </table:table-cell>
              <table:table-cell office:value-type="float" office:value="0.170974">
                <text:p>0.170974</text:p>
              </table:table-cell>
              <table:table-cell office:value-type="float" office:value="0.1670958">
                <text:p>0.1670958</text:p>
              </table:table-cell>
              <table:table-cell office:value-type="float" office:value="0.0024145">
                <text:p>0.0024145</text:p>
              </table:table-cell>
              <table:table-cell office:value-type="float" office:value="0.5924941">
                <text:p>0.5924941</text:p>
              </table:table-cell>
              <table:table-cell office:value-type="float" office:value="0.9384361">
                <text:p>0.9384361</text:p>
              </table:table-cell>
              <table:table-cell office:value-type="float" office:value="0.9787912">
                <text:p>0.9787912</text:p>
              </table:table-cell>
              <table:table-cell office:value-type="float" office:value="0.0336061">
                <text:p>0.0336061</text:p>
              </table:table-cell>
              <table:table-cell office:value-type="float" office:value="0.0000301">
                <text:p>0.0000301</text:p>
              </table:table-cell>
              <table:table-cell office:value-type="float" office:value="0.0002792">
                <text:p>0.0002792</text:p>
              </table:table-cell>
              <table:table-cell office:value-type="float" office:value="0.0002907">
                <text:p>0.0002907</text:p>
              </table:table-cell>
              <table:table-cell office:value-type="float" office:value="0.0000114">
                <text:p>0.0000114</text:p>
              </table:table-cell>
              <table:table-cell office:value-type="float" office:value="0.0000365">
                <text:p>0.0000365</text:p>
              </table:table-cell>
              <table:table-cell office:value-type="float" office:value="0.0004699">
                <text:p>0.0004699</text:p>
              </table:table-cell>
              <table:table-cell office:value-type="float" office:value="0.0004929">
                <text:p>0.0004929</text:p>
              </table:table-cell>
              <table:table-cell office:value-type="float" office:value="0.0000188">
                <text:p>0.000018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23048">
                <text:p>0.0023048</text:p>
              </table:table-cell>
              <table:table-cell office:value-type="float" office:value="0.0025254">
                <text:p>0.0025254</text:p>
              </table:table-cell>
              <table:table-cell office:value-type="float" office:value="0.002519">
                <text:p>0.002519</text:p>
              </table:table-cell>
              <table:table-cell office:value-type="float" office:value="0.0032624">
                <text:p>0.0032624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1132">
                <text:p>0.0001132</text:p>
              </table:table-cell>
              <table:table-cell office:value-type="float" office:value="0.00011">
                <text:p>0.00011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29035">
                <text:p>0.0029035</text:p>
              </table:table-cell>
              <table:table-cell office:value-type="float" office:value="0.1790827">
                <text:p>0.1790827</text:p>
              </table:table-cell>
              <table:table-cell office:value-type="float" office:value="0.1750288">
                <text:p>0.1750288</text:p>
              </table:table-cell>
              <table:table-cell office:value-type="float" office:value="0.0024708">
                <text:p>0.0024708</text:p>
              </table:table-cell>
              <table:table-cell office:value-type="float" office:value="0.6294128">
                <text:p>0.6294128</text:p>
              </table:table-cell>
              <table:table-cell office:value-type="float" office:value="0.9843958">
                <text:p>0.9843958</text:p>
              </table:table-cell>
              <table:table-cell office:value-type="float" office:value="1.0323716">
                <text:p>1.0323716</text:p>
              </table:table-cell>
              <table:table-cell office:value-type="float" office:value="0.0351292">
                <text:p>0.0351292</text:p>
              </table:table-cell>
              <table:table-cell office:value-type="float" office:value="0.0000307">
                <text:p>0.0000307</text:p>
              </table:table-cell>
              <table:table-cell office:value-type="float" office:value="0.0002876">
                <text:p>0.0002876</text:p>
              </table:table-cell>
              <table:table-cell office:value-type="float" office:value="0.0002961">
                <text:p>0.0002961</text:p>
              </table:table-cell>
              <table:table-cell office:value-type="float" office:value="0.0000117">
                <text:p>0.0000117</text:p>
              </table:table-cell>
              <table:table-cell office:value-type="float" office:value="0.0000413">
                <text:p>0.0000413</text:p>
              </table:table-cell>
              <table:table-cell office:value-type="float" office:value="0.0004835">
                <text:p>0.0004835</text:p>
              </table:table-cell>
              <table:table-cell office:value-type="float" office:value="0.0005017">
                <text:p>0.0005017</text:p>
              </table:table-cell>
              <table:table-cell office:value-type="float" office:value="0.0000186">
                <text:p>0.000018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23578">
                <text:p>0.0023578</text:p>
              </table:table-cell>
              <table:table-cell office:value-type="float" office:value="0.0025818">
                <text:p>0.0025818</text:p>
              </table:table-cell>
              <table:table-cell office:value-type="float" office:value="0.002577">
                <text:p>0.002577</text:p>
              </table:table-cell>
              <table:table-cell office:value-type="float" office:value="0.0033373">
                <text:p>0.0033373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1199">
                <text:p>0.0001199</text:p>
              </table:table-cell>
              <table:table-cell office:value-type="float" office:value="0.0001134">
                <text:p>0.0001134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29717">
                <text:p>0.0029717</text:p>
              </table:table-cell>
              <table:table-cell office:value-type="float" office:value="0.1873917">
                <text:p>0.1873917</text:p>
              </table:table-cell>
              <table:table-cell office:value-type="float" office:value="0.1831128">
                <text:p>0.1831128</text:p>
              </table:table-cell>
              <table:table-cell office:value-type="float" office:value="0.0025258">
                <text:p>0.0025258</text:p>
              </table:table-cell>
              <table:table-cell office:value-type="float" office:value="0.667944">
                <text:p>0.667944</text:p>
              </table:table-cell>
              <table:table-cell office:value-type="float" office:value="1.0301028">
                <text:p>1.0301028</text:p>
              </table:table-cell>
              <table:table-cell office:value-type="float" office:value="1.0830692">
                <text:p>1.0830692</text:p>
              </table:table-cell>
              <table:table-cell office:value-type="float" office:value="0.0366937">
                <text:p>0.0366937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2912">
                <text:p>0.0002912</text:p>
              </table:table-cell>
              <table:table-cell office:value-type="float" office:value="0.0002971">
                <text:p>0.0002971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427">
                <text:p>0.0000427</text:p>
              </table:table-cell>
              <table:table-cell office:value-type="float" office:value="0.0004882">
                <text:p>0.0004882</text:p>
              </table:table-cell>
              <table:table-cell office:value-type="float" office:value="0.0005158">
                <text:p>0.0005158</text:p>
              </table:table-cell>
              <table:table-cell office:value-type="float" office:value="0.0000184">
                <text:p>0.000018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24107">
                <text:p>0.0024107</text:p>
              </table:table-cell>
              <table:table-cell office:value-type="float" office:value="0.0026405">
                <text:p>0.0026405</text:p>
              </table:table-cell>
              <table:table-cell office:value-type="float" office:value="0.002635">
                <text:p>0.002635</text:p>
              </table:table-cell>
              <table:table-cell office:value-type="float" office:value="0.0034111">
                <text:p>0.0034111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1213">
                <text:p>0.0001213</text:p>
              </table:table-cell>
              <table:table-cell office:value-type="float" office:value="0.0001185">
                <text:p>0.0001185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30418">
                <text:p>0.0030418</text:p>
              </table:table-cell>
              <table:table-cell office:value-type="float" office:value="0.1958989">
                <text:p>0.1958989</text:p>
              </table:table-cell>
              <table:table-cell office:value-type="float" office:value="0.1914253">
                <text:p>0.1914253</text:p>
              </table:table-cell>
              <table:table-cell office:value-type="float" office:value="0.0025821">
                <text:p>0.0025821</text:p>
              </table:table-cell>
              <table:table-cell office:value-type="float" office:value="0.7083473">
                <text:p>0.7083473</text:p>
              </table:table-cell>
              <table:table-cell office:value-type="float" office:value="1.0771008">
                <text:p>1.0771008</text:p>
              </table:table-cell>
              <table:table-cell office:value-type="float" office:value="1.1342568">
                <text:p>1.1342568</text:p>
              </table:table-cell>
              <table:table-cell office:value-type="float" office:value="0.0382888">
                <text:p>0.0382888</text:p>
              </table:table-cell>
              <table:table-cell office:value-type="float" office:value="0.0000326">
                <text:p>0.0000326</text:p>
              </table:table-cell>
              <table:table-cell office:value-type="float" office:value="0.0003037">
                <text:p>0.0003037</text:p>
              </table:table-cell>
              <table:table-cell office:value-type="float" office:value="0.0003105">
                <text:p>0.0003105</text:p>
              </table:table-cell>
              <table:table-cell office:value-type="float" office:value="0.0000121">
                <text:p>0.0000121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5056">
                <text:p>0.0005056</text:p>
              </table:table-cell>
              <table:table-cell office:value-type="float" office:value="0.000528">
                <text:p>0.000528</text:p>
              </table:table-cell>
              <table:table-cell office:value-type="float" office:value="0.0000197">
                <text:p>0.0000197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2464">
                <text:p>0.002464</text:p>
              </table:table-cell>
              <table:table-cell office:value-type="float" office:value="0.002698">
                <text:p>0.002698</text:p>
              </table:table-cell>
              <table:table-cell office:value-type="float" office:value="0.0026925">
                <text:p>0.0026925</text:p>
              </table:table-cell>
              <table:table-cell office:value-type="float" office:value="0.0034844">
                <text:p>0.0034844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1189">
                <text:p>0.0001189</text:p>
              </table:table-cell>
              <table:table-cell office:value-type="float" office:value="0.0001172">
                <text:p>0.0001172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31102">
                <text:p>0.0031102</text:p>
              </table:table-cell>
              <table:table-cell office:value-type="float" office:value="0.204587">
                <text:p>0.204587</text:p>
              </table:table-cell>
              <table:table-cell office:value-type="float" office:value="0.1998867">
                <text:p>0.1998867</text:p>
              </table:table-cell>
              <table:table-cell office:value-type="float" office:value="0.0026366">
                <text:p>0.0026366</text:p>
              </table:table-cell>
              <table:table-cell office:value-type="float" office:value="0.7499405">
                <text:p>0.7499405</text:p>
              </table:table-cell>
              <table:table-cell office:value-type="float" office:value="1.1251014">
                <text:p>1.1251014</text:p>
              </table:table-cell>
              <table:table-cell office:value-type="float" office:value="1.1871231">
                <text:p>1.1871231</text:p>
              </table:table-cell>
              <table:table-cell office:value-type="float" office:value="0.0399153">
                <text:p>0.0399153</text:p>
              </table:table-cell>
              <table:table-cell office:value-type="float" office:value="0.0000335">
                <text:p>0.0000335</text:p>
              </table:table-cell>
              <table:table-cell office:value-type="float" office:value="0.0003088">
                <text:p>0.0003088</text:p>
              </table:table-cell>
              <table:table-cell office:value-type="float" office:value="0.0003187">
                <text:p>0.0003187</text:p>
              </table:table-cell>
              <table:table-cell office:value-type="float" office:value="0.0000124">
                <text:p>0.0000124</text:p>
              </table:table-cell>
              <table:table-cell office:value-type="float" office:value="0.0000476">
                <text:p>0.0000476</text:p>
              </table:table-cell>
              <table:table-cell office:value-type="float" office:value="0.0005202">
                <text:p>0.0005202</text:p>
              </table:table-cell>
              <table:table-cell office:value-type="float" office:value="0.0005428">
                <text:p>0.0005428</text:p>
              </table:table-cell>
              <table:table-cell office:value-type="float" office:value="0.0000206">
                <text:p>0.000020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25197">
                <text:p>0.0025197</text:p>
              </table:table-cell>
              <table:table-cell office:value-type="float" office:value="0.0027546">
                <text:p>0.0027546</text:p>
              </table:table-cell>
              <table:table-cell office:value-type="float" office:value="0.0027516">
                <text:p>0.0027516</text:p>
              </table:table-cell>
              <table:table-cell office:value-type="float" office:value="0.0035578">
                <text:p>0.0035578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1267">
                <text:p>0.0001267</text:p>
              </table:table-cell>
              <table:table-cell office:value-type="float" office:value="0.0001239">
                <text:p>0.0001239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31811">
                <text:p>0.0031811</text:p>
              </table:table-cell>
              <table:table-cell office:value-type="float" office:value="0.2134686">
                <text:p>0.2134686</text:p>
              </table:table-cell>
              <table:table-cell office:value-type="float" office:value="0.2085702">
                <text:p>0.2085702</text:p>
              </table:table-cell>
              <table:table-cell office:value-type="float" office:value="0.002693">
                <text:p>0.002693</text:p>
              </table:table-cell>
              <table:table-cell office:value-type="float" office:value="0.7930357">
                <text:p>0.7930357</text:p>
              </table:table-cell>
              <table:table-cell office:value-type="float" office:value="1.1744739">
                <text:p>1.1744739</text:p>
              </table:table-cell>
              <table:table-cell office:value-type="float" office:value="1.24557">
                <text:p>1.24557</text:p>
              </table:table-cell>
              <table:table-cell office:value-type="float" office:value="0.0415797">
                <text:p>0.0415797</text:p>
              </table:table-cell>
              <table:table-cell office:value-type="float" office:value="0.0000333">
                <text:p>0.0000333</text:p>
              </table:table-cell>
              <table:table-cell office:value-type="float" office:value="0.0003194">
                <text:p>0.0003194</text:p>
              </table:table-cell>
              <table:table-cell office:value-type="float" office:value="0.000329">
                <text:p>0.000329</text:p>
              </table:table-cell>
              <table:table-cell office:value-type="float" office:value="0.0000135">
                <text:p>0.0000135</text:p>
              </table:table-cell>
              <table:table-cell office:value-type="float" office:value="0.0000435">
                <text:p>0.0000435</text:p>
              </table:table-cell>
              <table:table-cell office:value-type="float" office:value="0.0005317">
                <text:p>0.0005317</text:p>
              </table:table-cell>
              <table:table-cell office:value-type="float" office:value="0.0005472">
                <text:p>0.0005472</text:p>
              </table:table-cell>
              <table:table-cell office:value-type="float" office:value="0.0000196">
                <text:p>0.000019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25724">
                <text:p>0.0025724</text:p>
              </table:table-cell>
              <table:table-cell office:value-type="float" office:value="0.0028128">
                <text:p>0.0028128</text:p>
              </table:table-cell>
              <table:table-cell office:value-type="float" office:value="0.0028102">
                <text:p>0.0028102</text:p>
              </table:table-cell>
              <table:table-cell office:value-type="float" office:value="0.0036307">
                <text:p>0.0036307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1304">
                <text:p>0.0001304</text:p>
              </table:table-cell>
              <table:table-cell office:value-type="float" office:value="0.0001237">
                <text:p>0.0001237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32504">
                <text:p>0.0032504</text:p>
              </table:table-cell>
              <table:table-cell office:value-type="float" office:value="0.2225374">
                <text:p>0.2225374</text:p>
              </table:table-cell>
              <table:table-cell office:value-type="float" office:value="0.2174043">
                <text:p>0.2174043</text:p>
              </table:table-cell>
              <table:table-cell office:value-type="float" office:value="0.0027508">
                <text:p>0.0027508</text:p>
              </table:table-cell>
              <table:table-cell office:value-type="float" office:value="0.837852">
                <text:p>0.837852</text:p>
              </table:table-cell>
              <table:table-cell office:value-type="float" office:value="1.2247883">
                <text:p>1.2247883</text:p>
              </table:table-cell>
              <table:table-cell office:value-type="float" office:value="1.3023246">
                <text:p>1.3023246</text:p>
              </table:table-cell>
              <table:table-cell office:value-type="float" office:value="0.043279">
                <text:p>0.043279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3298">
                <text:p>0.0003298</text:p>
              </table:table-cell>
              <table:table-cell office:value-type="float" office:value="0.0003325">
                <text:p>0.0003325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0475">
                <text:p>0.0000475</text:p>
              </table:table-cell>
              <table:table-cell office:value-type="float" office:value="0.0005419">
                <text:p>0.0005419</text:p>
              </table:table-cell>
              <table:table-cell office:value-type="float" office:value="0.0005731">
                <text:p>0.0005731</text:p>
              </table:table-cell>
              <table:table-cell office:value-type="float" office:value="0.0000212">
                <text:p>0.00002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